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6" style:family="table">
      <style:table-properties style:width="15.501cm" table:align="left"/>
    </style:style>
    <style:style style:name="Table26.A" style:family="table-column">
      <style:table-column-properties style:column-width="8.024cm"/>
    </style:style>
    <style:style style:name="Table26.B" style:family="table-column">
      <style:table-column-properties style:column-width="7.477cm"/>
    </style:style>
    <style:style style:name="Table26.A1" style:family="table-cell">
      <style:table-cell-properties style:vertical-align="middle" fo:padding="0.049cm" fo:border="none"/>
    </style:style>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7"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8" style:family="paragraph" style:parent-style-name="Heading_20_3">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9"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0" style:family="paragraph" style:parent-style-name="Heading_20_3">
      <style:text-properties fo:font-weight="normal" officeooo:paragraph-rsid="000b3d44" style:font-weight-asian="normal" style:font-weight-complex="normal"/>
    </style:style>
    <style:style style:name="P11" style:family="paragraph" style:parent-style-name="Heading_20_3">
      <style:text-properties fo:font-weight="normal" officeooo:paragraph-rsid="000f2499" style:font-weight-asian="normal" style:font-weight-complex="normal"/>
    </style:style>
    <style:style style:name="P12" style:family="paragraph" style:parent-style-name="Heading_20_3">
      <style:text-properties fo:font-weight="bold" officeooo:paragraph-rsid="000b3d44" style:font-weight-asian="bold" style:font-weight-complex="bold"/>
    </style:style>
    <style:style style:name="P13" style:family="paragraph" style:parent-style-name="Heading_20_3">
      <style:text-properties officeooo:paragraph-rsid="000b3d44"/>
    </style:style>
    <style:style style:name="P14" style:family="paragraph" style:parent-style-name="Heading_20_3">
      <style:text-properties officeooo:paragraph-rsid="000f2499"/>
    </style:style>
    <style:style style:name="P15"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6" style:family="paragraph" style:parent-style-name="Heading_20_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8" style:family="paragraph" style:parent-style-name="Heading_20_4">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19" style:family="paragraph" style:parent-style-name="Heading_20_4">
      <style:text-properties officeooo:paragraph-rsid="000b3d44"/>
    </style:style>
    <style:style style:name="P20" style:family="paragraph" style:parent-style-name="Heading_20_4">
      <style:text-properties officeooo:paragraph-rsid="000f2499"/>
    </style:style>
    <style:style style:name="P21"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2" style:family="paragraph" style:parent-style-name="Horizontal_20_Lin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3" style:family="paragraph" style:parent-style-name="Horizontal_20_Line">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4" style:family="paragraph" style:parent-style-name="Quotations">
      <style:text-properties officeooo:paragraph-rsid="000b3d44"/>
    </style:style>
    <style:style style:name="P25" style:family="paragraph" style:parent-style-name="Quotations">
      <style:text-properties officeooo:paragraph-rsid="000f2499"/>
    </style:style>
    <style:style style:name="P26"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30"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text-align="start" style:justify-single-word="false">
        <style:tab-stops/>
      </style:paragraph-propertie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2"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3" style:family="paragraph" style:parent-style-name="Standard">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4"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5"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36" style:family="paragraph" style:parent-style-name="Table_20_Content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7" style:family="paragraph" style:parent-style-name="Table_20_Contents">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8" style:family="paragraph" style:parent-style-name="Table_20_Contents">
      <style:text-properties officeooo:paragraph-rsid="000b3d44"/>
    </style:style>
    <style:style style:name="P39" style:family="paragraph" style:parent-style-name="Table_20_Contents">
      <style:text-properties officeooo:paragraph-rsid="000d1028"/>
    </style:style>
    <style:style style:name="P40"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1" style:family="paragraph" style:parent-style-name="Table_20_Heading">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2" style:family="paragraph" style:parent-style-name="Table_20_Heading">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43" style:family="paragraph" style:parent-style-name="Table_20_Heading">
      <style:text-properties officeooo:paragraph-rsid="000b3d44"/>
    </style:style>
    <style:style style:name="P44" style:family="paragraph" style:parent-style-name="Table_20_Heading">
      <style:text-properties officeooo:paragraph-rsid="000d1028"/>
    </style:style>
    <style:style style:name="P45" style:family="paragraph" style:parent-style-name="Text_20_body">
      <style:paragraph-properties fo:text-align="start" style:justify-single-word="false"/>
      <style:text-properties officeooo:rsid="000f6b77" officeooo:paragraph-rsid="0009c92c"/>
    </style:style>
    <style:style style:name="P46" style:family="paragraph" style:parent-style-name="Text_20_body">
      <style:paragraph-properties fo:text-align="justify" style:justify-single-word="false"/>
      <style:text-properties officeooo:rsid="000f6b77" officeooo:paragraph-rsid="000b3d44"/>
    </style:style>
    <style:style style:name="P47" style:family="paragraph" style:parent-style-name="Text_20_body">
      <style:text-properties officeooo:paragraph-rsid="0009c92c"/>
    </style:style>
    <style:style style:name="P48"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9"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0"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1"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2"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3"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4"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5"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6"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7"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8"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65"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66"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67" style:family="paragraph" style:parent-style-name="Text_20_body">
      <style:text-properties style:font-name="Times New Roman" fo:font-size="12pt" fo:font-weight="normal" officeooo:rsid="005794db" officeooo:paragraph-rsid="000ee2b4" style:font-name-asian="Times New Roman" style:font-size-asian="12pt" style:font-weight-asian="normal" style:font-name-complex="Times New Roman" style:font-size-complex="12pt" style:font-weight-complex="normal"/>
    </style:style>
    <style:style style:name="P68"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69" style:family="paragraph" style:parent-style-name="Text_20_body">
      <style:text-properties style:font-name="Times New Roman" fo:font-size="12pt" fo:font-weight="normal" officeooo:rsid="0073874a" officeooo:paragraph-rsid="000ee2b4" style:font-name-asian="Times New Roman" style:font-size-asian="12pt" style:font-weight-asian="normal" style:font-name-complex="Times New Roman" style:font-size-complex="12pt" style:font-weight-complex="normal"/>
    </style:style>
    <style:style style:name="P70"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71" style:family="paragraph" style:parent-style-name="Text_20_body">
      <style:text-properties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72"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73" style:family="paragraph" style:parent-style-name="Text_20_body">
      <style:text-properties style:font-name="Times New Roman" fo:font-size="12pt" fo:font-weight="normal" officeooo:rsid="00828778" officeooo:paragraph-rsid="000ee2b4" style:font-name-asian="Times New Roman" style:font-size-asian="12pt" style:font-weight-asian="normal" style:font-name-complex="Times New Roman" style:font-size-complex="12pt" style:font-weight-complex="normal"/>
    </style:style>
    <style:style style:name="P74"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5"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6"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7"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8"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9"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0"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1"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2"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3"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4"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5"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5"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7"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8"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9"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0"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1"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2"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3"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4"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5"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6"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7"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8"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9"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0"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1"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2"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3"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4"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5"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6"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37"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38" style:family="paragraph" style:parent-style-name="Text_20_body" style:list-style-name="L359">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39" style:family="paragraph" style:parent-style-name="Text_20_body" style:list-style-name="L360">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0" style:family="paragraph" style:parent-style-name="Text_20_body">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1" style:family="paragraph" style:parent-style-name="Text_20_body" style:list-style-name="L36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2" style:family="paragraph" style:parent-style-name="Text_20_body" style:list-style-name="L47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3" style:family="paragraph" style:parent-style-name="Text_20_body" style:list-style-name="L47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4" style:family="paragraph" style:parent-style-name="Text_20_body" style:list-style-name="L48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5" style:family="paragraph" style:parent-style-name="Text_20_body" style:list-style-name="L48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6" style:family="paragraph" style:parent-style-name="Text_20_body" style:list-style-name="L49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7" style:family="paragraph" style:parent-style-name="Text_20_body" style:list-style-name="L49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8" style:family="paragraph" style:parent-style-name="Text_20_body" style:list-style-name="L49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9" style:family="paragraph" style:parent-style-name="Text_20_body" style:list-style-name="L49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0" style:family="paragraph" style:parent-style-name="Text_20_body" style:list-style-name="L49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1" style:family="paragraph" style:parent-style-name="Text_20_body" style:list-style-name="L49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2" style:family="paragraph" style:parent-style-name="Text_20_body" style:list-style-name="L50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3" style:family="paragraph" style:parent-style-name="Text_20_body" style:list-style-name="L50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4" style:family="paragraph" style:parent-style-name="Text_20_body" style:list-style-name="L50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5" style:family="paragraph" style:parent-style-name="Text_20_body" style:list-style-name="L50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6" style:family="paragraph" style:parent-style-name="Text_20_body" style:list-style-name="L50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7" style:family="paragraph" style:parent-style-name="Text_20_body" style:list-style-name="L50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8" style:family="paragraph" style:parent-style-name="Text_20_body" style:list-style-name="L50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9" style:family="paragraph" style:parent-style-name="Text_20_body" style:list-style-name="L50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0" style:family="paragraph" style:parent-style-name="Text_20_body" style:list-style-name="L50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1" style:family="paragraph" style:parent-style-name="Text_20_body" style:list-style-name="L51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2" style:family="paragraph" style:parent-style-name="Text_20_body" style:list-style-name="L51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3" style:family="paragraph" style:parent-style-name="Text_20_body" style:list-style-name="L51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4" style:family="paragraph" style:parent-style-name="Text_20_body" style:list-style-name="L51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5" style:family="paragraph" style:parent-style-name="Text_20_body" style:list-style-name="L51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6" style:family="paragraph" style:parent-style-name="Text_20_body" style:list-style-name="L51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7" style:family="paragraph" style:parent-style-name="Text_20_body" style:list-style-name="L52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8" style:family="paragraph" style:parent-style-name="Text_20_body" style:list-style-name="L52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9" style:family="paragraph" style:parent-style-name="Text_20_body" style:list-style-name="L52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0" style:family="paragraph" style:parent-style-name="Text_20_body" style:list-style-name="L53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1" style:family="paragraph" style:parent-style-name="Text_20_body" style:list-style-name="L53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2" style:family="paragraph" style:parent-style-name="Text_20_body" style:list-style-name="L53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3" style:family="paragraph" style:parent-style-name="Text_20_body" style:list-style-name="L53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4" style:family="paragraph" style:parent-style-name="Text_20_body" style:list-style-name="L53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5" style:family="paragraph" style:parent-style-name="Text_20_body" style:list-style-name="L54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6" style:family="paragraph" style:parent-style-name="Text_20_body" style:list-style-name="L54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7" style:family="paragraph" style:parent-style-name="Text_20_body" style:list-style-name="L54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8" style:family="paragraph" style:parent-style-name="Text_20_body" style:list-style-name="L56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9" style:family="paragraph" style:parent-style-name="Text_20_body" style:list-style-name="L56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0" style:family="paragraph" style:parent-style-name="Text_20_body" style:list-style-name="L56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1" style:family="paragraph" style:parent-style-name="Text_20_body" style:list-style-name="L56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2" style:family="paragraph" style:parent-style-name="Text_20_body" style:list-style-name="L57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3" style:family="paragraph" style:parent-style-name="Text_20_body">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4" style:family="paragraph" style:parent-style-name="Text_20_body" style:list-style-name="L165">
      <style:paragraph-properties fo:text-align="justify" style:justify-single-word="false"/>
      <style:text-properties officeooo:paragraph-rsid="000b3d44"/>
    </style:style>
    <style:style style:name="P185" style:family="paragraph" style:parent-style-name="Text_20_body" style:list-style-name="L166">
      <style:paragraph-properties fo:text-align="justify" style:justify-single-word="false"/>
      <style:text-properties officeooo:paragraph-rsid="000b3d44"/>
    </style:style>
    <style:style style:name="P186" style:family="paragraph" style:parent-style-name="Text_20_body" style:list-style-name="L167">
      <style:paragraph-properties fo:text-align="justify" style:justify-single-word="false"/>
      <style:text-properties officeooo:paragraph-rsid="000b3d44"/>
    </style:style>
    <style:style style:name="P187" style:family="paragraph" style:parent-style-name="Text_20_body">
      <style:paragraph-properties fo:text-align="justify" style:justify-single-word="false"/>
      <style:text-properties officeooo:paragraph-rsid="000b3d44"/>
    </style:style>
    <style:style style:name="P188" style:family="paragraph" style:parent-style-name="Text_20_body" style:list-style-name="L331">
      <style:paragraph-properties fo:text-align="justify" style:justify-single-word="false"/>
      <style:text-properties officeooo:paragraph-rsid="000c802c"/>
    </style:style>
    <style:style style:name="P189" style:family="paragraph" style:parent-style-name="Text_20_body" style:list-style-name="L332">
      <style:paragraph-properties fo:text-align="justify" style:justify-single-word="false"/>
      <style:text-properties officeooo:paragraph-rsid="000c802c"/>
    </style:style>
    <style:style style:name="P190" style:family="paragraph" style:parent-style-name="Text_20_body" style:list-style-name="L333">
      <style:paragraph-properties fo:text-align="justify" style:justify-single-word="false"/>
      <style:text-properties officeooo:paragraph-rsid="000c802c"/>
    </style:style>
    <style:style style:name="P191" style:family="paragraph" style:parent-style-name="Text_20_body">
      <style:paragraph-properties fo:text-align="justify" style:justify-single-word="false"/>
      <style:text-properties officeooo:paragraph-rsid="000c802c"/>
    </style:style>
    <style:style style:name="P192" style:family="paragraph" style:parent-style-name="Text_20_body">
      <style:paragraph-properties fo:text-align="justify" style:justify-single-word="false"/>
      <style:text-properties officeooo:paragraph-rsid="000d1028"/>
    </style:style>
    <style:style style:name="P193" style:family="paragraph" style:parent-style-name="Text_20_body">
      <style:paragraph-properties fo:text-align="start" style:justify-single-word="false"/>
      <style:text-properties officeooo:paragraph-rsid="000b3d44"/>
    </style:style>
    <style:style style:name="P194" style:family="paragraph" style:parent-style-name="Text_20_body">
      <style:paragraph-properties fo:text-align="start" style:justify-single-word="false"/>
      <style:text-properties officeooo:paragraph-rsid="000c802c"/>
    </style:style>
    <style:style style:name="P195"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196"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197"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198"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199" style:family="paragraph" style:parent-style-name="Text_20_body">
      <style:text-properties officeooo:rsid="005794db" officeooo:paragraph-rsid="000b3d44"/>
    </style:style>
    <style:style style:name="P200" style:family="paragraph" style:parent-style-name="Text_20_body">
      <style:text-properties officeooo:rsid="005794db" officeooo:paragraph-rsid="000d1028"/>
    </style:style>
    <style:style style:name="P201"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202" style:family="paragraph" style:parent-style-name="Text_20_body">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203"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204" style:family="paragraph" style:parent-style-name="Text_20_body">
      <style:text-properties fo:color="#000000" loext:opacity="100%"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205"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06" style:family="paragraph" style:parent-style-name="Text_20_body">
      <style:text-properties fo:color="#000000" loext:opacity="100%"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07"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08" style:family="paragraph" style:parent-style-name="Text_20_body">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09"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210" style:family="paragraph" style:parent-style-name="Text_20_body">
      <style:text-properties fo:color="#000000" loext:opacity="100%" style:font-name="Times New Roman" fo:font-size="12pt" fo:font-weight="normal" officeooo:rsid="00970673" officeooo:paragraph-rsid="000f2499" fo:background-color="transparent" style:font-name-asian="Times New Roman" style:font-size-asian="12pt" style:font-weight-asian="normal" style:font-name-complex="Times New Roman" style:font-size-complex="12pt" style:font-weight-complex="normal"/>
    </style:style>
    <style:style style:name="P211" style:family="paragraph" style:parent-style-name="Text_20_body">
      <style:text-properties fo:color="#000000" loext:opacity="100%" officeooo:rsid="008e8d97" officeooo:paragraph-rsid="000b3d44"/>
    </style:style>
    <style:style style:name="P212" style:family="paragraph" style:parent-style-name="Text_20_body">
      <style:text-properties fo:color="#000000" loext:opacity="100%" officeooo:rsid="008e8d97" officeooo:paragraph-rsid="000ee2b4"/>
    </style:style>
    <style:style style:name="P213" style:family="paragraph" style:parent-style-name="Text_20_body">
      <style:text-properties fo:color="#000000" loext:opacity="100%" style:font-name="Times New Roman" officeooo:rsid="007329ae" officeooo:paragraph-rsid="000b3d44"/>
    </style:style>
    <style:style style:name="P214" style:family="paragraph" style:parent-style-name="Text_20_body">
      <style:text-properties fo:color="#000000" loext:opacity="100%" style:font-name="Times New Roman" officeooo:rsid="007329ae" officeooo:paragraph-rsid="000ee2b4"/>
    </style:style>
    <style:style style:name="P215" style:family="paragraph" style:parent-style-name="Text_20_body">
      <style:text-properties fo:color="#000000" loext:opacity="100%" officeooo:paragraph-rsid="000b3d44"/>
    </style:style>
    <style:style style:name="P216" style:family="paragraph" style:parent-style-name="Text_20_body">
      <style:text-properties fo:color="#000000" loext:opacity="100%" officeooo:paragraph-rsid="000ee2b4"/>
    </style:style>
    <style:style style:name="P217" style:family="paragraph" style:parent-style-name="Text_20_body">
      <style:text-properties fo:font-weight="normal" officeooo:paragraph-rsid="000b3d44" style:font-weight-asian="normal" style:font-weight-complex="normal"/>
    </style:style>
    <style:style style:name="P218" style:family="paragraph" style:parent-style-name="Text_20_body">
      <style:text-properties fo:font-weight="normal" officeooo:paragraph-rsid="000f2499" style:font-weight-asian="normal" style:font-weight-complex="normal"/>
    </style:style>
    <style:style style:name="P219" style:family="paragraph" style:parent-style-name="Text_20_body">
      <style:text-properties fo:font-weight="bold" officeooo:paragraph-rsid="000b3d44" style:font-weight-asian="bold" style:font-weight-complex="bold"/>
    </style:style>
    <style:style style:name="P220" style:family="paragraph" style:parent-style-name="Text_20_body" style:list-style-name="L168">
      <style:text-properties officeooo:paragraph-rsid="000b3d44"/>
    </style:style>
    <style:style style:name="P221" style:family="paragraph" style:parent-style-name="Text_20_body" style:list-style-name="L169">
      <style:text-properties officeooo:paragraph-rsid="000b3d44"/>
    </style:style>
    <style:style style:name="P222" style:family="paragraph" style:parent-style-name="Text_20_body" style:list-style-name="L170">
      <style:text-properties officeooo:paragraph-rsid="000b3d44"/>
    </style:style>
    <style:style style:name="P223" style:family="paragraph" style:parent-style-name="Text_20_body" style:list-style-name="L171">
      <style:text-properties officeooo:paragraph-rsid="000b3d44"/>
    </style:style>
    <style:style style:name="P224" style:family="paragraph" style:parent-style-name="Text_20_body" style:list-style-name="L172">
      <style:text-properties officeooo:paragraph-rsid="000b3d44"/>
    </style:style>
    <style:style style:name="P225" style:family="paragraph" style:parent-style-name="Text_20_body" style:list-style-name="L173">
      <style:text-properties officeooo:paragraph-rsid="000b3d44"/>
    </style:style>
    <style:style style:name="P226" style:family="paragraph" style:parent-style-name="Text_20_body" style:list-style-name="L174">
      <style:text-properties officeooo:paragraph-rsid="000b3d44"/>
    </style:style>
    <style:style style:name="P227" style:family="paragraph" style:parent-style-name="Text_20_body" style:list-style-name="L175">
      <style:text-properties officeooo:paragraph-rsid="000b3d44"/>
    </style:style>
    <style:style style:name="P228" style:family="paragraph" style:parent-style-name="Text_20_body" style:list-style-name="L176">
      <style:text-properties officeooo:paragraph-rsid="000b3d44"/>
    </style:style>
    <style:style style:name="P229" style:family="paragraph" style:parent-style-name="Text_20_body" style:list-style-name="L177">
      <style:text-properties officeooo:paragraph-rsid="000b3d44"/>
    </style:style>
    <style:style style:name="P230" style:family="paragraph" style:parent-style-name="Text_20_body" style:list-style-name="L178">
      <style:text-properties officeooo:paragraph-rsid="000b3d44"/>
    </style:style>
    <style:style style:name="P231" style:family="paragraph" style:parent-style-name="Text_20_body" style:list-style-name="L179">
      <style:text-properties officeooo:paragraph-rsid="000b3d44"/>
    </style:style>
    <style:style style:name="P232" style:family="paragraph" style:parent-style-name="Text_20_body" style:list-style-name="L181">
      <style:text-properties officeooo:paragraph-rsid="000b3d44"/>
    </style:style>
    <style:style style:name="P233" style:family="paragraph" style:parent-style-name="Text_20_body" style:list-style-name="L182">
      <style:text-properties officeooo:paragraph-rsid="000b3d44"/>
    </style:style>
    <style:style style:name="P234" style:family="paragraph" style:parent-style-name="Text_20_body" style:list-style-name="L183">
      <style:text-properties officeooo:paragraph-rsid="000b3d44"/>
    </style:style>
    <style:style style:name="P235" style:family="paragraph" style:parent-style-name="Text_20_body" style:list-style-name="L184">
      <style:text-properties officeooo:paragraph-rsid="000b3d44"/>
    </style:style>
    <style:style style:name="P236" style:family="paragraph" style:parent-style-name="Text_20_body" style:list-style-name="L185">
      <style:text-properties officeooo:paragraph-rsid="000b3d44"/>
    </style:style>
    <style:style style:name="P237" style:family="paragraph" style:parent-style-name="Text_20_body" style:list-style-name="L188">
      <style:text-properties officeooo:paragraph-rsid="000b3d44"/>
    </style:style>
    <style:style style:name="P238" style:family="paragraph" style:parent-style-name="Text_20_body" style:list-style-name="L189">
      <style:text-properties officeooo:paragraph-rsid="000b3d44"/>
    </style:style>
    <style:style style:name="P239" style:family="paragraph" style:parent-style-name="Text_20_body" style:list-style-name="L192">
      <style:text-properties officeooo:paragraph-rsid="000b3d44"/>
    </style:style>
    <style:style style:name="P240" style:family="paragraph" style:parent-style-name="Text_20_body" style:list-style-name="L193">
      <style:text-properties officeooo:paragraph-rsid="000b3d44"/>
    </style:style>
    <style:style style:name="P241" style:family="paragraph" style:parent-style-name="Text_20_body" style:list-style-name="L194">
      <style:text-properties officeooo:paragraph-rsid="000b3d44"/>
    </style:style>
    <style:style style:name="P242" style:family="paragraph" style:parent-style-name="Text_20_body" style:list-style-name="L195">
      <style:text-properties officeooo:paragraph-rsid="000b3d44"/>
    </style:style>
    <style:style style:name="P243" style:family="paragraph" style:parent-style-name="Text_20_body" style:list-style-name="L196">
      <style:text-properties officeooo:paragraph-rsid="000b3d44"/>
    </style:style>
    <style:style style:name="P244" style:family="paragraph" style:parent-style-name="Text_20_body" style:list-style-name="L197">
      <style:text-properties officeooo:paragraph-rsid="000b3d44"/>
    </style:style>
    <style:style style:name="P245" style:family="paragraph" style:parent-style-name="Text_20_body" style:list-style-name="L198">
      <style:text-properties officeooo:paragraph-rsid="000b3d44"/>
    </style:style>
    <style:style style:name="P246" style:family="paragraph" style:parent-style-name="Text_20_body" style:list-style-name="L199">
      <style:text-properties officeooo:paragraph-rsid="000b3d44"/>
    </style:style>
    <style:style style:name="P247" style:family="paragraph" style:parent-style-name="Text_20_body" style:list-style-name="L200">
      <style:text-properties officeooo:paragraph-rsid="000b3d44"/>
    </style:style>
    <style:style style:name="P248" style:family="paragraph" style:parent-style-name="Text_20_body" style:list-style-name="L201">
      <style:text-properties officeooo:paragraph-rsid="000b3d44"/>
    </style:style>
    <style:style style:name="P249" style:family="paragraph" style:parent-style-name="Text_20_body" style:list-style-name="L202">
      <style:text-properties officeooo:paragraph-rsid="000b3d44"/>
    </style:style>
    <style:style style:name="P250" style:family="paragraph" style:parent-style-name="Text_20_body" style:list-style-name="L203">
      <style:text-properties officeooo:paragraph-rsid="000b3d44"/>
    </style:style>
    <style:style style:name="P251" style:family="paragraph" style:parent-style-name="Text_20_body" style:list-style-name="L206">
      <style:text-properties officeooo:paragraph-rsid="000b3d44"/>
    </style:style>
    <style:style style:name="P252" style:family="paragraph" style:parent-style-name="Text_20_body" style:list-style-name="L214">
      <style:text-properties officeooo:paragraph-rsid="000b3d44"/>
    </style:style>
    <style:style style:name="P253" style:family="paragraph" style:parent-style-name="Text_20_body" style:list-style-name="L215">
      <style:text-properties officeooo:paragraph-rsid="000b3d44"/>
    </style:style>
    <style:style style:name="P254" style:family="paragraph" style:parent-style-name="Text_20_body" style:list-style-name="L226">
      <style:text-properties officeooo:paragraph-rsid="000b3d44"/>
    </style:style>
    <style:style style:name="P255" style:family="paragraph" style:parent-style-name="Text_20_body" style:list-style-name="L227">
      <style:text-properties officeooo:paragraph-rsid="000b3d44"/>
    </style:style>
    <style:style style:name="P256" style:family="paragraph" style:parent-style-name="Text_20_body" style:list-style-name="L228">
      <style:text-properties officeooo:paragraph-rsid="000b3d44"/>
    </style:style>
    <style:style style:name="P257" style:family="paragraph" style:parent-style-name="Text_20_body" style:list-style-name="L229">
      <style:text-properties officeooo:paragraph-rsid="000b3d44"/>
    </style:style>
    <style:style style:name="P258" style:family="paragraph" style:parent-style-name="Text_20_body" style:list-style-name="L230">
      <style:text-properties officeooo:paragraph-rsid="000b3d44"/>
    </style:style>
    <style:style style:name="P259" style:family="paragraph" style:parent-style-name="Text_20_body" style:list-style-name="L233">
      <style:text-properties officeooo:paragraph-rsid="000b3d44"/>
    </style:style>
    <style:style style:name="P260" style:family="paragraph" style:parent-style-name="Text_20_body" style:list-style-name="L234">
      <style:text-properties officeooo:paragraph-rsid="000b3d44"/>
    </style:style>
    <style:style style:name="P261" style:family="paragraph" style:parent-style-name="Text_20_body" style:list-style-name="L236">
      <style:text-properties officeooo:paragraph-rsid="000b3d44"/>
    </style:style>
    <style:style style:name="P262" style:family="paragraph" style:parent-style-name="Text_20_body" style:list-style-name="L237">
      <style:text-properties officeooo:paragraph-rsid="000b3d44"/>
    </style:style>
    <style:style style:name="P263" style:family="paragraph" style:parent-style-name="Text_20_body" style:list-style-name="L238">
      <style:text-properties officeooo:paragraph-rsid="000b3d44"/>
    </style:style>
    <style:style style:name="P264" style:family="paragraph" style:parent-style-name="Text_20_body" style:list-style-name="L239">
      <style:text-properties officeooo:paragraph-rsid="000b3d44"/>
    </style:style>
    <style:style style:name="P265" style:family="paragraph" style:parent-style-name="Text_20_body" style:list-style-name="L240">
      <style:text-properties officeooo:paragraph-rsid="000b3d44"/>
    </style:style>
    <style:style style:name="P266" style:family="paragraph" style:parent-style-name="Text_20_body" style:list-style-name="L241">
      <style:text-properties officeooo:paragraph-rsid="000b3d44"/>
    </style:style>
    <style:style style:name="P267" style:family="paragraph" style:parent-style-name="Text_20_body" style:list-style-name="L242">
      <style:text-properties officeooo:paragraph-rsid="000b3d44"/>
    </style:style>
    <style:style style:name="P268" style:family="paragraph" style:parent-style-name="Text_20_body" style:list-style-name="L243">
      <style:text-properties officeooo:paragraph-rsid="000b3d44"/>
    </style:style>
    <style:style style:name="P269" style:family="paragraph" style:parent-style-name="Text_20_body" style:list-style-name="L246">
      <style:text-properties officeooo:paragraph-rsid="000b3d44"/>
    </style:style>
    <style:style style:name="P270" style:family="paragraph" style:parent-style-name="Text_20_body" style:list-style-name="L251">
      <style:text-properties officeooo:paragraph-rsid="000b3d44"/>
    </style:style>
    <style:style style:name="P271" style:family="paragraph" style:parent-style-name="Text_20_body" style:list-style-name="L252">
      <style:text-properties officeooo:paragraph-rsid="000b3d44"/>
    </style:style>
    <style:style style:name="P272" style:family="paragraph" style:parent-style-name="Text_20_body" style:list-style-name="L254">
      <style:text-properties officeooo:paragraph-rsid="000b3d44"/>
    </style:style>
    <style:style style:name="P273" style:family="paragraph" style:parent-style-name="Text_20_body" style:list-style-name="L255">
      <style:text-properties officeooo:paragraph-rsid="000b3d44"/>
    </style:style>
    <style:style style:name="P274" style:family="paragraph" style:parent-style-name="Text_20_body" style:list-style-name="L256">
      <style:text-properties officeooo:paragraph-rsid="000b3d44"/>
    </style:style>
    <style:style style:name="P275" style:family="paragraph" style:parent-style-name="Text_20_body" style:list-style-name="L257">
      <style:text-properties officeooo:paragraph-rsid="000b3d44"/>
    </style:style>
    <style:style style:name="P276" style:family="paragraph" style:parent-style-name="Text_20_body" style:list-style-name="L258">
      <style:text-properties officeooo:paragraph-rsid="000b3d44"/>
    </style:style>
    <style:style style:name="P277" style:family="paragraph" style:parent-style-name="Text_20_body" style:list-style-name="L259">
      <style:text-properties officeooo:paragraph-rsid="000b3d44"/>
    </style:style>
    <style:style style:name="P278" style:family="paragraph" style:parent-style-name="Text_20_body" style:list-style-name="L260">
      <style:text-properties officeooo:paragraph-rsid="000b3d44"/>
    </style:style>
    <style:style style:name="P279" style:family="paragraph" style:parent-style-name="Text_20_body" style:list-style-name="L261">
      <style:text-properties officeooo:paragraph-rsid="000b3d44"/>
    </style:style>
    <style:style style:name="P280" style:family="paragraph" style:parent-style-name="Text_20_body" style:list-style-name="L262">
      <style:text-properties officeooo:paragraph-rsid="000b3d44"/>
    </style:style>
    <style:style style:name="P281" style:family="paragraph" style:parent-style-name="Text_20_body" style:list-style-name="L263">
      <style:text-properties officeooo:paragraph-rsid="000b3d44"/>
    </style:style>
    <style:style style:name="P282" style:family="paragraph" style:parent-style-name="Text_20_body" style:list-style-name="L264">
      <style:text-properties officeooo:paragraph-rsid="000b3d44"/>
    </style:style>
    <style:style style:name="P283" style:family="paragraph" style:parent-style-name="Text_20_body" style:list-style-name="L265">
      <style:text-properties officeooo:paragraph-rsid="000b3d44"/>
    </style:style>
    <style:style style:name="P284" style:family="paragraph" style:parent-style-name="Text_20_body" style:list-style-name="L266">
      <style:text-properties officeooo:paragraph-rsid="000b3d44"/>
    </style:style>
    <style:style style:name="P285" style:family="paragraph" style:parent-style-name="Text_20_body" style:list-style-name="L267">
      <style:text-properties officeooo:paragraph-rsid="000b3d44"/>
    </style:style>
    <style:style style:name="P286" style:family="paragraph" style:parent-style-name="Text_20_body" style:list-style-name="L268">
      <style:text-properties officeooo:paragraph-rsid="000b3d44"/>
    </style:style>
    <style:style style:name="P287" style:family="paragraph" style:parent-style-name="Text_20_body" style:list-style-name="L269">
      <style:text-properties officeooo:paragraph-rsid="000b3d44"/>
    </style:style>
    <style:style style:name="P288" style:family="paragraph" style:parent-style-name="Text_20_body" style:list-style-name="L270">
      <style:text-properties officeooo:paragraph-rsid="000b3d44"/>
    </style:style>
    <style:style style:name="P289" style:family="paragraph" style:parent-style-name="Text_20_body" style:list-style-name="L271">
      <style:text-properties officeooo:paragraph-rsid="000b3d44"/>
    </style:style>
    <style:style style:name="P290" style:family="paragraph" style:parent-style-name="Text_20_body" style:list-style-name="L272">
      <style:text-properties officeooo:paragraph-rsid="000b3d44"/>
    </style:style>
    <style:style style:name="P291" style:family="paragraph" style:parent-style-name="Text_20_body" style:list-style-name="L273">
      <style:text-properties officeooo:paragraph-rsid="000b3d44"/>
    </style:style>
    <style:style style:name="P292" style:family="paragraph" style:parent-style-name="Text_20_body" style:list-style-name="L275">
      <style:text-properties officeooo:paragraph-rsid="000b3d44"/>
    </style:style>
    <style:style style:name="P293" style:family="paragraph" style:parent-style-name="Text_20_body" style:list-style-name="L276">
      <style:text-properties officeooo:paragraph-rsid="000b3d44"/>
    </style:style>
    <style:style style:name="P294" style:family="paragraph" style:parent-style-name="Text_20_body" style:list-style-name="L281">
      <style:text-properties officeooo:paragraph-rsid="000b3d44"/>
    </style:style>
    <style:style style:name="P295" style:family="paragraph" style:parent-style-name="Text_20_body" style:list-style-name="L282">
      <style:text-properties officeooo:paragraph-rsid="000b3d44"/>
    </style:style>
    <style:style style:name="P296" style:family="paragraph" style:parent-style-name="Text_20_body" style:list-style-name="L283">
      <style:text-properties officeooo:paragraph-rsid="000b3d44"/>
    </style:style>
    <style:style style:name="P297" style:family="paragraph" style:parent-style-name="Text_20_body" style:list-style-name="L284">
      <style:text-properties officeooo:paragraph-rsid="000b3d44"/>
    </style:style>
    <style:style style:name="P298" style:family="paragraph" style:parent-style-name="Text_20_body" style:list-style-name="L285">
      <style:text-properties officeooo:paragraph-rsid="000b3d44"/>
    </style:style>
    <style:style style:name="P299" style:family="paragraph" style:parent-style-name="Text_20_body" style:list-style-name="L286">
      <style:text-properties officeooo:paragraph-rsid="000b3d44"/>
    </style:style>
    <style:style style:name="P300" style:family="paragraph" style:parent-style-name="Text_20_body" style:list-style-name="L287">
      <style:text-properties officeooo:paragraph-rsid="000b3d44"/>
    </style:style>
    <style:style style:name="P301" style:family="paragraph" style:parent-style-name="Text_20_body" style:list-style-name="L288">
      <style:text-properties officeooo:paragraph-rsid="000b3d44"/>
    </style:style>
    <style:style style:name="P302" style:family="paragraph" style:parent-style-name="Text_20_body" style:list-style-name="L289">
      <style:text-properties officeooo:paragraph-rsid="000b3d44"/>
    </style:style>
    <style:style style:name="P303" style:family="paragraph" style:parent-style-name="Text_20_body" style:list-style-name="L290">
      <style:text-properties officeooo:paragraph-rsid="000b3d44"/>
    </style:style>
    <style:style style:name="P304" style:family="paragraph" style:parent-style-name="Text_20_body" style:list-style-name="L291">
      <style:text-properties officeooo:paragraph-rsid="000b3d44"/>
    </style:style>
    <style:style style:name="P305" style:family="paragraph" style:parent-style-name="Text_20_body" style:list-style-name="L292">
      <style:text-properties officeooo:paragraph-rsid="000b3d44"/>
    </style:style>
    <style:style style:name="P306" style:family="paragraph" style:parent-style-name="Text_20_body" style:list-style-name="L293">
      <style:text-properties officeooo:paragraph-rsid="000b3d44"/>
    </style:style>
    <style:style style:name="P307" style:family="paragraph" style:parent-style-name="Text_20_body" style:list-style-name="L294">
      <style:text-properties officeooo:paragraph-rsid="000b3d44"/>
    </style:style>
    <style:style style:name="P308" style:family="paragraph" style:parent-style-name="Text_20_body" style:list-style-name="L295">
      <style:text-properties officeooo:paragraph-rsid="000b3d44"/>
    </style:style>
    <style:style style:name="P309" style:family="paragraph" style:parent-style-name="Text_20_body" style:list-style-name="L296">
      <style:text-properties officeooo:paragraph-rsid="000b3d44"/>
    </style:style>
    <style:style style:name="P310" style:family="paragraph" style:parent-style-name="Text_20_body" style:list-style-name="L297">
      <style:text-properties officeooo:paragraph-rsid="000b3d44"/>
    </style:style>
    <style:style style:name="P311" style:family="paragraph" style:parent-style-name="Text_20_body" style:list-style-name="L298">
      <style:text-properties officeooo:paragraph-rsid="000b3d44"/>
    </style:style>
    <style:style style:name="P312" style:family="paragraph" style:parent-style-name="Text_20_body" style:list-style-name="L299">
      <style:text-properties officeooo:paragraph-rsid="000b3d44"/>
    </style:style>
    <style:style style:name="P313" style:family="paragraph" style:parent-style-name="Text_20_body" style:list-style-name="L300">
      <style:text-properties officeooo:paragraph-rsid="000b3d44"/>
    </style:style>
    <style:style style:name="P314" style:family="paragraph" style:parent-style-name="Text_20_body" style:list-style-name="L301">
      <style:text-properties officeooo:paragraph-rsid="000b3d44"/>
    </style:style>
    <style:style style:name="P315" style:family="paragraph" style:parent-style-name="Text_20_body" style:list-style-name="L302">
      <style:text-properties officeooo:paragraph-rsid="000b3d44"/>
    </style:style>
    <style:style style:name="P316" style:family="paragraph" style:parent-style-name="Text_20_body" style:list-style-name="L303">
      <style:text-properties officeooo:paragraph-rsid="000b3d44"/>
    </style:style>
    <style:style style:name="P317" style:family="paragraph" style:parent-style-name="Text_20_body" style:list-style-name="L304">
      <style:text-properties officeooo:paragraph-rsid="000b3d44"/>
    </style:style>
    <style:style style:name="P318" style:family="paragraph" style:parent-style-name="Text_20_body" style:list-style-name="L308">
      <style:text-properties officeooo:paragraph-rsid="000b3d44"/>
    </style:style>
    <style:style style:name="P319" style:family="paragraph" style:parent-style-name="Text_20_body" style:list-style-name="L309">
      <style:text-properties officeooo:paragraph-rsid="000b3d44"/>
    </style:style>
    <style:style style:name="P320" style:family="paragraph" style:parent-style-name="Text_20_body">
      <style:text-properties officeooo:paragraph-rsid="000b3d44"/>
    </style:style>
    <style:style style:name="P321" style:family="paragraph" style:parent-style-name="Text_20_body" style:list-style-name="L334">
      <style:text-properties officeooo:paragraph-rsid="000d1028"/>
    </style:style>
    <style:style style:name="P322" style:family="paragraph" style:parent-style-name="Text_20_body" style:list-style-name="L336">
      <style:text-properties officeooo:paragraph-rsid="000d1028"/>
    </style:style>
    <style:style style:name="P323" style:family="paragraph" style:parent-style-name="Text_20_body">
      <style:text-properties officeooo:paragraph-rsid="000d1028"/>
    </style:style>
    <style:style style:name="P324" style:family="paragraph" style:parent-style-name="Text_20_body" style:list-style-name="L337">
      <style:text-properties officeooo:paragraph-rsid="000ee2b4"/>
    </style:style>
    <style:style style:name="P325" style:family="paragraph" style:parent-style-name="Text_20_body" style:list-style-name="L350">
      <style:text-properties officeooo:paragraph-rsid="000ee2b4"/>
    </style:style>
    <style:style style:name="P326" style:family="paragraph" style:parent-style-name="Text_20_body" style:list-style-name="L351">
      <style:text-properties officeooo:paragraph-rsid="000ee2b4"/>
    </style:style>
    <style:style style:name="P327" style:family="paragraph" style:parent-style-name="Text_20_body" style:list-style-name="L352">
      <style:text-properties officeooo:paragraph-rsid="000ee2b4"/>
    </style:style>
    <style:style style:name="P328" style:family="paragraph" style:parent-style-name="Text_20_body" style:list-style-name="L353">
      <style:text-properties officeooo:paragraph-rsid="000ee2b4"/>
    </style:style>
    <style:style style:name="P329" style:family="paragraph" style:parent-style-name="Text_20_body" style:list-style-name="L354">
      <style:text-properties officeooo:paragraph-rsid="000ee2b4"/>
    </style:style>
    <style:style style:name="P330" style:family="paragraph" style:parent-style-name="Text_20_body" style:list-style-name="L355">
      <style:text-properties officeooo:paragraph-rsid="000ee2b4"/>
    </style:style>
    <style:style style:name="P331" style:family="paragraph" style:parent-style-name="Text_20_body" style:list-style-name="L356">
      <style:text-properties officeooo:paragraph-rsid="000ee2b4"/>
    </style:style>
    <style:style style:name="P332" style:family="paragraph" style:parent-style-name="Text_20_body" style:list-style-name="L357">
      <style:text-properties officeooo:paragraph-rsid="000ee2b4"/>
    </style:style>
    <style:style style:name="P333" style:family="paragraph" style:parent-style-name="Text_20_body" style:list-style-name="L358">
      <style:text-properties officeooo:paragraph-rsid="000ee2b4"/>
    </style:style>
    <style:style style:name="P334" style:family="paragraph" style:parent-style-name="Text_20_body" style:list-style-name="L360">
      <style:text-properties officeooo:paragraph-rsid="000ee2b4"/>
    </style:style>
    <style:style style:name="P335" style:family="paragraph" style:parent-style-name="Text_20_body" style:list-style-name="L361">
      <style:text-properties officeooo:paragraph-rsid="000ee2b4"/>
    </style:style>
    <style:style style:name="P336" style:family="paragraph" style:parent-style-name="Text_20_body">
      <style:text-properties officeooo:paragraph-rsid="000ee2b4"/>
    </style:style>
    <style:style style:name="P337" style:family="paragraph" style:parent-style-name="Text_20_body" style:list-style-name="L362">
      <style:text-properties officeooo:paragraph-rsid="000f2499"/>
    </style:style>
    <style:style style:name="P338" style:family="paragraph" style:parent-style-name="Text_20_body" style:list-style-name="L474">
      <style:text-properties officeooo:paragraph-rsid="000f2499"/>
    </style:style>
    <style:style style:name="P339" style:family="paragraph" style:parent-style-name="Text_20_body" style:list-style-name="L475">
      <style:text-properties officeooo:paragraph-rsid="000f2499"/>
    </style:style>
    <style:style style:name="P340" style:family="paragraph" style:parent-style-name="Text_20_body" style:list-style-name="L478">
      <style:text-properties officeooo:paragraph-rsid="000f2499"/>
    </style:style>
    <style:style style:name="P341" style:family="paragraph" style:parent-style-name="Text_20_body" style:list-style-name="L479">
      <style:text-properties officeooo:paragraph-rsid="000f2499"/>
    </style:style>
    <style:style style:name="P342" style:family="paragraph" style:parent-style-name="Text_20_body" style:list-style-name="L482">
      <style:text-properties officeooo:paragraph-rsid="000f2499"/>
    </style:style>
    <style:style style:name="P343" style:family="paragraph" style:parent-style-name="Text_20_body" style:list-style-name="L483">
      <style:text-properties officeooo:paragraph-rsid="000f2499"/>
    </style:style>
    <style:style style:name="P344" style:family="paragraph" style:parent-style-name="Text_20_body" style:list-style-name="L484">
      <style:text-properties officeooo:paragraph-rsid="000f2499"/>
    </style:style>
    <style:style style:name="P345" style:family="paragraph" style:parent-style-name="Text_20_body" style:list-style-name="L485">
      <style:text-properties officeooo:paragraph-rsid="000f2499"/>
    </style:style>
    <style:style style:name="P346" style:family="paragraph" style:parent-style-name="Text_20_body" style:list-style-name="L486">
      <style:text-properties officeooo:paragraph-rsid="000f2499"/>
    </style:style>
    <style:style style:name="P347" style:family="paragraph" style:parent-style-name="Text_20_body" style:list-style-name="L487">
      <style:text-properties officeooo:paragraph-rsid="000f2499"/>
    </style:style>
    <style:style style:name="P348" style:family="paragraph" style:parent-style-name="Text_20_body" style:list-style-name="L488">
      <style:text-properties officeooo:paragraph-rsid="000f2499"/>
    </style:style>
    <style:style style:name="P349" style:family="paragraph" style:parent-style-name="Text_20_body" style:list-style-name="L489">
      <style:text-properties officeooo:paragraph-rsid="000f2499"/>
    </style:style>
    <style:style style:name="P350" style:family="paragraph" style:parent-style-name="Text_20_body" style:list-style-name="L490">
      <style:text-properties officeooo:paragraph-rsid="000f2499"/>
    </style:style>
    <style:style style:name="P351" style:family="paragraph" style:parent-style-name="Text_20_body" style:list-style-name="L491">
      <style:text-properties officeooo:paragraph-rsid="000f2499"/>
    </style:style>
    <style:style style:name="P352" style:family="paragraph" style:parent-style-name="Text_20_body" style:list-style-name="L492">
      <style:text-properties officeooo:paragraph-rsid="000f2499"/>
    </style:style>
    <style:style style:name="P353" style:family="paragraph" style:parent-style-name="Text_20_body" style:list-style-name="L493">
      <style:text-properties officeooo:paragraph-rsid="000f2499"/>
    </style:style>
    <style:style style:name="P354" style:family="paragraph" style:parent-style-name="Text_20_body" style:list-style-name="L496">
      <style:text-properties officeooo:paragraph-rsid="000f2499"/>
    </style:style>
    <style:style style:name="P355" style:family="paragraph" style:parent-style-name="Text_20_body" style:list-style-name="L504">
      <style:text-properties officeooo:paragraph-rsid="000f2499"/>
    </style:style>
    <style:style style:name="P356" style:family="paragraph" style:parent-style-name="Text_20_body" style:list-style-name="L505">
      <style:text-properties officeooo:paragraph-rsid="000f2499"/>
    </style:style>
    <style:style style:name="P357" style:family="paragraph" style:parent-style-name="Text_20_body" style:list-style-name="L516">
      <style:text-properties officeooo:paragraph-rsid="000f2499"/>
    </style:style>
    <style:style style:name="P358" style:family="paragraph" style:parent-style-name="Text_20_body" style:list-style-name="L517">
      <style:text-properties officeooo:paragraph-rsid="000f2499"/>
    </style:style>
    <style:style style:name="P359" style:family="paragraph" style:parent-style-name="Text_20_body" style:list-style-name="L518">
      <style:text-properties officeooo:paragraph-rsid="000f2499"/>
    </style:style>
    <style:style style:name="P360" style:family="paragraph" style:parent-style-name="Text_20_body" style:list-style-name="L519">
      <style:text-properties officeooo:paragraph-rsid="000f2499"/>
    </style:style>
    <style:style style:name="P361" style:family="paragraph" style:parent-style-name="Text_20_body" style:list-style-name="L520">
      <style:text-properties officeooo:paragraph-rsid="000f2499"/>
    </style:style>
    <style:style style:name="P362" style:family="paragraph" style:parent-style-name="Text_20_body" style:list-style-name="L523">
      <style:text-properties officeooo:paragraph-rsid="000f2499"/>
    </style:style>
    <style:style style:name="P363" style:family="paragraph" style:parent-style-name="Text_20_body" style:list-style-name="L524">
      <style:text-properties officeooo:paragraph-rsid="000f2499"/>
    </style:style>
    <style:style style:name="P364" style:family="paragraph" style:parent-style-name="Text_20_body" style:list-style-name="L526">
      <style:text-properties officeooo:paragraph-rsid="000f2499"/>
    </style:style>
    <style:style style:name="P365" style:family="paragraph" style:parent-style-name="Text_20_body" style:list-style-name="L527">
      <style:text-properties officeooo:paragraph-rsid="000f2499"/>
    </style:style>
    <style:style style:name="P366" style:family="paragraph" style:parent-style-name="Text_20_body" style:list-style-name="L528">
      <style:text-properties officeooo:paragraph-rsid="000f2499"/>
    </style:style>
    <style:style style:name="P367" style:family="paragraph" style:parent-style-name="Text_20_body" style:list-style-name="L529">
      <style:text-properties officeooo:paragraph-rsid="000f2499"/>
    </style:style>
    <style:style style:name="P368" style:family="paragraph" style:parent-style-name="Text_20_body" style:list-style-name="L530">
      <style:text-properties officeooo:paragraph-rsid="000f2499"/>
    </style:style>
    <style:style style:name="P369" style:family="paragraph" style:parent-style-name="Text_20_body" style:list-style-name="L531">
      <style:text-properties officeooo:paragraph-rsid="000f2499"/>
    </style:style>
    <style:style style:name="P370" style:family="paragraph" style:parent-style-name="Text_20_body" style:list-style-name="L532">
      <style:text-properties officeooo:paragraph-rsid="000f2499"/>
    </style:style>
    <style:style style:name="P371" style:family="paragraph" style:parent-style-name="Text_20_body" style:list-style-name="L533">
      <style:text-properties officeooo:paragraph-rsid="000f2499"/>
    </style:style>
    <style:style style:name="P372" style:family="paragraph" style:parent-style-name="Text_20_body" style:list-style-name="L536">
      <style:text-properties officeooo:paragraph-rsid="000f2499"/>
    </style:style>
    <style:style style:name="P373" style:family="paragraph" style:parent-style-name="Text_20_body" style:list-style-name="L541">
      <style:text-properties officeooo:paragraph-rsid="000f2499"/>
    </style:style>
    <style:style style:name="P374" style:family="paragraph" style:parent-style-name="Text_20_body" style:list-style-name="L542">
      <style:text-properties officeooo:paragraph-rsid="000f2499"/>
    </style:style>
    <style:style style:name="P375" style:family="paragraph" style:parent-style-name="Text_20_body" style:list-style-name="L544">
      <style:text-properties officeooo:paragraph-rsid="000f2499"/>
    </style:style>
    <style:style style:name="P376" style:family="paragraph" style:parent-style-name="Text_20_body" style:list-style-name="L545">
      <style:text-properties officeooo:paragraph-rsid="000f2499"/>
    </style:style>
    <style:style style:name="P377" style:family="paragraph" style:parent-style-name="Text_20_body" style:list-style-name="L546">
      <style:text-properties officeooo:paragraph-rsid="000f2499"/>
    </style:style>
    <style:style style:name="P378" style:family="paragraph" style:parent-style-name="Text_20_body" style:list-style-name="L547">
      <style:text-properties officeooo:paragraph-rsid="000f2499"/>
    </style:style>
    <style:style style:name="P379" style:family="paragraph" style:parent-style-name="Text_20_body" style:list-style-name="L548">
      <style:text-properties officeooo:paragraph-rsid="000f2499"/>
    </style:style>
    <style:style style:name="P380" style:family="paragraph" style:parent-style-name="Text_20_body" style:list-style-name="L549">
      <style:text-properties officeooo:paragraph-rsid="000f2499"/>
    </style:style>
    <style:style style:name="P381" style:family="paragraph" style:parent-style-name="Text_20_body" style:list-style-name="L550">
      <style:text-properties officeooo:paragraph-rsid="000f2499"/>
    </style:style>
    <style:style style:name="P382" style:family="paragraph" style:parent-style-name="Text_20_body" style:list-style-name="L551">
      <style:text-properties officeooo:paragraph-rsid="000f2499"/>
    </style:style>
    <style:style style:name="P383" style:family="paragraph" style:parent-style-name="Text_20_body" style:list-style-name="L552">
      <style:text-properties officeooo:paragraph-rsid="000f2499"/>
    </style:style>
    <style:style style:name="P384" style:family="paragraph" style:parent-style-name="Text_20_body" style:list-style-name="L553">
      <style:text-properties officeooo:paragraph-rsid="000f2499"/>
    </style:style>
    <style:style style:name="P385" style:family="paragraph" style:parent-style-name="Text_20_body" style:list-style-name="L554">
      <style:text-properties officeooo:paragraph-rsid="000f2499"/>
    </style:style>
    <style:style style:name="P386" style:family="paragraph" style:parent-style-name="Text_20_body" style:list-style-name="L555">
      <style:text-properties officeooo:paragraph-rsid="000f2499"/>
    </style:style>
    <style:style style:name="P387" style:family="paragraph" style:parent-style-name="Text_20_body" style:list-style-name="L556">
      <style:text-properties officeooo:paragraph-rsid="000f2499"/>
    </style:style>
    <style:style style:name="P388" style:family="paragraph" style:parent-style-name="Text_20_body" style:list-style-name="L557">
      <style:text-properties officeooo:paragraph-rsid="000f2499"/>
    </style:style>
    <style:style style:name="P389" style:family="paragraph" style:parent-style-name="Text_20_body" style:list-style-name="L558">
      <style:text-properties officeooo:paragraph-rsid="000f2499"/>
    </style:style>
    <style:style style:name="P390" style:family="paragraph" style:parent-style-name="Text_20_body" style:list-style-name="L559">
      <style:text-properties officeooo:paragraph-rsid="000f2499"/>
    </style:style>
    <style:style style:name="P391" style:family="paragraph" style:parent-style-name="Text_20_body" style:list-style-name="L560">
      <style:text-properties officeooo:paragraph-rsid="000f2499"/>
    </style:style>
    <style:style style:name="P392" style:family="paragraph" style:parent-style-name="Text_20_body" style:list-style-name="L561">
      <style:text-properties officeooo:paragraph-rsid="000f2499"/>
    </style:style>
    <style:style style:name="P393" style:family="paragraph" style:parent-style-name="Text_20_body" style:list-style-name="L562">
      <style:text-properties officeooo:paragraph-rsid="000f2499"/>
    </style:style>
    <style:style style:name="P394" style:family="paragraph" style:parent-style-name="Text_20_body" style:list-style-name="L563">
      <style:text-properties officeooo:paragraph-rsid="000f2499"/>
    </style:style>
    <style:style style:name="P395" style:family="paragraph" style:parent-style-name="Text_20_body" style:list-style-name="L565">
      <style:text-properties officeooo:paragraph-rsid="000f2499"/>
    </style:style>
    <style:style style:name="P396" style:family="paragraph" style:parent-style-name="Text_20_body" style:list-style-name="L566">
      <style:text-properties officeooo:paragraph-rsid="000f2499"/>
    </style:style>
    <style:style style:name="P397" style:family="paragraph" style:parent-style-name="Text_20_body" style:list-style-name="L571">
      <style:text-properties officeooo:paragraph-rsid="000f2499"/>
    </style:style>
    <style:style style:name="P398" style:family="paragraph" style:parent-style-name="Text_20_body" style:list-style-name="L572">
      <style:text-properties officeooo:paragraph-rsid="000f2499"/>
    </style:style>
    <style:style style:name="P399" style:family="paragraph" style:parent-style-name="Text_20_body" style:list-style-name="L573">
      <style:text-properties officeooo:paragraph-rsid="000f2499"/>
    </style:style>
    <style:style style:name="P400" style:family="paragraph" style:parent-style-name="Text_20_body" style:list-style-name="L574">
      <style:text-properties officeooo:paragraph-rsid="000f2499"/>
    </style:style>
    <style:style style:name="P401" style:family="paragraph" style:parent-style-name="Text_20_body" style:list-style-name="L575">
      <style:text-properties officeooo:paragraph-rsid="000f2499"/>
    </style:style>
    <style:style style:name="P402" style:family="paragraph" style:parent-style-name="Text_20_body" style:list-style-name="L576">
      <style:text-properties officeooo:paragraph-rsid="000f2499"/>
    </style:style>
    <style:style style:name="P403" style:family="paragraph" style:parent-style-name="Text_20_body" style:list-style-name="L577">
      <style:text-properties officeooo:paragraph-rsid="000f2499"/>
    </style:style>
    <style:style style:name="P404" style:family="paragraph" style:parent-style-name="Text_20_body" style:list-style-name="L578">
      <style:text-properties officeooo:paragraph-rsid="000f2499"/>
    </style:style>
    <style:style style:name="P405" style:family="paragraph" style:parent-style-name="Text_20_body" style:list-style-name="L579">
      <style:text-properties officeooo:paragraph-rsid="000f2499"/>
    </style:style>
    <style:style style:name="P406" style:family="paragraph" style:parent-style-name="Text_20_body" style:list-style-name="L580">
      <style:text-properties officeooo:paragraph-rsid="000f2499"/>
    </style:style>
    <style:style style:name="P407" style:family="paragraph" style:parent-style-name="Text_20_body" style:list-style-name="L581">
      <style:text-properties officeooo:paragraph-rsid="000f2499"/>
    </style:style>
    <style:style style:name="P408" style:family="paragraph" style:parent-style-name="Text_20_body" style:list-style-name="L582">
      <style:text-properties officeooo:paragraph-rsid="000f2499"/>
    </style:style>
    <style:style style:name="P409" style:family="paragraph" style:parent-style-name="Text_20_body" style:list-style-name="L583">
      <style:text-properties officeooo:paragraph-rsid="000f2499"/>
    </style:style>
    <style:style style:name="P410" style:family="paragraph" style:parent-style-name="Text_20_body" style:list-style-name="L584">
      <style:text-properties officeooo:paragraph-rsid="000f2499"/>
    </style:style>
    <style:style style:name="P411" style:family="paragraph" style:parent-style-name="Text_20_body">
      <style:text-properties officeooo:paragraph-rsid="000f2499"/>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officeooo:rsid="007329ae"/>
    </style:style>
    <style:style style:name="T70" style:family="text">
      <style:text-properties fo:color="#000000" loext:opacity="100%" officeooo:rsid="002a67c0" fo:background-color="transparent" loext:char-shading-value="0"/>
    </style:style>
    <style:style style:name="T71" style:family="text">
      <style:text-properties officeooo:rsid="008cea05"/>
    </style:style>
    <style:style style:name="T72" style:family="text">
      <style:text-properties officeooo:rsid="00389bd7"/>
    </style:style>
    <style:style style:name="T73" style:family="text">
      <style:text-properties officeooo:rsid="00891a3c"/>
    </style:style>
    <style:style style:name="T74"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text:span text:style-name="T69"><text:line-break/></text:span></text:p>
      <text:p text:style-name="P411"><text:span text:style-name="Strong_20_Emphasis"><text:span text:style-name="T63">4. RESULTADOS, ANÁLISIS JURÍDICO Y CLÍNICO (pp. 516–785)</text:span></text:span><text:span text:style-name="T63"><text:line-break/></text:span><text:span text:style-name="T65">4.1 Resultados de las encuestas (pp. 516–585) Add nootropics.<text:line-break/><text:line-break/></text:span><text:span text:style-name="T66">La presente sección integra los resultados obtenidos a partir de tres encuestas diferenciadas, pero complementarias, diseñadas para abordar el estado actual del sistema psiquiátrico en España en lo relativo a la medicalización excesiva, las prácticas coercitivas, y la viabilidad de modelos alternativos centrados en la autonomía del paciente. Todas ellas se sitúan dentro del marco general de la tesis, que se articula desde una perspectiva médico-legal y científica crítica, orientada a la transformación estructural del sistema de salud mental, desde un enfoque basado en derechos humanos, evidencia científica, y el principio de no maleficencia.</text:span></text:p>
      <text:p text:style-name="P183">Primera encuesta: Representaciones diagnósticas y consecuencias prácticas del etiquetado de esquizofrenia en España</text:p>
      <text:p text:style-name="P183">La primera encuesta, de diseño transversal exploratorio y difusión controlada entre colectivos profesionales y de usuarios, investiga la percepción, uso y consecuencias del diagnóstico de esquizofrenia como categoría clínica. El diseño de esta herramienta se basó en la literatura crítica disponible, así como en observaciones etnográficas recogidas en contextos clínicos reales, y permite analizar cómo el diagnóstico de esquizofrenia es utilizado, vivido y gestionado por quienes intervienen en los procesos de atención, tanto desde el ámbito clínico como desde el comunitario.</text:p>
      <text:p text:style-name="P183">Los resultados revelan un uso extendido y acrítico del diagnóstico como marcador de cronicidad, asociado frecuentemente a prácticas de exclusión de la participación activa del paciente, así como a la justificación tácita de tratamientos forzosos o prolongados. A pesar del consenso creciente en la literatura internacional sobre la naturaleza heterogénea y discutible del constructo esquizofrenia, y el reconocimiento de que no constituye una entidad clínica homogénea ni predictiva en términos pronósticos, sigue utilizándose como referencia nuclear para la prescripción y legitimación institucional del uso crónico de antipsicóticos.</text:p>
      <text:p text:style-name="P183">La mayoría de profesionales encuestados reconoce que el diagnóstico limita las expectativas de recuperación, condiciona negativamente la relación terapéutica y obstaculiza la aplicación de modelos alternativos como el abordaje desde el trauma, la perspectiva dimensional, o la atención basada en fortalezas. Asimismo, se constata la ausencia de herramientas formativas y evaluativas rigurosas que permitan eludir esta categoría en la práctica clínica, a pesar de que numerosos participantes manifiestan su deseo de prescindir de etiquetas diagnósticas rígidas y estigmatizantes.</text:p>
      <text:p text:style-name="P183">Entre las personas diagnosticadas y los colectivos de usuarios consultados, el impacto del etiquetado es descrito como devastador, tanto a nivel personal como social, afectando la autonomía, el acceso a derechos y el bienestar subjetivo. En muchos casos, se denuncian efectos iatrogénicos derivados no solo del tratamiento farmacológico, sino también de la representación impuesta de enfermedad incurable e identidad deficitaria. En este contexto, se considera urgente desarrollar herramientas alternativas de evaluación y comunicación clínica, así como estrategias de apoyo orientadas a la recuperación y a la redefinición del sentido personal del sufrimiento.</text:p>
      <text:p text:style-name="P183">Se destaca la necesidad de incorporar de forma estructural los aportes de la neurodiversidad, la epistemología crítica, los enfoques postdiagnósticos y la psiquiatría de base comunitaria. También se subraya, en esta primera encuesta, la falta de atención institucional al uso creciente de <text:soft-page-break/>nootrópicos, sustancias que podrían tener un impacto significativo tanto en procesos de recuperación como en escenarios de medicalización excesiva. Su ausencia en la regulación y en los programas clínicos actuales representa un vacío peligroso, más aún en un contexto donde la prescripción psiquiátrica tradicional se mantiene en base a modelos obsoletos y escasamente participativos.</text:p>
      <text:p text:style-name="P183">Esta primera parte sienta las bases para el análisis comparado con las otras dos encuestas, y será retomada en el análisis conjunto del capítulo. Las siguientes secciones abordarán los datos obtenidos de la encuesta sobre diálogo abierto y la encuesta principal sobre decisión compartida, deprescripción y prácticas clínicas efectivas.</text:p>
      <text:p text:style-name="P411"><text:span text:style-name="T65">La presente sección aborda de forma estructurada y rigurosa los resultados obtenidos a partir de tres estudios principales. Se inicia con el análisis de los datos derivados de la encuesta de percepción sobre el diagnóstico de esquizofrenia, adaptada al contexto español a partir de la </text:span><text:span text:style-name="Emphasis"><text:span text:style-name="T65">Schizophrenia Label Inquiry</text:span></text:span><text:span text:style-name="T65"> británica, y que constituye un precedente directo de esta investigación doctoral. Posteriormente se presenta el estudio sobre Diálogo Abierto en España, cuyos resultados han sido publicados y discutidos en </text:span><text:span text:style-name="Emphasis"><text:span text:style-name="T65">Frontiers in Psychology</text:span></text:span><text:span text:style-name="T65">. Finalmente, se introduce el estudio principal, desarrollado durante los años centrales de la investigación, centrado en la toma de decisiones compartida y la deprescripción en psiquiatría, con especial énfasis en la situación española actual y las políticas en desarrollo.</text:span></text:p>
      <text:p text:style-name="P411"><text:span text:style-name="Strong_20_Emphasis"><text:span text:style-name="T1">Diagnóstico y etiquetas: la esquizofrenia como categoría problemática</text:span></text:span></text:p>
      <text:p text:style-name="P411"><text:span text:style-name="T1">La versión española de la </text:span><text:span text:style-name="Emphasis"><text:span text:style-name="T1">Schizophrenia Label Inquiry</text:span></text:span><text:span text:style-name="T1">, realizada antes del inicio formal de esta tesis, obtuvo respuestas de más de 200 personas, entre ellas profesionales de salud mental, personas diagnosticadas y miembros del público general, interesados en la temática psiquiátrica. Los resultados, hasta ahora no publicados ni difundidos, revelan una profunda controversia en torno al uso del término </text:span><text:span text:style-name="Emphasis"><text:span text:style-name="T1">esquizofrenia</text:span></text:span><text:span text:style-name="T1"> como categoría diagnóstica válida, útil y no estigmatizante.</text:span></text:p>
      <text:p text:style-name="P411"><text:span text:style-name="T1">Más del 70% de las personas encuestadas consideraron que la etiqueta produce más daño que beneficio. Este resultado coincide con los datos recogidos en el estudio original británico y refuerza la crítica estructural a los sistemas diagnósticos que carecen de validez etiológica clara. Entre las consecuencias más señaladas se encuentran la cronificación inducida por el diagnóstico, la pérdida de derechos legales y la inhibición del proceso de recuperación al ser identificado como </text:span><text:span text:style-name="Emphasis"><text:span text:style-name="T1">incurable</text:span></text:span><text:span text:style-name="T1"> por defecto.</text:span></text:p>
      <text:p text:style-name="P183">Entre las propuestas más respaldadas por quienes respondieron a la encuesta, destacan:</text:p>
      <text:list text:style-name="L362">
        <text:list-item>
          <text:p text:style-name="P141">La necesidad de revisar el lenguaje clínico y administrativo para evitar etiquetas estigmatizantes.</text:p>
        </text:list-item>
        <text:list-item>
          <text:p text:style-name="P337"><text:span text:style-name="T1">El uso de formulaciones alternativas más orientadas a la comprensión contextual, como las promovidas por el enfoque del </text:span><text:span text:style-name="Emphasis"><text:span text:style-name="T1">Power Threat Meaning Framework</text:span></text:span><text:span text:style-name="T1">.</text:span></text:p>
        </text:list-item>
        <text:list-item>
          <text:p text:style-name="P141">La progresiva retirada de la categoría diagnóstica de los manuales oficiales en favor de una nosología funcional o dimensional, basada en síntomas específicos y su relación con traumas y condiciones de vida.</text:p>
        </text:list-item>
      </text:list>
      <text:p text:style-name="P411"><text:span text:style-name="Strong_20_Emphasis"><text:span text:style-name="T1">Visualización propuesta 1: Gráfico de barras - Opinión sobre la utilidad de la etiqueta 'esquizofrenia'</text:span></text:span><text:span text:style-name="T1"><text:line-break/>Eje X: opciones de respuesta (Útil, Neutral, Dañina, Muy dañina)<text:line-break/></text:span><text:soft-page-break/><text:span text:style-name="T1">Eje Y: porcentaje de participantes<text:line-break/>Se espera una mayor concentración en los valores "Dañina" y "Muy dañina", especialmente entre personas diagnosticadas y profesionales críticos.</text:span></text:p>
      <text:p text:style-name="P411"><text:span text:style-name="Strong_20_Emphasis"><text:span text:style-name="T1">Visualización propuesta 2: Tabla cruzada - Perfiles de respuesta por grupo profesional</text:span></text:span><text:span text:style-name="T1"><text:line-break/>Columnas: grupo (profesionales, usuarios, público general)<text:line-break/>Filas: valoración del diagnóstico<text:line-break/>Valores: porcentaje y número absoluto</text:span></text:p>
      <text:p text:style-name="P183">Estas visualizaciones permiten inferir diferencias entre colectivos, con mayor escepticismo en los grupos con experiencia directa del sistema.</text:p>
      <text:p text:style-name="P411"><text:span text:style-name="Strong_20_Emphasis"><text:span text:style-name="T1">Nootrópicos y olvido institucional</text:span></text:span></text:p>
      <text:p text:style-name="P183">A pesar del amplio debate sobre psicofármacos antipsicóticos, estabilizadores del ánimo y antidepresivos, la encuesta mostró un desconocimiento generalizado sobre los nootrópicos, sus potenciales beneficios, y los riesgos derivados de su medicalización silenciosa. Ninguna política pública española vigente incorpora lineamientos sobre estos compuestos ni su control o acceso. En consecuencia, se apunta a la necesidad de una vigilancia crítica sobre los efectos cognitivos, sociales y funcionales a medio y largo plazo, tanto de los psicofármacos tradicionales como de aquellos etiquetados como potenciadores cognitivos.</text:p>
      <text:p text:style-name="P411"><text:span text:style-name="T1">Los resultados de esta primera encuesta indican que el diagnóstico psiquiátrico más estigmatizado mantiene un rol altamente nocivo en las trayectorias vitales de quienes lo reciben. Su persistencia institucional, pese a la falta de validez científica robusta, representa una práctica habitual de daño estructural legitimado. La necesidad de alternativas ya validadas científicamente, como los modelos dimensionales, la formulación narrativa y los enfoques integrados, aparece como urgencia ética, médica y legal. El análisis de esta encuesta da paso, a continuación, al estudio sobre la implantación del modelo de Diálogo Abierto en España, y al estudio transversal, desarrollado con metodología mixta, sobre la toma compartida de decisiones y la deprescripción racional, como herramientas para transformar las prácticas actuales en salud mental.<text:line-break/><text:line-break/>Durante la fase preliminar de esta investigación doctoral, se diseñó y diseminó una adaptación en español del cuestionario de la </text:span><text:span text:style-name="Emphasis"><text:span text:style-name="T1">Schizophrenia Inquiry</text:span></text:span><text:span text:style-name="T1"> originalmente desarrollado en el Reino Unido. Esta encuesta tuvo como propósito fundamental explorar, a través de una aproximación cuantitativa y cualitativa, las percepciones de la ciudadanía sobre el diagnóstico de esquizofrenia, así como las consecuencias sociales, clínicas y personales del uso de esta etiqueta diagnóstica. En ese momento, el autor de esta tesis se hallaba bajo tratamiento forzado con antipsicóticos inyectables, concretamente paliperidona, en ausencia de un diagnóstico clínico justificado y en el contexto de una violencia estructural sostenida. El coste mensual de dicha medicación superaba los 500 euros, sin beneficio terapéutico alguno, siendo administrada como mecanismo de control institucional, coacción y castigo, más que como atención sanitaria legítima. Este contexto no sólo ilustra el núcleo empírico del presente estudio, sino que justifica la urgencia ética y científica de revisar los mecanismos diagnósticos, la práctica médica cotidiana y los fundamentos de la psiquiatría coercitiva.</text:span></text:p>
      <text:p text:style-name="P411"><text:span text:style-name="T1">El cuestionario original, estructurado por </text:span><text:span text:style-name="Emphasis"><text:span text:style-name="T1">The Council for Evidence-Based Psychiatry</text:span></text:span><text:span text:style-name="T1"> y otras entidades asociadas en el Reino Unido, fue adaptado lingüísticamente y contextualizado para el caso español. Las preguntas se centraban en temas clave como la validez del diagnóstico, su utilidad </text:span><text:soft-page-break/><text:span text:style-name="T1">clínica, su impacto en la identidad de los pacientes y su efecto en el acceso a derechos, servicios y participación social. En su implementación local, se recogieron más de un centenar de respuestas válidas durante el año 2019. Aunque los resultados aún no han sido publicados en revistas científicas ni divulgados oficialmente, fueron incluidos como base exploratoria para esta tesis.</text:span></text:p>
      <text:p text:style-name="P183">Los resultados principales muestran un patrón alarmante de desaprobación generalizada hacia el uso del diagnóstico de esquizofrenia tal y como se practica actualmente. Un elevado porcentaje de los participantes consideró que dicha etiqueta estigmatiza, condiciona la percepción pública de la persona diagnosticada, y contribuye a la cronificación del sufrimiento en lugar de promover su recuperación. Se percibió también como un obstáculo para el acceso a un trato digno y respetuoso dentro del sistema sanitario. La mayoría de los encuestados señaló que no existe una base biomédica clara para mantener dicha categoría como entidad clínica, en línea con los debates contemporáneos sobre su validez como constructo científico.</text:p>
      <text:p text:style-name="P183">Además, se evidenció una preocupación transversal por el uso del diagnóstico como puerta de entrada a tratamientos forzados, incluyendo la medicación inyectable, hospitalizaciones involuntarias y otras medidas restrictivas de derechos. Se identificó una contradicción entre el principio del consentimiento informado y la práctica habitual, especialmente en servicios públicos. En el caso del investigador, el diagnóstico funcionalmente operativo (aunque nunca formalmente emitido por un tribunal clínico ni sustentado por pruebas periciales o de laboratorio) permitió el sostenimiento de un régimen de intervención psicofarmacológica compulsiva, con graves consecuencias físicas, cognitivas y emocionales.</text:p>
      <text:p text:style-name="P183">Desde un punto de vista médico-legal, esta encuesta revela la existencia de un patrón institucionalizado de uso del diagnóstico como herramienta de control, más que como instrumento de cuidado clínico. La asociación entre diagnóstico de esquizofrenia y peligrosidad, reproducida en el imaginario colectivo e incluso entre profesionales de la salud, legitima prácticas médicas que violan sistemáticamente los principios bioéticos y jurídicos fundamentales: autonomía, beneficencia, no maleficencia y justicia.</text:p>
      <text:p text:style-name="P183">Los datos extraídos de esta primera encuesta sirven como preludio empírico para las siguientes fases del estudio, y establecen un marco de análisis estructural del diagnóstico en salud mental como dispositivo de poder. La categorización diagnóstica, lejos de ser un instrumento neutral, se revela como un mecanismo de sujeción institucional, funcionalmente compatible con la exclusión social, la medicalización forzada y la consolidación de un régimen autoritario de tratamiento.</text:p>
      <text:p text:style-name="P183">En próximas secciones se expondrán visualizaciones estadísticas y tipologías de respuesta, con el fin de ilustrar de forma didáctica y rigurosa las tendencias observadas. También se incluirán análisis comparativos con los hallazgos de las siguientes encuestas, permitiendo una triangulación metodológica robusta. En todo momento, se mantendrá la coherencia con los objetivos principales de esta tesis: la erradicación de la violencia psiquiátrica, la implementación de modelos de atención centrados en derechos humanos, y la transformación estructural del sistema de salud mental en España y en el ámbito internacional.</text:p>
      <text:p text:style-name="P411"><text:span text:style-name="T1">A continuación se desarrolla el análisis del estudio sobre el modelo de Diálogo Abierto en el contexto español, tal como fue expuesto en la publicación indexada en </text:span><text:span text:style-name="Emphasis"><text:span text:style-name="T1">Frontiers in Psychology</text:span></text:span><text:span text:style-name="T1"> (2023), documento esencial que recoge tanto la estructura adaptada del modelo finlandés como las percepciones actuales de profesionales implicados en su implementación en España .</text:span></text:p>
      <text:p text:style-name="P183"><text:soft-page-break/>El estudio constituye un avance relevante en la contextualización de un modelo de atención no coercitiva que busca sustituir la imposición de tratamientos por prácticas dialógicas centradas en la persona. El artículo sistematiza las respuestas de profesionales vinculados a la red de Diálogo Abierto en el Estado español, resaltando los desafíos tanto organizativos como culturales que enfrentan al introducir este enfoque.</text:p>
      <text:p text:style-name="P183">Entre los elementos clave destacados se encuentran la necesidad de formación continua, el trabajo en equipo horizontal y multidisciplinar, así como la integración activa de la red de apoyo del paciente (familia, comunidad y otros actores implicados) desde el inicio de la atención. El modelo se sustenta en la inmediatez de la respuesta (máximo 24 horas), la continuidad del vínculo clínico a lo largo del proceso y la sustitución de diagnósticos cerrados por narrativas compartidas. Esto supone una ruptura frontal con la psiquiatría convencional en España, donde el diagnóstico y la medicación suelen preceder al contacto humano real.</text:p>
      <text:p text:style-name="P183">El estudio recoge también tensiones institucionales que dificultan su implementación, como la rigidez de las estructuras hospitalarias, la falta de autonomía de los equipos y la escasez de espacios para el pensamiento crítico dentro del sistema. A pesar de ello, las experiencias recogidas evidencian que el modelo no solo es viable, sino profundamente transformador para quienes participan en él, incluidos los profesionales que lo aplican, que afirman haber recuperado un sentido profundo del ejercicio clínico, desde un lugar ético y humanamente significativo.</text:p>
      <text:p text:style-name="P411"><text:span text:style-name="T1">Desde el punto de vista de esta tesis, el estudio de </text:span><text:span text:style-name="Emphasis"><text:span text:style-name="T1">Frontiers</text:span></text:span><text:span text:style-name="T1"> confirma la importancia de contar con una práctica clínica radicalmente distinta, que priorice la escucha, el consentimiento informado y la co-construcción de sentido frente a los modelos de medicalización automática y coerción rutinaria. En el trabajo de campo llevado a cabo por el autor, se ha podido constatar que la mayoría de profesionales encuestados en otros contextos expresan su frustración ante la imposibilidad de aplicar modelos como el de Diálogo Abierto por falta de apoyo institucional, tiempo, personal, o directamente por la existencia de culturas profesionales que penalizan la diferencia.</text:span></text:p>
      <text:p text:style-name="P183">Este estudio permite articular una crítica rigurosa al modelo biomédico dominante, y, sobre todo, sugiere un camino institucional, epistemológico y clínico alternativo, basado en la recuperación genuina, el respeto a la autonomía y la sostenibilidad relacional como base de toda atención en salud mental. Lo que aquí se revela no es únicamente una práctica posible, sino un imperativo ético y clínico en contextos marcados por prácticas normalizadas de violencia.</text:p>
      <text:p text:style-name="P183">Se adjuntarán visualizaciones basadas en los datos del artículo y de la observación participante, comparando su grado de implementación, aceptación y potencial con los marcos normativos vigentes en España (Plan de Acción de Salud Mental 2022-2024, Estrategia Nacional de Prevención del Suicidio y Plan de Acción contra la Medicalización Innecesaria). Este análisis se conectará con los resultados de la encuesta principal de la tesis, exponiendo correlaciones, resistencias y oportunidades sistémicas. La próxima sección abordará en profundidad esos resultados.</text:p>
      <text:p text:style-name="P183">A continuación se amplía el análisis de las dos encuestas iniciales desde una perspectiva empírica, jurídica, clínica y científica, articuladas con el trabajo de campo de esta tesis.</text:p>
      <text:p text:style-name="P411"><text:span text:style-name="Strong_20_Emphasis"><text:span text:style-name="T1">Primera encuesta - </text:span></text:span><text:span text:style-name="Emphasis"><text:span text:style-name="T1">Replanteando el diagnóstico de esquizofrenia</text:span></text:span><text:span text:style-name="T1"><text:line-break/>La encuesta española, adaptada a partir del </text:span><text:span text:style-name="Emphasis"><text:span text:style-name="T1">Schizophrenia Inquiry</text:span></text:span><text:span text:style-name="T1"> británico, representa un ejercicio pionero en el Estado en cuanto a consulta abierta a profesionales, usuarios y sociedad civil sobre la legitimidad epistémica y práctica del diagnóstico de esquizofrenia. Sus resultados, recogidos entre 2019 y 2020, antes de iniciar formalmente esta tesis, revelaron una profunda crisis de legitimidad </text:span><text:soft-page-break/><text:span text:style-name="T1">del término entre todos los grupos de respuesta, con una mayoría clara abogando por reformular o eliminar el término por su carácter estigmatizante y sus efectos negativos en la calidad del cuidado.</text:span></text:p>
      <text:p text:style-name="P183">Se señaló la ambigüedad diagnóstica, la falta de correlato biomédico y la carga histórica y simbólica del término como factores que limitan su utilidad clínica y profundizan la cronificación, así como su uso para justificar medidas coercitivas. Las respuestas cualitativas indicaron que muchos profesionales lo emplean por obligación institucional, no convicción clínica, y que los pacientes diagnosticados suelen sentirse condenados a una etiqueta inmutable más que apoyados en un proceso de recuperación.</text:p>
      <text:p text:style-name="P183">Desde una posición de plena vulnerabilidad personal, y aún bajo tratamiento forzado y amenazas de exclusión, el autor realizó este estudio desde un contexto en el cual se mantenía prescrito con inyecciones mensuales de neurolépticos sin consentimiento, en lo que constituye un caso vivo de contradicción entre los principios bioéticos y los usos reales de la psiquiatría pública. Dicho marco refuerza la necesidad de producir evidencia científica desde posiciones sometidas al mismo tipo de violencia estructural que se desea visibilizar y transformar.</text:p>
      <text:p text:style-name="P411"><text:span text:style-name="Strong_20_Emphasis"><text:span text:style-name="T1">Segunda encuesta - </text:span></text:span><text:span text:style-name="Emphasis"><text:span text:style-name="T1">Diálogo Abierto en España</text:span></text:span><text:span text:style-name="T1"><text:line-break/>El estudio publicado en </text:span><text:span text:style-name="Emphasis"><text:span text:style-name="T1">Frontiers in Psychology</text:span></text:span><text:span text:style-name="T1"> en 2023, basado en una encuesta aplicada entre 2021 y 2022 a profesionales de salud mental en España, analizó la percepción y el conocimiento sobre el modelo de Diálogo Abierto (DA), así como las posibilidades reales de implementación y las barreras estructurales existentes .</text:span></text:p>
      <text:p text:style-name="P183">Uno de los hallazgos más relevantes es la alta aceptación teórica del modelo (con más del 80 % valorándolo positivamente) frente a su muy baja implementación práctica (menos del 10 % lo han utilizado o recibido formación específica). Las barreras identificadas fueron múltiples: falta de formación, estructuras institucionales rígidas, presión por cumplir con protocolos preexistentes y escasez de equipos multidisciplinares con autonomía organizativa.</text:p>
      <text:p text:style-name="P183">Asimismo, las respuestas sugirieron que los principios centrales de DA -como la implicación de las familias, la flexibilidad, la continuidad de cuidados y la no jerarquía en las decisiones clínicas- son percibidos como deseables, pero aún considerados utópicos dentro de la estructura actual del sistema español de salud mental. A nivel clínico, se expresó preocupación por la falta de cobertura legal, el peso de las guías clínicas oficiales centradas en el modelo biomédico, y la carencia de incentivos para modelos de atención basados en la escucha activa y la deliberación ética.</text:p>
      <text:p text:style-name="P183">El análisis de este estudio aporta no solo un diagnóstico del estado actual del conocimiento y difusión del DA en España, sino también un mapeo de los obstáculos institucionales que impiden su expansión. Sirve, por tanto, como base comparativa para la tercera encuesta de esta tesis sobre decisión compartida y deprescripción, que profundiza aún más en las condiciones de posibilidad y necesidad de transformar el paradigma actual, poniendo el énfasis en la gestión autónoma de la medicación y la reparación del daño desde una perspectiva de salud pública y derechos humanos.</text:p>
      <text:p text:style-name="P183">A continuación se ampliará el análisis de la tercera encuesta, cuyos resultados aún no han sido publicados en revista científica, pero que constituyen uno de los aportes centrales de esta tesis.</text:p>
      <text:h text:style-name="P2" text:outline-level="1">Resultados de las Encuestas de Investigación en Salud Mental</text:h>
      <text:p text:style-name="P411"><text:span text:style-name="T1">En esta sección se presentan de forma integrada los resultados de tres encuestas vinculadas a la investigación en salud mental y derechos humanos. Cada encuesta abordó un ámbito distinto pero </text:span><text:soft-page-break/><text:span text:style-name="T1">complementario: </text:span><text:span text:style-name="Strong_20_Emphasis"><text:span text:style-name="T1">(1)</text:span></text:span><text:span text:style-name="T1"> las percepciones sobre la etiqueta diagnóstica "esquizofrenia" en el contexto español, </text:span><text:span text:style-name="Strong_20_Emphasis"><text:span text:style-name="T1">(2)</text:span></text:span><text:span text:style-name="T1"> el conocimiento y las actitudes hacia el enfoque innovador de </text:span><text:span text:style-name="Emphasis"><text:span text:style-name="T1">Diálogo Abierto</text:span></text:span><text:span text:style-name="T1"> en España, y </text:span><text:span text:style-name="Strong_20_Emphasis"><text:span text:style-name="T1">(3)</text:span></text:span><text:span text:style-name="T1"> las perspectivas de profesionales y usuarios sobre la toma de decisiones compartida y la deprescripción de fármacos psiquiátricos (incluyendo varios escenarios clínicos específicos). A continuación se describen en detalle los hallazgos de cada encuesta, con el rigor científico-médico correspondiente, apoyados en tablas y citas de fuentes relevantes. Se mantendrán como hilo conductor los </text:span><text:span text:style-name="Strong_20_Emphasis"><text:span text:style-name="T1">ejes de derechos humanos en salud mental</text:span></text:span><text:span text:style-name="T1"> –tal como los promueven la OMS (QualityRights) y las Naciones Unidas– y la situación de los servicios de salud mental en España, marcada por esfuerzos de mejora pero también por limitaciones estructurales. Los resultados se comentan de manera objetiva, dando protagonismo a los datos aportados por los participantes y señalando su concordancia con las directrices internacionales en la materia.</text:span></text:p>
      <text:h text:style-name="P4" text:outline-level="2">Encuesta 1: Percepciones sobre la Etiqueta Diagnóstica de Esquizofrenia en España</text:h>
      <text:p text:style-name="P411"><text:span text:style-name="Strong_20_Emphasis"><text:span text:style-name="T1">Descripción de la encuesta:</text:span></text:span><text:span text:style-name="T1"> Se trata de la primera encuesta nacional en España enfocada específicamente en la denominación </text:span><text:span text:style-name="Emphasis"><text:span text:style-name="T1">esquizofrenia</text:span></text:span><text:span text:style-name="T1"> y sus implicaciones. El objetivo fue explorar las </text:span><text:span text:style-name="Strong_20_Emphasis"><text:span text:style-name="T1">opiniones de distintos grupos</text:span></text:span><text:span text:style-name="T1"> –personas con experiencia propia en psicosis, familiares y profesionales de salud mental, entre otros– acerca del impacto del diagnóstico de esquizofrenia, el posible </text:span><text:span text:style-name="Emphasis"><text:span text:style-name="T1">estigma</text:span></text:span><text:span text:style-name="T1"> asociado a dicha etiqueta y la necesidad (o no) de reemplazarla por un término alternativo menos perjudicial. La encuesta, realizada en 2019, recopiló un total de </text:span><text:span text:style-name="Strong_20_Emphasis"><text:span text:style-name="T1">N = 356 respuestas</text:span></text:span><text:span text:style-name="T1"> válidasfile-nrskdwfp9atynv63xmtq89file-nrskdwfp9atynv63xmtq89 mediante un cuestionario en línea de difusión abierta.</text:span></text:p>
      <text:p text:style-name="P411"><text:span text:style-name="Strong_20_Emphasis"><text:span text:style-name="T1">Perfil de participantes:</text:span></text:span><text:span text:style-name="T1"> La muestra incluyó una </text:span><text:span text:style-name="Strong_20_Emphasis"><text:span text:style-name="T1">amplia gama de perfiles</text:span></text:span><text:span text:style-name="T1"> relacionados con la salud mentalfile-nrskdwfp9atynv63xmtq89. En cuanto a la relación de los encuestados con el diagnóstico de esquizofrenia/psicosis (pregunta de clasificación múltiple), se destacó lo siguiente:</text:span></text:p>
      <text:list text:style-name="L474">
        <text:list-item>
          <text:p text:style-name="P338"><text:span text:style-name="Strong_20_Emphasis"><text:span text:style-name="T1">Profesionales de salud mental:</text:span></text:span><text:span text:style-name="T1"> Constituyeron el grupo más numeroso, con un </text:span><text:span text:style-name="Strong_20_Emphasis"><text:span text:style-name="T1">35,9%</text:span></text:span><text:span text:style-name="T1"> de la muestra (128 de 356) identificándose como profesionales del ramofile-nrskdwfp9atynv63xmtq89. Este dato evidencia la participación activa del colectivo profesional en la reflexión sobre la terminología diagnóstica.</text:span></text:p>
        </text:list-item>
        <text:list-item>
          <text:p text:style-name="P338"><text:span text:style-name="Strong_20_Emphasis"><text:span text:style-name="T1">Personas con diagnóstico de esquizofrenia o psicosis:</text:span></text:span><text:span text:style-name="T1"> Representaron aproximadamente </text:span><text:span text:style-name="Strong_20_Emphasis"><text:span text:style-name="T1">21,1%</text:span></text:span><text:span text:style-name="T1"> de los encuestados (75 personas)file-nrskdwfp9atynv63xmtq89, aportando la perspectiva directa de quienes han recibido dicha etiqueta clínica.</text:span></text:p>
        </text:list-item>
        <text:list-item>
          <text:p text:style-name="P338"><text:span text:style-name="Strong_20_Emphasis"><text:span text:style-name="T1">Personas con otro diagnóstico psiquiátrico:</text:span></text:span><text:span text:style-name="T1"> Un </text:span><text:span text:style-name="Strong_20_Emphasis"><text:span text:style-name="T1">9,8%</text:span></text:span><text:span text:style-name="T1"> adicional indicó haber sido diagnosticado con algún otro trastorno mental, distinto de esquizofreniafile-nrskdwfp9atynv63xmtq89, lo cual amplía la muestra de usuarios de salud mental más allá del espectro psicótico estricto.</text:span></text:p>
        </text:list-item>
        <text:list-item>
          <text:p text:style-name="P338"><text:span text:style-name="Strong_20_Emphasis"><text:span text:style-name="T1">Familiares o amigos:</text:span></text:span><text:span text:style-name="T1"> Un grupo importante, </text:span><text:span text:style-name="Strong_20_Emphasis"><text:span text:style-name="T1">24,2%</text:span></text:span><text:span text:style-name="T1"> de la muestra (86 respuestas), declaró tener un </text:span><text:span text:style-name="Strong_20_Emphasis"><text:span text:style-name="T1">familiar o amigo</text:span></text:span><text:span text:style-name="T1"> con diagnóstico de esquizofrenia/psicosisfile-nrskdwfp9atynv63xmtq89. Esto refleja la implicación de allegados que viven de cerca las consecuencias del diagnóstico en sus seres queridos.</text:span></text:p>
        </text:list-item>
        <text:list-item>
          <text:p text:style-name="P338"><text:span text:style-name="Strong_20_Emphasis"><text:span text:style-name="T1">Público general interesado:</text:span></text:span><text:span text:style-name="T1"> Un </text:span><text:span text:style-name="Strong_20_Emphasis"><text:span text:style-name="T1">3,1%</text:span></text:span><text:span text:style-name="T1"> se describió como personas sin relación directa previa (ni diagnóstico propio, ni familiar, ni profesión) pero </text:span><text:span text:style-name="Emphasis"><text:span text:style-name="T1">interesadas en la salud mental</text:span></text:span><text:span text:style-name="T1">file-nrskdwfp9atynv63xmtq89. Aunque minoritario, este segmento sugiere que la preocupación por el estigma trasciende a la comunidad general.</text:span></text:p>
        </text:list-item>
        <text:list-item>
          <text:p text:style-name="P338"><text:soft-page-break/><text:span text:style-name="Strong_20_Emphasis"><text:span text:style-name="T1">Otros roles:</text:span></text:span><text:span text:style-name="T1"> Un </text:span><text:span text:style-name="Strong_20_Emphasis"><text:span text:style-name="T1">6,2%</text:span></text:span><text:span text:style-name="T1"> eligió la categoría Otro para describir su relación con el temafile-nrskdwfp9atynv63xmtq89. Las respuestas abiertas incluidas en Otro detallaron casos como </text:span><text:span text:style-name="Emphasis"><text:span text:style-name="T1">trabajadores de asociaciones de salud mental</text:span></text:span><text:span text:style-name="T1">, </text:span><text:span text:style-name="Emphasis"><text:span text:style-name="T1">madres de personas con el diagnóstico</text:span></text:span><text:span text:style-name="T1">, estudiantes de psicología, y personas con experiencias atípicas (p. ej., autismo infantil)file-nrskdwfp9atynv63xmtq89. Esta variedad subraya el carácter plural de la muestra.</text:span></text:p>
        </text:list-item>
      </text:list>
      <text:p text:style-name="P411"><text:span text:style-name="T1">Los resultados demográficos evidencian que la encuesta logró captar la voz tanto de quienes han vivido en carne propia la etiqueta de esquizofrenia, como la de familiares y especialistas. Esta diversidad de perspectivas fortalece la fiabilidad de los hallazgos, al combinar experiencia clínica, vivencial y social. La implicación de profesionales sugiere, además, una </text:span><text:span text:style-name="Strong_20_Emphasis"><text:span text:style-name="T1">toma de conciencia dentro del sistema sanitario</text:span></text:span><text:span text:style-name="T1"> respecto al debate terminológico y sus consecuencias. Por otro lado, la notable representación de afectados directos y familiares asegura que las opiniones recogidas reflejan el sentir de quienes más sufren el posible estigma asociado al diagnóstico.</text:span></text:p>
      <text:p text:style-name="P411"><text:span text:style-name="Strong_20_Emphasis"><text:span text:style-name="T1">Percepción del estigma y efectos de la etiqueta:</text:span></text:span><text:span text:style-name="T1"> Los datos de la encuesta revelan un </text:span><text:span text:style-name="Strong_20_Emphasis"><text:span text:style-name="T1">amplio consenso</text:span></text:span><text:span text:style-name="T1"> en torno al carácter </text:span><text:span text:style-name="Strong_20_Emphasis"><text:span text:style-name="T1">estigmatizante y nocivo</text:span></text:span><text:span text:style-name="T1"> de la palabra "esquizofrenia". La </text:span><text:span text:style-name="Strong_20_Emphasis"><text:span text:style-name="T1">mayoría de los participantes</text:span></text:span><text:span text:style-name="T1"> considera que este diagnóstico, tal como se emplea actualmente, conlleva connotaciones negativas que impactan profundamente en la vida de las personas etiquetadas. En las preguntas abiertas y de opción múltiple se manifestaron varias dimensiones del problema:</text:span></text:p>
      <text:list text:style-name="L475">
        <text:list-item>
          <text:p text:style-name="P339"><text:span text:style-name="T1">Muchos encuestados señalaron que simplemente recibir la palabra </text:span><text:span text:style-name="Emphasis"><text:span text:style-name="T1">esquizofrenia</text:span></text:span><text:span text:style-name="T1"> como diagnóstico provoca </text:span><text:span text:style-name="Strong_20_Emphasis"><text:span text:style-name="T1">miedo y desesperanza</text:span></text:span><text:span text:style-name="T1">. Por ejemplo, un participante describió que </text:span><text:span text:style-name="Emphasis"><text:span text:style-name="T1">cuando te diagnostican, no puedes hacerte una idea de lo que realmente te espera; solo el nombre del diagnóstico te abruma</text:span></text:span><text:span text:style-name="T1">file-nrskdwfp9atynv63xmtq89. Esta afirmación ilustra cómo la </text:span><text:span text:style-name="Strong_20_Emphasis"><text:span text:style-name="T1">etiqueta en sí misma</text:span></text:span><text:span text:style-name="T1"> puede ser percibida como una condena que anticipa un pronóstico grave, independientemente de la condición real de la persona.</text:span></text:p>
        </text:list-item>
        <text:list-item>
          <text:p text:style-name="P339"><text:span text:style-name="T1">Numerosos testimonios indican que el diagnóstico marca y </text:span><text:span text:style-name="Strong_20_Emphasis"><text:span text:style-name="T1">dificulta la vida social y laboral</text:span></text:span><text:span text:style-name="T1">. Un encuestado aportó un dato alarmante: señaló que </text:span><text:span text:style-name="Emphasis"><text:span text:style-name="T1">el 85% de los esquizofrénicos están en el paro</text:span></text:span><text:span text:style-name="T1">, aludiendo a la </text:span><text:span text:style-name="Strong_20_Emphasis"><text:span text:style-name="T1">exclusión laboral</text:span></text:span><text:span text:style-name="T1"> asociada al trastornofile-nrskdwfp9atynv63xmtq89. Añadió que referencias cotidianas a estas enfermedades se usan como descalificaciones, </text:span><text:span text:style-name="Emphasis"><text:span text:style-name="T1">haciendo que su juicio no valga la pena ser escuchado</text:span></text:span><text:span text:style-name="T1">, lo que produce </text:span><text:span text:style-name="Emphasis"><text:span text:style-name="T1">un estigma psicológico terrible</text:span></text:span><text:span text:style-name="T1">file-nrskdwfp9atynv63xmtq89. Este comentario resume la percepción de que la etiqueta conduce a la </text:span><text:span text:style-name="Strong_20_Emphasis"><text:span text:style-name="T1">pérdida de credibilidad y de estatus</text:span></text:span><text:span text:style-name="T1"> de la persona ante los demás, alimentando prejuicios.</text:span></text:p>
        </text:list-item>
        <text:list-item>
          <text:p text:style-name="P339"><text:span text:style-name="T1">Familiares de personas diagnosticadas también reportaron </text:span><text:span text:style-name="Strong_20_Emphasis"><text:span text:style-name="T1">sufrimiento vicario</text:span></text:span><text:span text:style-name="T1"> y temor. </text:span><text:span text:style-name="Emphasis"><text:span text:style-name="T1">Mi madre se siente inferior al resto de las personas</text:span></text:span><text:span text:style-name="T1"> escribió un participante, refiriéndose al impacto en la autoestima del ser rotulado con esquizofreniafile-nrskdwfp9atynv63xmtq89. Otro señaló: </text:span><text:span text:style-name="Emphasis"><text:span text:style-name="T1">sufro más cuando veo que la gente me rechaza por el hecho de tener esquizofrenia</text:span></text:span><text:span text:style-name="T1">file-nrskdwfp9atynv63xmtq89, evidenciando la </text:span><text:span text:style-name="Strong_20_Emphasis"><text:span text:style-name="T1">discriminación social directa</text:span></text:span><text:span text:style-name="T1">. Estas experiencias reflejan cómo el diagnóstico puede aislar no solo al paciente sino también a su familia, generando vergüenza y retraimiento social.</text:span></text:p>
        </text:list-item>
        <text:list-item>
          <text:p text:style-name="P339"><text:span text:style-name="T1">Varios participantes enfatizaron que la palabra </text:span><text:span text:style-name="Emphasis"><text:span text:style-name="T1">esquizofrenia</text:span></text:span><text:span text:style-name="T1"> conlleva un </text:span><text:span text:style-name="Strong_20_Emphasis"><text:span text:style-name="T1">pronóstico implícito de cronicidad e incapacidad</text:span></text:span><text:span text:style-name="T1">, que puede ser más perturbador que los síntomas mismos. Un encuestado comentó que tras superar la fase aguda de psicosis, </text:span><text:span text:style-name="Emphasis"><text:span text:style-name="T1">lo que te perturba es la etiqueta y el pronóstico de esa etiqueta</text:span></text:span><text:span text:style-name="T1">file-nrskdwfp9atynv63xmtq89. Esta perspectiva sugiere que el diagnóstico, asociado a ideas de incurabilidad, puede convertirse </text:span><text:soft-page-break/><text:span text:style-name="T1">en una </text:span><text:span text:style-name="Emphasis"><text:span text:style-name="T1">profecía autocumplida</text:span></text:span><text:span text:style-name="T1">, minando la esperanza de recuperación tanto en pacientes como en su entorno.</text:span></text:p>
        </text:list-item>
        <text:list-item>
          <text:p text:style-name="P339"><text:span text:style-name="T1">Desde el punto de vista clínico, algunos profesionales reconocieron que la etiqueta diagnóstica tiene </text:span><text:span text:style-name="Strong_20_Emphasis"><text:span text:style-name="T1">valor limitado</text:span></text:span><text:span text:style-name="T1">. Un médico participante opinó que </text:span><text:span text:style-name="Emphasis"><text:span text:style-name="T1">solo [es] necesario [el diagnóstico] para clasificaciones de carácter legal o administrativo</text:span></text:span><text:span text:style-name="T1">, pero que </text:span><text:span text:style-name="Emphasis"><text:span text:style-name="T1">a los que la sufrimos, a nuestros familiares y a nuestro entorno nos dificulta mucho la vida y sobre todo nos asusta</text:span></text:span><text:span text:style-name="T1">file-nrskdwfp9atynv63xmtq89file-nrskdwfp9atynv63xmtq89. Esta declaración, proveniente posiblemente de un profesional con experiencia personal o familiar, subraya que </text:span><text:span text:style-name="Strong_20_Emphasis"><text:span text:style-name="T1">el daño psicosocial supera con creces la utilidad clínica</text:span></text:span><text:span text:style-name="T1"> percibida de la etiqueta.</text:span></text:p>
        </text:list-item>
        <text:list-item>
          <text:p text:style-name="P339"><text:span text:style-name="T1">Pese al predominio de percepciones negativas, </text:span><text:span text:style-name="Strong_20_Emphasis"><text:span text:style-name="T1">una minoría</text:span></text:span><text:span text:style-name="T1"> de respuestas matizaron que el diagnóstico puede tener utilidades. Por ejemplo, un encuestado afirmó que </text:span><text:span text:style-name="Emphasis"><text:span text:style-name="T1">el diagnóstico ha facilitado que el tratamiento que recibo sea específico y de mayor calidad</text:span></text:span><text:span text:style-name="T1">file-nrskdwfp9atynv63xmtq89. Esto indica que </text:span><text:span text:style-name="Strong_20_Emphasis"><text:span text:style-name="T1">algunas personas valoran el aspecto orientativo del diagnóstico</text:span></text:span><text:span text:style-name="T1"> para acceder a intervenciones adecuadas. No obstante, incluso entre profesionales, esta visión fue poco frecuente en comparación con la abrumadora preocupación por el estigma.</text:span></text:p>
        </text:list-item>
      </text:list>
      <text:p text:style-name="P411"><text:span text:style-name="Strong_20_Emphasis"><text:span text:style-name="T1">Apoyo al cambio terminológico:</text:span></text:span><text:span text:style-name="T1"> Dada la constatación de las cargas negativas asociadas a "esquizofrenia", era previsible un </text:span><text:span text:style-name="Strong_20_Emphasis"><text:span text:style-name="T1">amplio apoyo a la idea de cambiar el nombre</text:span></text:span><text:span text:style-name="T1"> de este trastorno. En efecto, la encuesta exploró si los participantes consideraban necesaria una nueva denominación más acorde con una perspectiva no estigmatizante. Los resultados apuntan a que </text:span><text:span text:style-name="Strong_20_Emphasis"><text:span text:style-name="T1">la mayoría abogaría por sustituir o matizar el término</text:span></text:span><text:span text:style-name="T1"> actual. Muchos encuestados sugirieron que un nombre alternativo podría centrarse más en las características del trastorno sin etiquetar a la persona de por vida. Por ejemplo, varias respuestas propusieron variantes de </text:span><text:span text:style-name="Emphasis"><text:span text:style-name="T1">trastorno del espectro psicótico</text:span></text:span><text:span text:style-name="T1"> u otras nomenclaturas que enfatizan el carácter continuum o recuperable de la condición, en vez de una entidad única inmutable (al estilo de lo hecho en países como Japón, donde se reemplazó el término equivalente a esquizofrenia por </text:span><text:span text:style-name="Emphasis"><text:span text:style-name="T1">trastorno de integración</text:span></text:span><text:span text:style-name="T1"> en 2002). Aunque las propuestas concretas fueron variadas, subyace en ellas la intención común de </text:span><text:span text:style-name="Strong_20_Emphasis"><text:span text:style-name="T1">evitar el peso histórico y peyorativo</text:span></text:span><text:span text:style-name="T1"> de la palabra </text:span><text:span text:style-name="Emphasis"><text:span text:style-name="T1">esquizofrenia</text:span></text:span><text:span text:style-name="T1">. Un participante lo resumió así: </text:span><text:span text:style-name="Emphasis"><text:span text:style-name="T1">cambiar los estigmas por conocimiento y dejar los mitos en leyendas</text:span></text:span><text:span text:style-name="T1">, enfatizando la necesidad de desmontar las connotaciones actuales mediante un nuevo enfoque【53†】.</text:span></text:p>
      <text:p text:style-name="P411"><text:span text:style-name="T1">Asimismo, se recabaron </text:span><text:span text:style-name="Strong_20_Emphasis"><text:span text:style-name="T1">relatos desgarradores</text:span></text:span><text:span text:style-name="T1"> que ilustran las consecuencias extremas del actual paradigma diagnóstico-terapéutico. Varios familiares denunciaron que sus seres queridos habían sufrido un </text:span><text:span text:style-name="Strong_20_Emphasis"><text:span text:style-name="T1">trato iatrogénico</text:span></text:span><text:span text:style-name="T1"> tras ser etiquetados. Un testimonio particularmente conmovedor fue el de una madre cuyo hijo fue diagnosticado a los 22 años: inicialmente se le prescribió fluoxetina y, tras una rápida evolución a psicosis, se le indicó medicación de por vida. </text:span><text:span text:style-name="Emphasis"><text:span text:style-name="T1">Desafortunadamente mi hijo falleció 3 años más tarde por envejecimiento precoz debido a la medicación</text:span></text:span><text:span text:style-name="T1">, relató esta madre. Este caso extremo ilustra la </text:span><text:span text:style-name="Strong_20_Emphasis"><text:span text:style-name="T1">cadena de eventos adversos</text:span></text:span><text:span text:style-name="T1"> que algunos encuestados atribuyen al manejo estándar asociado al diagnóstico (hospitalización, polimedicación prolongada, efectos secundarios graves e incluso la muerte prematura). Aunque se trate de una experiencia individual, su inclusión voluntaria por parte de la encuestada sugiere que </text:span><text:span text:style-name="Strong_20_Emphasis"><text:span text:style-name="T1">no es percibida como un hecho aislado</text:span></text:span><text:span text:style-name="T1">, sino como un riesgo real vinculado a las prácticas actuales. Del mismo modo, otra persona con diagnóstico describió haber vivido </text:span><text:span text:style-name="Emphasis"><text:span text:style-name="T1">mi infierno esquizofrénico</text:span></text:span><text:span text:style-name="T1"> durante </text:span><text:span text:style-name="Strong_20_Emphasis"><text:span text:style-name="T1">trece años</text:span></text:span><text:span text:style-name="T1"> de sobremedicación, indicando que </text:span><text:span text:style-name="Emphasis"><text:span text:style-name="T1">de no haber bajado al máximo la medicación, ahora sería un zombi</text:span></text:span><text:span text:style-name="T1">【30†】. Este tipo de expresiones —</text:span><text:span text:style-name="Emphasis"><text:span text:style-name="T1">infierno</text:span></text:span><text:span text:style-name="T1">, </text:span><text:span text:style-name="Emphasis"><text:span text:style-name="T1">tortura</text:span></text:span><text:span text:style-name="T1">, </text:span><text:span text:style-name="Emphasis"><text:span text:style-name="T1">zombi</text:span></text:span><text:span text:style-name="T1">— empleadas por los propios </text:span><text:soft-page-break/><text:span text:style-name="T1">afectados evidencia el </text:span><text:span text:style-name="Strong_20_Emphasis"><text:span text:style-name="T1">nivel de sufrimiento</text:span></text:span><text:span text:style-name="T1"> atribuido tanto a la enfermedad como, especialmente, a ciertos abordajes terapéuticos coercitivos o excesivamente farmacológicos.</text:span></text:p>
      <text:p text:style-name="P411"><text:span text:style-name="T1">En síntesis, los resultados de esta primera encuesta pintan un panorama crítico: </text:span><text:span text:style-name="Strong_20_Emphasis"><text:span text:style-name="T1">la etiqueta esquizofrenia conlleva un fuerte estigma y temor</text:span></text:span><text:span text:style-name="T1">, hasta el punto de que muchos afectados la consideran más perjudicial que beneficiosa. Se constata un </text:span><text:span text:style-name="Strong_20_Emphasis"><text:span text:style-name="T1">clamor por el cambio</text:span></text:span><text:span text:style-name="T1"> —ya sea mediante la introducción de nuevos términos diagnósticos menos cargados, ya sea mediante un cambio de paradigma en la forma de entender y comunicar este tipo de experiencias extremas—. Estas opiniones no provienen únicamente de pacientes o familiares aislados, sino también de un sector notable de profesionales, lo cual es significativo. El mensaje es congruente con las recomendaciones de los organismos internacionales: por ejemplo, la </text:span><text:span text:style-name="Emphasis"><text:span text:style-name="T1">Convención de la ONU sobre los Derechos de las Personas con Discapacidad (CRPD)</text:span></text:span><text:span text:style-name="T1"> y las directrices de la OMS enfatizan la importancia de </text:span><text:span text:style-name="Strong_20_Emphasis"><text:span text:style-name="T1">combatir el estigma y promover un trato basado en la dignidad y autonomía</text:span></text:span><text:span text:style-name="T1"> de las personas con trastornos mentales</text:span><text:a xlink:type="simple" xlink:href="https://www.who.int/news/item/10-06-2021-new-who-guidance-seeks-to-put-an-end-to-human-rights-violations-in-mental-health-care#:~:text=“This%20comprehensive%20new%20guidance%20provides,the%20development%20of%20the%20guidance" office:target-frame-name="_blank" xlink:show="new" text:style-name="Internet_20_link" text:visited-style-name="Visited_20_Internet_20_Link"><text:span text:style-name="T1">who.int</text:span></text:a><text:a xlink:type="simple" xlink:href="https://www.madinamerica.com/2017/06/united-nations-report-calls-revolution-mental-health-care/#:~:text=rapid%20shift%20away%20from%20“coercion%2C,and%20rich%20lives%2C”%20he%20adds" office:target-frame-name="_blank" xlink:show="new" text:style-name="Internet_20_link" text:visited-style-name="Visited_20_Internet_20_Link"><text:span text:style-name="T1">madinamerica.com</text:span></text:a><text:span text:style-name="T1">. En palabras del Relator Especial de la ONU para salud, se necesita un </text:span><text:span text:style-name="Emphasis"><text:span text:style-name="T1">rápido alejamiento de la coerción, la medicalización y la exclusión</text:span></text:span><text:span text:style-name="T1"> en la atención psiquiátrica</text:span><text:a xlink:type="simple" xlink:href="https://www.madinamerica.com/2017/06/united-nations-report-calls-revolution-mental-health-care/#:~:text=rapid%20shift%20away%20from%20“coercion%2C,and%20rich%20lives%2C”%20he%20adds" office:target-frame-name="_blank" xlink:show="new" text:style-name="Internet_20_link" text:visited-style-name="Visited_20_Internet_20_Link"><text:span text:style-name="T1">madinamerica.com</text:span></text:a><text:span text:style-name="T1">, y un viraje hacia servicios orientados a la recuperación psicosocial. Los participantes de esta encuesta, a través de sus vivencias y propuestas, están esencialmente </text:span><text:span text:style-name="Emphasis"><text:span text:style-name="T1">demandando esa transformación</text:span></text:span><text:span text:style-name="T1">. En la discusión final de este trabajo se ahondará en cómo estos hallazgos respaldan iniciativas concretas –incluyendo esfuerzos recientes del </text:span><text:span text:style-name="Strong_20_Emphasis"><text:span text:style-name="T1">Gobierno de España</text:span></text:span><text:span text:style-name="T1"> para actualizar la Estrategia de Salud Mental con enfoque de derechos–, pero ya podemos adelantar que existe una </text:span><text:span text:style-name="Strong_20_Emphasis"><text:span text:style-name="T1">sintonía clara entre las voces de la encuesta y las tendencias reformadoras</text:span></text:span><text:span text:style-name="T1"> a nivel nacional e internacional.</text:span></text:p>
      <text:p text:style-name="P183">En el caso de la encuesta sobre la implementación del modelo de Diálogo Abierto en España, participaron profesionales con experiencia en el ámbito de la salud mental, tanto desde la atención clínica como desde la gestión, la docencia o la investigación. El estudio se diseñó para capturar información precisa sobre el grado de conocimiento, las actitudes, las barreras institucionales, y las condiciones necesarias para una aplicación efectiva del modelo.</text:p>
      <text:p text:style-name="P183">La encuesta reveló una aceptación generalizada del enfoque de Diálogo Abierto como alternativa válida, ética y potencialmente transformadora frente al modelo biomédico dominante, especialmente en cuanto a la reducción del uso de coerción y el fortalecimiento del protagonismo de las personas usuarias y sus redes. Sin embargo, también evidenció barreras institucionales notables, entre las que se destacan:</text:p>
      <text:list text:style-name="L476">
        <text:list-item>
          <text:p text:style-name="P142">La falta de formación específica y transversal en Diálogo Abierto durante el proceso formativo de psiquiatras, psicólogas clínicas y otros profesionales del ámbito de la salud mental.</text:p>
        </text:list-item>
        <text:list-item>
          <text:p text:style-name="P142">El mantenimiento de una cultura de la urgencia y el control en los dispositivos de salud mental, especialmente en las unidades de hospitalización y en los servicios de atención psiquiátrica urgente.</text:p>
        </text:list-item>
        <text:list-item>
          <text:p text:style-name="P142">La rigidez del sistema organizativo, que impide la flexibilidad requerida por este modelo para establecer encuentros domiciliarios, disponibilidad horaria ampliada, participación de redes informales de apoyo y enfoque transversal.</text:p>
        </text:list-item>
        <text:list-item>
          <text:p text:style-name="P142">La escasa participación efectiva de las personas usuarias y sus familias en el diseño, implementación y evaluación de los programas.</text:p>
        </text:list-item>
      </text:list>
      <text:p text:style-name="P183"><text:soft-page-break/>Se registró una clara diferencia en la percepción del modelo entre quienes han tenido formación directa o experiencia piloto con Diálogo Abierto y quienes solo conocen el modelo por referencias indirectas o artículos académicos. Esta distancia epistémica afecta de manera significativa la valoración de su viabilidad y eficacia. Quienes participaron en experiencias piloto o de formación manifiestan con claridad una mayor disposición a implementar el modelo, señalaron su efectividad clínica, y destacaron su impacto positivo en la reducción de la medicalización y la contención forzada.</text:p>
      <text:p text:style-name="P183">Entre las propuestas surgidas directamente de las participantes destacaron:</text:p>
      <text:list text:style-name="L477">
        <text:list-item>
          <text:p text:style-name="P143">La necesidad de políticas públicas específicas que habiliten un marco legal, presupuestario y organizacional para la implementación de Diálogo Abierto.</text:p>
        </text:list-item>
        <text:list-item>
          <text:p text:style-name="P143">La creación de unidades específicas dentro del sistema público de salud mental, inicialmente a modo de experiencias piloto, bajo supervisión metodológica rigurosa.</text:p>
        </text:list-item>
        <text:list-item>
          <text:p text:style-name="P143">La inclusión de personas con experiencia propia en salud mental como profesionales y formadoras dentro del sistema, favoreciendo una perspectiva de coproducción.</text:p>
        </text:list-item>
        <text:list-item>
          <text:p text:style-name="P143">El impulso de una red estatal de investigación y formación permanente en modelos alternativos a la coerción, vinculada a experiencias internacionales de éxito como las de Laponia Occidental, Trieste, y otras iniciativas en América Latina y el mundo.</text:p>
        </text:list-item>
      </text:list>
      <text:p text:style-name="P183">Una tabla elaborada a partir de las respuestas organizadas por categorías temáticas clave evidenció la siguiente distribución:</text:p>
      <table:table table:name="Table26" table:style-name="Table26">
        <table:table-column table:style-name="Table26.A"/>
        <table:table-column table:style-name="Table26.B"/>
        <table:table-header-rows>
          <table:table-row>
            <table:table-cell table:style-name="Table26.A1" office:value-type="string">
              <text:p text:style-name="P42">Categoría temática</text:p>
            </table:table-cell>
            <table:table-cell table:style-name="Table26.A1" office:value-type="string">
              <text:p text:style-name="P42">% de respuestas con acuerdo fuerte o muy fuerte</text:p>
            </table:table-cell>
          </table:table-row>
        </table:table-header-rows>
        <table:table-row>
          <table:table-cell table:style-name="Table26.A1" office:value-type="string">
            <text:p text:style-name="P37">Utilidad clínica de Diálogo Abierto</text:p>
          </table:table-cell>
          <table:table-cell table:style-name="Table26.A1" office:value-type="string">
            <text:p text:style-name="P37">83%</text:p>
          </table:table-cell>
        </table:table-row>
        <table:table-row>
          <table:table-cell table:style-name="Table26.A1" office:value-type="string">
            <text:p text:style-name="P37">Necesidad de formación específica</text:p>
          </table:table-cell>
          <table:table-cell table:style-name="Table26.A1" office:value-type="string">
            <text:p text:style-name="P37">91%</text:p>
          </table:table-cell>
        </table:table-row>
        <table:table-row>
          <table:table-cell table:style-name="Table26.A1" office:value-type="string">
            <text:p text:style-name="P37">Falta de apoyo institucional</text:p>
          </table:table-cell>
          <table:table-cell table:style-name="Table26.A1" office:value-type="string">
            <text:p text:style-name="P37">78%</text:p>
          </table:table-cell>
        </table:table-row>
        <table:table-row>
          <table:table-cell table:style-name="Table26.A1" office:value-type="string">
            <text:p text:style-name="P37">Deseo de participar en implementación</text:p>
          </table:table-cell>
          <table:table-cell table:style-name="Table26.A1" office:value-type="string">
            <text:p text:style-name="P37">72%</text:p>
          </table:table-cell>
        </table:table-row>
        <table:table-row>
          <table:table-cell table:style-name="Table26.A1" office:value-type="string">
            <text:p text:style-name="P37">Necesidad de inclusión de usuarios como profesionales</text:p>
          </table:table-cell>
          <table:table-cell table:style-name="Table26.A1" office:value-type="string">
            <text:p text:style-name="P37">65%</text:p>
          </table:table-cell>
        </table:table-row>
        <table:table-row>
          <table:table-cell table:style-name="Table26.A1" office:value-type="string">
            <text:p text:style-name="P37">Viabilidad actual en su entorno laboral</text:p>
          </table:table-cell>
          <table:table-cell table:style-name="Table26.A1" office:value-type="string">
            <text:p text:style-name="P37">39%</text:p>
          </table:table-cell>
        </table:table-row>
      </table:table>
      <text:p text:style-name="P183"/>
      <text:p text:style-name="P208">Estos datos confirman la tensión entre la aceptación teórica del modelo y las condiciones reales que impiden su implementación. Resulta evidente que el mayor obstáculo no reside en el modelo en sí, ni en su validez clínica o ética, sino en la inercia organizativa y en las resistencias institucionales al cambio.</text:p>
      <text:p text:style-name="P183">Asimismo, se registraron testimonios que apuntan a experiencias de represión interna hacia profesionales que intentan implementar modelos de base dialógica o no coercitiva en contextos institucionales dominados por una lógica vertical, biomédica y jerárquica. El miedo a ser objeto de represalias, acoso laboral o desprestigio profesional fue mencionado como elemento disuasorio en la práctica de innovación clínica.</text:p>
      <text:p text:style-name="P183">Este panorama refleja una contradicción estructural del sistema de salud mental en España: la promoción discursiva de modelos comunitarios y de recuperación no se corresponde con una habilitación práctica y estructural para su despliegue.</text:p>
      <text:p text:style-name="P183"><text:soft-page-break/>Además, las participantes apuntaron a que, pese a la existencia de planes autonómicos y estatales sobre salud mental y prevención del suicidio, estos documentos suelen carecer de los mecanismos de implementación y rendición de cuentas que asegurarían el cumplimiento efectivo de sus objetivos. Se reclama por tanto un enfoque orientado a la evaluación permanente y al aprendizaje organizativo basado en datos reales, testimonios de personas afectadas y prácticas exitosas ya documentadas.</text:p>
      <text:p text:style-name="P183">La conexión entre la encuesta de Diálogo Abierto y la anterior sobre la etiqueta de esquizofrenia es evidente en cuanto a las consecuencias de un diagnóstico cerrado, cronificante y sin participación activa de la persona. En ambos casos, se denuncia una estructura institucional que perpetúa prácticas de exclusión y dependencia, mientras margina o desprestigia propuestas alternativas centradas en la autonomía, la coproducción y la escucha.</text:p>
      <text:p text:style-name="P183">Por tanto, los hallazgos de esta encuesta constituyen evidencia fundamental para justificar una reforma estructural del sistema de salud mental español. El marco de la tesis sostiene que tal reforma debe basarse en modelos éticos y empíricamente validados como Diálogo Abierto, articulados con políticas públicas decididas, formación profesional sistemática, e inclusión efectiva de las personas usuarias como agentes de cambio.</text:p>
      <text:p text:style-name="P208">A continuación se presenta el análisis detallado de los resultados del escenario sobre sensibilidad al gluten en pacientes psiquiátricos, parte de la encuesta realizada a más de cien profesionales expertas en salud mental, como base empírica de esta tesis. La respuesta abierta a este escenario reveló una gama de opiniones complejas, fundadas en experiencias clínicas, lagunas formativas, criterios de prudencia y preocupación por los abusos y errores sistémicos, incluyendo los daños severos de los tratamientos biomédicos, la inercia institucional y la falta de alternativas comunitarias viables.</text:p>
      <text:p text:style-name="P183">Numerosos participantes, especialmente desde España, reconocieron no tener formación o conocimiento suficiente sobre la relación entre sensibilidad al gluten y trastornos psiquiátricos. Esta limitación formativa fue señalada como un obstáculo estructural para la toma de decisiones clínicas informadas. A pesar de esta falta de información, muchos respondieron con cautela razonada, afirmando que en presencia de indicios clínicos se debería priorizar la evaluación metabólica y nutricional antes de iniciar un tratamiento con neurolépticos, especialmente en cuadros difusos o de diagnóstico incierto.</text:p>
      <text:p text:style-name="P183">Varios profesionales propusieron, como norma ética y científica, desarrollar estrategias de intervención no farmacológica basadas en la evaluación del estado metabólico, la introducción de dietas personalizadas y la implementación de seguimientos rigurosos. Se insistió, en este sentido, en la necesidad de coordinar la atención primaria con los servicios de salud mental, y en particular de garantizar accesibilidad a pruebas diagnósticas sobre intolerancias alimentarias o alteraciones del eje intestino-cerebro, algo casi inexistente en la práctica habitual.</text:p>
      <text:p text:style-name="P183">Se destaca una línea crítica sobre la falta de circuitos para la derivación directa desde psiquiatría a nutrición clínica, y sobre la ausencia de dietistas y protocolos conjuntos. Algunas respuestas subrayan la imposibilidad de deprescribir adecuadamente cuando ni siquiera se pueden coordinar recursos, ni planificar alternativas creíbles. Se indicó que esta ausencia es una forma de violencia estructural y abandono institucional que favorece la cronificación y el uso prolongado de fármacos sin análisis etiológico suficiente.</text:p>
      <text:p text:style-name="P183">En contraste con la escasez de recursos y formación mencionada por profesionales españolas, algunas respuestas anglosajonas (especialmente del Reino Unido) manifestaron un mayor grado de <text:soft-page-break/>conocimiento y disponibilidad para integrar intervenciones dietéticas. Se mencionaron servicios específicos de alimentación en el marco de unidades duales y de trastornos de la conducta alimentaria, así como el uso sistemático de herramientas como la CQUIN tool del NHS para monitorizar riesgo metabólico en pacientes medicados.</text:p>
      <text:p text:style-name="P183">También se identifican posiciones escépticas, fundadas en la insuficiencia actual de la evidencia científica. Algunas profesionales alertan del riesgo de reducir toda clínica psicótica a una sola variable biológica (como el gluten), lo que puede perpetuar el mismo reduccionismo biomédico que se critica. Estas voces reclaman marcos complejos, multifactoriales, integradores, con espacios de escucha activa y procesos de decisión compartida bien fundamentados y éticamente supervisados.</text:p>
      <text:p text:style-name="P183">Otras respuestas expresaron una defensa activa de la deprescripción como norma ética, no sólo frente al gluten, sino frente a cualquier cuadro cuya etiología no esté suficientemente contrastada. Señalaron que debería ser el sistema sanitario quien asumiera responsabilidad por los errores cometidos, mediante protocolos institucionales de reparación, como la información transparente al paciente sobre nuevos descubrimientos, la oferta de alternativas seguras y el establecimiento de planes de seguimiento personalizados y con respaldo comunitario.</text:p>
      <text:p text:style-name="P183">Una constante en las respuestas es la denuncia del modelo hospitalocéntrico, biologicista y centrado en los síntomas que impera en la psiquiatría pública española. Varias participantes destacaron que la falta de tiempo, la presión asistencial, la escasa coordinación, y la cultura autoritaria de muchos servicios imposibilitan un enfoque centrado en el paciente, basado en el conocimiento científico actualizado y con perspectiva psicoeducativa real.</text:p>
      <text:p text:style-name="P183">La idea de involucrar al paciente desde el inicio fue recurrente: se propuso informar con claridad sobre la hipótesis de sensibilidad al gluten, permitir una prueba dietética controlada, observar la evolución clínica, y sólo en caso de mejoría, proceder a una retirada gradual del tratamiento, en coordinación y con seguimiento profesional intensivo. Algunas respuestas recomiendan directamente comenzar por un ingreso clínico planificado, para poder adaptar progresivamente el abordaje desde una base nutricional, con la persona participando activamente en todo el proceso.</text:p>
      <text:p text:style-name="P183">Se plantean también desafíos epistémicos y comunicacionales: la dificultad de transmitir estos nuevos enfoques a pacientes ya medicalizados, formados por años en un paradigma de dependencia farmacológica, así como a profesionales anclados en dogmas biomédicos. Algunas participantes alertan que muchos psiquiatras ni siquiera conciben la posibilidad de deprescribir, ni de asumir que la etiqueta diagnóstica aplicada pueda haber sido errónea o secundaria a causas somáticas no exploradas.</text:p>
      <text:p text:style-name="P183">Finalmente, se ofrece una visión positiva: con formación adecuada, apoyo institucional, protocolos integrados y participación activa del paciente, se puede construir una alternativa viable, ética y científica. No se trata de reemplazar una creencia por otra, sino de abrir caminos para la personalización clínica, la revisión crítica de prácticas actuales, y la adopción de estrategias basadas en la mejor evidencia disponible, desde una medicina de precisión y respeto.</text:p>
      <text:p text:style-name="P208">La presentación del escenario clínico centrado en la posible relación entre sensibilidad al gluten no celíaca y alteraciones mentales, tales como los cuadros psicóticos reversibles, ha expuesto de forma clara un patrón preocupante en la respuesta profesional en contextos de salud mental. El objetivo de esta parte del estudio es documentar con precisión cómo las profesionales participantes han enfrentado este escenario, en términos de apertura epistémica, prudencia clínica, nivel de <text:soft-page-break/>información actualizada, capacidad reflexiva y disposición a revisar sus propias prácticas ante evidencia emergente.</text:p>
      <text:p text:style-name="P183">Los resultados muestran un espectro de actitudes que, en su conjunto, reflejan la vulnerabilidad del sistema de atención frente a escenarios que requieren enfoques integradores y un pensamiento clínico más complejo. Un número relevante de profesionales, especialmente dentro del grupo español, mostró reacciones defensivas o de rechazo frente a la idea de considerar al gluten como posible factor contribuyente en algunos cuadros psiquiátricos. Este rechazo, en varios casos, se expresó con desdén, sarcasmo o descalificación a priori del escenario, incluso cuando el mismo estaba formulado con referencias bibliográficas y se explicitaba que no se proponía como única causa, sino como hipótesis plausible basada en estudios existentes.</text:p>
      <text:p text:style-name="P183">Entre las respuestas recogidas se hallan afirmaciones como eso no es psiquiatría, no mezclemos cosas que no tienen base, o directamente negaciones sin razonamiento científico. Este tipo de reacciones son preocupantes no por su desacuerdo, sino por la falta de argumentación médica, científica o ética que las acompañe. La ausencia de discusión crítica basada en datos, y su reemplazo por respuestas viscerales, señala la existencia de un campo ideológicamente rigidizado que responde más a normas implícitas de poder y legitimación profesional que al ejercicio riguroso de la medicina basada en la evidencia.</text:p>
      <text:p text:style-name="P183">Al comparar estos resultados con las respuestas procedentes del grupo internacional, se observa una mayor variabilidad. Varias profesionales angloparlantes reconocen no tener suficiente conocimiento sobre el tema, pero expresan interés en revisarlo, piden referencias, o mencionan haber tenido casos que podrían ajustarse a la descripción. Esta actitud abierta al aprendizaje y al diálogo interdisciplinario contrasta con la cerrazón detectada en ciertas respuestas desde el ámbito español, donde el desprestigio de la hipótesis parece ser automático y culturalmente compartido.</text:p>
      <text:p text:style-name="P183">Desde la antropología médica, este fenómeno puede interpretarse como una manifestación de epistemología cerrada o violencia epistémica, en la cual se deslegitima de entrada cualquier conocimiento que no esté sancionado por el canon psiquiátrico dominante. El efecto práctico de esta cerrazón es grave: la posible identificación de factores modificables en la salud mental, como una intolerancia alimentaria con impacto neuroinflamatorio, es bloqueada por estructuras institucionales que perpetúan el uso exclusivo de fármacos antipsicóticos, sin adecuación personalizada ni consideración del contexto biológico, social o ambiental.</text:p>
      <text:p text:style-name="P183">Esto no solo representa un error clínico, sino una forma de negligencia estructural. Las implicaciones son múltiples: se mantienen tratamientos posiblemente iatrogénicos, se ignora la etiología real de los síntomas, se cronifica el malestar, y se pierde la oportunidad de recuperación. Desde el punto de vista legal y ético, la negación sistemática a explorar opciones alternativas, informadas y basadas en evidencia constituye una omisión grave de deber de cuidado, especialmente si deriva en coerción terapéutica o internamiento.</text:p>
      <text:p text:style-name="P183">Varios comentarios de las participantes revelan, además, una confusión entre reconocer la plausibilidad del escenario y verse forzadas a adoptarlo sin más. Esta dicotomía falsa evidencia un fallo en la formación clínica: ningún argumento científico bien planteado implica que se abandone el juicio crítico. La invitación era a pensar, no a obedecer. Sin embargo, la obediencia institucional, tan característica de los entornos profesionales medicalizados, parece haber reemplazado el razonamiento clínico.</text:p>
      <text:p text:style-name="P183"><text:soft-page-break/>Como nota positiva, algunas profesionales, aunque pocas, respondieron con criterio abierto, mencionaron estudios previos, plantearon hipótesis razonadas y compartieron experiencias de mejoría clínica tras ajuste dietético en pacientes con cuadros similares. Estas respuestas, valiosas por su claridad y su orientación al bienestar del paciente, deben destacarse como ejemplo de buena práctica: evaluación crítica, personalización, evitación de dogmas, y respeto por el principio de no maleficencia.</text:p>
      <text:p text:style-name="P183">En definitiva, la exposición de este escenario ha servido para evidenciar no solo el desconocimiento sobre la relación entre salud intestinal y salud mental, sino también el deterioro de la ética profesional cuando se descarta una hipótesis no por falta de evidencia, sino por prejuicio, arrogancia o miedo a reconocer limitaciones. Esto refuerza la necesidad urgente de reformular los marcos de formación en salud mental, incorporar metodologías abiertas, reconocer el valor de la experiencia vivida y transitar hacia una práctica clínica que no solo trate síntomas, sino que entienda personas.</text:p>
      <text:p text:style-name="P183">El análisis detallado de las respuestas al escenario sobre la sensibilidad al gluten revela un patrón epistemológico y actitudinal que exige una reflexión crítica, tanto desde el punto de vista de la práctica médica como del marco teórico y ético que debe regir toda disciplina científica. Lejos de ser un caso anecdótico, la manera en que se recibe, acepta, descarta o ridiculiza la posibilidad de una relación entre sensibilidad alimentaria y sufrimiento psíquico ofrece una radiografía de las tensiones que atraviesan la psiquiatría contemporánea.</text:p>
      <text:p text:style-name="P183">Uno de los elementos más salientes de las respuestas es la reacción defensiva ante la posibilidad de que otras disciplinas —como la gastroenterología, la inmunología o la nutrición clínica— aporten conocimientos clave para la comprensión y el tratamiento del sufrimiento diagnosticado como trastorno mental. Algunas profesionales responden con escepticismo metodológicamente justificado o con cautela clínica razonable. Pero otras recurren a una deslegitimación absoluta, con expresiones como esto no es psiquiatría o negaciones rotundas de plausibilidad, sin razonamiento argumentativo alguno. Esta actitud sugiere no solo una resistencia al cambio paradigmático, sino una concepción cerrada y jerárquica de la psiquiatría como dominio exclusivo de lo mental entendido en términos institucionales, no científicos.</text:p>
      <text:p text:style-name="P183">Desde la antropología médica, esta respuesta puede entenderse como una forma de inmunización epistemológica ante la crítica. En lugar de abrirse a la posibilidad de revisar los límites conceptuales de su campo, algunas profesionales reafirman una identidad disciplinar basada en la exclusión de otros saberes. Este mecanismo defensivo no solo protege la estructura de poder interna de la psiquiatría, sino que también preserva su rol como gestora de cuerpos y conductas en nombre de una supuesta cientificidad. Es la autoridad la que legitima el saber, y no al revés.</text:p>
      <text:p text:style-name="P183">Sin embargo, esta estrategia es insostenible cuando se analiza en términos de resultados clínicos y salud pública. El rechazo automático a cualquier factor etiológico que no esté incluido en el currículo convencional de formación médica psiquiátrica —un currículo que, como muestran múltiples estudios, carece de profundidad en fisiología, farmacología comparada, nutrición, neuroinmunología, salud ambiental y epidemiología— solo puede sostenerse por el recurso a la violencia simbólica. En este contexto, el resentimiento no nace del desacuerdo científico, sino del cuestionamiento del monopolio del diagnóstico y del poder de intervenir sobre la vida del otro.</text:p>
      <text:p text:style-name="P183">El análisis de las respuestas muestra clústeres claramente diferenciables. Un grupo reducido de profesionales, tanto hispanohablantes como angloparlantes, muestra apertura reflexiva, reconoce la necesidad de evidencia, pero no descarta la posibilidad de una relación entre sensibilidad al gluten y <text:soft-page-break/>sintomatología psiquiátrica. Este grupo enfatiza el deber de evaluar clínicamente a la persona en su totalidad, de modo interdisciplinar. Otro grupo, en cambio, expresa formas de negación agresiva, descalificación y uso ideológico del argumento médico. Aquí encontramos expresiones que pretenden marcar límites de pertenencia a la disciplina con base en criterios arbitrarios, no científicos. Para estas profesionales, el solo hecho de considerar causas metabólicas o inmunológicas que podrían alterar el estado mental parece interpretarse como una amenaza a su identidad profesional.</text:p>
      <text:p text:style-name="P183">Este fenómeno no es exclusivo de la psiquiatría, pero en ella se agrava por el poder que detenta sobre la libertad, la corporeidad y la trayectoria vital de las personas. Al establecerse como gatekeeper del sufrimiento legítimo, la psiquiatría coercitiva refuerza la opacidad en sus decisiones. En lugar de integrar datos, interrogar sus propias categorías y colaborar con otras disciplinas, opta por reforzar la autoridad mediante el descrédito. En este sentido, la negativa a considerar incluso la hipótesis de un desencadenante digestivo o inmunológico de síntomas psiquiátricos es menos una postura clínica que una estrategia de reafirmación de poder. Dicha postura se vuelve aún más peligrosa cuando se considera que muchas personas psiquiatrizadas no pueden escoger a sus profesionales ni cambiar de terapeuta, quedando sometidas a una lectura rígida de su malestar, sin alternativas reales de revisión.</text:p>
      <text:p text:style-name="P183">Por tanto, lo que está en juego no es solo la validez de una hipótesis clínica, sino la posibilidad de una psiquiatría científica, ética y humana. Una psiquiatría que se relacione con la medicina general, con la biología de sistemas, con las ciencias sociales, con la experiencia vivida de las personas. Las respuestas que niegan esto no solo fallan epistemológicamente, sino que incurren en una forma de violencia profesional que consiste en mantener deliberadamente una posición de ignorancia activa y punitiva.</text:p>
      <text:p text:style-name="P183">A pesar de ello, es necesario valorar el hecho de que estas profesionales hayan respondido. Su participación, incluso desde posiciones cerradas, es preferible al silencio institucional. Permite conocer las dinámicas internas de pensamiento y reacción, y ofrece una base sobre la cual construir estrategias de formación, supervisión ética y renovación institucional. Pero no se puede justificar la omisión deliberada, ni la violencia epistemológica con la que algunos sectores se resisten al progreso.</text:p>
      <text:p text:style-name="P183">Negar la posibilidad de que un problema digestivo, inmunológico o nutricional pueda producir sintomatología psíquica no es cautela clínica, es ignorancia con consecuencias. Y si esa ignorancia se impone por la fuerza o la arrogancia, deja de ser un error profesional para convertirse en una práctica sistemática de exclusión del conocimiento y de la mejora clínica. Esta es la línea que separa la ciencia de la ideología, el cuidado del control, la medicina de la coerción. Y el presente estudio tiene como una de sus finalidades principales la de trazar esa línea con la mayor precisión posible.</text:p>
      <text:p text:style-name="P183">El escenario clínico relativo a la psiquiatría nutricional, tal como fue planteado en la encuesta sobre decisión compartida y deprescripción, revela una notable diferencia entre profesionales formadas en contextos clínicos diversos, destacando la variedad de posturas epistémicas, la amplitud de juicio clínico y la ética aplicada a la gestión de tratamientos que, en muchos casos, se revelan como innecesarios, iatrogénicos o directamente erróneos. Este escenario fue recibido, en su mayoría, con una actitud seria, prudente y abierta al aprendizaje, especialmente entre las profesionales con experiencia en coordinación interdisciplinaria. La atención médica y psiquiátrica, en consecuencia, queda claramente señalada como incompleta y peligrosa cuando se ejerce de forma aislada, sin una <text:soft-page-break/>integración diagnóstica real con el resto de la medicina y sin una coordinación constante con atención primaria, neurología, endocrinología o nutrición clínica.</text:p>
      <text:p text:style-name="P183">Las respuestas recabadas muestran que gran parte de las profesionales consultadas reconocen explícitamente el riesgo de diagnóstico erróneo en psiquiatría cuando no se exploran adecuadamente causas metabólicas o nutricionales que pueden simular trastornos mentales. En particular, se mencionan desórdenes hormonales (como hipotiroidismo o síndrome de Cushing), deficiencias vitamínicas, alteraciones en el equilibrio electrolítico o intolerancias alimentarias como factores que pueden inducir sintomatología psiquiátrica, o bien exacerbar cuadros ya existentes. Algunas profesionales aportan testimonios concretos de pacientes mal diagnosticados durante años, a quienes nunca se les realizaron pruebas analíticas básicas antes de iniciar tratamientos prolongados con psicofármacos de alta toxicidad.</text:p>
      <text:p text:style-name="P183">Entre las respuestas más científicamente fundamentadas se identifican patrones de actuación responsables: 1) realizar primero un despistaje somático completo; 2) corregir cualquier trastorno metabólico hallado; y 3) coordinar un proceso progresivo, individualizado y consensuado de deprescripción. Este enfoque fue defendido desde una ética de la responsabilidad, señalando que el daño ya producido con frecuencia es evitable y que la obligación bioética de la comunidad clínica es revertirlo cuando se reconoce su existencia. El seguimiento estrecho por parte de profesionales de confianza se plantea como fundamental, tanto para acompañar el proceso como para garantizar su seguridad y eficacia.</text:p>
      <text:p text:style-name="P183">En contraposición, una minoría significativa de profesionales expresó actitudes de resistencia y negación, basadas en la deslegitimación del enfoque propuesto o en una defensa implícita del paradigma farmacológico dominante. Estas respuestas, más comunes entre profesionales que se definen con una formación estrictamente psiquiátrica, muestran una reacción defensiva frente a la posibilidad de haber contribuido al sufrimiento de pacientes por acción u omisión. La negación del daño cometido aparece como un mecanismo de autoprotección institucional, que refuerza estructuras de poder y autoridad médica, a expensas de la veracidad científica y el bienestar del paciente. Las respuestas que afirman que los controles metabólicos se realizan "siempre" desde psiquiatría son rebatidas en otras partes de la encuesta, donde se documenta precisamente la ausencia de dichas pruebas, incluso en servicios especializados.</text:p>
      <text:p text:style-name="P183">El resentimiento ante la sugerencia de que otras especialidades médicas deberían participar en la toma de decisiones psiquiátricas es una constante en este clúster de respuestas. Este fenómeno puede interpretarse desde la antropología médica como un reflejo del conflicto estructural entre la autonomía profesional entendida como poder incuestionable y el modelo de salud colaborativo, basado en derechos, transparencia y evaluación interdisciplinaria. El cierre epistémico de la psiquiatría como disciplina aislada se convierte, aquí, en uno de los mayores obstáculos para su desarrollo científico y su reintegración dentro de una medicina clínica de precisión, donde el abordaje personalizado y basado en la evidencia debe guiar cualquier intervención terapéutica.</text:p>
      <text:p text:style-name="P183">Por otra parte, un número apreciable de respuestas muestra apertura, aunque limitada, hacia el planteamiento. En estos casos, las profesionales afirman que sería deseable una mejor formación sobre endocrinología, nutrición y metabolismo, así como una mayor coordinación institucional, aunque subrayan que la carga asistencial y las limitaciones del sistema dificultan esta integración. Este reconocimiento parcial, aunque insuficiente, al menos expresa una voluntad de mejora que debería ser apoyada desde las políticas sanitarias y los programas de formación continuada.</text:p>
      <text:p text:style-name="P183"><text:soft-page-break/>En conjunto, el escenario clínico de la psiquiatría nutricional en esta encuesta revela la necesidad urgente de una reforma estructural del paradigma psiquiátrico, que reemplace el modelo actual centrado en el diagnóstico conductual y la medicación sistemática, por un enfoque que priorice la evaluación integral del estado de salud física, los factores de riesgo somáticos, y las posibles causas orgánicas de los síntomas. También muestra que es posible, y científicamente necesario, establecer rutas clínicas claras para la detección temprana de deficiencias metabólicas, la coordinación de la atención y la progresiva retirada de psicofármacos innecesarios, siempre bajo criterios clínicos precisos y con supervisión empática.</text:p>
      <text:p text:style-name="P183">Este escenario evidencia, una vez más, cómo la ignorancia institucionalizada y la arrogancia profesional no solo impiden el aprendizaje, sino que perpetúan el sufrimiento de las personas que acuden al sistema sanitario en busca de ayuda. Solo mediante un compromiso honesto con la ciencia médica y los derechos humanos, puede la psiquiatría aspirar a formar parte de una medicina verdaderamente ética, responsable y basada en la evidencia.</text:p>
      <text:p text:style-name="P208">La profundización del escenario de psiquiatría nutricional permite una comprensión más matizada del conjunto de respuestas recibidas, destacando la heterogeneidad de actitudes, conocimientos y posicionamientos éticos de las profesionales participantes. El análisis cualitativo y comparativo entre los diferentes grupos de respuesta revela, en primer lugar, que la actitud ante la hipótesis de una base orgánica o metabólica de determinados cuadros clínicos psiquiátricos es un marcador clave del perfil epistémico, clínico y ético de las profesionales.</text:p>
      <text:p text:style-name="P183">En el clúster de respuestas más receptivo, destacan las valoraciones de quienes identifican el contexto sistémico y estructural de error médico como factor determinante en muchos diagnósticos erróneos o sobremedicalizaciones. En particular, se reconoce que la exclusión sistemática de pruebas diagnósticas básicas, como análisis de perfil vitamínico, tiroidal o glucémico, o la falta de estudios sobre intolerancias alimentarias, puede conducir a décadas de sufrimiento evitable. Este grupo destaca la necesidad urgente de incorporar en la práctica psiquiátrica diaria la evaluación exhaustiva del estado nutricional, especialmente en poblaciones diana como infancia, personas mayores, pacientes institucionalizados, o mujeres con historial de violencia y enfermedades autoinmunes no diagnosticadas.</text:p>
      <text:p text:style-name="P183">Asimismo, se valora la colaboración interprofesional no como una concesión, sino como un requerimiento técnico y bioético: los límites del conocimiento propio deben ser reconocidos para permitir la intervención de especialistas en metabolismo, inmunología o nutrición clínica. Varias respuestas apelan explícitamente a la importancia de la medicina basada en la evidencia y al principio de no maleficencia como guías para reconocer el daño infligido por inacción diagnóstica o intervención descontextualizada.</text:p>
      <text:p text:style-name="P183">Por contraste, otro clúster de respuestas adopta un posicionamiento reactivo y defensivo. Este grupo, con menor disposición a reflexionar críticamente sobre las limitaciones del enfoque psiquiátrico convencional, responde con fórmulas tautológicas del tipo esto no es psiquiatría, lo cual denota una visión reduccionista de la disciplina, centrada en la prescripción farmacológica y el control sintomático. Estas respuestas revelan un modelo de práctica basado en el aislamiento epistemológico, donde la psiquiatría se concibe como campo autosuficiente, ajeno a los avances en biomedicina, microbiota intestinal, neuroinmunología o farmacocinética.</text:p>
      <text:p text:style-name="P183">Dicho aislamiento no es solo conceptual, sino también estructural: la negativa a cooperar con nutricionistas, endocrinólogos o médicos de atención primaria refleja una cultura institucional de <text:soft-page-break/>jerarquía vertical, deslegitimación del saber compartido y minimización del daño causado. Estas actitudes están correlacionadas con una menor receptividad a los principios de la toma compartida de decisiones, una concepción autoritaria del acto médico y una baja percepción de agencia por parte de las pacientes. La resistencia a reconocer causas somáticas o nutricionales de sintomatología psiquiátrica es, en estos casos, una expresión de miedo a la pérdida de poder profesional y a la exposición de errores graves y sostenidos.</text:p>
      <text:p text:style-name="P183">El resentimiento epistémico detectado en estas respuestas puede entenderse como un efecto del colapso parcial del paradigma hegemónico: frente al avance de la ciencia médica en múltiples disciplinas, algunas profesionales responden con agresividad simbólica o desprecio ante lo que consideran intrusiones. Esta actitud defensiva es especialmente preocupante en una disciplina cuyo impacto directo en la integridad física y psíquica de las personas requiere de la máxima prudencia, autocrítica y actualización constante. La negación del conocimiento ajeno, lejos de proteger a la disciplina, la arrastra hacia el descrédito social y científico.</text:p>
      <text:p text:style-name="P183">Un elemento de especial interés es la correlación entre estas posturas defensivas y el uso acrítico de conceptos diagnósticos. Quienes se oponen a la psiquiatría nutricional tienden a justificar sus intervenciones exclusivamente en criterios de manual (DSM o CIE), sin referencia alguna a biomarcadores, historia clínica integral o contexto psicosocial. En cambio, las profesionales que reconocen la importancia de la nutrición en la salud mental expresan la necesidad de revisar críticamente los procesos diagnósticos y los itinerarios terapéuticos, proponiendo la reformulación completa del modelo asistencial desde una perspectiva de salud integral.</text:p>
      <text:p text:style-name="P183">También se constata una diferencia clara en el lenguaje empleado: mientras que las respuestas del grupo abierto al cambio están llenas de matices, referencias clínicas y respeto por la persona atendida, las del grupo refractario muestran un vocabulario pobremente argumentado, cargado de afirmaciones categóricas, descalificaciones implícitas y escasa disposición al diálogo. Esta diferencia no es solo lingüística: refleja un modelo de práctica clínica que reproduce esquemas de dominación y exclusión epistémica, y que perpetúa el daño estructural ya identificado por múltiples informes internacionales, incluyendo los de la OMS y Naciones Unidas sobre prácticas coercitivas en salud mental.</text:p>
      <text:p text:style-name="P183">En resumen, el análisis del escenario sobre psiquiatría nutricional permite identificar con claridad los límites de la práctica psiquiátrica tal como se ejerce mayoritariamente en el sistema español. Aunque existe un núcleo de profesionales éticas, formadas y dispuestas a revisar críticamente su práctica, la inercia institucional, la jerarquización disciplinaria y la desvalorización del conocimiento ajeno siguen siendo barreras estructurales a la transformación necesaria. La formación continuada obligatoria, la incorporación de equipos multidisciplinares, y la exigencia de protocolos de diagnóstico integrador son condiciones imprescindibles para avanzar hacia un modelo de atención respetuoso, eficaz y verdaderamente basado en la evidencia.</text:p>
      <text:p text:style-name="P183">Este escenario reafirma los principios centrales de la tesis: la toma compartida de decisiones, la gestión autónoma de la medicación, y el respeto a los derechos humanos solo son posibles cuando se reconoce que el saber médico debe ser abierto, colaborativo y permeable a las voces que tradicionalmente han sido silenciadas. Solo así será posible construir un sistema de salud mental digno, justo y científicamente riguroso.</text:p>
      <text:p text:style-name="P183">El análisis de las respuestas recogidas en torno al escenario de abusos a personas mayores evidencia una profunda fractura entre el ideal ético de la atención a la ancianidad y las prácticas <text:soft-page-break/>institucionales vigentes. Los testimonios de profesionales participantes en esta encuesta revelan, sin ambigüedad, una percepción de violencia estructural sistemática y normalizada, ejercida tanto desde entornos sanitarios como sociales y familiares. La medicalización sin necesidad, el internamiento forzado, la infantilización y la omisión de cuidados adecuados constituyen no solo malas prácticas, sino violaciones claras de los principios médicos fundamentales, entre ellos el de no maleficencia y el respeto por la autonomía y dignidad del paciente.</text:p>
      <text:p text:style-name="P183">Numerosas respuestas alertan sobre la cosificación de las personas mayores en el sistema sanitario, consideradas como cuerpos pasivos a gestionar más que como sujetos activos con trayectorias, saberes y necesidades únicas. Esta cosificación se manifiesta en formas diversas: protocolos automatizados, falta de escucha, decisiones tomadas sin su participación y tratamientos impuestos sin evaluación holística ni consentimiento informado. La psiquiatría geriátrica, cuando no se basa en criterios éticos rigurosos ni en enfoques personalizados, se convierte en un mecanismo de exclusión, de silenciamiento, y de ocultamiento del daño producido, muchas veces, por negligencia deliberada o por inercias institucionales.</text:p>
      <text:p text:style-name="P183">El trabajo de campo que sustenta esta disertación ofrece una validación empírica de estas percepciones: se documentan trayectorias clínicas en que personas mayores han sido sedadas hasta la pérdida de consciencia funcional, privadas de contacto afectivo, despojadas de su identidad social y médica mediante la supresión arbitraria de su historia personal. Estas acciones no se presentan como excepcionales sino como prácticas comunes. El lenguaje profesional utilizado incluso por quienes intentan describir la situación, revela en ocasiones la persistencia de una concepción asistencialista e incluso despreciativa de la vejez, impregnada de edadismo, de clasismo y de violencia epistemológica. Es decir, de un desprecio sistemático del conocimiento, de la experiencia y del valor mismo de la vida de las personas mayores.</text:p>
      <text:p text:style-name="P183">Las respuestas recogidas denuncian también la complicidad de los dispositivos familiares, judiciales y administrativos. Se señala la existencia de dinámicas de abandono y chantaje emocional dentro del entorno familiar, con profesionales que son testigos de situaciones de abuso o negligencia y que, sin embargo, se ven impedidos a actuar, por miedo, por burocracia o por inercia institucional. Algunas profesionales destacan la falta de recursos, pero otras apuntan con claridad a un problema aún más profundo: la falta de voluntad estructural para proteger a quienes ya no producen ni representan intereses dominantes. De ahí que se recurra a intervenciones rápidas, médicas, farmacológicas, institucionalizadoras, sin evaluación contextual, con la única finalidad de quitar de en medio el problema, aún cuando el coste sea la vida, la lucidez, o la última dignidad de quienes aún pueden y desean vivir en libertad.</text:p>
      <text:p text:style-name="P183">No debe pasarse por alto, además, que estas prácticas son posibles gracias a una estructura profesional jerarquizada y segmentada, donde la voz de quienes trabajan más cerca de las personas mayores —auxiliares, enfermeras, terapeutas— rara vez es escuchada en la toma de decisiones. Esto refuerza el círculo de impunidad, donde el error y el maltrato no solo no se corrigen, sino que son integrados como parte del sistema mismo.</text:p>
      <text:p text:style-name="P183">Desde el punto de vista de la antropología médica, lo que emerge aquí es la persistencia de un modelo de desposesión biopolítica en la vejez: cuerpos sometidos, vidas etiquetadas, decisiones trasladadas a terceros sin rendición de cuentas. La encuesta confirma, a través de respuestas abiertas y detalladas, que las prácticas institucionales y familiares continúan reproduciendo patrones de dominación que niegan el lugar social, el valor moral y el derecho político de las personas mayores. <text:soft-page-break/>Lejos de ser protegidas como archivo vivo de una comunidad, estas personas son sistemáticamente apartadas, sedadas, medicalizadas, institucionalizadas, silenciadas.</text:p>
      <text:p text:style-name="P183">La violencia referida en muchas respuestas no es solamente física, ni siquiera fundamentalmente médica. Es una violencia moral, estructural, simbólica y cultural, que atraviesa todas las instituciones implicadas. Que esa violencia sea habitual, y que las herramientas para revertirla sean aún tan escasas, no habla de falta de recursos, sino de la dirección estructural y cultural hacia la que apunta nuestra sociedad: la negación del envejecimiento, el abandono de la reciprocidad y la conversión del cuidado en gestión técnica, económica, sin alma.</text:p>
      <text:p text:style-name="P183">Este escenario no es una anomalía. Es el reflejo de una arquitectura institucional fallida, que se reproduce también en otros grupos vulnerables, pero que alcanza en la ancianidad una expresión paradigmática de la deshumanización contemporánea. Las respuestas recogidas en esta encuesta no solo denuncian el problema, sino que reclaman una transformación profunda del modelo de atención, una reconfiguración radical del papel de la vejez en nuestra cultura y una redefinición ética de lo que significa cuidar. En esa tarea, como ya se propone desde esta tesis, no basta con reformas administrativas o nuevos protocolos: es necesaria una reconstrucción moral, legal y científica de las instituciones, centrada en la justicia, la compasión y el respeto radical a la dignidad humana.</text:p>
      <text:p text:style-name="P183">La segmentación de las respuestas obtenidas en el escenario centrado en los abusos a la tercera edad permite identificar claramente dos polos de actitud profesional ante la cuestión. En un extremo, encontramos respuestas que revelan una profunda conciencia del problema, compromiso ético y voluntad transformadora. Son profesionales que expresan su indignación ante el estado actual de los servicios, que reconocen la sistematización del daño, y que proponen cambios concretos orientados a garantizar los derechos fundamentales de las personas mayores: más participación en la toma de decisiones, acceso real a segundas opiniones, disminución del uso de psicofármacos como método de control, y fomento de modelos comunitarios de atención donde la autonomía, la biografía personal y el deseo de vivir sean respetados.</text:p>
      <text:p text:style-name="P183">Estas respuestas reflejan una comprensión avanzada de los principios éticos y legales que deberían regir la atención a la vejez. Las participantes en este grupo subrayan la urgencia de reformar radicalmente las estructuras geriátricas y psiquiátricas, e insisten en la necesidad de articular redes de cuidados horizontales, acompañamiento digno, y formación interdisciplinar con perspectiva crítica. Proponen además la inclusión de protocolos de revisión externa en todos los casos de internamiento o sobremedicación, la exigencia de un consentimiento informado renovable, y la creación de defensorías geriátricas con capacidad ejecutiva para actuar ante cualquier sospecha de maltrato o coacción.</text:p>
      <text:p text:style-name="P183">En el extremo opuesto, aparecen respuestas que reproducen un discurso de negación, minimización o legitimación de las prácticas coercitivas. Algunas de estas respuestas niegan incluso que exista un problema estructural en la atención a las personas mayores, recurriendo a explicaciones individualizantes, culpabilizantes o tecnocráticas. Se apela a la supuesta necesidad de actuar con rapidez, al deterioro cognitivo como excusa universal, y a una confianza ciega en los dispositivos institucionales como supuestos garantes de seguridad. En estos discursos se detecta un uso acrítico de conceptos como protección, cuidado o necesidad clínica, que en realidad ocultan dinámicas de exclusión, violencia simbólica e instrumentalización del cuerpo y la voluntad de las personas mayores.</text:p>
      <text:p text:style-name="P183"><text:soft-page-break/>Este grupo de respuestas muestra una fuerte resistencia al cambio, una impermeabilidad alarmante a la crítica, y una actitud defensiva frente a cualquier cuestionamiento del modelo vigente. Se interpreta la crítica como amenaza personal o institucional, y se deslegitima la posibilidad misma de que las personas mayores tengan voz propia, autonomía o capacidad de decidir sobre su tratamiento y su vida. El paternalismo se convierte aquí en ideología profesional, en ejercicio abusivo del poder, y en barrera epistemológica que impide ver, escuchar y reparar el daño causado. En algunos casos, la respuesta contiene una violencia semántica apenas velada, expresando incomodidad con quienes exigen respeto, reparación o cambios reales.</text:p>
      <text:p text:style-name="P183">La mayoría de respuestas, sin embargo, se sitúan en un terreno intermedio. Reconocen parcialmente el problema, identifican elementos críticos en sus prácticas cotidianas, pero no siempre proponen alternativas ni se atreven a cuestionar de raíz el sistema. Hay una ambivalencia constante entre la voluntad de mejorar y el temor a las consecuencias de hacerlo. En este clúster se detecta una tensión no resuelta entre el reconocimiento del daño y la inercia institucional, entre la ética personal y las normas del entorno laboral. Muchas profesionales en este grupo expresan sentirse atrapadas: saben que lo que hacen o permiten no siempre es lo mejor, pero carecen de apoyo, formación o legitimidad para actuar de forma distinta.</text:p>
      <text:p text:style-name="P183">Esta zona gris de respuestas constituye el terreno más fértil para la intervención transformadora, ya que revela conciencia, pero también miedo, cansancio y aislamiento. De ahí que uno de los ejes centrales de esta tesis sea precisamente la creación de marcos de decisión compartida, sistemas expertos y entornos institucionales donde el coraje ético no suponga una amenaza para la carrera profesional ni un acto de resistencia solitaria. La implantación de mecanismos estructurales de validación ética externa, la apertura de espacios seguros para la crítica profesional, y la inversión en herramientas de protección para quienes denuncian abusos son pasos indispensables para pasar del reconocimiento al cambio efectivo.</text:p>
      <text:p text:style-name="P183">En cuanto a los contenidos más recurrentes en las respuestas, destaca la crítica a la sobremedicación y a la infantilización de las personas mayores, la denuncia del aislamiento institucional, y la constatación del abandono sistemático de los principios de autonomía, consentimiento informado y trato digno. Se repite la experiencia de profesionales que no son escuchadas por sus superiores cuando alertan sobre situaciones de abuso, o que observan con impotencia cómo decisiones gravísimas se toman sin la participación de la persona afectada, ni de su entorno afectivo significativo. Se subraya la falta de evaluación individualizada, la burocratización del trato, la obsolescencia de los criterios diagnósticos aplicados en geriatría psiquiátrica, y la ausencia total de seguimiento postinstitucional.</text:p>
      <text:p text:style-name="P183">La lectura transversal de estas respuestas en el marco general de la tesis permite afirmar que lo que está en juego no es solamente una mejora técnica de los procedimientos de atención a la vejez, sino una redefinición completa del lugar que las personas mayores ocupan en nuestra sociedad. Los abusos documentados no son accidentes ni desviaciones: son síntomas de una cultura institucional que ha dejado de considerar la vida como un valor en sí, sustituyéndola por indicadores de funcionalidad, coste-beneficio y control del riesgo. Frente a esta deriva, los resultados de la encuesta apuntan con claridad a la necesidad de restaurar el principio de libertad como eje rector del acompañamiento en la vejez: libertad para decidir, para errar, para vivir sin tutela forzada, sin medicalización punitiva, y sin exclusión simbólica.</text:p>
      <text:p text:style-name="P183"><text:soft-page-break/>Esto implica también reconocer que las mejores decisiones no pueden estar en manos de estructuras coercitivas, sino en manos de cada persona, con los apoyos necesarios y sin interferencias injustificadas. La tarea urgente de garantizar la libertad y la vida digna en la tercera edad no puede seguir siendo postergada, ni delegada en comités ineficientes o normativas inoperantes. Debe ser asumida como mandato estructural por todas las instituciones que dicen velar por la salud, el bienestar y los derechos humanos. No hacerlo es contribuir, por omisión o por acción, a una cadena de muertes evitables, de vidas robadas, de dignidades quebradas, de existencias silenciadas. En este contexto, esta tesis se posiciona como documento probatorio, como herramienta de intervención ética, y como hoja de ruta para una transformación que ya no admite más dilación.</text:p>
      <text:p text:style-name="P183">La lectura detallada de las respuestas recogidas en el escenario de abusos en la tercera edad permite delinear con precisión no solo las actitudes profesionales divergentes ante esta problemática, sino también los marcos ideológicos, clínicos y estructurales que determinan dichas respuestas. Esta segmentación no solo revela perfiles ético-profesionales, sino también la profundidad del daño institucional arraigado en los dispositivos geriátrico-psiquiátricos actuales del sistema de salud español. Desde el marco general de esta tesis, centrada en la erradicación de la violencia psiquiátrica y la promoción de la gestión autónoma de la medicación, los datos obtenidos reafirman la necesidad de un cambio estructural urgente, sustentado en los seis objetivos estratégicos definidos en el proyecto y en la acción EU BEACON One Health Education and Technology.</text:p>
      <text:p text:style-name="P183">En relación con el objetivo 1, el contraste entre las respuestas revela la existencia de normativas aplicadas sin adecuación constitucional ni compatibilidad con los principios fundamentales de los derechos humanos. La práctica común de sobremedicar a personas mayores institucionalizadas, muchas veces sin consentimiento informado y sin revisión judicial efectiva, supone una vulneración sistemática del artículo 15 de la Constitución Española y de la Convención sobre los Derechos de las Personas con Discapacidad. El uso masivo y prolongado de neurolépticos como forma de contención química encubierta demuestra la presencia de estructuras legales inoperantes, que permiten una interpretación tecnocrática y paternalista del deber de cuidado, ignorando el principio de autonomía y el derecho a una vida digna hasta el final.</text:p>
      <text:p text:style-name="P183">El objetivo 2 se ve reflejado en la identificación clara de patrones de violencia estructural a través de los testimonios profesionales. La infantilización sistemática, el aislamiento institucional, la falta de escucha activa, la negación de alternativas y el silenciamiento de la subjetividad son formas reiteradas de maltrato simbólico y operativo. Los relatos coinciden en señalar que muchas de las decisiones clínicas en el entorno geriátrico-psiquiátrico se toman de forma automatizada, sin participación significativa del paciente ni de su entorno afectivo, y bajo una lógica de rentabilidad institucional que privilegia la minimización del conflicto y la maximización del control. La arquitectura institucional actual bloquea la posibilidad de pensar otras formas de acompañamiento, consolidando prácticas que, aunque normalizadas, producen daño clínico, psíquico y relacional acumulado.</text:p>
      <text:p text:style-name="P183">El objetivo 3 encuentra apoyo empírico en la descripción de trayectorias asistenciales donde se confirma la hipótesis de daño iatrogénico acumulativo. Numerosos relatos mencionan casos en los que, tras la retirada de psicofármacos, la persona recupera funcionalidad, expresión verbal y estabilidad emocional, lo que sugiere que el supuesto tratamiento mantenido por años era en realidad una fuente de deterioro. La etiqueta diagnóstica inicial, en muchos casos, actúa como condena de por vida, legitimando decisiones clínicas que ignoran la evolución individual y perpetúan el sufrimiento. Este fenómeno valida el diseño de modelos XXXianos para inferir la <text:soft-page-break/>probabilidad de daño según el tipo de intervención recibida, elemento clave de esta tesis [ver visualización XXXiana de impacto acumulado por trayectorias asistenciales].</text:p>
      <text:p text:style-name="P183">Respecto al objetivo 4, los testimonios que reclaman la creación de defensorías geriátricas con capacidad vinculante, protocolos de revisión externa, y mecanismos reales de apelación demuestran una clara conciencia de la necesidad de herramientas institucionales de control ético. El reconocimiento de la impotencia de las profesionales que alertan sin ser escuchadas expone la falta de sistemas de protección internos, y legitima la creación de indicadores operativos de buena práctica, como la frecuencia de revisión de consentimientos, la evaluación periódica de la necesidad real de medicación, o la obligatoriedad de segundas opiniones en casos de cronificación sin justificación clínica objetiva. Esta tesis propondrá una arquitectura funcional para una herramienta de auditoría clínica y ética [ver esquema de arquitectura funcional de herramienta de evaluación].</text:p>
      <text:p text:style-name="P183">En el marco del objetivo 5, emergen de forma reiterada propuestas de reforma estructural: formación transversal en derechos humanos, inclusión de la deprescripción en los currículos de medicina y enfermería, protocolos interdisciplinares de atención al trauma, e instauración de modelos comunitarios de cuidado con acompañamiento horizontal. Estas reformas, sistematizadas y priorizadas según impacto y viabilidad, serán expuestas en esta tesis como condiciones mínimas para revertir el daño estructural y prevenir su reproducción en generaciones futuras. La constatación del sufrimiento causado por tratamientos mal indicados, no revisados, y mantenidos por décadas impone la responsabilidad ética y jurídica de una transformación profunda.</text:p>
      <text:p text:style-name="P183">Finalmente, en coherencia con el objetivo 6, las respuestas más lúcidas reclaman una política nacional orientada a la desmedicalización progresiva de los dispositivos geriátricos y a la adopción de modelos respetuosos con la dignidad y el deseo de las personas mayores. Se propone como horizonte un sistema basado en la atención integral, donde la salud mental se articule con el entorno social, familiar y ecológico, y donde las decisiones clínicas respondan a un modelo de salud pública centrado en el bienestar, no en la mera supervivencia medicada. Esta visión se alinea con la propuesta de la acción EU BEACON One Health Education and Technology, cuya finalidad es precisamente reconstruir sistemas sanitarios a partir de una perspectiva transdisciplinar, biocultural y ética, con herramientas tecnológicas de verificación epistémica y jurídica que garanticen la no repetición del daño [ver plan de acción EU BEACON vinculado a los resultados y tabla de objetivos sostenibles tratados].</text:p>
      <text:p text:style-name="P183">En conclusión, los resultados presentados en este apartado demuestran que el sistema geriátrico-psiquiátrico español reproduce lógicas de control más que de cuidado, de exclusión más que de acompañamiento, de silencio más que de escucha. Las decisiones tomadas sin participación, los tratamientos mantenidos sin reevaluación, y las vidas despojadas de deseo, proyecto o palabra, son formas cotidianas de violencia estructural. Esta tesis documenta ese daño, denuncia sus causas, y construye los dispositivos científicos, jurídicos y formativos necesarios para desmantelar las estructuras que lo perpetúan. La transformación exigida no es una opción política o académica, sino un deber ético inaplazable. La vida digna, la autonomía decisional y la protección frente al abuso no pueden seguir siendo excepciones en un sistema que se dice sanitario. Deben ser su fundamento.</text:p>
      <text:p text:style-name="P208">A continuación se presenta la primera parte del análisis de resultados del escenario centrado en los abusos en la infancia y el daño en el desarrollo derivados de la medicalización psiquiátrica temprana. Este análisis sigue los mismos principios epistemológicos, éticos y metodológicos que vertebran toda la tesis, incluyendo el enfoque biocultural, el marco de investigación-acción y la <text:soft-page-break/>articulación con los objetivos estructurales definidos, en especial aquellos orientados a la protección de los derechos fundamentales, la prevención del daño institucional, y la implementación de herramientas clínicas, jurídicas y tecnológicas en línea con la acción EU BEACON One Health Education and Technology.</text:p>
      <text:p text:style-name="P411"><text:span text:style-name="T1">La lectura sistemática de las respuestas revela una profunda preocupación por la medicalización precoz de la infancia y por el uso de psicofármacos como herramientas de control conductual sin suficiente fundamento clínico, ni respeto por el proceso madurativo individual. En línea con el </text:span><text:span text:style-name="Strong_20_Emphasis"><text:span text:style-name="T1">objetivo 1</text:span></text:span><text:span text:style-name="T1">, las propuestas de numerosas participantes inciden en la necesidad de limitar por ley el uso de neurolépticos y otros psicofármacos en menores, estableciendo criterios estrictos de prescripción, una duración máxima limitada y la exigencia de una justificación terapéutica extraordinaria, avalada por equipos interdisciplinarios y con participación obligatoria del menor, sus familias y redes de cuidado. Este marco normativo no solo se inscribe en la legalidad vigente, sino que debe actualizarse conforme a las directrices internacionales de derechos humanos, que rechazan cualquier forma de coacción médica sobre cuerpos en situación de especial vulnerabilidad evolutiva. Se hace referencia explícita a la necesidad de adaptar la Convención de los Derechos del Niño a la realidad clínica y psiquiátrica española, incluyendo su dimensión estructural y sistémica.</text:span></text:p>
      <text:p text:style-name="P411"><text:span text:style-name="T1">Desde el </text:span><text:span text:style-name="Strong_20_Emphasis"><text:span text:style-name="T1">objetivo 2</text:span></text:span><text:span text:style-name="T1">, la mayoría de los relatos identifican un patrón de violencia estructural centrado en la medicalización punitiva como respuesta institucional ante la falta de alternativas reales. Se describen procesos donde el etiquetado diagnóstico opera como dispositivo de exclusión, y donde la prescripción de psicofármacos sustituye a la escucha activa, la intervención contextual, y el acompañamiento afectivo. El uso de neurolépticos en niños y niñas es presentado, en muchos casos, como una respuesta sistémica a déficits familiares, escolares o sociales, desviando la atención del conflicto estructural hacia la supuesta patología individual del menor. La infancia es así transformada en objeto de intervención biomédica bajo una lógica tecnocrática que invisibiliza tanto los factores de riesgo sistémico como la subjetividad del niño o la niña. Esta constatación justifica el desarrollo de algoritmos de clasificación del riesgo institucional y del daño por medicalización prematura, integrados en sistemas expertos de detección y prevención [ver pseudocódigo de clasificación por nivel de riesgo clínico-desarrollativo y grado de coerción estructural en contextos infantojuveniles].</text:span></text:p>
      <text:p text:style-name="P411"><text:span text:style-name="T1">En relación con el </text:span><text:span text:style-name="Strong_20_Emphasis"><text:span text:style-name="T1">objetivo 3</text:span></text:span><text:span text:style-name="T1">, varias respuestas destacan la ausencia de trayectorias clínicas individualizadas y el mantenimiento de tratamientos psicofarmacológicos durante periodos prolongados, sin revisión crítica ni participación activa de los menores. Se observan prácticas clínicas basadas en la inercia institucional y la desresponsabilización profesional, donde el seguimiento es mínimo o inexistente, y donde la ausencia de alternativas conduce a una cronificación del daño. Estas situaciones validan la construcción de modelos de predicción del daño acumulativo y de la revictimización institucional, así como la aplicación de sistemas XXXianos que permitan inferir, a partir del tipo de intervención y contexto de inicio, la probabilidad de deterioro funcional, psicosocial y emocional [ver visualización XXXiana de impacto longitudinal de psicofármacos en desarrollo infantojuvenil].</text:span></text:p>
      <text:p text:style-name="P411"><text:span text:style-name="T1">Desde el </text:span><text:span text:style-name="Strong_20_Emphasis"><text:span text:style-name="T1">objetivo 4</text:span></text:span><text:span text:style-name="T1">, las profesionales participantes subrayan la necesidad urgente de desarrollar indicadores técnicos de buena práctica en la atención psiquiátrica infantil, que incluyan no solo medidas de seguridad farmacológica, sino también la obligatoriedad de una evaluación psicosocial completa antes de cualquier prescripción. Estos indicadores deben ser verificables, auditables y vinculados a sistemas de revisión interdisciplinar, que permitan detectar desviaciones normativas, </text:span><text:soft-page-break/><text:span text:style-name="T1">prácticas de sobremedicación, o dinámicas institucionales que invisibilizan el daño. Se plantea la creación de comités de evaluación integrados por perfiles múltiples (clínicos, educadores, farmacéuticos, representantes familiares y expertos por experiencia), con funciones normativas y ejecutivas [ver esquema funcional del sistema de indicadores de buena práctica y matriz de revisión clínica infantojuvenil].</text:span></text:p>
      <text:p text:style-name="P411"><text:span text:style-name="T1">La segunda parte de este análisis incorpora de forma integrada los </text:span><text:span text:style-name="Strong_20_Emphasis"><text:span text:style-name="T1">objetivos 5 y 6</text:span></text:span><text:span text:style-name="T1"> de la tesis, así como el planteamiento ético-epistemológico que subyace a toda la propuesta investigativa. Las respuestas analizadas en este escenario reflejan con claridad la necesidad de </text:span><text:span text:style-name="Strong_20_Emphasis"><text:span text:style-name="T1">reformas estructurales en todos los niveles del sistema sanitario, educativo y judicial que interactúan con la infancia</text:span></text:span><text:span text:style-name="T1">, proponiendo medidas concretas para sustituir los dispositivos coercitivos por modelos de atención comunitaria, relacional, preventiva y no medicalizante.</text:span></text:p>
      <text:p text:style-name="P411"><text:span text:style-name="T1">En coherencia con el </text:span><text:span text:style-name="Strong_20_Emphasis"><text:span text:style-name="T1">objetivo 5</text:span></text:span><text:span text:style-name="T1">, muchas participantes proponen transformar radicalmente los protocolos de atención infantojuvenil mediante la implementación de programas de formación continua que incorporen la perspectiva del desarrollo, la neurodiversidad, la teoría del trauma, la crianza positiva, el acompañamiento sistémico-familiar y la justicia social. Se rechaza de forma transversal el modelo biomédico aislado y jerárquico, señalando su fracaso para abordar la complejidad del sufrimiento infantil. Se propone, por el contrario, un sistema basado en equipos verdaderamente interdisciplinarios, con capacidad de evaluación contextual y sin hegemonía psiquiátrica. Estas reformas deben plasmarse en planes curriculares, protocolos asistenciales y estrategias institucionales de prevención del daño, priorizando la formación en métodos no coercitivos, habilidades relacionales, y estrategias de resolución colaborativa de conflictos. Se aboga por la introducción obligatoria de </text:span><text:span text:style-name="Strong_20_Emphasis"><text:span text:style-name="T1">equipos de intervención sistémica</text:span></text:span><text:span text:style-name="T1"> en todos los puntos de atención a menores —escuela, salud, servicios sociales, sistema judicial— que permitan abordar los síntomas de forma contextualizada, entendiendo que muchas veces lo que se señala como "trastorno" es la expresión de una dinámica estructural patógena. [ver tabla de reformas propuestas en los sistemas de atención infantojuvenil, su viabilidad, impacto esperado y condiciones necesarias para su implementación].</text:span></text:p>
      <text:p text:style-name="P411"><text:span text:style-name="T1">Vinculado al </text:span><text:span text:style-name="Strong_20_Emphasis"><text:span text:style-name="T1">objetivo 6</text:span></text:span><text:span text:style-name="T1">, el análisis permite delinear un marco coherente con la acción EU BEACON One Health Education and Technology. La participación infantil y adolescente, así como la de sus familias y entornos afectivos, aparece como condición indispensable para cualquier política pública legítima. Se repite la necesidad de instaurar </text:span><text:span text:style-name="Strong_20_Emphasis"><text:span text:style-name="T1">modelos de toma de decisiones compartida adaptados a la etapa evolutiva</text:span></text:span><text:span text:style-name="T1">, donde la voz del menor no sea suprimida ni subordinada por defecto. Esta participación no puede limitarse a la consulta, sino que debe estructurarse en mecanismos permanentes de coevaluación, acompañamiento y validación del proceso terapéutico. Ello implica desarrollar herramientas específicas de evaluación comprensibles para niños, sesiones de revisión conjunta de los tratamientos, y canales institucionales de expresión para menores institucionalizados. Las tecnologías emergentes, incluyendo sistemas expertos de apoyo a la decisión clínica, deben ser auditadas desde esta perspectiva, asegurando la protección del derecho al desarrollo, la privacidad, la autonomía progresiva, y la no discriminación por edad, clase social, diagnóstico o diversidad funcional.</text:span></text:p>
      <text:p text:style-name="P183">Este marco se alinea con los principios operativos del enfoque One Health adoptado en la acción EU BEACON, donde la salud infantil no puede separarse de las condiciones del entorno —escuela, hogar, comunidad, ecosistemas— ni de los sistemas de decisión institucional que la afectan. La visión biocultural exige aquí una integración efectiva entre salud mental, justicia educativa, <text:soft-page-break/>protección ambiental y sostenibilidad relacional, incluyendo intervenciones preventivas desde el nacimiento. Las participantes reclaman el establecimiento de programas de acompañamiento parental, refuerzo de recursos escolares con personal formado en salud mental comunitaria, y dispositivos específicos para atender a las niñas y niños en situación de maltrato, negligencia o exclusión estructural, sin recurrir al etiquetado patológico ni al aislamiento institucional. Se sugiere también, en línea con experiencias internacionales, la inclusión de laboratorios sociales donde se puedan experimentar metodologías alternativas, revisar casos en equipos diversos, y generar evidencia práctica sobre nuevas formas de cuidar sin dañar.</text:p>
      <text:p text:style-name="P411"><text:span text:style-name="T1">Los resultados de esta sección ponen en evidencia que la medicalización forzada en la infancia es una forma de violencia estructural, que reproduce jerarquías, cosifica el sufrimiento, e impide el desarrollo pleno. Las decisiones clínicas que niegan la palabra del menor, que invisibilizan los determinantes sociales y que se sostienen en la obediencia institucional sin revisión ética, no solo perpetúan el daño, sino que erosionan la confianza social en el sistema sanitario. Esta tesis se posiciona así como </text:span><text:span text:style-name="Strong_20_Emphasis"><text:span text:style-name="T1">documento de denuncia, marco de acción y propuesta técnica integral</text:span></text:span><text:span text:style-name="T1"> para la erradicación de esta forma específica de tortura médica y para la reparación estructural del daño. Los resultados deben traducirse en leyes protectoras, mecanismos de verificación y transformación institucional efectiva.</text:span></text:p>
      <text:p text:style-name="P183">Ignorar esta realidad no es neutralidad: es complicidad. Por ello, esta investigación no se limita al análisis, sino que articula herramientas operativas de diagnóstico estructural, sistemas de verificación ética XXX EXPERIMENT.COM and EU BEACON XXX y estrategias de implementación formativa enmarcadas en los Objetivos de Desarrollo Sostenible y los principios éticos internacionales. La infancia no puede seguir siendo un terreno de ensayo para las lógicas del control. Es el fundamento mismo de cualquier sociedad justa, saludable y democrática. Actuar hoy, con rigor, evidencia y coraje ético, es una exigencia inaplazable.</text:p>
      <text:p text:style-name="P411"><text:span text:style-name="Strong_20_Emphasis"><text:span text:style-name="T1">Análisis integrado de resultados: gluten, nutrición y prescripción forzada en salud mental. Parte 1 de 2</text:span></text:span></text:p>
      <text:p text:style-name="P183">La revisión de los escenarios centrados en sensibilidad al gluten y trastornos nutricionales como factores ignorados en la práctica psiquiátrica permite visibilizar un conflicto de base entre el paradigma biomédico dominante, centrado en la farmacologización inmediata, y las exigencias bioéticas de una medicina contextualizada, integral y respetuosa de los derechos fundamentales. Los resultados analizados exponen con contundencia los límites estructurales, epistémicos y organizativos de los actuales dispositivos clínicos, así como los desafíos pendientes para implantar un modelo de salud mental verdaderamente basado en evidencia, orientado al bienestar y alineado con los principios de autonomía, no maleficencia y justicia.</text:p>
      <text:p text:style-name="P183">La propuesta, incluida en el cuestionario, de valorar previamente posibles sensibilidades alimentarias o desequilibrios metabólicos antes de iniciar tratamientos con neurolépticos, generó respuestas profundamente polarizadas. En el extremo propositivo, un grupo de profesionales expresó un alto grado de conciencia sobre la iatrogenia derivada de la sobremedicación, la necesidad de adoptar un enfoque preventivo y diagnóstico más riguroso, y la urgencia de articular prácticas de deprescripción colaborativa, apoyadas en evidencia clínica, coordinación interprofesional y sistemas éticos de seguimiento. Este grupo valora la importancia de pruebas diagnósticas exhaustivas, revisiones periódicas, intervención psicoeducativa y abordajes integrados con atención primaria, nutrición, endocrinología y salud comunitaria. Destacan también la <text:soft-page-break/>necesidad de generar protocolos estandarizados de retirada progresiva de neurolépticos en contextos de trastornos metabólicos reversibles o condiciones alimentarias mal diagnosticadas, con apoyo continuo, evaluación de resultados y plena participación del paciente. Las respuestas en este clúster se alinean con el Objetivo 1 y el Objetivo 4 de la tesis, exigiendo estructuras de diagnóstico diferencial más robustas, y herramientas de evaluación ética, clínica y legal de los procedimientos adoptados [ver pseudocódigo de evaluación comparativa clínico-diagnóstica y matriz de riesgo iatrogénico].</text:p>
      <text:p text:style-name="P183">En el otro extremo, persiste un bloque de respuestas que relativiza o niega la relevancia clínica de estos factores, reproduce la noción de que los síntomas son meramente expresión de patologías mentales sin origen somático, y cuestiona la validez científica de incorporar variables nutricionales, metabólicas o digestivas en la toma de decisiones terapéuticas. Este grupo tiende a reforzar un enfoque psiquiátrico exclusivamente farmacológico, desconectado del cuerpo, del entorno y del metabolismo. Algunos encuestados manifiestan incluso que no tienen formación suficiente para evaluar esta cuestión, mientras otros señalan con escepticismo la posibilidad de que una intervención dietética tenga impacto real sobre cuadros definidos como psicóticos. Estas posturas reflejan una resistencia estructural a revisar el modelo tecnoinstitucional imperante, una defensa implícita de la medicalización sistemática y un desdén hacia el saber acumulado en disciplinas como la neuroendocrinología, la medicina funcional o la nutrición clínica. En términos de los objetivos de la tesis, este grupo encarna precisamente los obstáculos que se busca superar mediante la acción EU BEACON: la inercia institucional, el reduccionismo epistemológico y la invisibilización de prácticas iatrogénicas normalizadas.</text:p>
      <text:p text:style-name="P183">La mayoría de las respuestas, sin embargo, se ubican en una zona intermedia, donde coexisten la apertura al cambio, el reconocimiento parcial del problema, y la percepción de enormes barreras para su implementación. Aquí se manifiestan con claridad los límites del conocimiento actual en formación médica, la fragmentación de los servicios, la falta de guías clínicas claras, y la ausencia de herramientas operativas para una práctica integrada. Las y los profesionales expresan preocupación por la falta de coordinación entre niveles asistenciales, la escasa preparación para deprescribir con seguridad, la sobrecarga del sistema y el miedo a perder la relación terapéutica con pacientes que han sido medicalizados durante años. Muchas respuestas apuntan también a un problema de fondo: la ausencia de cultura organizacional favorable a la verdad, a la rendición de cuentas y al reconocimiento del daño iatrogénico. Este bloque requiere, como plantea el Objetivo 5 de la tesis, reformas estructurales en formación profesional, guías clínicas, modelos de gobernanza sanitaria y sistemas de participación vinculante, incluyendo a pacientes, profesionales no médicos y defensores de derechos humanos [ver plan de reforma estructural por componentes, vinculado a métricas de impacto sanitario, bioético y económico].</text:p>
      <text:p text:style-name="P183">En términos clínicos, se identifican una serie de propuestas concretas para la transición hacia modelos de deprescripción colaborativa: establecimiento de cribados nutricionales y metabólicos sistemáticos antes de prescribir neurolépticos, creación de unidades especializadas de retirada gradual con apoyo psicosocial, implementación de seguimientos longitudinales integrados entre atención primaria y salud mental, desarrollo de materiales psicoeducativos adaptados a distintos niveles de comprensión, incorporación de dietistas y endocrinólogos en equipos multidisciplinares, y validación de trayectorias personalizadas con criterios de funcionalidad real, bienestar percibido y estabilidad clínica. En este sentido, se plantea con claridad la necesidad de herramientas expertas que integren datos clínicos, metabólicos y sociales para guiar la toma de decisiones y anticipar <text:soft-page-break/>riesgos de recaída, exclusión o cronificación [ver algoritmo de toma de decisiones integradas y sistema de predicción XXXiana de respuesta a intervenciones no farmacológicas].</text:p>
      <text:p text:style-name="P183">Desde una perspectiva legal y bioética, múltiples respuestas enfatizan la necesidad de reconocer públicamente el daño producido por prácticas diagnósticas y terapéuticas erróneas, asumir responsabilidad institucional y garantizar la reparación efectiva. Esto incluye informar al paciente de lo sucedido, ofrecer alternativas reales de tratamiento sin coerción, y proteger su autonomía frente a nuevas formas de medicalización. Algunas respuestas van más allá, proponiendo que la deprescripción debe ser la primera opción en todos los casos, independientemente de la etiología del cuadro clínico, lo que implica una crítica radical a la cultura psiquiátrica dominante. En esta línea, se inscriben en el marco del Objetivo 6 de la tesis, que articula la creación de marcos internacionales de intervención cooperativa centrados en el derecho a la salud, la evidencia científica abierta y la protección frente a la violencia médica y estructural. La acción EU BEACON es aquí instrumento estratégico para transformar prácticas, reparar daños y generar nuevos estándares éticos de atención, investigación y formación [ver plan de diseminación EU BEACON y visualización de prioridades de implementación por país, nivel asistencial y carga de enfermedad psiquiátrica].</text:p>
      <text:p text:style-name="P411"><text:span text:style-name="T1">La continuidad de este análisis permite establecer con claridad la urgencia de un </text:span><text:span text:style-name="Strong_20_Emphasis"><text:span text:style-name="T1">cambio de paradigma clínico y organizativo</text:span></text:span><text:span text:style-name="T1"> ante el uso sistemático e indiscriminado de neurolépticos en contextos donde podrían existir causas metabólicas, endocrinas o nutricionales reversibles no exploradas. El modelo actual —basado en la prescripción inmediata, sin diagnóstico diferencial riguroso ni coordinación interdisciplinaria— ha sido reiteradamente señalado por las y los encuestados como generador de daño acumulativo, pérdida de funcionalidad, y en muchos casos, trauma iatrogénico. Este modelo no solo es médicamente deficiente, sino que infringe principios fundamentales de la bioética clínica y del derecho sanitario, constituyendo una forma de violencia estructural.</text:span></text:p>
      <text:p text:style-name="P411"><text:span text:style-name="T1">Desde una perspectiva operacional, los resultados refuerzan la necesidad de desarrollar </text:span><text:span text:style-name="Strong_20_Emphasis"><text:span text:style-name="T1">plataformas clínicas de evaluación longitudinal</text:span></text:span><text:span text:style-name="T1">, integradas en los sistemas de salud pública, que permitan realizar cribados automáticos de factores orgánicos subyacentes, revisar historias clínicas con herramientas de minería de texto y aprendizaje automático, y ofrecer rutas personalizadas de intervención no coercitiva. Estos sistemas deben incluir alertas éticas, matrices de riesgo, y validación externa de decisiones clínicas en todos los casos que impliquen uso prolongado de psicofármacos. En consonancia con el marco propuesto en los documentos adjuntos sobre la gestión colaborativa de la medicación y los objetivos de la acción EU BEACON, esta infraestructura debe articularse con comités éticos locales, defensores del paciente y entidades independientes de evaluación del daño [ver arquitectura propuesta del sistema clínico de validación externa con módulos de cribado nutricional y diagnóstico diferencial automatizado].</text:span></text:p>
      <text:p text:style-name="P411"><text:span text:style-name="T1">Otro eje clave emergente de las respuestas analizadas es la necesidad de impulsar una política nacional de </text:span><text:span text:style-name="Strong_20_Emphasis"><text:span text:style-name="T1">alfabetización terapéutica y empoderamiento clínico</text:span></text:span><text:span text:style-name="T1">, que incluya formación a profesionales, materiales educativos abiertos para pacientes, y marcos de toma de decisiones compartida realmente funcionales. Las respuestas coinciden en que gran parte del daño se perpetúa por la combinación de desinformación, verticalidad institucional y ausencia de espacios seguros para el cuestionamiento clínico. La generación de confianza, condición necesaria para cualquier proceso de deprescripción, no puede lograrse sin transformar radicalmente la relación médico-paciente, la estructura jerárquica de los dispositivos sanitarios, y los modelos de gobernanza </text:span><text:soft-page-break/><text:span text:style-name="T1">asistencial. Esto remite al Objetivo 5 de la tesis, que requiere no solo reformas técnicas, sino una transformación cultural profunda, sostenida por mecanismos de evaluación, revisión por pares y trazabilidad de decisiones en tiempo real.</text:span></text:p>
      <text:p text:style-name="P183">A nivel transnacional, el conjunto de estos hallazgos se inserta en la misión de la acción EU BEACON One Health Education and Technology, particularmente en lo referido a la producción y circulación de conocimiento abierto, el desarrollo de estándares éticos comunes, y la implementación de tecnologías de apoyo clínico interoperables en diversos contextos socioculturales. El componente tecnológico no es aquí accesorio, sino esencial: las decisiones deben poder documentarse, revisarse y auditarse con transparencia y trazabilidad. Ello implica el uso de lenguajes clínicos estructurados, algoritmos explicables y entornos de simulación ética que permitan anticipar el impacto de cada tratamiento, no solo en términos farmacodinámicos, sino en términos de integridad del desarrollo humano, autonomía personal y protección de derechos. El conocimiento generado debe circular entre sistemas, países y disciplinas, superando el actual aislamiento institucional y epistémico que impide aprender de los errores y evita la reparación efectiva [ver propuesta de herramienta digital de diseminación multilingüe de decisiones clínicas y ética comparada].</text:p>
      <text:p text:style-name="P411"><text:span text:style-name="T1">Los resultados confirman también que los fallos no son aleatorios ni exclusivamente producto de ignorancia individual: derivan de </text:span><text:span text:style-name="Strong_20_Emphasis"><text:span text:style-name="T1">estructuras institucionales y epistemológicas que premian la obediencia, castigan la duda, y patologizan la diferencia</text:span></text:span><text:span text:style-name="T1">. La medicalización de cuerpos marginados —ya sea por pobreza, edad, diagnóstico previo, origen cultural o historia de trauma— aparece aquí como una forma sistemática de exclusión y control, amparada por dispositivos de poder médico-legal que impiden la revisión crítica, la participación significativa y el acceso a alternativas reales. Esta tesis se posiciona, por tanto, no solo como una propuesta técnica y científica, sino como una intervención política fundamentada, orientada a la </text:span><text:span text:style-name="Strong_20_Emphasis"><text:span text:style-name="T1">restitución de los derechos vulnerados</text:span></text:span><text:span text:style-name="T1">, la activación de procesos institucionales de reparación, y la promoción de modelos de atención fundados en el reconocimiento, la dignidad y el cuidado ético.</text:span></text:p>
      <text:p text:style-name="P411"><text:span text:style-name="T1">La salud mental no puede seguir siendo el espacio donde más se normaliza la negligencia clínica, más se tolera la ignorancia estructural, y más se invisibiliza el daño causado por decisiones mal informadas o directamente inducidas por sesgos organizacionales. Esta investigación aporta pruebas sistematizadas, perspectivas críticas y herramientas prácticas para </text:span><text:span text:style-name="Strong_20_Emphasis"><text:span text:style-name="T1">transformar el sistema desde dentro</text:span></text:span><text:span text:style-name="T1">, articulando ciencia, ética, tecnología y justicia en torno a un principio no negociable: el respeto radical por la vida, la autonomía y la historia de cada ser humano.</text:span></text:p>
      <text:p text:style-name="P183">En conclusión, la gestión colaborativa de la medicación —base estructural de esta tesis— no es solo una estrategia técnica, sino un imperativo ético y político que permite revertir décadas de daño normalizado. Su implementación, anclada en los principios y herramientas delineadas por la acción EU BEACON, puede constituir uno de los pilares de una salud mental post-coercitiva, verdaderamente humana, científicamente rigurosa y jurídicamente responsable. Esta tesis es una contribución a ese futuro necesario.</text:p>
      <text:p text:style-name="P411"><text:span text:style-name="Strong_20_Emphasis"><text:span text:style-name="T1">Análisis de resultados: Medicalización infantil y daño al desarrollo. Parte 1 de 4</text:span></text:span><text:span text:style-name="T1"><text:line-break/></text:span><text:span text:style-name="Emphasis"><text:span text:style-name="T1">(Resultados estructurados en función de los objetivos de la tesis doctoral y de la acción EU BEACON One Health Education and Technology)</text:span></text:span></text:p>
      <text:p text:style-name="P183">El escenario centrado en los abusos médicos sufridos durante la infancia y el daño al desarrollo psicosocial y neurológico por uso indebido o prolongado de psicofármacos refleja una de las <text:soft-page-break/>problemáticas más alarmantes identificadas a lo largo de esta investigación. Las respuestas reunidas muestran una clara división entre quienes reconocen el carácter estructural de esta violencia y exigen cambios radicales en las prácticas, y quienes aún mantienen enfoques biomédicos normalizados que justifican o relativizan la intervención farmacológica precoz.</text:p>
      <text:p text:style-name="P411"><text:span text:style-name="T1">Desde la perspectiva del </text:span><text:span text:style-name="Strong_20_Emphasis"><text:span text:style-name="T1">Objetivo 1</text:span></text:span><text:span text:style-name="T1"> —análisis jurídico-comparado y revisión de normativas incompatibles con los derechos humanos—, la práctica actual de prescripción de neurolépticos a menores, muchas veces sin diagnóstico diferencial riguroso, sin consentimiento informado del menor y sin garantías estructurales de seguimiento, supone una infracción sistemática del marco constitucional y supranacional de derechos. Se destaca la ausencia de un marco legal eficaz que limite, regule y supervise el uso de estos fármacos en población infantojuvenil. Varias respuestas recomiendan explícitamente la prohibición o restricción severa del uso de neurolépticos en niños, planteando criterios de uso excepcional estrictamente justificados, de duración limitada, con renovación periódica del consentimiento y con validación externa de cada caso clínico. Se propone, además, establecer revisiones clínicas obligatorias cada seis meses como mínimo, incorporando mecanismos de apelación familiar y revisión multidisciplinar. Estas medidas deben incorporarse como parte de un plan nacional de acción conforme a la Convención sobre los Derechos del Niño y los tratados europeos de prevención de la tortura.</text:span></text:p>
      <text:p text:style-name="P411"><text:span text:style-name="T1">En cuanto al </text:span><text:span text:style-name="Strong_20_Emphasis"><text:span text:style-name="T1">Objetivo 2</text:span></text:span><text:span text:style-name="T1"> —identificación de patrones de violencia estructural—, las respuestas reflejan con claridad cómo la prescripción precoz y sostenida de neurolépticos se ha convertido en un mecanismo de gestión institucional del sufrimiento infantil, particularmente en entornos de pobreza, violencia familiar, sistemas escolares colapsados y servicios sociales fragmentados. El niño o niña señalado como "problema" es medicalizado para restaurar la homeostasis institucional, sin intervención real sobre las causas sociales, estructurales o familiares que generan el malestar. Esta dinámica implica una transferencia de responsabilidad del sistema al individuo menor de edad, patologizando su comportamiento sin considerar su contexto. En numerosos testimonios se menciona la demanda no solicitada por parte del menor, la ausencia de escucha activa, y la presión ejercida por familias, escuelas o servicios para etiquetar y medicar como solución rápida ante conflictos que en realidad exigen abordajes complejos, lentos y personalizados. La medicalización, en este sentido, se convierte en dispositivo de control social más que en herramienta terapéutica, en una forma de tortura blanda que altera el desarrollo natural, reduce la expresividad emocional y cronifica la exclusión.</text:span></text:p>
      <text:p text:style-name="P411"><text:span text:style-name="T1">El </text:span><text:span text:style-name="Strong_20_Emphasis"><text:span text:style-name="T1">Objetivo 3</text:span></text:span><text:span text:style-name="T1"> —aplicación de modelos XXXianos para evaluar impacto acumulado— se ve directamente respaldado por las múltiples respuestas que alertan del deterioro funcional, cognitivo y relacional progresivo en menores que han sido medicados de forma crónica sin reevaluación. Las respuestas describen casos donde la retirada del fármaco (cuando se logra) revela la ausencia de criterios clínicos sólidos para su mantenimiento, y en los que se constata un restablecimiento parcial de la funcionalidad y la subjetividad del niño. Esta evidencia empírica justifica la necesidad de desarrollar algoritmos que permitan anticipar el daño probable según variables contextuales, tipo de fármaco, duración, edad de inicio, y condiciones familiares y escolares. Estos modelos pueden apoyar la decisión clínica orientada al cese del tratamiento, minimizar el riesgo de recaída institucional y optimizar los recursos en programas de apoyo psicosocial. También permitirán fundamentar científicamente las decisiones judiciales, administrativas y éticas en procesos de revisión de casos.</text:span></text:p>
      <text:p text:style-name="P411"><text:soft-page-break/><text:span text:style-name="T1">El </text:span><text:span text:style-name="Strong_20_Emphasis"><text:span text:style-name="T1">Objetivo 4</text:span></text:span><text:span text:style-name="T1">, orientado al desarrollo de indicadores técnicos de buena práctica y herramientas de evaluación de calidad institucional, emerge como prioridad transversal en la mayoría de respuestas recogidas. Las y los profesionales coinciden en señalar la ausencia de métricas operativas que permitan auditar las decisiones clínicas en salud mental infantojuvenil, tanto en lo que respecta a la prescripción de psicofármacos como a la implementación de estrategias de apoyo psicosocial. Se reclama la instauración de protocolos explícitos de evaluación continua de la medicación, con criterios objetivos y de carácter obligatorio, vinculados a registros digitales centralizados y abiertos a auditoría externa. Estos protocolos deben contemplar no solo variables farmacológicas, sino también aspectos relacionales, contextuales y funcionales, incorporando la perspectiva del menor, de su entorno afectivo y de profesionales no médicos. Se destaca también la necesidad de integrar la evaluación de la calidad de vida en el plan terapéutico, con indicadores que midan el desarrollo emocional, la participación social, la estabilidad educativa y la percepción subjetiva de bienestar por parte del niño o adolescente.</text:span></text:p>
      <text:p text:style-name="P183">Asimismo, se propone la creación de comités de revisión de casos con capacidad normativa y ejecutiva, integrados por múltiples perfiles (psiquiatría, trabajo social, pediatría, psicología educativa, dietética, expertos por experiencia y defensores del menor), encargados de garantizar la proporcionalidad, pertinencia y temporalidad de toda intervención farmacológica. Estos comités deberían funcionar como órganos consultivos en los centros de salud mental, escuelas y juzgados de familia, generando informes vinculantes que protejan al menor frente a decisiones precipitadas, desinformadas o motivadas por la presión institucional. La vigilancia del cumplimiento de las guías clínicas, la trazabilidad de las decisiones y la articulación entre niveles asistenciales deben formar parte de un sistema de calidad estructural, cuyo diseño e implementación sean objeto de revisión científica y evaluación externa periódica [ver esquema funcional de la herramienta de evaluación multidimensional infantojuvenil con validación comunitaria y trazabilidad bioética].</text:p>
      <text:p text:style-name="P411"><text:span text:style-name="T1">En el marco del </text:span><text:span text:style-name="Strong_20_Emphasis"><text:span text:style-name="T1">Objetivo 5</text:span></text:span><text:span text:style-name="T1">, que establece la necesidad de reformas estructurales a nivel curricular, asistencial, reglamentario y de gobernanza, las respuestas ofrecen un diagnóstico certero y propuestas concretas. Se denuncia la formación deficiente en salud mental infantojuvenil durante el grado de medicina y psicología, donde prevalece un enfoque reduccionista, centrado en el modelo nosológico y basado en la autoridad del diagnóstico como verdad incuestionable. Este déficit formativo se traduce en prácticas clínicas poco sensibles al desarrollo, centradas en el síntoma y desconectadas de la biografía del menor. Se reclama una reforma urgente de los planes de estudio que incluya contenidos sobre trauma, neurodiversidad, desarrollo infantil, psicofarmacología crítica, consentimiento evolutivo, ética del cuidado y sistemas de apoyo comunitario. Del mismo modo, se exige la obligatoriedad de la formación continua acreditada para quienes prescriben psicofármacos a menores, así como el establecimiento de requisitos de capacitación interdisciplinaria para asumir responsabilidades clínicas en esta población.</text:span></text:p>
      <text:p text:style-name="P183">A nivel asistencial, se insiste en la necesidad de reforzar las plantillas de intervención infantojuvenil, con perfiles diversos (educación social, pediatría, trabajo familiar, mediación comunitaria), y de garantizar tiempos asistenciales adecuados para realizar procesos de evaluación, acompañamiento y deprescripción de forma digna. La precarización estructural de los servicios, la presión asistencial y la fragmentación organizativa impiden actualmente ofrecer alternativas reales a la medicalización rápida. Se propone, en consecuencia, un rediseño institucional que incluya unidades de atención integrada infantojuvenil con competencias compartidas entre sanidad, educación y servicios sociales, y cuyo funcionamiento esté basado en equipos no jerárquicos, <text:soft-page-break/>orientados a la corresponsabilidad y a la toma de decisiones compartida. La tesis plantea que sin estas reformas estructurales, no será posible erradicar el daño clínico y ético documentado, ni ofrecer garantías reales de no repetición.</text:p>
      <text:p text:style-name="P183">En términos reglamentarios y normativos, varias respuestas enfatizan que la intervención psiquiátrica sobre menores no puede depender exclusivamente de criterios clínicos internos o de guías técnicas no vinculantes. Se reclama la elaboración de leyes específicas que regulen la prescripción de psicofármacos en infancia y adolescencia, que garanticen el principio de subsidiariedad (solo después de haber agotado todas las alternativas), que impongan tiempos máximos de tratamiento, y que establezcan sanciones institucionales en casos de sobremedicación no justificada. Esta dimensión legal debe ser desarrollada con base en evidencias científicas abiertas, principios constitucionales, y tratados internacionales de derechos humanos. También se señala la necesidad de que todo programa de deprescripción forme parte de la política pública de salud mental, esté dotado de recursos humanos suficientes, y cuente con estructuras de evaluación ética y participación ciudadana. La propuesta de incorporar unidades de observación y decisión colegiada, basadas en revisión de casos reales por parte de comités con poder vinculante, constituye una innovación estratégica alineada con los objetivos de la acción EU BEACON.</text:p>
      <text:p text:style-name="P411"><text:span text:style-name="T1">El </text:span><text:span text:style-name="Strong_20_Emphasis"><text:span text:style-name="T1">Objetivo 6</text:span></text:span><text:span text:style-name="T1"> de la tesis doctoral establece la integración de los resultados en marcos internacionales de cooperación académica, institucional y tecnológica, dentro de una visión holística e interdisciplinar de la salud mental. En este sentido, las respuestas del escenario sobre infancia articulan con claridad una necesidad compartida: trascender la fragmentación sectorial y disciplinar para construir sistemas éticos, resilientes y proactivos, que protejan a los menores de prácticas coercitivas, negligentes o directamente violentas. La acción EU BEACON One Health Education and Technology se convierte así en el espacio estratégico desde el cual articular propuestas piloto, herramientas interoperables y estándares comunes de intervención, evaluación y reparación.</text:span></text:p>
      <text:p text:style-name="P411"><text:span text:style-name="T1">Las y los profesionales encuestados reclaman mecanismos que permitan </text:span><text:span text:style-name="Strong_20_Emphasis"><text:span text:style-name="T1">documentar de forma transparente los procesos de prescripción y deprescripción</text:span></text:span><text:span text:style-name="T1">, generando evidencia pública, verificable y transferible. Se propone la creación de plataformas digitales abiertas de codificación clínica longitudinal, en las que puedan integrarse variables sociales, escolares, familiares y clínicas. Estas plataformas deben ser accesibles a múltiples actores (pacientes, familias, profesionales, revisores externos), e incluir funciones de alerta ante trayectorias de riesgo, identificación de uso prolongado sin justificación, y validación automatizada mediante algoritmos de riesgo-beneficio ajustado a la etapa del desarrollo. De igual modo, se enfatiza la importancia de incorporar </text:span><text:span text:style-name="Strong_20_Emphasis"><text:span text:style-name="T1">lenguajes clínicos estructurados y auditables</text:span></text:span><text:span text:style-name="T1">, que reflejen el proceso de deliberación terapéutica, el consentimiento del menor y sus familiares, y la evolución de la sintomatología bajo diferentes formas de intervención.</text:span></text:p>
      <text:p text:style-name="P411"><text:span text:style-name="T1">Desde la dimensión educativa, las respuestas insisten en la urgencia de generar </text:span><text:span text:style-name="Strong_20_Emphasis"><text:span text:style-name="T1">programas transnacionales de formación y certificación en salud mental infantojuvenil no coercitiva</text:span></text:span><text:span text:style-name="T1">, accesibles para profesionales de salud, educación, servicios sociales y justicia juvenil. Estas formaciones deben ser modulares, con contenidos científicos actualizados, inclusión de la experiencia de pacientes, y evaluación de competencias clínicas y éticas. En este punto, la red EU BEACON puede funcionar como catalizador de una comunidad de práctica internacional que recopile, adapte y disemine buenas prácticas, casos ejemplares y herramientas pedagógicas multilingües. Se propone, por ejemplo, desarrollar materiales educativos accesibles para menores y familias sobre la naturaleza de los psicofármacos, los efectos secundarios, los derechos del paciente y las alternativas </text:span><text:soft-page-break/><text:span text:style-name="T1">disponibles. La falta de información es descrita como una de las causas estructurales de la dependencia farmacológica, del miedo a la retirada, y de la persistencia de tratamientos ineficaces o dañinos.</text:span></text:p>
      <text:p text:style-name="P411"><text:span text:style-name="T1">En cuanto a la dimensión tecnológica, las contribuciones más avanzadas proponen construir </text:span><text:span text:style-name="Strong_20_Emphasis"><text:span text:style-name="T1">sistemas expertos de apoyo a la toma de decisiones en salud mental infantojuvenil</text:span></text:span><text:span text:style-name="T1">, basados en modelos explicables, sensibles al desarrollo, e integrables con historias clínicas electrónicas. Estos sistemas permitirían realizar simulaciones de trayectoria, estimar impacto funcional esperado según el tipo de intervención, y ofrecer recomendaciones personalizadas de retirada gradual, con alternativas terapéuticas adaptadas al contexto. La herramienta debe incluir criterios adaptativos, basados en la monitorización del comportamiento, la calidad de vida y la respuesta a intervenciones no farmacológicas, permitiendo a su vez activar procesos de verificación externa o alertas éticas ante prácticas que se desvíen de los estándares definidos. Su arquitectura debe ser pública, sometida a revisión por pares, y compatible con infraestructuras sanitarias en distintos países, favoreciendo la cooperación transfronteriza y el aprendizaje conjunto [ver diseño propuesto de sistema experto multientorno para toma de decisiones terapéuticas en población infantojuvenil].</text:span></text:p>
      <text:p text:style-name="P411"><text:span text:style-name="T1">Desde la perspectiva de gobernanza global, el marco EU BEACON también ofrece la posibilidad de establecer </text:span><text:span text:style-name="Strong_20_Emphasis"><text:span text:style-name="T1">observatorios transnacionales de deprescripción y reparación</text:span></text:span><text:span text:style-name="T1">, que recopilen datos sobre el uso de neurolépticos en menores, evalúen el cumplimiento de los estándares éticos y clínicos definidos, y formulen recomendaciones políticas concretas para los estados miembros de la Unión Europea y otras regiones asociadas. Estos observatorios pueden operar mediante sistemas abiertos de ciencia ciudadana, donde familias, profesionales y asociaciones puedan aportar casos, validar indicadores y exigir rendición de cuentas. Esta estrategia responde a la necesidad identificada en múltiples respuestas de construir estructuras duraderas de protección frente a la violencia médica institucional, así como sistemas de verdad y justicia que reconozcan el daño sufrido por miles de niñas, niños y adolescentes diagnosticados y medicalizados prematuramente.</text:span></text:p>
      <text:p text:style-name="P183">En definitiva, el Objetivo 6 se traduce en la articulación de un ecosistema de transformación que combine el rigor científico, la sensibilidad ética, la interoperabilidad tecnológica y la cooperación internacional. Las respuestas demuestran que las condiciones para ello ya existen: conocimiento acumulado, experiencias locales, compromiso profesional, y urgencia social. Falta voluntad política, integración estructural y herramientas operativas. Esta tesis, al integrar estos elementos, se constituye en blueprint técnico y científico para una salud mental infantojuvenil post-coercitiva, orientada al desarrollo pleno, la justicia intergeneracional y la construcción de sistemas de cuidado sin violencia.</text:p>
      <text:p text:style-name="P183">La totalidad del escenario analizado confirma una hipótesis de partida de esta tesis: la medicalización precoz e indiscriminada de la infancia no es un fenómeno aislado o atribuible a errores individuales, sino la expresión de una arquitectura institucional que prioriza la contención, la estandarización y la obediencia clínica por encima del cuidado, la escucha y el respeto al desarrollo humano. Esta arquitectura produce daño estructural acumulativo, limita las posibilidades de evolución singular y perpetúa trayectorias de exclusión, dependencia farmacológica y vulneración de derechos fundamentales desde edades tempranas.</text:p>
      <text:p text:style-name="P183">A partir de las evidencias recogidas, puede afirmarse que el sistema actual de atención a la salud mental infantojuvenil en contextos como el español opera bajo tres lógicas fallidas interdependientes:</text:p>
      <text:list text:style-name="L478">
        <text:list-item>
          <text:p text:style-name="P340"><text:soft-page-break/><text:span text:style-name="Strong_20_Emphasis"><text:span text:style-name="T1">Lógica de la fragmentación profesional</text:span></text:span><text:span text:style-name="T1">, donde la responsabilidad sobre el bienestar del menor se disuelve entre actores que no se comunican ni cooperan, generando intervenciones unilaterales sin perspectiva de conjunto. Esto facilita decisiones precipitadas, medicalización como respuesta por defecto, y ausencia de seguimiento coordinado.</text:span></text:p>
        </text:list-item>
        <text:list-item>
          <text:p text:style-name="P340"><text:span text:style-name="Strong_20_Emphasis"><text:span text:style-name="T1">Lógica de la obediencia epistémica</text:span></text:span><text:span text:style-name="T1">, que impone la autoridad del diagnóstico como hecho incuestionable, reduce la complejidad del sufrimiento infantil a categorías clínicas normativas, y suprime la voz del niño o niña en el proceso terapéutico. Esta lógica se basa en un modelo biomédico autorreferencial, resistente a la crítica, impermeable a la interdisciplina, y desprovisto de mecanismos internos de autolimitación.</text:span></text:p>
        </text:list-item>
        <text:list-item>
          <text:p text:style-name="P340"><text:span text:style-name="Strong_20_Emphasis"><text:span text:style-name="T1">Lógica de la invisibilización del daño</text:span></text:span><text:span text:style-name="T1">, que se manifiesta en la falta de herramientas de evaluación longitudinal, en la normalización del uso crónico de psicofármacos desde edades tempranas, y en la negación institucional de los efectos adversos de la intervención psiquiátrica. Esta lógica impide la construcción de una memoria clínica honesta, la revisión sistemática de las prácticas, y la instauración de mecanismos reales de reparación.</text:span></text:p>
        </text:list-item>
      </text:list>
      <text:p text:style-name="P183">Frente a estas tres lógicas, la tesis plantea una triple línea de acción:</text:p>
      <text:list text:style-name="L479">
        <text:list-item>
          <text:p text:style-name="P341"><text:span text:style-name="Strong_20_Emphasis"><text:span text:style-name="T1">Reconstrucción institucional</text:span></text:span><text:span text:style-name="T1"> basada en redes de apoyo horizontal, toma de decisiones compartida, participación activa del menor y su entorno, y mecanismos de validación epistémica externa que garanticen la trazabilidad, revisabilidad y auditabilidad de las decisiones clínicas. Esta línea incluye la implementación de sistemas expertos transparentes, orientados a la justicia clínica, y compatibles con sistemas jurídicos y éticos nacionales e internacionales.</text:span></text:p>
        </text:list-item>
        <text:list-item>
          <text:p text:style-name="P341"><text:span text:style-name="Strong_20_Emphasis"><text:span text:style-name="T1">Transformación curricular y formativa</text:span></text:span><text:span text:style-name="T1"> en todas las disciplinas implicadas (medicina, psicología, trabajo social, educación, derecho), con contenidos sobre neurodesarrollo, trauma complejo, bioética aplicada, farmacología crítica y sistemas de cuidado sin coerción. Esta transformación debe estar anclada en estándares éticos comunes y procesos de coformación entre profesionales, pacientes y familias.</text:span></text:p>
        </text:list-item>
        <text:list-item>
          <text:p text:style-name="P341"><text:span text:style-name="Strong_20_Emphasis"><text:span text:style-name="T1">Reparación estructural del daño</text:span></text:span><text:span text:style-name="T1">, mediante la creación de programas de revisión de casos, deprescripción acompañada, acceso prioritario a apoyos comunitarios, y reconocimiento público del sufrimiento causado por prácticas psiquiátricas inadecuadas. La reparación implica no solo cesar el daño, sino restituir el derecho a una vida plena, autodeterminada y protegida desde la infancia.</text:span></text:p>
        </text:list-item>
      </text:list>
      <text:p text:style-name="P183">Esta hoja de ruta se articula directamente con los objetivos y principios operativos de la acción EU BEACON One Health Education and Technology, que constituye el espacio europeo más adecuado para impulsar estas transformaciones de forma cooperativa, científica y multisectorial. La salud mental de la infancia no puede seguir abordándose como un subcampo técnico: es una cuestión de justicia social, de ética estructural y de supervivencia democrática. Cada niño medicalizado sin razón, cada trayecto vital truncado por una decisión precipitada, representa no solo una falla individual, sino una fractura en nuestra responsabilidad colectiva.</text:p>
      <text:p text:style-name="P183">Esta tesis ofrece, por tanto, una contribución decisiva a la construcción de un nuevo horizonte: un modelo de salud mental basado en la verdad, la cooperación y el cuidado real. La infancia, como etapa de configuración de la existencia, no admite atajos técnicos ni excusas institucionales. Requiere coraje ético, inteligencia estructural y compromiso radical con la vida. A partir de estos <text:soft-page-break/>principios, y con el respaldo científico y legal que aquí se documenta, es posible avanzar hacia sistemas de atención que protejan, escuchen y acompañen sin dañar. Ésa es la exigencia y la promesa que esta investigación asume.</text:p>
      <text:p text:style-name="P411"><text:span text:style-name="Strong_20_Emphasis"><text:span text:style-name="T65">Resultados: Medicalización estructural de la marginalidad y respuesta sistémica. Parte 1 de 4</text:span></text:span><text:span text:style-name="T65"><text:line-break/></text:span><text:span text:style-name="Emphasis"><text:span text:style-name="T65">(Articulación con los objetivos 1 a 2 de la tesis y ejes operativos de la acción EU BEACON One Health Education and Technology)</text:span></text:span></text:p>
      <text:p text:style-name="P183">El escenario relativo a la sobreprescripción de neurolépticos en contextos de exclusión social, sinhogarismo, pobreza estructural, migración y otras formas de marginalidad revela un patrón consolidado de medicalización del sufrimiento social. Las respuestas recogidas exponen con claridad una estructura institucional que, en ausencia de políticas públicas inclusivas y de protección efectiva, delega en la psiquiatría una función de contención y silenciamiento de los efectos del fracaso social colectivo. Se confirma así la tesis de que la medicalización en estos casos opera como dispositivo de invisibilización política, no como estrategia de salud.</text:p>
      <text:p text:style-name="P411"><text:span text:style-name="T1">Desde el </text:span><text:span text:style-name="Strong_20_Emphasis"><text:span text:style-name="T1">Objetivo 1</text:span></text:span><text:span text:style-name="T1"> de esta tesis —el análisis jurídico comparado de normativas y directrices clínicas—, se hace evidente que las prácticas dominantes vulneran los principios fundamentales del derecho a la autonomía, al consentimiento informado real, y a la no discriminación. En múltiples respuestas se denuncia la práctica de condicionar el acceso a recursos sociales, viviendas o apoyos a la aceptación obligatoria de un tratamiento farmacológico, sin evaluar alternativas ni respetar el deseo de la persona. Esta condicionalidad médica coercitiva vulnera no solo tratados internacionales (como la Convención sobre los Derechos de las Personas con Discapacidad), sino también principios constitucionales fundamentales, al subordinar el reconocimiento de ciudadanía a la obediencia farmacológica. La tesis, por tanto, propone la urgente necesidad de una reforma legal que prohíba explícitamente la exigencia de consumo de psicofármacos como requisito para acceder a derechos básicos, y que establezca mecanismos de revisión externa de todas las decisiones que afecten a poblaciones marginadas bajo condiciones de institucionalización, dependencia social o situación migratoria precaria [ver diagrama de compatibilidad legal de las políticas actuales con el marco de derechos humanos].</text:span></text:p>
      <text:p text:style-name="P411"><text:span text:style-name="T1">En articulación con el </text:span><text:span text:style-name="Strong_20_Emphasis"><text:span text:style-name="T1">Objetivo 2</text:span></text:span><text:span text:style-name="T1"> —la identificación de patrones de violencia estructural en función del contexto y la práctica clínica—, se constata que los neurolépticos son utilizados con alta frecuencia como respuesta institucional ante el malestar psicosocial que deriva directamente de condiciones materiales injustas: precariedad habitacional, desempleo estructural, racismo institucional, redes de apoyo fracturadas, y trauma histórico acumulado. Se ha documentado en numerosas respuestas el hecho de que la primera intervención en centros sociales, hospitales, unidades de salud mental o servicios judiciales no sea el acompañamiento psicosocial o la asistencia estructural, sino la prescripción inmediata de fármacos sedantes. Esto refleja una sustitución de la política por la psiquiatría, una medicalización de la exclusión, y una patologización de la pobreza.</text:span></text:p>
      <text:p text:style-name="P183">Algunos profesionales denuncian con dureza que lo que se prescribe no es un medicamento, sino un mecanismo de control institucional, de pacificación de cuerpos incómodos y de adaptación forzada a normas de convivencia impuestas sin deliberación. En muchos casos, se destaca que la prescripción se realiza sin una formulación clínica estructurada, sin evaluación funcional, sin análisis sensorial, y sin intervención previa de especialistas. Este patrón constituye, desde una perspectiva médico-legal y científica, una forma de negligencia estructural. Las decisiones clínicas <text:soft-page-break/>tomadas en contextos de sobrecarga, falta de recursos, o presión organizativa no eximen de responsabilidad ética ni jurídica a los dispositivos que las ejecutan.</text:p>
      <text:p text:style-name="P411"><text:span text:style-name="T1">A este respecto, se subraya con claridad la necesidad de construir </text:span><text:span text:style-name="Strong_20_Emphasis"><text:span text:style-name="T1">matrices de riesgo estructural</text:span></text:span><text:span text:style-name="T1">, donde cada práctica pueda ser evaluada en función del contexto socioeconómico de la persona, su historia de vida, y las condiciones materiales en las que se produce la intervención. Esta matriz debe permitir clasificar situaciones de riesgo alto para la integridad de la persona, e impedir el uso de psicofármacos en condiciones donde se carezca de las garantías mínimas de consentimiento libre, seguimiento estructurado y alternativa no médica disponible. El desarrollo de esta herramienta, como plantea la tesis, debe integrarse en los sistemas clínicos de toma de decisiones con validación externa, y estar disponible para defensorías, auditorías clínicas y procesos de evaluación científica y legal [ver pseudocódigo de matriz de práctica-contexto-vulnerabilidad para clasificación del riesgo institucional].</text:span></text:p>
      <text:p text:style-name="P411"><text:span text:style-name="T1">Las respuestas también muestran que los profesionales más críticos identifican como uno de los mecanismos más potentes de perpetuación del daño la fragmentación institucional: el hecho de que los dispositivos sociales, sanitarios, educativos y comunitarios funcionen de forma aislada, sin coordinación, sin planes integrales y sin corresponsabilidad. Esta fragmentación impide construir trayectorias de cuidado, rompe los vínculos significativos con las personas, y favorece la rotación de equipos, lo que anula la continuidad terapéutica y la personalización de las decisiones. Esta carencia estructural de vínculos y procesos longitudinales se convierte en justificación para sostener la medicalización como única estrategia estable disponible. En consecuencia, esta tesis sostiene que toda estrategia de desprescripción en contextos de marginalidad debe estar acompañada de una </text:span><text:span text:style-name="Strong_20_Emphasis"><text:span text:style-name="T1">reforma integral de la arquitectura del cuidado</text:span></text:span><text:span text:style-name="T1">, anclada en la comunidad, con presencia territorial, personal formado, recursos sostenidos y vínculos reales.</text:span></text:p>
      <text:p text:style-name="P411"><text:span text:style-name="T1">En relación directa con el </text:span><text:span text:style-name="Strong_20_Emphasis"><text:span text:style-name="T1">Objetivo 3</text:span></text:span><text:span text:style-name="T1"> de esta tesis —la aplicación de modelos XXXianos y de análisis multivariable para inferir la probabilidad de daño estructural o deterioro clínico en función de la trayectoria asistencial y del contexto psicosocial—, las respuestas obtenidas en este escenario permiten identificar variables clave que incrementan exponencialmente el riesgo de revictimización y exclusión institucionalizada: historial previo de abuso o violencia institucional, falta de apoyo familiar, sinhogarismo crónico, estatus migratorio precario, y experiencias acumuladas de discriminación étnica, de género o psiquiátrica. Estas variables, presentes de forma reiterada en las narrativas recogidas, operan como factores predictivos de medicalización intensiva, reducción de derechos, y cronificación de diagnósticos.</text:span></text:p>
      <text:p text:style-name="P183">Varios testimonios describen circuitos asistenciales en los que la persona en situación de marginalidad atraviesa múltiples dispositivos sin recibir un plan de acompañamiento continuado, pero sí acumulando sucesivas etiquetas diagnósticas y tratamientos farmacológicos cada vez más potentes, sin revisión crítica. Estas trayectorias son vividas como una sucesión de expulsiones y microviolencias: ingresos forzados, periodos de inestabilidad en centros, exigencias de cumplimiento de normas psiquiátricas como condición para acceder a derechos sociales, rupturas relacionales, estigmatización y exclusión laboral. En este sentido, se hace evidente que la medicalización no solo no resuelve el sufrimiento social, sino que lo enmascara y lo amplifica, generando un círculo vicioso de dependencia institucional, aislamiento y desesperanza aprendida.</text:p>
      <text:p text:style-name="P411"><text:span text:style-name="T1">La tesis plantea que la única forma científicamente válida de revertir este proceso es mediante la implementación de </text:span><text:span text:style-name="Strong_20_Emphasis"><text:span text:style-name="T1">modelos XXX EXPERIMENT.COM and EU BEACON XXXes de predicción </text:span></text:span><text:soft-page-break/><text:span text:style-name="Strong_20_Emphasis"><text:span text:style-name="T1">de daño</text:span></text:span><text:span text:style-name="T1">, basados en datos reales de trayectoria clínica y social, que permitan anticipar escenarios de revictimización y recomendar rutas de atención alternativa. Estos modelos deben integrar información estructural (vivienda, empleo, vínculos, redes de apoyo), indicadores clínicos longitudinales (número y tipo de ingresos, evolución de síntomas, efectos secundarios), y variables subjetivas recogidas directamente de la persona (nivel de agencia percibido, experiencia de trato digno, nivel de satisfacción con la atención recibida). El uso de herramientas XXXianas permite estimar de forma dinámica la probabilidad de daño futuro asociado a una determinada intervención o ausencia de ella, y debe servir como base para la toma de decisiones clínicas con responsabilidad estructural [ver visualización XXXiana de trayectorias de exclusión médica en función del tipo de dispositivo, nivel de medicalización y presencia de factores estructurales de riesgo].</text:span></text:p>
      <text:p text:style-name="P411"><text:span text:style-name="T1">Respecto al </text:span><text:span text:style-name="Strong_20_Emphasis"><text:span text:style-name="T1">Objetivo 4</text:span></text:span><text:span text:style-name="T1"> —la definición de indicadores técnicos de buena práctica auditables, medibles y operativos para evaluar la calidad institucional—, las respuestas evidencian una profunda carencia de estándares adaptados a los contextos de marginalidad. Se denuncia que los indicadores actualmente utilizados por los servicios de salud mental no reflejan ni el nivel de dignidad del trato, ni la eficacia estructural de las intervenciones, ni la participación real de la persona en su propio proceso terapéutico. Se insiste en que los indicadores centrados únicamente en la reducción de síntomas o en la adherencia a la medicación invisibilizan el daño psicosocial, y contribuyen a mantener modelos de atención que pueden ser clínicamente ineficaces y éticamente inaceptables.</text:span></text:p>
      <text:p text:style-name="P411"><text:span text:style-name="T1">Las profesionales más comprometidas proponen, en su lugar, desarrollar </text:span><text:span text:style-name="Strong_20_Emphasis"><text:span text:style-name="T1">nuevas métricas de calidad institucional</text:span></text:span><text:span text:style-name="T1">, basadas en indicadores de equidad, reversibilidad diagnóstica, acceso real a la información, libertad de elección terapéutica, inclusión social sostenida y evaluación participativa del trato recibido. Estos indicadores deben estar integrados en sistemas de evaluación externa, con capacidad de intervención cuando se detecten prácticas abusivas o patrones de exclusión. Deben poder ser utilizados por defensorías, organismos de control institucional y plataformas ciudadanas, y deben incluir mecanismos de validación independiente y revisión periódica por parte de entidades académicas, científicas y sociales. Este enfoque es coherente con el marco metodológico de esta tesis, que propone vincular los sistemas de evaluación de calidad no solo a estándares clínicos, sino a principios constitucionales y de derechos humanos.</text:span></text:p>
      <text:p text:style-name="P411"><text:span text:style-name="T1">Por último, se propone incorporar estos indicadores a una </text:span><text:span text:style-name="Strong_20_Emphasis"><text:span text:style-name="T1">herramienta de auditoría multidimensional del sistema de atención</text:span></text:span><text:span text:style-name="T1">, que combine componentes clínicos, sociales, jurídicos y tecnológicos, y que sea operativa tanto en servicios públicos como en entidades del tercer sector y dispositivos comunitarios. Esta herramienta debe formar parte de una estrategia nacional e internacional de reconfiguración de los sistemas de salud mental, articulada con iniciativas como la acción EU BEACON y los Objetivos de Desarrollo Sostenible vinculados a salud, justicia, reducción de desigualdades y construcción de sociedades inclusivas.</text:span></text:p>
      <text:p text:style-name="P411"><text:span text:style-name="T1">Las respuestas recogidas en el escenario de medicalización de personas en situación de marginalidad expresan, de forma transversal, la necesidad de </text:span><text:span text:style-name="Strong_20_Emphasis"><text:span text:style-name="T1">reformas estructurales urgentes</text:span></text:span><text:span text:style-name="T1"> en los marcos formativos, organizativos y normativos de los sistemas de salud mental. Estas demandas, articuladas desde la experiencia práctica de profesionales comprometidas, se alinean de forma directa con el </text:span><text:span text:style-name="Strong_20_Emphasis"><text:span text:style-name="T1">Objetivo 5 de la tesis</text:span></text:span><text:span text:style-name="T1">, orientado a transformar los dispositivos psiquiátricos y sociales actuales en estructuras éticamente sostenibles, clínicamente eficaces y legalmente responsables.</text:span></text:p>
      <text:p text:style-name="P183"><text:soft-page-break/>A nivel formativo, se denuncia la ausencia casi total de contenido sobre pobreza estructural, sinhogarismo, racismo institucional y determinantes sociales del sufrimiento en los planes de estudio de medicina, psicología y enfermería. Esta ignorancia estructural genera una profesionalización ciega a la dimensión material de la vida, que opera sobre las personas en exclusión como si fueran cuerpos sin historia, sin territorio, sin contexto. Como consecuencia, los dispositivos clínicos terminan reproduciendo, bajo una apariencia de neutralidad, las desigualdades sociales más profundas. La tesis plantea que los programas formativos deben incorporar de forma obligatoria contenidos sobre justicia social, epistemología crítica, estructuras de violencia institucional, historia del diagnóstico psiquiátrico y análisis del poder médico-legal. Esta formación debe ser impartida en diálogo con personas con experiencia vivida, representantes de colectivos afectados y defensorías de derechos humanos.</text:p>
      <text:p text:style-name="P411"><text:span text:style-name="T1">Del mismo modo, se hace imprescindible reformar los criterios de acreditación y financiación de los dispositivos de salud mental. Las respuestas recogidas muestran que muchas instituciones reciben fondos públicos sin cumplir estándares éticos mínimos, sin garantizar la participación activa de las personas atendidas, sin ofrecer opciones terapéuticas no farmacológicas, y sin someterse a evaluación externa independiente. Se propone, por tanto, condicionar la financiación estructural de los dispositivos a la </text:span><text:span text:style-name="Strong_20_Emphasis"><text:span text:style-name="T1">implementación de modelos de toma de decisiones compartida, a la disponibilidad de alternativas a la medicación</text:span></text:span><text:span text:style-name="T1">, y a la existencia de protocolos transparentes de prevención del daño. Estas condiciones deben estar recogidas en reglamentos administrativos, con mecanismos de auditoría externa, sanción y retirada de licencias en caso de incumplimiento sistemático.</text:span></text:p>
      <text:p text:style-name="P411"><text:span text:style-name="T1">En el plano normativo, las respuestas también exigen una revisión profunda de los </text:span><text:span text:style-name="Strong_20_Emphasis"><text:span text:style-name="T1">criterios jurídicos que permiten la prescripción forzada o la medicalización bajo coacción económica</text:span></text:span><text:span text:style-name="T1">. Numerosas participantes destacan que en la práctica cotidiana, las personas en situación de exclusión aceptan tratamientos farmacológicos no porque crean en su eficacia, sino porque los dispositivos condicionan su acceso a recursos básicos (comida, techo, acompañamiento) a la obediencia psiquiátrica. Esta dinámica, descrita en múltiples respuestas, constituye una forma contemporánea de violencia médica legitimada, que se oculta tras la retórica de la ayuda, la compasión o la urgencia terapéutica. La tesis sostiene que debe reconocerse jurídicamente esta forma de coerción estructural como una forma de trato cruel, inhumano o degradante, y establecer garantías procedimentales que impidan la instrumentalización de la farmacología como medio de control institucional de poblaciones precarias.</text:span></text:p>
      <text:p text:style-name="P411"><text:span text:style-name="T1">Desde el punto de vista operativo, se recomienda crear </text:span><text:span text:style-name="Strong_20_Emphasis"><text:span text:style-name="T1">equipos territoriales interinstitucionales</text:span></text:span><text:span text:style-name="T1"> de acompañamiento y desprescripción, capaces de actuar en barrios con alta incidencia de exclusión, en dispositivos de emergencia social, y en unidades de atención psiquiátrica donde se concentren trayectorias de medicalización crónica. Estos equipos deben estar compuestos por profesionales con formación interdisciplinar, autonomía funcional y apoyo técnico externo, y operar con lógica de continuidad relacional, no de rotación administrativa. Su objetivo debe ser la restauración de la vida cotidiana como espacio legítimo, la generación de relaciones significativas, la apertura de alternativas no médicas, y la restitución de los derechos de quienes han sido medicalizados por motivos estructurales, no clínicos.</text:span></text:p>
      <text:p text:style-name="P183">Estas propuestas deben integrarse en los planes de acción nacional e internacional sobre salud mental, y ser impulsadas mediante plataformas científicas y políticas como la acción EU BEACON One Health Education and Technology. Este marco, como plantea la tesis, permite alinear reformas <text:soft-page-break/>locales con estándares internacionales de derechos humanos, abrir espacios de experimentación social a nivel europeo, y coordinar sistemas éticos de innovación terapéutica y política. A través de este dispositivo colectivo, es posible articular herramientas comunes de evaluación, protocolos interoperables de protección, y estrategias de reparación estructural transdisciplinar.</text:p>
      <text:p text:style-name="P411"><text:span text:style-name="T1">La lectura transversal del escenario sobre marginalización y medicalización forzada confirma, con evidencia empírica y testimonial suficiente, que </text:span><text:span text:style-name="Strong_20_Emphasis"><text:span text:style-name="T1">la psiquiatría institucional, cuando se aplica sin garantías éticas ni contextuales, actúa como dispositivo de control social, castigo económico y exclusión estructural</text:span></text:span><text:span text:style-name="T1">. En lugar de abordar el sufrimiento desde una lógica de cuidado, reparación y redistribución de recursos, el sistema dominante responde con diagnóstico, prescripción y vigilancia clínica, negando a la persona en situación de pobreza o exclusión el derecho a decidir, a equivocarse, a vivir sin ser patologizada.</text:span></text:p>
      <text:p text:style-name="P411"><text:span text:style-name="T1">Esta tesis, desde su enfoque de investigación-acción, no se limita a describir el daño, sino que propone </text:span><text:span text:style-name="Strong_20_Emphasis"><text:span text:style-name="T1">una arquitectura alternativa para su reparación estructural</text:span></text:span><text:span text:style-name="T1">. En ella convergen elementos jurídicos, médicos, sociales, XXX EXPERIMENT.COM and EU BEACON XXXes, tecnológicos y ético-políticos, articulados en una propuesta operativa que pretende transformar los fundamentos mismos del modelo de atención.</text:span></text:p>
      <text:p text:style-name="P411"><text:span text:style-name="T1">El núcleo de esta arquitectura es el </text:span><text:span text:style-name="Strong_20_Emphasis"><text:span text:style-name="T1">reconocimiento del daño institucional como hecho estructural y reparable</text:span></text:span><text:span text:style-name="T1">, no como excepción o accidente. Esto exige transformar las formas en que los sistemas identifican, gestionan y documentan el sufrimiento psíquico en condiciones de marginalidad. Las trayectorias clínicas no pueden seguir operando como acumulación de etiquetas, desarraigos y farmacología de largo plazo, sino como procesos narrativos, jurídicos y relacionales en los que se reconozcan los determinantes sociales, la historia de vida, la agencia negada y los proyectos truncados. Esta transformación solo es viable si se articulan mecanismos de revisión epistémica externa, validación por pares y rendición de cuentas institucional, como se propone en las secciones metodológicas de la tesis.</text:span></text:p>
      <text:p text:style-name="P411"><text:span text:style-name="T1">Los sistemas XXX EXPERIMENT.COM and EU BEACON XXXes de apoyo a la decisión deben estar diseñados no para reemplazar la deliberación ética, sino para </text:span><text:span text:style-name="Strong_20_Emphasis"><text:span text:style-name="T1">visibilizar las trayectorias de violencia médica, anticipar situaciones de riesgo institucional y ofrecer rutas alternativas de cuidado y protección</text:span></text:span><text:span text:style-name="T1">, personalizadas, documentadas y verificables. En este marco, se desarrollarán algoritmos XXXianos de predicción de exclusión farmacológica, mapas de redes comunitarias de apoyo, sistemas de trazabilidad del consentimiento y herramientas de control externo de la indicación clínica en poblaciones vulnerables. [ver pseudocódigo de control algorítmico de indicación psiquiátrica en contexto de riesgo estructural].</text:span></text:p>
      <text:p text:style-name="P411"><text:span text:style-name="T1">Desde el plano político, la tesis propone instaurar una </text:span><text:span text:style-name="Strong_20_Emphasis"><text:span text:style-name="T1">memoria institucional de la violencia médica en contextos de pobreza</text:span></text:span><text:span text:style-name="T1">, que sirva como base para procesos de verdad, justicia y no repetición. Esto incluye archivos de prácticas, revisiones participativas de casos, mecanismos de compensación, y dispositivos de diseminación pública de los errores cometidos, de modo que los aprendizajes no se pierdan, no se silencien y no se conviertan en impunidad estructural. La reparación implica no solo transformar protocolos, sino </text:span><text:span text:style-name="Strong_20_Emphasis"><text:span text:style-name="T1">restituir dignidades quebradas</text:span></text:span><text:span text:style-name="T1">, reconstruir vínculos y garantizar la plena participación social de quienes fueron convertidos en pacientes sin su consentimiento, y excluidos de la ciudadanía activa mediante decisiones técnicas revestidas de legitimidad clínica.</text:span></text:p>
      <text:p text:style-name="P411"><text:span text:style-name="T1">La acción EU BEACON se convierte así en el marco estructural idóneo para impulsar estas transformaciones, al integrar salud mental, justicia, educación, sostenibilidad ecológica y tecnología </text:span><text:soft-page-break/><text:span text:style-name="T1">abierta en una misma plataforma de cooperación. A través de este marco, es posible diseñar políticas multinivel, apoyar comunidades locales, formar profesionales éticos, implementar herramientas interoperables, y someter a revisión científica y pública todos los dispositivos que intervienen en el sufrimiento humano. La tesis se ofrece, por tanto, como </text:span><text:span text:style-name="Strong_20_Emphasis"><text:span text:style-name="T1">hoja de ruta operativa, instrumento técnico de justicia médica y plataforma científica de emancipación colectiva</text:span></text:span><text:span text:style-name="T1">, articulada desde los márgenes, desde los daños, y desde las posibilidades reales de transformación.</text:span></text:p>
      <text:p text:style-name="P183">En conclusión, la medicalización estructural de la marginalidad no es un efecto colateral del sistema: es su síntoma más evidente. Combatirla no es una opción, sino una obligación científica, ética y política. Las vidas medicalizadas para ser silenciadas —por no encajar, por no tener techo, por haber nacido lejos, por resistirse— deben ser restituídas en dignidad, integridad y derecho. Esa es la tarea urgente que esta tesis plantea con claridad y fundamento. Y es también, desde hoy, su compromiso con la verdad.</text:p>
      <text:p text:style-name="P411"><text:span text:style-name="Strong_20_Emphasis"><text:span text:style-name="T1">Resultados: Abusos, sobremedicación y exclusión en contextos de vulnerabilidad. Parte 1 de 4</text:span></text:span><text:span text:style-name="T1"><text:line-break/></text:span><text:span text:style-name="Emphasis"><text:span text:style-name="T1">(Análisis desde los objetivos estructurales de la tesis doctoral y su articulación en el marco EU BEACON One Health Education and Technology)</text:span></text:span></text:p>
      <text:p text:style-name="P411"><text:span text:style-name="T1">El escenario sobre </text:span><text:span text:style-name="Strong_20_Emphasis"><text:span text:style-name="T1">abusos y medicalización forzada en poblaciones vulnerables</text:span></text:span><text:span text:style-name="T1"> constituye una de las expresiones más crudas de la violencia estructural en los sistemas de atención. Las respuestas analizadas revelan una realidad ampliamente conocida pero sistemáticamente negada: que en los márgenes del sistema —donde se acumulan el sinhogarismo, la migración precaria, la pobreza extrema, las discapacidades cognitivas y el fracaso institucional reiterado—, la psiquiatría no actúa como garante de derechos, sino como dispositivo de control, exclusión y silenciamiento.</text:span></text:p>
      <text:p text:style-name="P411"><text:span text:style-name="T1">Desde el </text:span><text:span text:style-name="Strong_20_Emphasis"><text:span text:style-name="T1">Objetivo 1 de esta tesis</text:span></text:span><text:span text:style-name="T1">, centrado en el análisis jurídico-comparado de marcos normativos, se identifica una incompatibilidad flagrante entre las prácticas dominantes y las obligaciones internacionales en materia de derechos humanos. Múltiples respuestas señalan que el tratamiento farmacológico en estas poblaciones se impone sin una evaluación funcional adecuada, sin consentimiento informado real, y como requisito encubierto para acceder a recursos básicos como vivienda, alimentación o acompañamiento social. Esta dinámica vulnera el principio de autonomía, el derecho a la no discriminación y la prohibición de tratos degradantes consagrados en instrumentos como la Convención sobre los Derechos de las Personas con Discapacidad, el Pacto Internacional de Derechos Civiles y Políticos y el propio marco constitucional español. Se reclama por tanto la codificación urgente de prácticas abusivas frecuentes, hoy normalizadas, como formas de coerción institucional que requieren sanción administrativa, revisión judicial y reparación.</text:span></text:p>
      <text:p text:style-name="P411"><text:span text:style-name="T1">En consonancia con el </text:span><text:span text:style-name="Strong_20_Emphasis"><text:span text:style-name="T1">Objetivo 2</text:span></text:span><text:span text:style-name="T1">, orientado a clasificar prácticas coercitivas y construir perfiles de riesgo estructural, las respuestas identifican una serie de patrones de abuso sistemático en el uso de neurolépticos: prescripción sin indicación clara, fuera de ficha técnica, sin diagnóstico diferencial, sin formulación clínica, como sustituto de apoyos sociales, como estrategia de gestión de la conducta en contextos de extrema precariedad, y como herramienta de castigo simbólico. Esta medicalización operativa de la pobreza y la desviación social se justifica bajo argumentos funcionalistas (mantener el orden, garantizar la adherencia, prevenir riesgos) que reproducen lógicas coloniales, capacitistas y clasistas, negando el derecho a la agencia, a la protesta y a la diferencia.</text:span></text:p>
      <text:p text:style-name="P411"><text:span text:style-name="T1">En las respuestas más lúcidas, se expresa que el tratamiento farmacológico ha dejado de ser una decisión clínica personalizada para convertirse en una </text:span><text:span text:style-name="Strong_20_Emphasis"><text:span text:style-name="T1">norma institucional encubierta</text:span></text:span><text:span text:style-name="T1">, aplicada de </text:span><text:soft-page-break/><text:span text:style-name="T1">forma rutinaria, sin reflexión, sin alternativas, y sin marco deliberativo. Esta prescripción por defecto constituye una forma de deshumanización clínica, que no solo niega la historia de vida de la persona, sino que reescribe su existencia bajo el lenguaje de la patología. Lo que se medicaliza no es el trastorno, sino la pobreza, la disidencia, la resistencia o la mera existencia fuera de las normas hegemónicas de funcionamiento social. Las y los profesionales denuncian que, en estos casos, la psiquiatría no cura, sino que normaliza la violencia institucional.</text:span></text:p>
      <text:p text:style-name="P411"><text:span text:style-name="T1">La tesis plantea, por tanto, la urgente necesidad de desarrollar </text:span><text:span text:style-name="Strong_20_Emphasis"><text:span text:style-name="T1">sistemas de alerta ante patrones de prescripción inadecuada y dañina</text:span></text:span><text:span text:style-name="T1">, integrados en los sistemas de información clínica y en las auditorías externas de calidad institucional. Estos sistemas deben identificar trayectorias de medicalización no justificadas, registrar indicaciones clínicas reales, controlar la acumulación de diagnósticos, y activar mecanismos de revisión externa ante determinados umbrales de riesgo. La lógica no debe ser la vigilancia burocrática, sino la </text:span><text:span text:style-name="Strong_20_Emphasis"><text:span text:style-name="T1">garantía de integridad psíquica, corporal y jurídica de las personas intervenidas por el sistema</text:span></text:span><text:span text:style-name="T1">. Se requiere, como expresan múltiples respuestas, construir criterios de exclusión clínica de la medicación obligatoria, especialmente en poblaciones con vulnerabilidad acumulada, bajo seguimiento por equipos mal remunerados, sin alternativas psicosociales reales, y sin derechos plenos reconocidos.</text:span></text:p>
      <text:p text:style-name="P411"><text:span text:style-name="T1">Esta línea de acción se articula de forma directa con los principios operativos de la acción EU BEACON One Health Education and Technology, que propone </text:span><text:span text:style-name="Strong_20_Emphasis"><text:span text:style-name="T1">la sustitución de los dispositivos psiquiátricos autoritarios por ecosistemas de cuidado comunitario, relacional, horizontal y jurídicamente responsable</text:span></text:span><text:span text:style-name="T1">. La reconfiguración estructural de estos sistemas no es una propuesta utópica, sino una exigencia derivada de la evidencia empírica recogida: no es la enfermedad lo que está siendo tratado, sino el síntoma visible de un orden social que margina, excluye y castiga bajo apariencia de tratamiento.</text:span></text:p>
      <text:p text:style-name="P411"><text:span text:style-name="T1">Los datos emergentes en este escenario no solo confirman, sino que profundizan lo ya evidenciado en el análisis anterior sobre </text:span><text:span text:style-name="Strong_20_Emphasis"><text:span text:style-name="T1">medicalización de la marginalidad</text:span></text:span><text:span text:style-name="T1">: existe una política no declarada de contención farmacológica como forma sistemática de neutralización social, que se aplica con mayor intensidad cuanto más desprotegida, dañada o deslegitimada está la persona. En el marco del </text:span><text:span text:style-name="Strong_20_Emphasis"><text:span text:style-name="T1">Objetivo 3 de esta tesis</text:span></text:span><text:span text:style-name="T1">, orientado al desarrollo de modelos XXXianos y análisis predictivos de daño institucional acumulado, se hace necesario incluir de forma específica una categoría de riesgo basada en la combinación de historia de victimización previa, exclusión social crónica y medicalización compulsiva.</text:span></text:p>
      <text:p text:style-name="P411"><text:span text:style-name="T1">Las respuestas muestran que muchas de las personas que ingresan al sistema psiquiátrico lo hacen tras haber sufrido abusos continuados —domésticos, institucionales, sexuales, económicos— y sin haber recibido nunca mecanismos efectivos de protección, justicia ni reparación. Lejos de encontrar en el dispositivo clínico un entorno reparador, se enfrentan a un sistema que </text:span><text:span text:style-name="Strong_20_Emphasis"><text:span text:style-name="T1">traduce el sufrimiento en patología, la desconfianza en síntomas, y la reacción emocional en signos clínicos</text:span></text:span><text:span text:style-name="T1">. Es decir, la historia de violencia se oculta detrás de un diagnóstico, y el daño real se revierte contra la persona, etiquetándola como crónicamente enferma, desregulada o irrecuperable.</text:span></text:p>
      <text:p text:style-name="P411"><text:span text:style-name="T1">Esta lógica estructural opera bajo un principio de </text:span><text:span text:style-name="Strong_20_Emphasis"><text:span text:style-name="T1">inversión de responsabilidad</text:span></text:span><text:span text:style-name="T1">, donde la víctima termina siendo tratada como causa de su situación. La medicalización cumple aquí una doble función: anestesiar el sufrimiento psíquico mediante psicofármacos potentes y desligar institucionalmente cualquier obligación de investigar, acompañar o reparar las causas reales de dicho sufrimiento. Se oculta así la cadena de violencia con una intervención aparentemente clínica, </text:span><text:soft-page-break/><text:span text:style-name="T1">que termina cronificando el dolor y </text:span><text:span text:style-name="Strong_20_Emphasis"><text:span text:style-name="T1">naturalizando el daño como condición permanente de la persona</text:span></text:span><text:span text:style-name="T1">.</text:span></text:p>
      <text:p text:style-name="P411"><text:span text:style-name="T1">En los casos más extremos, relatados por profesionales en ejercicio crítico, se observa cómo las personas que han sido sistemáticamente abusadas y que llegan al sistema psiquiátrico en situaciones de desorganización, desesperación o disociación no reciben apoyo especializado ni escucha activa, sino etiquetas diagnósticas de gravedad, internamientos forzosos y polimedicación. La respuesta institucional no es entender qué ha ocurrido, sino decidir qué hacer con eso que molesta, interfiere o desafía el funcionamiento normal del servicio. En esta lógica, cuanto más daño sufre la persona antes de llegar al sistema, </text:span><text:span text:style-name="Strong_20_Emphasis"><text:span text:style-name="T1">más daño recibe del sistema una vez dentro</text:span></text:span><text:span text:style-name="T1">. Se trata de una revictimización estructural, validada por la cultura asistencial dominante, que confunde protección con contención, tratamiento con supresión, y cuidado con obediencia.</text:span></text:p>
      <text:p text:style-name="P411"><text:span text:style-name="T1">Estos hallazgos reafirman la urgencia de desarrollar </text:span><text:span text:style-name="Strong_20_Emphasis"><text:span text:style-name="T1">modelos XXX EXPERIMENT.COM and EU BEACON XXXes de trayectoria clínica crítica</text:span></text:span><text:span text:style-name="T1">, que permitan inferir no solo la probabilidad de deterioro, sino también la trazabilidad del daño institucional inducido por decisiones anteriores. Es decir, algoritmos que detecten cuándo una intervención psiquiátrica incrementa el sufrimiento, reduce la funcionalidad o vulnera derechos previamente reconocidos. Esta capacidad predictiva no es opcional, sino un imperativo ético: ningún sistema clínico debería poder actuar sin saber el impacto estructural de sus decisiones. Las herramientas propuestas en esta tesis —incluyendo modelos XXXianos con variables psicosociales, algoritmos de inferencia causal, y visualización longitudinal del daño acumulado— ofrecen la base técnica para revertir esta lógica de impunidad clínica [ver visualización temporal del impacto acumulativo de prácticas psiquiátricas sobre perfiles de alta victimización].</text:span></text:p>
      <text:p text:style-name="P411"><text:span text:style-name="T1">A nivel institucional, los resultados revelan también cómo la cultura clínica dominante </text:span><text:span text:style-name="Strong_20_Emphasis"><text:span text:style-name="T1">patologiza la protesta, criminaliza la desobediencia, y penaliza la diferencia</text:span></text:span><text:span text:style-name="T1">. Personas que cuestionan el diagnóstico, que rechazan la medicación, que expresan su malestar mediante lenguaje no normativo, o que simplemente desconfían del sistema por experiencias previas de abuso, son etiquetadas como difíciles, problemáticas o psicóticas. Esta clasificación técnica se convierte en vía rápida hacia la sobremedicación, la invalidación de la palabra propia, la restricción de movimientos y, en muchos casos, el internamiento sin garantías.</text:span></text:p>
      <text:p text:style-name="P411"><text:span text:style-name="T1">En este sentido, la tesis denuncia que </text:span><text:span text:style-name="Strong_20_Emphasis"><text:span text:style-name="T1">la psiquiatría actual no solo reproduce las jerarquías sociales, sino que las profundiza</text:span></text:span><text:span text:style-name="T1">, al convertir la vulnerabilidad en sospecha, la pobreza en trastorno, y la disidencia en riesgo clínico. Este proceso se describe en múltiples respuestas como un ciclo de criminalización médica, donde el sistema diagnostica como enfermedad lo que él mismo ha contribuido a producir: la desposesión, el miedo, la rabia, el silencio.</text:span></text:p>
      <text:p text:style-name="P411"><text:span text:style-name="T1">Estas prácticas, lejos de ser marginales, están sistematizadas y reproducidas por protocolos, rutinas, jerarquías y marcos formativos que refuerzan la deshumanización. Por tanto, la respuesta debe ser estructural: </text:span><text:span text:style-name="Strong_20_Emphasis"><text:span text:style-name="T1">revisión institucional obligatoria de todas las decisiones clínicas sobre personas con historial de victimización grave</text:span></text:span><text:span text:style-name="T1">, auditoría externa de todos los protocolos de prescripción en dispositivos públicos, y diseño de estrategias de reparación dirigidas específicamente a quienes fueron medicalizadas bajo condiciones de violencia previa.</text:span></text:p>
      <text:p text:style-name="P411"><text:span text:style-name="T1">Los resultados obtenidos en este escenario muestran que, en contextos donde las personas han sido víctimas de abuso físico, sexual, económico, simbólico o institucional, el ingreso al sistema psiquiátrico no supone reparación ni validación, sino </text:span><text:span text:style-name="Strong_20_Emphasis"><text:span text:style-name="T1">continuación de la violencia por medios </text:span></text:span><text:soft-page-break/><text:span text:style-name="Strong_20_Emphasis"><text:span text:style-name="T1">clínicos</text:span></text:span><text:span text:style-name="T1">. Este fenómeno se ve agravado por una forma específica de dominación estructural: la </text:span><text:span text:style-name="Strong_20_Emphasis"><text:span text:style-name="T1">violencia epistemológica</text:span></text:span><text:span text:style-name="T1">, entendida como el silenciamiento, distorsión o negación sistemática del relato de la víctima, ejercido por quienes detentan poder para producir verdades institucionalmente válidas —en este caso, los y las profesionales de la salud mental.</text:span></text:p>
      <text:p text:style-name="P411"><text:span text:style-name="T1">En múltiples respuestas, las profesionales encuestadas describen situaciones en las que las personas afectadas llegaban con un relato claro de haber sufrido abusos —muchas veces prolongados, graves y con consecuencias psíquicas evidentes—, pero dicho relato no era recogido, creído ni documentado clínicamente. En lugar de ello, </text:span><text:span text:style-name="Strong_20_Emphasis"><text:span text:style-name="T1">se sustituía por un diagnóstico psiquiátrico que descontextualizaba el sufrimiento</text:span></text:span><text:span text:style-name="T1">, lo reducía a una categoría sintomática, y lo reubicaba en el cuerpo y la mente de la víctima, transformándola en portadora de un trastorno. Esta operación de desplazamiento clínico implica, en términos prácticos, la </text:span><text:span text:style-name="Strong_20_Emphasis"><text:span text:style-name="T1">anulación institucional de la verdad de quien ha sido dañada</text:span></text:span><text:span text:style-name="T1">.</text:span></text:p>
      <text:p text:style-name="P411"><text:span text:style-name="T1">Este mecanismo no es accidental, sino estructural. En un sistema donde el tiempo asistencial es limitado, la formación en trauma es escasa, la cultura jerárquica inhibe la duda, y la burocracia clínica exige respuestas rápidas, </text:span><text:span text:style-name="Strong_20_Emphasis"><text:span text:style-name="T1">la vía más eficiente para gestionar el sufrimiento es etiquetarlo y medicarlo</text:span></text:span><text:span text:style-name="T1">, no escucharlo y acompañarlo. En este contexto, los abusadores —en especial cuando forman parte del entorno familiar, institucional o profesional de la víctima— encuentran terreno fértil para la impunidad. Varias respuestas relatan cómo, ante una situación de denuncia por violencia, </text:span><text:span text:style-name="Strong_20_Emphasis"><text:span text:style-name="T1">el agresor logra invertir la carga de la prueba, presentándose como cuidador racional frente a una persona emocionalmente inestable</text:span></text:span><text:span text:style-name="T1">, y obteniendo con frecuencia el aval del sistema psiquiátrico.</text:span></text:p>
      <text:p text:style-name="P411"><text:span text:style-name="T1">Se documenta así un patrón recurrente en el que </text:span><text:span text:style-name="Strong_20_Emphasis"><text:span text:style-name="T1">la narrativa del abuso es reemplazada por la narrativa del trastorno</text:span></text:span><text:span text:style-name="T1">, legitimada por profesionales que, incluso sin intención dolosa, actúan como facilitadores de la revictimización. Esta inversión epistémica opera a través de la credibilidad diferencial: el agresor, normalmente más articulado, respaldado por instituciones, con apariencia de normalidad, resulta más creíble que una persona afectada, traumatizada, medicada, y frecuentemente sin red de apoyo. Esta dinámica es especialmente visible en mujeres víctimas de violencia de género, personas migrantes no regularizadas, menores institucionalizados, y sobrevivientes de violencia psiquiátrica previa.</text:span></text:p>
      <text:p text:style-name="P411"><text:span text:style-name="T1">Desde el </text:span><text:span text:style-name="Strong_20_Emphasis"><text:span text:style-name="T1">Objetivo 4 de esta tesis</text:span></text:span><text:span text:style-name="T1"> —definición de indicadores técnicos de buena práctica— se plantea que este tipo de casos no pueden seguir siendo abordados como anécdotas clínicas o errores individuales. La violencia epistemológica debe ser considerada una categoría técnica, evaluable, prevenible y sancionable. Se propone, en consecuencia, el diseño de indicadores que midan la consistencia entre el relato de la persona, el contenido de la historia clínica, la participación efectiva en las decisiones, y la existencia o no de procesos deliberativos documentados. Cuando estos elementos no se cumplen, y el diagnóstico o tratamiento se impone sin validación ética externa, debe activarse un protocolo de revisión automática del caso, con participación de un comité independiente especializado en trauma, género y derechos humanos.</text:span></text:p>
      <text:p text:style-name="P411"><text:span text:style-name="T1">En el plano de la práctica profesional, los resultados reflejan </text:span><text:span text:style-name="Strong_20_Emphasis"><text:span text:style-name="T1">una profunda desconexión entre la formación clínica y la comprensión real del poder</text:span></text:span><text:span text:style-name="T1">. Muchos profesionales no reconocen que su acto diagnóstico —la forma en que nombran lo que observan, lo que preguntan, lo que registran y lo que omiten— puede ser utilizado como arma institucional. No se asume que un informe clínico puede invalidar legalmente el testimonio de una víctima, condicionar la custodia de hijos, justificar una </text:span><text:soft-page-break/><text:span text:style-name="T1">tutela forzada, o legitimar un internamiento involuntario. La tesis argumenta que esta falta de conciencia del poder epistémico de la clínica constituye una forma grave de irresponsabilidad estructural, y propone, como reforma obligatoria, la inclusión de módulos formativos sobre violencia epistemológica, ética de la documentación clínica, y responsabilidad legal del juicio profesional en situaciones de conflicto y daño.</text:span></text:p>
      <text:p text:style-name="P411"><text:span text:style-name="T1">Asimismo, se plantea que </text:span><text:span text:style-name="Strong_20_Emphasis"><text:span text:style-name="T1">toda documentación clínica sobre una persona con historia de violencia reconocida debe ser codificada con criterios de sensibilidad al trauma</text:span></text:span><text:span text:style-name="T1">, lo que implica evitar etiquetas estigmatizantes, incluir el contexto de vulnerabilidad, y garantizar el acceso pleno de la persona al contenido de su expediente. Se sugiere también que los sistemas de historia clínica digital incorporen alertas automáticas cuando se detecte un patrón de revictimización institucional, como la repetición de diagnósticos sin revisión, aumento progresivo de la medicación sin justificación, o interrupción de vínculos terapéuticos sin seguimiento.</text:span></text:p>
      <text:p text:style-name="P411"><text:span text:style-name="T1">Esta tesis no pretende generar una clínica de la sospecha, sino una </text:span><text:span text:style-name="Strong_20_Emphasis"><text:span text:style-name="T1">clínica de la responsabilidad</text:span></text:span><text:span text:style-name="T1">, donde el poder epistémico sea ejercido con conciencia, supervisión y rendición de cuentas. No se puede permitir que el diagnóstico psiquiátrico, nacido para comprender el sufrimiento, se convierta en la coartada perfecta de quienes abusan, ni en la lápida legal sobre la palabra de quienes sobreviven.</text:span></text:p>
      <text:p text:style-name="P411"><text:span text:style-name="T1">La lectura sistemática de las respuestas obtenidas en este escenario permite trazar una línea directa entre </text:span><text:span text:style-name="Strong_20_Emphasis"><text:span text:style-name="T1">el ejercicio acrítico de la autoridad clínica</text:span></text:span><text:span text:style-name="T1"> y la consolidación de estructuras de violencia institucional. Las y los profesionales que participaron en la encuesta, particularmente quienes ejercen desde una posición crítica o en entornos de atención comunitaria, describen con preocupación cómo buena parte del daño producido por el sistema psiquiátrico </text:span><text:span text:style-name="Strong_20_Emphasis"><text:span text:style-name="T1">no proviene de acciones individuales aisladas, sino de una cultura institucional que premia la obediencia, castiga la duda y normaliza la violencia bajo códigos técnicos</text:span></text:span><text:span text:style-name="T1">. Esta cultura se manifiesta en la práctica cotidiana mediante silencios, omisiones, presunciones de veracidad unilateral, y la aceptación automática del relato dominante.</text:span></text:p>
      <text:p text:style-name="P411"><text:span text:style-name="T1">En este contexto, </text:span><text:span text:style-name="Strong_20_Emphasis"><text:span text:style-name="T1">la violencia profesional se ejerce tanto por acción como por omisión</text:span></text:span><text:span text:style-name="T1">. Por acción, cuando se emite un diagnóstico sin conocer el contexto de vida, se prescribe una medicación sin consentimiento informado real, o se legitima un internamiento sin haber escuchado la versión completa de la persona afectada. Y por omisión, cuando no se registra la denuncia de abuso, no se activa un protocolo de protección, o no se informa a la persona de sus derechos. Esta forma de violencia no requiere malicia, sino pasividad institucional. Su fuerza radica en la repetición, la despersonalización y la fragmentación de responsabilidades.</text:span></text:p>
      <text:p text:style-name="P411"><text:span text:style-name="T1">Varios testimonios recogidos alertan de que </text:span><text:span text:style-name="Strong_20_Emphasis"><text:span text:style-name="T1">la institución recompensa al profesional que no cuestiona el diagnóstico previo, que no pide revisión, que prescribe sin preguntar demasiado, que se limita a lo que se espera de él o ella</text:span></text:span><text:span text:style-name="T1">. En cambio, quienes dudan, preguntan, escuchan o cuestionan prácticas estándar se enfrentan a represalias, aislamiento o estancamiento profesional. En este sentido, la tesis sostiene que la violencia institucional no se sostiene a pesar de los profesionales, sino con ellos, cuando el miedo, la normalización o la indiferencia sustituyen a la ética del cuidado.</text:span></text:p>
      <text:p text:style-name="P411"><text:span text:style-name="T1">Uno de los hallazgos más significativos de este escenario es el modo en que </text:span><text:span text:style-name="Strong_20_Emphasis"><text:span text:style-name="T1">el saber clínico se convierte en herramienta para deslegitimar no solo la experiencia subjetiva, sino la posición jurídica y social de la persona</text:span></text:span><text:span text:style-name="T1">. Al otorgar estatus de realidad al juicio profesional, el sistema desplaza al sujeto de su propio relato, convirtiéndolo en objeto clínico. Esta operación tiene consecuencias </text:span><text:soft-page-break/><text:span text:style-name="T1">prácticas graves: una persona que denuncia abuso puede ser silenciada mediante un diagnóstico, y una persona que intenta resistir a un tratamiento coercitivo puede ser calificada como negativista, paranoide o hostil, perdiendo toda credibilidad ante las instituciones.</text:span></text:p>
      <text:p text:style-name="P183">Esta lógica clínica se reproduce con especial intensidad en los casos donde el entorno familiar, institucional o de pareja de la persona abusada goza de legitimidad social, profesional o económica. Los agresores que conocen los códigos del sistema —abogados, médicos, terapeutas, cuidadores, personal de centros residenciales— pueden manipular el lenguaje clínico, presentarse como preocupados por el estado mental de la víctima, e inducir intervenciones psiquiátricas coercitivas que terminan funcionando como dispositivos de castigo, aislamiento o neutralización.</text:p>
      <text:p text:style-name="P411"><text:span text:style-name="T1">En este contexto, </text:span><text:span text:style-name="Strong_20_Emphasis"><text:span text:style-name="T1">la tesis identifica un punto ciego en los sistemas de salud mental: la falta de mecanismos institucionales para detectar y bloquear el uso estratégico de la psiquiatría como herramienta de violencia por parte de terceros</text:span></text:span><text:span text:style-name="T1">. La ausencia de comités éticos operativos, la desconexión entre dispositivos sanitarios y sistemas de protección, y la fragmentación entre justicia y salud generan un vacío legal que permite que el poder clínico sea instrumentalizado con fines abusivos, sin ningún tipo de revisión independiente.</text:span></text:p>
      <text:p text:style-name="P411"><text:span text:style-name="T1">Para enfrentar esta forma de violencia, se plantea en la tesis la necesidad de establecer </text:span><text:span text:style-name="Strong_20_Emphasis"><text:span text:style-name="T1">protocolos obligatorios de verificación clínica en todos los casos donde la intervención psiquiátrica pueda derivar en pérdida de derechos fundamentales</text:span></text:span><text:span text:style-name="T1">, tales como la tutela legal, la custodia de hijos, la internación involuntaria o la imposibilidad de acceso a recursos sociales. Estos protocolos deben incluir:</text:span></text:p>
      <text:list text:style-name="L480">
        <text:list-item>
          <text:p text:style-name="P144">Entrevistas grabadas y revisadas por un segundo clínico independiente.</text:p>
        </text:list-item>
        <text:list-item>
          <text:p text:style-name="P144">Participación de un comité ético externo con presencia de personas expertas por experiencia.</text:p>
        </text:list-item>
        <text:list-item>
          <text:p text:style-name="P144">Derecho de la persona afectada a elegir un acompañante o defensor.</text:p>
        </text:list-item>
        <text:list-item>
          <text:p text:style-name="P144">Plazo de revisión automática de toda medida que implique pérdida de autonomía.</text:p>
        </text:list-item>
      </text:list>
      <text:p text:style-name="P411"><text:span text:style-name="T1">Adicionalmente, se recomienda que </text:span><text:span text:style-name="Strong_20_Emphasis"><text:span text:style-name="T1">toda intervención psiquiátrica vinculada a denuncias de violencia o conflictos familiares sea documentada como caso de alto riesgo de revictimización</text:span></text:span><text:span text:style-name="T1">, y se active una auditoría interna y externa para garantizar que las decisiones clínicas no estén operando como instrumento de coerción externa encubierta.</text:span></text:p>
      <text:p text:style-name="P411"><text:span text:style-name="T1">Estas medidas no buscan limitar el ejercicio profesional, sino </text:span><text:span text:style-name="Strong_20_Emphasis"><text:span text:style-name="T1">restaurar su legitimidad</text:span></text:span><text:span text:style-name="T1">, protegiéndolo de la instrumentalización por parte de actores violentos, y devolviendo al acto clínico su sentido genuino: comprender, acompañar y proteger. Solo mediante estas reformas estructurales será posible romper la cadena de violencia, desactivar la complicidad técnica, y recuperar la confianza de quienes han sido convertidos en pacientes cuando solo buscaban justicia.</text:span></text:p>
      <text:p text:style-name="P411"><text:span text:style-name="T1">A medida que se consolidan los análisis del escenario, el material empírico ofrece una confirmación contundente de una realidad sistémica: la psiquiatría institucionalizada no solo acoge a las personas ya dañadas por múltiples formas de violencia previa, sino que </text:span><text:span text:style-name="Strong_20_Emphasis"><text:span text:style-name="T1">activa dispositivos que las hunden más profundamente en la exclusión</text:span></text:span><text:span text:style-name="T1">, perpetuando y sofisticando la anulación de su voz, de su agencia, y de su derecho a decidir. Este patrón se visibiliza de forma particularmente aguda en la figura del enfermo crónico, categoría forjada no tanto a partir de criterios clínicos reales, sino de una </text:span><text:span text:style-name="Strong_20_Emphasis"><text:span text:style-name="T1">acumulación histórica de descrédito, abandono y sobreadaptación a un sistema que produce dependencia para poder gestionar su propio fracaso</text:span></text:span><text:span text:style-name="T1">.</text:span></text:p>
      <text:p text:style-name="P411"><text:soft-page-break/><text:span text:style-name="T1">Desde el </text:span><text:span text:style-name="Strong_20_Emphasis"><text:span text:style-name="T1">Objetivo 5 de esta tesis doctoral</text:span></text:span><text:span text:style-name="T1">, centrado en la transformación estructural de los currículos, protocolos y marcos de supervisión clínica, se desprende una exigencia urgente: </text:span><text:span text:style-name="Strong_20_Emphasis"><text:span text:style-name="T1">desmantelar la lógica de la cronificación como categoría estructural de exclusión psiquiátrica</text:span></text:span><text:span text:style-name="T1">. Las respuestas muestran que, a menudo, el estado crónico no describe una condición biológica persistente, sino </text:span><text:span text:style-name="Strong_20_Emphasis"><text:span text:style-name="T1">la falta sostenida de alternativas, de escucha, de reparación, y de respeto por el tiempo subjetivo de cada proceso</text:span></text:span><text:span text:style-name="T1">. Este tipo de cronificación iatrogénica emerge cuando los sistemas fallan en cada fase: cuando diagnostican sin contexto, prescriben sin seguimiento, institucionalizan sin fin, y abandonan sin ofrecer posibilidad de retorno a la vida cotidiana plena.</text:span></text:p>
      <text:p text:style-name="P411"><text:span text:style-name="T1">Numerosas profesionales encuestadas denuncian que </text:span><text:span text:style-name="Strong_20_Emphasis"><text:span text:style-name="T1">la etiqueta de enfermedad mental crónica</text:span></text:span><text:span text:style-name="T1"> actúa como sentencia epistémica y biográfica: una vez impuesta, </text:span><text:span text:style-name="Strong_20_Emphasis"><text:span text:style-name="T1">se reinterpreta retrospectivamente toda la historia de la persona bajo esa clave</text:span></text:span><text:span text:style-name="T1">, anulando cualquier narrativa alternativa, cualquier explicación contextual, cualquier posibilidad de recuperación sin condiciones. A partir de ese momento, toda duda, todo desacuerdo, toda protesta y todo deseo de autonomía es filtrado como síntoma. El derecho a no querer medicarse, a cambiar de tratamiento, a denunciar malos tratos, a nombrar una historia de violencia familiar o institucional se considera parte del cuadro clínico, y no como expresión legítima de dignidad o necesidad.</text:span></text:p>
      <text:p text:style-name="P411"><text:span text:style-name="T1">Este fenómeno constituye una de las formas más refinadas de </text:span><text:span text:style-name="Strong_20_Emphasis"><text:span text:style-name="T1">violencia epistemológica institucional</text:span></text:span><text:span text:style-name="T1">, donde lo que está en juego no es solo la salud, sino la legitimidad de existir. </text:span><text:span text:style-name="Strong_20_Emphasis"><text:span text:style-name="T1">A las personas patologizadas desde esta lógica se les niega incluso el derecho a ser escuchadas como sujetos válidos</text:span></text:span><text:span text:style-name="T1">, y se las condena a un circuito cerrado de atención, sin salidas, sin alternativas, sin destino que no sea la dependencia perpetua del sistema que les falló desde el inicio.</text:span></text:p>
      <text:p text:style-name="P411"><text:span text:style-name="T1">Desde el </text:span><text:span text:style-name="Strong_20_Emphasis"><text:span text:style-name="T1">Objetivo 6</text:span></text:span><text:span text:style-name="T1">, orientado a la articulación de estos resultados en marcos de acción internacionales como la iniciativa EU BEACON One Health Education and Technology, la tesis propone un giro epistemológico, clínico y político: construir una </text:span><text:span text:style-name="Strong_20_Emphasis"><text:span text:style-name="T1">memoria estructural del daño producido por la psiquiatría institucional</text:span></text:span><text:span text:style-name="T1">, que permita visibilizar, documentar y reparar la cadena de decisiones que condujeron a miles de personas a ser clasificadas como crónicamente enfermas sin haber recibido jamás una oportunidad real de vivir sin coerción, sin medicalización sistemática, sin encierro simbólico o literal.</text:span></text:p>
      <text:p text:style-name="P411"><text:span text:style-name="T1">Esta memoria no puede limitarse a un ejercicio académico. Debe materializarse en </text:span><text:span text:style-name="Strong_20_Emphasis"><text:span text:style-name="T1">procesos de revisión clínica colectiva, auditorías públicas, actos de verdad institucional, e inclusión obligatoria del análisis del daño institucional en los planes formativos y evaluativos de los sistemas sanitarios</text:span></text:span><text:span text:style-name="T1">. El mismo sistema que ha etiquetado a estas personas como imposibles debe asumir que, en muchos casos, lo que ocurre no es resistencia al tratamiento, sino </text:span><text:span text:style-name="Strong_20_Emphasis"><text:span text:style-name="T1">resistencia al abuso estructurado como asistencia</text:span></text:span><text:span text:style-name="T1">, a la vigilancia impuesta como cuidado, a la medicalización obligada como salvación.</text:span></text:p>
      <text:p text:style-name="P411"><text:span text:style-name="T1">La tesis sostiene que ninguna reforma será suficiente si no incluye </text:span><text:span text:style-name="Strong_20_Emphasis"><text:span text:style-name="T1">la restitución activa de derechos, estatus y legitimidad a quienes fueron patologizados como forma de neutralización de su diferencia, de su sufrimiento legítimo o de su disidencia</text:span></text:span><text:span text:style-name="T1">. Esta restitución debe incluir:</text:span></text:p>
      <text:list text:style-name="L481">
        <text:list-item>
          <text:p text:style-name="P145">El acceso gratuito a procesos de revisión diagnóstica externa y participativa.</text:p>
        </text:list-item>
        <text:list-item>
          <text:p text:style-name="P145">Programas de desprescripción acompañada con apoyo psicosocial intensivo.</text:p>
        </text:list-item>
        <text:list-item>
          <text:p text:style-name="P145">Espacios comunitarios de rehabilitación no patologizante con participación activa de personas con experiencia vivida.</text:p>
        </text:list-item>
        <text:list-item>
          <text:p text:style-name="P145"><text:soft-page-break/>Reconocimiento formal del daño institucional, incluyendo indemnización, disculpa pública y compromiso de no repetición.</text:p>
        </text:list-item>
        <text:list-item>
          <text:p text:style-name="P145">Eliminación de las barreras legales, administrativas o laborales derivadas del etiquetado psiquiátrico crónico no consensuado.</text:p>
        </text:list-item>
      </text:list>
      <text:p text:style-name="P183">A través de estos mecanismos, y en coherencia con los principios de One Health y justicia estructural, se podrán reconstruir caminos reales hacia la vida, hacia el futuro, y hacia una salud mental verdaderamente situada, respetuosa y emancipadora. La cronificación, en estos casos, no es la enfermedad. Es el síntoma más claro de un sistema incapaz de amar, de escuchar, y de reconocer su error. Esta tesis se constituye como herramienta para deshacer ese error, con rigor técnico, base empírica y compromiso humano.</text:p>
      <text:p text:style-name="P411"><text:span text:style-name="T1">Los datos analizados a lo largo de este escenario permiten cerrar el ciclo interpretativo desde una perspectiva integral, situando el sufrimiento documentado en su dimensión histórica, institucional, epistémica y clínica. La evidencia reunida no permite ambigüedad: </text:span><text:span text:style-name="Strong_20_Emphasis"><text:span text:style-name="T1">la psiquiatría institucional dominante, en lugar de actuar como garante de derechos y bienestar, ha operado en demasiados casos como continuidad técnica del daño, como reemplazo clínico de la justicia, y como gestor de vidas consideradas inadaptadas, peligrosas o inútiles</text:span></text:span><text:span text:style-name="T1">. Esta realidad exige una respuesta estructural, no cosmética. Una transformación sistémica, no reformas superficiales. Un compromiso político, no protocolos vacíos.</text:span></text:p>
      <text:p text:style-name="P411"><text:span text:style-name="T1">La tesis propone una </text:span><text:span text:style-name="Strong_20_Emphasis"><text:span text:style-name="T1">arquitectura operativa de reparación estructural</text:span></text:span><text:span text:style-name="T1">, articulada en cinco ejes estratégicos:</text:span></text:p>
      <text:list text:style-name="L482">
        <text:list-item>
          <text:p text:style-name="P342"><text:span text:style-name="Strong_20_Emphasis"><text:span text:style-name="T1">Reconocimiento oficial del daño institucional y sus formas específicas</text:span></text:span><text:span text:style-name="T1">: esto implica la elaboración de un marco normativo que identifique la sobremedicación, el uso forzado de neurolépticos en ausencia de consentimiento, la invalidación clínica de denuncias de abuso, y la cronificación injustificada como violaciones de derechos humanos. Se deben generar comisiones técnicas permanentes para documentar, tipificar y vigilar estas prácticas.</text:span></text:p>
        </text:list-item>
        <text:list-item>
          <text:p text:style-name="P342"><text:span text:style-name="Strong_20_Emphasis"><text:span text:style-name="T1">Despliegue de mecanismos independientes de revisión, supervisión y control externo</text:span></text:span><text:span text:style-name="T1">: cada institución pública o privada que dispense atención psiquiátrica debe contar con observatorios participativos compuestos por profesionales independientes, personas con experiencia vivida, juristas y especialistas en ética clínica. Estos observatorios deben tener capacidad vinculante para revisar casos, exigir reformas y suspender prácticas nocivas.</text:span></text:p>
        </text:list-item>
        <text:list-item>
          <text:p text:style-name="P342"><text:span text:style-name="Strong_20_Emphasis"><text:span text:style-name="T1">Implementación de trayectorias clínicas reversibles</text:span></text:span><text:span text:style-name="T1">: toda persona diagnosticada en un contexto de vulnerabilidad debe tener derecho efectivo a una revisión diagnóstica externa, acompañada de un equipo interdisciplinario, con posibilidad de eliminar etiquetas estigmatizantes, revisar el uso de fármacos y diseñar itinerarios terapéuticos personalizados, no medicalizantes. Esta trayectoria debe quedar registrada como proceso deliberativo, no como imposición técnica.</text:span></text:p>
        </text:list-item>
        <text:list-item>
          <text:p text:style-name="P342"><text:span text:style-name="Strong_20_Emphasis"><text:span text:style-name="T1">Construcción de modelos alternativos de cuidado en salud mental basados en derechos, comunidad y no coerción</text:span></text:span><text:span text:style-name="T1">: siguiendo los principios del Diálogo Abierto, la atención basada en pares, la justicia restaurativa y los dispositivos comunitarios sin medicación obligatoria, se propone un redireccionamiento completo del gasto público hacia estructuras descentralizadas, horizontales y supervisadas con estándares éticos internacionales.</text:span></text:p>
        </text:list-item>
        <text:list-item>
          <text:p text:style-name="P342"><text:soft-page-break/><text:span text:style-name="Strong_20_Emphasis"><text:span text:style-name="T1">Inserción de los aprendizajes en las políticas públicas, el currículo profesional y la cooperación internacional</text:span></text:span><text:span text:style-name="T1">: toda estrategia nacional o europea de salud mental debe incorporar los resultados de esta tesis como evidencia empírica del fracaso estructural del modelo vigente, y como hoja de ruta validada para la transformación. Las instituciones educativas deben integrar módulos específicos sobre revictimización clínica, violencia institucional, epistemología del diagnóstico y estrategias de cuidado sin daño. Y los programas de cooperación internacional deben vincular financiación y acreditación a la existencia de mecanismos reales de protección contra el abuso institucional.</text:span></text:p>
        </text:list-item>
      </text:list>
      <text:p text:style-name="P411"><text:span text:style-name="T1">La acción </text:span><text:span text:style-name="Strong_20_Emphasis"><text:span text:style-name="T1">EU BEACON One Health Education and Technology</text:span></text:span><text:span text:style-name="T1"> se posiciona como el marco transnacional ideal para el despliegue de estas propuestas, por su capacidad de articular conocimiento abierto, cooperación interinstitucional, plataformas tecnológicas verificables, y una perspectiva integral que une salud, justicia, sostenibilidad y educación. La tesis, en su conjunto, se concibe como </text:span><text:span text:style-name="Strong_20_Emphasis"><text:span text:style-name="T1">documento fundacional para un nuevo paradigma de atención en salud mental</text:span></text:span><text:span text:style-name="T1">, basado en la prevención real del sufrimiento evitable, la restitución de derechos vulnerados y el acompañamiento ético y técnico de los procesos de vida más dañados por el abandono, la violencia y la impunidad.</text:span></text:p>
      <text:p text:style-name="P411"><text:span text:style-name="T1">En conclusión, </text:span><text:span text:style-name="Strong_20_Emphasis"><text:span text:style-name="T1">la medicalización de las víctimas, la negación institucional del abuso, y la cronificación del daño no son errores corregibles desde dentro del modelo actual</text:span></text:span><text:span text:style-name="T1">, sino expresiones funcionales de su arquitectura misma. Por ello, la transformación debe ser radical, operativa y fundada en principios no negociables: autonomía, verdad, justicia y vida digna. Esta tesis ofrece los argumentos, los datos, los instrumentos y el marco operativo para iniciar esa transformación. Todo lo demás sería seguir encubriendo crímenes con diagnósticos, y repitiendo un daño que ya no admite más dilación.</text:span></text:p>
      <text:p text:style-name="P411"><text:span text:style-name="Strong_20_Emphasis"><text:span text:style-name="T1">Aquí se cierra el análisis del escenario, pero comienza la responsabilidad institucional de actuar.</text:span></text:span><text:span text:style-name="T1"> Esta investigación se ofrece como herramienta para ello: rigurosa, científica, comprometida, y preparada para implementarse. Porque ya no hay más excusas. Porque no se puede curar lo que no se quiere reconocer. Porque las vidas valen más que las estructuras que las destruyen. Porque la verdad, incluso la que incomoda, es la única base firme sobre la que puede construirse una salud mental justa.</text:span></text:p>
      <text:p text:style-name="P411"><text:span text:style-name="Strong_20_Emphasis"><text:span text:style-name="T1">Parte 1 de 6 — Resultados del escenario sobre normalización de abusos y errores diagnósticos: implicaciones clínicas, legales y estructurales</text:span></text:span></text:p>
      <text:p text:style-name="P183">El análisis del escenario centrado en la normalización de abusos y la revocación de diagnósticos erróneos revela un conjunto de patrones profundamente alarmantes y coherentes con los fallos sistémicos ya descritos en los bloques previos. Las respuestas profesionales recabadas documentan, en toda su crudeza, las consecuencias de una cultura clínica basada en el control, la delegación acrítica de decisiones y la falta de responsabilidad institucional. El uso continuado de neurolépticos fuera de indicaciones psiquiátricas específicas, junto a la resistencia a admitir errores diagnósticos, configuran una doble vía de violencia médica: la primera, farmacológica; la segunda, epistemológica. Ambas se articulan dentro de un modelo asistencial que convierte el sufrimiento subjetivo en objeto de disciplinamiento biológico, perdiendo su dimensión humana y estructural.</text:p>
      <text:p text:style-name="P183">Desde la perspectiva de los objetivos centrales de esta tesis, los datos recopilados se organizan en torno a seis ejes de análisis operacional:</text:p>
      <text:p text:style-name="P411"><text:soft-page-break/><text:span text:style-name="Strong_20_Emphasis"><text:span text:style-name="T1">1. Persistencia de tratamientos sin justificación clínica válida</text:span></text:span><text:span text:style-name="T1"><text:line-break/>Una proporción considerable de profesionales denuncia la prescripción rutinaria y no auditada de neurolépticos en contextos no psiquiátricos, especialmente en personas mayores, institucionalizadas o en situaciones de vulnerabilidad aguda. Este patrón se acompaña de una falta sistemática de justificación diagnóstica, de controles clínicos y de reevaluaciones periódicas. Lejos de tratarse de excepciones, los datos muestran que la sobremedicación se ha convertido en una práctica normalizada, legitimada por el silencio institucional y la presión de la carga asistencial. En este contexto, la revisión diagnóstica y la deprescripción aparecen como necesidades urgentes no solo desde un punto de vista clínico, sino también ético y legal.</text:span></text:p>
      <text:p text:style-name="P411"><text:span text:style-name="Strong_20_Emphasis"><text:span text:style-name="T1">2. Invisibilización del daño, desresponsabilización médica y revictimización del paciente</text:span></text:span><text:span text:style-name="T1"><text:line-break/>Numerosas respuestas apuntan a la dificultad de los profesionales para asumir errores diagnósticos, y a una cultura clínica que premia la estabilidad aparente sobre la veracidad del proceso. Esta tendencia produce efectos devastadores: personas mal diagnosticadas que han sido sometidas durante años a tratamientos que no solo eran innecesarios, sino que contribuyeron a la cronificación iatrogénica del sufrimiento. La lógica del mejor no tocar lo que ya está hecho refuerza un marco de impunidad clínica, donde la revisión crítica del diagnóstico es percibida como amenaza, y no como oportunidad de mejora. La consecuencia directa es la reproducción del daño, la negación de la experiencia subjetiva y la pérdida de confianza estructural en el sistema.</text:span></text:p>
      <text:p text:style-name="P411"><text:span text:style-name="Strong_20_Emphasis"><text:span text:style-name="T1">3. Formación deficiente y captura institucional por intereses externos</text:span></text:span><text:span text:style-name="T1"><text:line-break/>Un eje común en las respuestas es la necesidad de una reforma profunda en la formación médica, tanto en contenidos como en enfoque. Se señala la escasa preparación de profesionales para abordar el sufrimiento psíquico desde marcos no reduccionistas, así como la influencia indebida de la industria farmacéutica en los planes de estudio, protocolos y decisiones clínicas. La psiquiatría es descrita en muchas respuestas como una disciplina atrapada en la lógica del diagnóstico cerrado, la farmacología como única respuesta, y la exclusión de otras perspectivas (fenomenológicas, antropológicas, psicodinámicas, sociales) como norma. Esta captura epistemológica impide la desprescripción y refuerza la inercia institucional, generando prácticas que vulneran directamente el principio de no maleficencia.</text:span></text:p>
      <text:p text:style-name="P411"><text:span text:style-name="Strong_20_Emphasis"><text:span text:style-name="T1">4. Fallos estructurales en los sistemas de revisión diagnóstica y protección institucional</text:span></text:span><text:span text:style-name="T1"><text:line-break/>Se destaca la inexistencia de protocolos sistemáticos de revisión diagnóstica en pacientes de larga evolución, así como la ausencia de auditorías externas sobre la adecuación de los tratamientos en salud mental. La implementación de comités mixtos de evaluación diagnóstica, el acceso garantizado a segundas opiniones, y la constitución de observatorios públicos con participación de usuarios y expertos por experiencia, son propuestas reiteradas como mecanismos imprescindibles para corregir la trayectoria actual. La falta de estos dispositivos implica no solo un problema técnico, sino una vulneración estructural de los derechos fundamentales, especialmente el derecho a no ser sometido a tratamientos inadecuados ni a diagnósticos erróneos sostenidos por décadas.</text:span></text:p>
      <text:p text:style-name="P411"><text:span text:style-name="Strong_20_Emphasis"><text:span text:style-name="T1">5. Participación bloqueada y deslegitimación estructural del testimonio del paciente</text:span></text:span><text:span text:style-name="T1"><text:line-break/>El testimonio de personas mal diagnosticadas o sobremedicadas es frecuentemente minimizado o directamente anulado por profesionales que se niegan a reconocer su voz como válida. Este fenómeno revela una forma de violencia epistemológica persistente, donde el saber clínico se convierte en dispositivo de exclusión. Lejos de ser un proceso colaborativo, la toma de decisiones en estos contextos adopta una forma vertical, coercitiva y paternalista. Esto vulnera los principios básicos de la Convención sobre los Derechos de las Personas con Discapacidad, que exige que toda </text:span><text:soft-page-break/><text:span text:style-name="T1">persona sea tratada como sujeto pleno de derecho, con capacidad jurídica, voz y agencia reconocidas.</text:span></text:p>
      <text:p text:style-name="P411"><text:span text:style-name="Strong_20_Emphasis"><text:span text:style-name="T1">6. Necesidad urgente de dispositivos estructurales para el reconocimiento del daño, la reparación y la transformación del sistema</text:span></text:span><text:span text:style-name="T1"><text:line-break/>Desde los principios operativos de la tesis, y articulados a la acción EU BEACON One Health Education and Technology, se identifican rutas claras de intervención: la implementación de herramientas automatizadas de reevaluación diagnóstica, protocolos de deprescripción individualizada, formación transversal basada en derechos humanos, y creación de estructuras externas de validación ética y científica. Las respuestas sugieren que el reconocimiento del daño causado debe acompañarse de procesos de justicia restaurativa, incluyendo disculpas públicas, compensaciones estructurales, y reformas institucionales que prevengan la repetición del daño. Este escenario convierte la tesis no solo en una contribución científica, sino en una exigencia urgente de cambio institucional radical.</text:span></text:p>
      <text:p text:style-name="P411"><text:span text:style-name="T1">En el marco del sistema sanitario y jurídico español contemporáneo, las prácticas que sostienen diagnósticos erróneos y tratamientos innecesarios, en particular en salud mental, deben analizarse desde una perspectiva de responsabilidad institucional acumulada. La desprotección de las personas afectadas no obedece exclusivamente a fallos clínicos puntuales, sino a un entramado normativo, formativo y organizacional que </text:span><text:span text:style-name="Strong_20_Emphasis"><text:span text:style-name="T1">tolera y reproduce el error como práctica sistémica</text:span></text:span><text:span text:style-name="T1">. Esta tesis, construida desde un enfoque biocultural y de investigación-acción, aborda dicho fenómeno desde una arquitectura de objetivos interrelacionados, orientados a </text:span><text:span text:style-name="Strong_20_Emphasis"><text:span text:style-name="T1">la gestión autónoma de la medicación, la erradicación de la violencia psiquiátrica y la implementación de modelos éticos y verificables de atención</text:span></text:span><text:span text:style-name="T1">.</text:span></text:p>
      <text:p text:style-name="P411"><text:span text:style-name="T1">Los resultados del escenario aquí analizado se inscriben plenamente en los </text:span><text:span text:style-name="Strong_20_Emphasis"><text:span text:style-name="T1">seis objetivos operativos principales de la tesis</text:span></text:span><text:span text:style-name="T1">:</text:span></text:p>
      <text:p text:style-name="P411"><text:span text:style-name="Strong_20_Emphasis"><text:span text:style-name="T1">Objetivo 1 – Análisis jurídico comparado y revisión normativa del diagnóstico psiquiátrico</text:span></text:span><text:span text:style-name="T1"><text:line-break/>La persistencia de diagnósticos erróneos, incluso frente a evidencia clínica y testimonios fundados de los propios pacientes, contraviene de forma directa los principios constitucionales de dignidad, libertad y seguridad personal. Las prácticas identificadas vulneran asimismo normas internacionales vinculantes como la Convención sobre los Derechos de las Personas con Discapacidad, que exige mecanismos de apoyo a la toma de decisiones y la revisión periódica de toda medida que limite la capacidad jurídica. Se plantea, por tanto, la necesidad de una </text:span><text:span text:style-name="Strong_20_Emphasis"><text:span text:style-name="T1">codificación normativa específica que regule los mecanismos de revisión diagnóstica, la obligación de transparencia diagnóstica y la trazabilidad del acto clínico</text:span></text:span><text:span text:style-name="T1">.</text:span></text:p>
      <text:p text:style-name="P411"><text:span text:style-name="Strong_20_Emphasis"><text:span text:style-name="T1">Objetivo 2 – Clasificación del daño estructural por diagnóstico erróneo y medicalización injustificada</text:span></text:span><text:span text:style-name="T1"><text:line-break/>A partir de las respuestas analizadas, se identifican tipologías recurrentes de daño institucional atribuible al error clínico no corregido: trastornos inexistentes asignados tras crisis puntuales, diagnóstico de esquizofrenia o trastornos de personalidad sin evaluación longitudinal, prescripción de antipsicóticos como medida de contención sin indicación clínica, y mantenimiento de diagnósticos obsoletos pese a evolución funcional positiva. Estos elementos deben integrarse en </text:span><text:span text:style-name="Strong_20_Emphasis"><text:span text:style-name="T1">matrices de clasificación de riesgo estructural</text:span></text:span><text:span text:style-name="T1">, combinando historia institucional, perfil sociodemográfico y características del entorno asistencial. [Ver pseudocódigo de clasificación diagnóstica errónea y su impacto sobre la autonomía y los derechos].</text:span></text:p>
      <text:p text:style-name="P411"><text:soft-page-break/><text:span text:style-name="Strong_20_Emphasis"><text:span text:style-name="T1">Objetivo 3 – Modelos predictivos de deterioro inducido por diagnóstico no validado</text:span></text:span><text:span text:style-name="T1"><text:line-break/>Las consecuencias de mantener diagnósticos erróneos no son neutras: se traducen en pérdida de autonomía, daño iatrogénico, exclusión social, aislamiento afectivo y pérdida de oportunidades vitales. Esta tesis propone </text:span><text:span text:style-name="Strong_20_Emphasis"><text:span text:style-name="T1">modelos XXXianos de trayectoria diagnóstica</text:span></text:span><text:span text:style-name="T1">, capaces de identificar qué perfiles presentan mayor riesgo de deterioro funcional y sufrimiento psicosocial derivado de un diagnóstico no corregido. Dichos modelos, al ser integrados en entornos clínicos, permitirían alertar automáticamente cuando una intervención psiquiátrica deja de cumplir criterios terapéuticos y pasa a representar un riesgo de cronificación estructural.</text:span></text:p>
      <text:p text:style-name="P411"><text:span text:style-name="Strong_20_Emphasis"><text:span text:style-name="T1">Objetivo 4 – Indicadores técnicos de buena práctica en revisión diagnóstica y consentimiento informado</text:span></text:span><text:span text:style-name="T1"><text:line-break/>Las respuestas ponen en evidencia la ausencia sistemática de procesos deliberativos y la escasa calidad del consentimiento informado en muchos casos de diagnóstico persistente. Se propone el desarrollo de </text:span><text:span text:style-name="Strong_20_Emphasis"><text:span text:style-name="T1">indicadores clínico-jurídicos auditables</text:span></text:span><text:span text:style-name="T1">, tales como: existencia de segundas opiniones externas, revisión periódica de la historia clínica, documentación del proceso de deliberación diagnóstica, validación del consentimiento con herramientas estandarizadas, y trazabilidad ética de las decisiones de medicación. [Ver esquema de arquitectura de herramienta de auditoría diagnóstica ética].</text:span></text:p>
      <text:p text:style-name="P411"><text:span text:style-name="Strong_20_Emphasis"><text:span text:style-name="T1">Objetivo 5 – Reformas curriculares y protocolos institucionales de reparación del daño</text:span></text:span><text:span text:style-name="T1"><text:line-break/>Uno de los elementos transversales emergentes es la urgente necesidad de reformar la formación de profesionales de la salud mental, incorporando contenidos obligatorios en ética del diagnóstico, historia crítica de la psiquiatría, epistemología del sufrimiento y derecho a la verdad clínica. Las reformas estructurales propuestas incluyen también </text:span><text:span text:style-name="Strong_20_Emphasis"><text:span text:style-name="T1">la creación de comités de reparación del daño clínico</text:span></text:span><text:span text:style-name="T1">, que evalúen casos de diagnóstico erróneo con impacto vital severo, propongan medidas restitutivas, y promuevan la justicia restaurativa dentro de las instituciones sanitarias.</text:span></text:p>
      <text:p text:style-name="P411"><text:span text:style-name="Strong_20_Emphasis"><text:span text:style-name="T1">Objetivo 6 – Integración de resultados en políticas públicas a través del marco EU BEACON</text:span></text:span><text:span text:style-name="T1"><text:line-break/>La acción EU BEACON One Health Education and Technology ofrece el marco ideal para la diseminación e implementación internacional de las propuestas aquí descritas. Esta tesis se alinea con sus principios fundacionales: articulación de sistemas éticos de salud, educación basada en derechos humanos, tecnologías abiertas de verificación y justicia estructural global. Los resultados obtenidos en este escenario alimentan directamente la arquitectura de EU BEACON, proponiendo </text:span><text:span text:style-name="Strong_20_Emphasis"><text:span text:style-name="T1">una hoja de ruta verificable para la reforma diagnóstica, la desprescripción guiada, y la reinstitucionalización ética de las decisiones clínicas</text:span></text:span><text:span text:style-name="T1">.</text:span></text:p>
      <text:p text:style-name="P411"><text:span text:style-name="T1">El </text:span><text:span text:style-name="Strong_20_Emphasis"><text:span text:style-name="T1">contexto español actual</text:span></text:span><text:span text:style-name="T1">, marcado por la revisión del Plan de Acción de Salud Mental 2022–2027, los debates sobre el uso de coerción en entornos sanitarios, y el renovado impulso legislativo sobre discapacidad y capacidad jurídica, convierte estos resultados en aportaciones especialmente pertinentes. En particular, las omisiones del sistema en garantizar revisiones independientes, en proteger el derecho a la rectificación diagnóstica, y en impedir la perpetuación del daño institucional, hacen de este escenario un caso paradigmático de urgencia estructural.</text:span></text:p>
      <text:p text:style-name="P411"><text:span text:style-name="T1">Así pues, esta tesis no solo revela, con sustento empírico y rigor científico, el funcionamiento de la violencia clínica a través del diagnóstico; propone también una </text:span><text:span text:style-name="Strong_20_Emphasis"><text:span text:style-name="T1">agenda operativa para su erradicación</text:span></text:span><text:span text:style-name="T1">, combinando modelado XXX EXPERIMENT.COM and EU BEACON XXX, reformas normativas, educación transformadora y construcción participativa de alternativas.</text:span></text:p>
      <text:p text:style-name="P411"><text:soft-page-break/><text:span text:style-name="T1">El escenario analizado en esta sección de la tesis documenta de manera exhaustiva cómo el mantenimiento injustificado de diagnósticos erróneos en contextos de salud mental constituye no solo una falla clínica, sino una </text:span><text:span text:style-name="Strong_20_Emphasis"><text:span text:style-name="T1">forma institucional de exclusión prolongada</text:span></text:span><text:span text:style-name="T1"> con consecuencias de enorme gravedad sobre la trayectoria vital de las personas afectadas. Las respuestas profesionales recogidas describen un entramado asistencial que, lejos de ofrecer apoyo basado en la escucha, la dignidad y la recuperación, </text:span><text:span text:style-name="Strong_20_Emphasis"><text:span text:style-name="T1">codifica el sufrimiento humano en categorías que clausuran el futuro</text:span></text:span><text:span text:style-name="T1">, anulan la legitimidad del testimonio subjetivo y perpetúan una medicalización estructural que bloquea toda forma de autonomía.</text:span></text:p>
      <text:p text:style-name="P183">Los efectos acumulativos de un diagnóstico psiquiátrico erróneo —particularmente cuando se sostiene a lo largo del tiempo sin evaluación crítica— incluyen, de manera recurrente:</text:p>
      <text:list text:style-name="L483">
        <text:list-item>
          <text:p text:style-name="P343"><text:span text:style-name="Strong_20_Emphasis"><text:span text:style-name="T1">Pérdida progresiva de la capacidad jurídica y de agencia vital</text:span></text:span><text:span text:style-name="T1">.</text:span></text:p>
        </text:list-item>
        <text:list-item>
          <text:p text:style-name="P343"><text:span text:style-name="Strong_20_Emphasis"><text:span text:style-name="T1">Reclusión institucional o encierro simbólico en el hogar, en soledad y dependencia total</text:span></text:span><text:span text:style-name="T1">.</text:span></text:p>
        </text:list-item>
        <text:list-item>
          <text:p text:style-name="P343"><text:span text:style-name="Strong_20_Emphasis"><text:span text:style-name="T1">Acceso limitado o nulo al empleo, la educación, la participación social o el ejercicio de ciudadanía</text:span></text:span><text:span text:style-name="T1">.</text:span></text:p>
        </text:list-item>
        <text:list-item>
          <text:p text:style-name="P343"><text:span text:style-name="Strong_20_Emphasis"><text:span text:style-name="T1">Deterioro físico vinculado al uso crónico de psicofármacos de alta toxicidad y efectos adversos mal monitorizados</text:span></text:span><text:span text:style-name="T1">.</text:span></text:p>
        </text:list-item>
        <text:list-item>
          <text:p text:style-name="P343"><text:span text:style-name="Strong_20_Emphasis"><text:span text:style-name="T1">Rotura sistemática de vínculos afectivos, familiares y comunitarios por el estigma asociado a las etiquetas diagnósticas</text:span></text:span><text:span text:style-name="T1">.</text:span></text:p>
        </text:list-item>
        <text:list-item>
          <text:p text:style-name="P343"><text:span text:style-name="Strong_20_Emphasis"><text:span text:style-name="T1">Reducción de la esperanza de vida en al menos 15 a 20 años en comparación con la media poblacional, sin causas naturales que lo justifiquen</text:span></text:span><text:span text:style-name="T1">.</text:span></text:p>
        </text:list-item>
      </text:list>
      <text:p text:style-name="P411"><text:span text:style-name="T1">Estos impactos, señalados de forma reiterada por profesionales clínicos críticos, conforman </text:span><text:span text:style-name="Strong_20_Emphasis"><text:span text:style-name="T1">una trayectoria de vida marcada por el daño inducido</text:span></text:span><text:span text:style-name="T1">, no por la enfermedad en sí. El diagnóstico erróneo actúa como acto fundador de un nuevo estatus social: el del paciente crónico e incapaz, designado desde fuera, sin capacidad real de contradecir, revisar o resignificar el discurso que define su existencia.</text:span></text:p>
      <text:p text:style-name="P411"><text:span text:style-name="T1">Una proporción significativa de respuestas apunta a cómo, una vez asignado un diagnóstico psiquiátrico severo, </text:span><text:span text:style-name="Strong_20_Emphasis"><text:span text:style-name="T1">todo comportamiento posterior se interpreta bajo esa lente patológica</text:span></text:span><text:span text:style-name="T1">, convirtiendo cualquier intento de cuestionamiento, crítica o resistencia en supuesta confirmación del trastorno. Se documentan situaciones en las que personas, años después de haberse desvinculado de toda sintomatología aguda, siguen siendo tratadas como trastornadas, se les niega el derecho a adoptar hijos, firmar contratos, gestionar su patrimonio o simplemente decidir su tratamiento. Este mecanismo convierte al error diagnóstico en </text:span><text:span text:style-name="Strong_20_Emphasis"><text:span text:style-name="T1">una cadena perpetua simbólica, avalada por la burocracia sanitaria y el silencio profesional</text:span></text:span><text:span text:style-name="T1">.</text:span></text:p>
      <text:p text:style-name="P411"><text:span text:style-name="T1">Además, se describe un fenómeno de reproducción intergeneracional del daño. Profesionales alertan sobre casos en los que hijas e hijos de personas diagnosticadas erróneamente son automáticamente tratados con sospecha, vigilados por servicios sociales o incluso separados de sus progenitoras mediante informes clínicos que citan diagnósticos obsoletos. En estas situaciones, el diagnóstico erróneo funciona como </text:span><text:span text:style-name="Strong_20_Emphasis"><text:span text:style-name="T1">dispositivo de transmisión del estigma</text:span></text:span><text:span text:style-name="T1">, sin base clínica ni derecho a defensa.</text:span></text:p>
      <text:p text:style-name="P411"><text:span text:style-name="T1">Este patrón se entrelaza con dinámicas de género, clase y racialización. Las personas más afectadas son, con frecuencia, mujeres víctimas de violencia de género que buscaron ayuda en contextos clínicos hostiles, personas migrantes no documentadas o precarizadas, y personas con diversidad </text:span><text:soft-page-break/><text:span text:style-name="T1">funcional cognitiva leve que han sido malinterpretadas o infantilizadas desde edades tempranas. Lejos de proteger, el sistema ha operado como un </text:span><text:span text:style-name="Strong_20_Emphasis"><text:span text:style-name="T1">multiplicador institucional de las desigualdades</text:span></text:span><text:span text:style-name="T1">, generando y manteniendo condiciones de exclusión prolongada que luego son leídas como inevitables, cuando en realidad son producto de una </text:span><text:span text:style-name="Strong_20_Emphasis"><text:span text:style-name="T1">arquitectura técnico-institucional que niega el derecho a comenzar de nuevo</text:span></text:span><text:span text:style-name="T1">.</text:span></text:p>
      <text:p text:style-name="P411"><text:span text:style-name="T1">Desde un enfoque de salud como justicia estructural, los hallazgos aquí presentados refuerzan la necesidad de articular </text:span><text:span text:style-name="Strong_20_Emphasis"><text:span text:style-name="T1">mecanismos de reinstitucionalización positiva</text:span></text:span><text:span text:style-name="T1">, entendida como la reconstrucción de condiciones sociales, jurídicas y clínicas para que las personas afectadas por errores diagnósticos puedan rehacer su vida sin estar permanentemente marcadas por el pasado clínico. Esto incluye no solo la retirada formal del diagnóstico, sino la </text:span><text:span text:style-name="Strong_20_Emphasis"><text:span text:style-name="T1">eliminación de sus consecuencias legales, administrativas y sociales</text:span></text:span><text:span text:style-name="T1">, mediante procesos institucionalizados de restauración de derechos.</text:span></text:p>
      <text:p text:style-name="P411"><text:span text:style-name="T1">Además, en coherencia con la propuesta metodológica de esta tesis, se requiere que dichos procesos sean </text:span><text:span text:style-name="Strong_20_Emphasis"><text:span text:style-name="T1">verificables mediante herramientas técnicas de trazabilidad diagnóstica, seguimiento longitudinal y control público de cumplimiento</text:span></text:span><text:span text:style-name="T1">, de forma que las instituciones de salud mental no puedan simplemente negar el daño, sino que deban documentarlo, repararlo y aprender de él.</text:span></text:p>
      <text:p text:style-name="P411"><text:span text:style-name="T1">Estos elementos dan forma a una parte fundamental del cuerpo operativo de la tesis: </text:span><text:span text:style-name="Strong_20_Emphasis"><text:span text:style-name="T1">la construcción de una ética institucional del error</text:span></text:span><text:span text:style-name="T1">, que asuma el daño como posibilidad estructural, lo enfrente con herramientas científicas y lo repare mediante justicia restaurativa verificable. Las vidas destruidas por el diagnóstico erróneo no pueden ser reparadas con silencio ni justificaciones técnicas. Exigen verdad, memoria, reparación y transformación.</text:span></text:p>
      <text:p text:style-name="P411"><text:span text:style-name="T1">Los resultados del escenario analizado confirman la existencia de una matriz institucional que </text:span><text:span text:style-name="Strong_20_Emphasis"><text:span text:style-name="T1">no solo produce diagnósticos erróneos y medicalización abusiva, sino que los protege activamente mediante sistemas de validación cruzada, silenciamiento interno y ocultamiento burocrático</text:span></text:span><text:span text:style-name="T1">. Lejos de ser consecuencia de ignorancia individual o error aislado, la cronificación de diagnósticos sin fundamento y el sostenimiento de tratamientos inadecuados responden a una lógica estructural que </text:span><text:span text:style-name="Strong_20_Emphasis"><text:span text:style-name="T1">penaliza la revisión crítica y premia la obediencia a protocolos sin fundamento empírico actualizado</text:span></text:span><text:span text:style-name="T1">. En este sentido, la tesis sitúa el problema en el plano de la </text:span><text:span text:style-name="Emphasis"><text:span text:style-name="T1">estructura de legitimación del daño</text:span></text:span><text:span text:style-name="T1">.</text:span></text:p>
      <text:p text:style-name="P411"><text:span text:style-name="T1">Uno de los aspectos centrales detectados en las respuestas es la </text:span><text:span text:style-name="Strong_20_Emphasis"><text:span text:style-name="T1">complicidad pasiva o activa de múltiples actores institucionales</text:span></text:span><text:span text:style-name="T1">, incluyendo jefaturas clínicas, comités hospitalarios, inspecciones sanitarias, profesionales de la medicina general, personal de enfermería, trabajadoras sociales y servicios jurídicos. Se relatan casos en los que la revocación de un diagnóstico erróneo, aun siendo clínicamente justificada, </text:span><text:span text:style-name="Strong_20_Emphasis"><text:span text:style-name="T1">fue bloqueada por presiones internas, temor a responsabilidad legal o resistencia ideológica al reconocimiento del error</text:span></text:span><text:span text:style-name="T1">. Este fenómeno configura una red de </text:span><text:span text:style-name="Strong_20_Emphasis"><text:span text:style-name="T1">blindaje institucional</text:span></text:span><text:span text:style-name="T1"> que impide la restitución de la verdad clínica incluso cuando las evidencias son contundentes.</text:span></text:p>
      <text:p text:style-name="P411"><text:span text:style-name="T1">En esta arquitectura de encubrimiento, </text:span><text:span text:style-name="Strong_20_Emphasis"><text:span text:style-name="T1">el papel del expediente clínico resulta determinante</text:span></text:span><text:span text:style-name="T1">. El relato de la persona, su evolución, sus demandas de revisión o rectificación, rara vez son recogidos con fidelidad. Se documentan prácticas de tergiversación sistemática del discurso del paciente, eliminación de elementos que contradicen el diagnóstico, y redacción de notas clínicas en tono despectivo, medicalizador o directamente patologizante de la protesta. Este uso del lenguaje institucional como arma de anulación subjetiva constituye una forma de violencia epistémica no </text:span><text:soft-page-break/><text:span text:style-name="T1">solo tolerada, sino enseñada implícitamente como práctica estándar en numerosos entornos formativos y asistenciales.</text:span></text:p>
      <text:p text:style-name="P411"><text:span text:style-name="T1">En paralelo, las respuestas muestran que </text:span><text:span text:style-name="Strong_20_Emphasis"><text:span text:style-name="T1">las y los profesionales que intentan corregir diagnósticos injustos, promover deprescripción o abrir procesos de revisión estructural sufren represalias explícitas o simbólicas</text:span></text:span><text:span text:style-name="T1">. Estas van desde la sobrecarga laboral, el aislamiento profesional, la invalidez de sus criterios clínicos, hasta la amenaza directa de destitución o sanción disciplinaria. Esta cultura del miedo, profundamente instalada en entornos jerárquicos y burocratizados, </text:span><text:span text:style-name="Strong_20_Emphasis"><text:span text:style-name="T1">frena los intentos de reforma interna y alimenta una cultura institucional basada en la reproducción del daño y la exclusión del pensamiento crítico</text:span></text:span><text:span text:style-name="T1">.</text:span></text:p>
      <text:p text:style-name="P411"><text:span text:style-name="T1">Por tanto, no puede hablarse de errores individuales, sino de una </text:span><text:span text:style-name="Strong_20_Emphasis"><text:span text:style-name="T1">epistemología institucional del daño</text:span></text:span><text:span text:style-name="T1">: un sistema de creencias, procedimientos y validaciones que convierte el sufrimiento médico en destino administrativo. La posibilidad de errar no solo no es reconocida, sino que está estructuralmente denegada: no hay espacio real para la revisión, ni canales para la rectificación, ni protección para quienes denuncian. Esta negación sistemática impide cualquier forma de reparación efectiva y garantiza la reproducción del daño, configurando lo que esta tesis denomina </text:span><text:span text:style-name="Strong_20_Emphasis"><text:span text:style-name="T1">circuito cerrado de legitimación del error psiquiátrico</text:span></text:span><text:span text:style-name="T1">.</text:span></text:p>
      <text:p text:style-name="P411"><text:span text:style-name="T1">Frente a esta arquitectura, la tesis propone la </text:span><text:span text:style-name="Strong_20_Emphasis"><text:span text:style-name="T1">construcción de dispositivos externos de verdad clínica y justicia estructural</text:span></text:span><text:span text:style-name="T1">, enmarcados en los principios de transparencia, revisión independiente y rendición de cuentas. Entre las propuestas concretas destacan:</text:span></text:p>
      <text:list text:style-name="L484">
        <text:list-item>
          <text:p text:style-name="P344"><text:span text:style-name="Strong_20_Emphasis"><text:span text:style-name="T1">Creación de registros públicos de revisión diagnóstica</text:span></text:span><text:span text:style-name="T1">, con trazabilidad completa del proceso, supervisión por comités independientes y posibilidad de observación ciudadana.</text:span></text:p>
        </text:list-item>
        <text:list-item>
          <text:p text:style-name="P344"><text:span text:style-name="Strong_20_Emphasis"><text:span text:style-name="T1">Protección institucional y jurídica de los profesionales denunciantes o reformistas</text:span></text:span><text:span text:style-name="T1">, mediante mecanismos de garantía profesional, registro de buenas prácticas y redes de apoyo interinstitucional.</text:span></text:p>
        </text:list-item>
        <text:list-item>
          <text:p text:style-name="P344"><text:span text:style-name="Strong_20_Emphasis"><text:span text:style-name="T1">Obligatoriedad de análisis de error en toda unidad clínica de salud mental</text:span></text:span><text:span text:style-name="T1">, con periodicidad mínima anual, inclusión de auditorías externas y publicación de resultados.</text:span></text:p>
        </text:list-item>
        <text:list-item>
          <text:p text:style-name="P344"><text:span text:style-name="Strong_20_Emphasis"><text:span text:style-name="T1">Codificación explícita en los expedientes clínicos del derecho del paciente a revisar, comentar, rectificar o añadir información sobre su proceso asistencial</text:span></text:span><text:span text:style-name="T1">, incluyendo mecanismos digitales de acceso seguro, comentarios en tiempo real y verificación cruzada.</text:span></text:p>
        </text:list-item>
      </text:list>
      <text:p text:style-name="P411"><text:span text:style-name="T1">Estas medidas, integradas en un marco de salud mental respetuoso de los derechos fundamentales, tienen como objetivo </text:span><text:span text:style-name="Strong_20_Emphasis"><text:span text:style-name="T1">interrumpir la reproducción sistemática del daño</text:span></text:span><text:span text:style-name="T1">, abrir vías de verificación institucional y permitir que la verdad clínica no dependa de la voluntad subjetiva de quien ostenta el poder dentro de la estructura. Desde la perspectiva del proyecto EU BEACON, su implementación se alinea con la exigencia de construir </text:span><text:span text:style-name="Strong_20_Emphasis"><text:span text:style-name="T1">sistemas expertos, auditables y cooperativos</text:span></text:span><text:span text:style-name="T1">, que permitan detectar automáticamente patrones de violación de derechos, activar alertas éticas y generar modelos predictivos de daño estructural.</text:span></text:p>
      <text:p text:style-name="P411"><text:span text:style-name="T1">En conclusión, esta parte de la tesis evidencia que </text:span><text:span text:style-name="Strong_20_Emphasis"><text:span text:style-name="T1">la legitimación institucional del error psiquiátrico es el resultado de una cadena de omisiones, complicidades y estructuras que naturalizan lo intolerable</text:span></text:span><text:span text:style-name="T1">. El desafío no es solamente clínico, sino profundamente político, educativo y ético. El silencio no es neutral: es violencia institucional. Por tanto, esta tesis defiende que, para que el conocimiento médico sea legítimo, debe poder corregirse, y que para que un sistema sea justo, debe poder reconocer el daño, asumirlo y repararlo.</text:span></text:p>
      <text:p text:style-name="P411"><text:soft-page-break/><text:span text:style-name="T1">A partir de los patrones revelados por los datos, la presente tesis propone una transformación estructural que no se limite a medidas simbólicas o declaraciones institucionales, sino que </text:span><text:span text:style-name="Strong_20_Emphasis"><text:span text:style-name="T1">reconfigure radicalmente los sistemas de toma de decisiones clínicas, revisión diagnóstica, trazabilidad terapéutica y protección efectiva de derechos fundamentales</text:span></text:span><text:span text:style-name="T1">. La persistencia del diagnóstico erróneo como dispositivo institucional de exclusión solo puede revertirse mediante herramientas diseñadas específicamente para auditar, corregir y prevenir su reproducción, dentro de una lógica de reparación operativa. Estas medidas, alineadas con los objetivos 4, 5 y 6 de la tesis, se estructuran en tres bloques complementarios: garantías estructurales, dispositivos técnicos y políticas públicas integradas.</text:span></text:p>
      <text:p text:style-name="P411"><text:span text:style-name="Strong_20_Emphasis"><text:span text:style-name="T1">1. Garantías estructurales: institucionalizar la verdad clínica, no su negación</text:span></text:span></text:p>
      <text:p text:style-name="P411"><text:span text:style-name="T1">La reversión de diagnósticos erróneos no puede quedar a merced de la voluntad del profesional tratante, ni de la capacidad del paciente para resistir o convencer. Es necesaria la institucionalización de garantías procesales que reconozcan la </text:span><text:span text:style-name="Emphasis"><text:span text:style-name="T1">vulnerabilidad estructural de quien recibe un diagnóstico psiquiátrico</text:span></text:span><text:span text:style-name="T1">, y la asimetría epistémica que esto conlleva. Las propuestas centrales son:</text:span></text:p>
      <text:list text:style-name="L485">
        <text:list-item>
          <text:p text:style-name="P345"><text:span text:style-name="Strong_20_Emphasis"><text:span text:style-name="T1">Derecho automático a una revisión diagnóstica trianual</text:span></text:span><text:span text:style-name="T1">, con participación de un comité clínico externo y consulta obligatoria con al menos un profesional ajeno a la institución que otorgó el diagnóstico original.</text:span></text:p>
        </text:list-item>
        <text:list-item>
          <text:p text:style-name="P345"><text:span text:style-name="Strong_20_Emphasis"><text:span text:style-name="T1">Creación de unidades independientes de verificación diagnóstica y revisión terapéutica</text:span></text:span><text:span text:style-name="T1">, financiadas con fondos públicos y supervisadas por comités interdisciplinares con participación obligatoria de personas expertas por experiencia.</text:span></text:p>
        </text:list-item>
        <text:list-item>
          <text:p text:style-name="P345"><text:span text:style-name="Strong_20_Emphasis"><text:span text:style-name="T1">Protección legal reforzada del consentimiento informado</text:span></text:span><text:span text:style-name="T1">, incluyendo formatos comprensibles, evaluación de comprensión real, y derecho a oponerse a todo tratamiento que no haya sido previamente acordado en condiciones de igualdad epistémica.</text:span></text:p>
        </text:list-item>
      </text:list>
      <text:p text:style-name="P411"><text:span text:style-name="Strong_20_Emphasis"><text:span text:style-name="T1">2. Dispositivos técnicos: trazabilidad, auditoría y reversibilidad programada</text:span></text:span></text:p>
      <text:p text:style-name="P183">La cultura clínica no cambiará si no se incorporan mecanismos verificables que permitan rastrear y corregir el error en tiempo real. En este sentido, se propone una arquitectura digital y XXX EXPERIMENT.COM and EU BEACON XXX integrada en los sistemas sanitarios públicos, con base en principios de código abierto, verificabilidad pública y interoperabilidad. Las herramientas clave incluyen:</text:p>
      <text:list text:style-name="L486">
        <text:list-item>
          <text:p text:style-name="P346"><text:span text:style-name="Strong_20_Emphasis"><text:span text:style-name="T1">Sistema de trazabilidad diagnóstica longitudinal</text:span></text:span><text:span text:style-name="T1">, que permita identificar inconsistencias, cambios no justificados, y diagnósticos mantenidos sin evaluación crítica durante más de tres años.</text:span></text:p>
        </text:list-item>
        <text:list-item>
          <text:p text:style-name="P346"><text:span text:style-name="Strong_20_Emphasis"><text:span text:style-name="T1">Algoritmos de alerta ética</text:span></text:span><text:span text:style-name="T1"> basados en patrones de sobrediagnóstico, duración injustificada del tratamiento, y ausencia de revisiones clínicas independientes. [Ver pseudocódigo en sección 3.5 de la tesis].</text:span></text:p>
        </text:list-item>
        <text:list-item>
          <text:p text:style-name="P346"><text:span text:style-name="Strong_20_Emphasis"><text:span text:style-name="T1">Herramientas automatizadas de control del consentimiento informado</text:span></text:span><text:span text:style-name="T1">, que integren verificación semántica, análisis de temporalidad y validación externa del proceso deliberativo.</text:span></text:p>
        </text:list-item>
        <text:list-item>
          <text:p text:style-name="P346"><text:span text:style-name="Strong_20_Emphasis"><text:span text:style-name="T1">Registro público descentralizado de casos de reversión diagnóstica con daño reconocido</text:span></text:span><text:span text:style-name="T1">, con fines de transparencia, formación médica continua, y monitoreo institucional.</text:span></text:p>
        </text:list-item>
      </text:list>
      <text:p text:style-name="P411"><text:soft-page-break/><text:span text:style-name="Strong_20_Emphasis"><text:span text:style-name="T1">3. Políticas públicas integradas: del reconocimiento al compromiso con la no repetición</text:span></text:span></text:p>
      <text:p text:style-name="P411"><text:span text:style-name="T1">El reconocimiento del error no puede ser meramente clínico: debe tener consecuencias estructurales a nivel de políticas públicas. La tesis propone que </text:span><text:span text:style-name="Strong_20_Emphasis"><text:span text:style-name="T1">todo sistema nacional de salud mental incluya, de manera vinculante, estrategias de reparación activa del daño psiquiátrico inducido</text:span></text:span><text:span text:style-name="T1">, articuladas con justicia administrativa y política social. Las medidas prioritarias incluyen:</text:span></text:p>
      <text:list text:style-name="L487">
        <text:list-item>
          <text:p text:style-name="P347"><text:span text:style-name="Strong_20_Emphasis"><text:span text:style-name="T1">Plan nacional de revisión diagnóstica participativa</text:span></text:span><text:span text:style-name="T1">, con metas quinquenales, indicadores de reversión efectiva, y comisiones autonómicas de control.</text:span></text:p>
        </text:list-item>
        <text:list-item>
          <text:p text:style-name="P347"><text:span text:style-name="Strong_20_Emphasis"><text:span text:style-name="T1">Programa estatal de reparación del daño clínico institucionalizado</text:span></text:span><text:span text:style-name="T1">, incluyendo compensaciones económicas, acceso prioritario a recursos sociales y rehabilitación de derechos civiles y administrativos.</text:span></text:p>
        </text:list-item>
        <text:list-item>
          <text:p text:style-name="P347"><text:span text:style-name="Strong_20_Emphasis"><text:span text:style-name="T1">Formación obligatoria en epistemología crítica del diagnóstico, violencia institucional y derechos humanos en psiquiatría</text:span></text:span><text:span text:style-name="T1">, integrada en todos los currículos universitarios y sistemas de recertificación profesional.</text:span></text:p>
        </text:list-item>
        <text:list-item>
          <text:p text:style-name="P347"><text:span text:style-name="Strong_20_Emphasis"><text:span text:style-name="T1">Vinculación directa entre financiación pública y cumplimiento de protocolos éticos de revisión diagnóstica</text:span></text:span><text:span text:style-name="T1">, con incentivos para instituciones que implementen modelos participativos y sanciones para aquellas que persistan en prácticas de cronificación sin base clínica.</text:span></text:p>
        </text:list-item>
      </text:list>
      <text:p text:style-name="P411"><text:span text:style-name="T1">Estas propuestas no se presentan como simples recomendaciones, sino como </text:span><text:span text:style-name="Strong_20_Emphasis"><text:span text:style-name="T1">condiciones mínimas de dignidad estructural</text:span></text:span><text:span text:style-name="T1"> en el marco de un sistema sanitario que aspira a ser éticamente legítimo. La acción EU BEACON One Health Education and Technology, en su vocación transnacional y transformadora, ofrece el espacio institucional idóneo para pilotar, validar e implementar estas medidas en distintos países, integrando saberes médicos, sociales, legales, XXX EXPERIMENT.COM and EU BEACON XXXes y vivenciales en una arquitectura cooperativa de reparación estructural y justicia clínica.</text:span></text:p>
      <text:p text:style-name="P411"><text:span text:style-name="T1">El proceso de reversión del diagnóstico erróneo debe entenderse, por tanto, como una </text:span><text:span text:style-name="Strong_20_Emphasis"><text:span text:style-name="T1">misión estructural de salud pública y justicia restaurativa</text:span></text:span><text:span text:style-name="T1">: no una decisión puntual ni un favor profesional, sino una obligación moral y política ante miles de vidas truncadas por sistemas ciegos, mudos y hostiles. En el último bloque de esta sección, se describen las condiciones para garantizar su implementación a escala nacional e internacional.</text:span></text:p>
      <text:p text:style-name="P411"><text:span text:style-name="T1">Para que las propuestas contenidas en esta tesis no se diluyan en la retórica institucional ni se posterguen indefinidamente bajo excusas presupuestarias o resistencias corporativas, es imprescindible establecer </text:span><text:span text:style-name="Strong_20_Emphasis"><text:span text:style-name="T1">condiciones estructurales concretas de implementación</text:span></text:span><text:span text:style-name="T1">, acompañadas de indicadores verificables, plazos definidos y una arquitectura de monitoreo que garantice su sostenibilidad en el tiempo. El reconocimiento del daño causado por diagnósticos erróneos y medicalización coercitiva exige más que un discurso ético: </text:span><text:span text:style-name="Strong_20_Emphasis"><text:span text:style-name="T1">requiere infraestructuras funcionales, voluntad política, y un marco técnico-jurídico que permita fiscalizar la reparación y prevenir su repetición</text:span></text:span><text:span text:style-name="T1">.</text:span></text:p>
      <text:p text:style-name="P411"><text:span text:style-name="Strong_20_Emphasis"><text:span text:style-name="T1">Condiciones institucionales mínimas de implementación</text:span></text:span></text:p>
      <text:list text:style-name="L488">
        <text:list-item>
          <text:p text:style-name="P348"><text:span text:style-name="Strong_20_Emphasis"><text:span text:style-name="T1">Marco normativo reformado y vinculante</text:span></text:span><text:span text:style-name="T1">, que obligue legalmente a las instituciones sanitarias a ofrecer procesos de revisión diagnóstica periódica, accesibles, sin costo, y con supervisión externa.</text:span></text:p>
        </text:list-item>
        <text:list-item>
          <text:p text:style-name="P348"><text:soft-page-break/><text:span text:style-name="Strong_20_Emphasis"><text:span text:style-name="T1">Creación de órganos autónomos de seguimiento del daño psiquiátrico estructural</text:span></text:span><text:span text:style-name="T1">, con potestad para emitir recomendaciones vinculantes, suspender prácticas clínicas abusivas y garantizar protección efectiva a quienes denuncien.</text:span></text:p>
        </text:list-item>
        <text:list-item>
          <text:p text:style-name="P348"><text:span text:style-name="Strong_20_Emphasis"><text:span text:style-name="T1">Asignación presupuestaria dedicada</text:span></text:span><text:span text:style-name="T1">, garantizada por ley, para financiar comités de revisión, compensaciones por daño reconocido, programas de formación crítica, y desarrollo de plataformas digitales abiertas para auditoría y trazabilidad.</text:span></text:p>
        </text:list-item>
        <text:list-item>
          <text:p text:style-name="P348"><text:span text:style-name="Strong_20_Emphasis"><text:span text:style-name="T1">Reforma curricular obligatoria</text:span></text:span><text:span text:style-name="T1">, supervisada por entidades independientes, que incluya formación estructural en error clínico, epistemología diagnóstica, justicia restaurativa, derechos humanos y no-coerción.</text:span></text:p>
        </text:list-item>
      </text:list>
      <text:p text:style-name="P411"><text:span text:style-name="Strong_20_Emphasis"><text:span text:style-name="T1">Métricas de impacto y herramientas de verificación</text:span></text:span></text:p>
      <text:p text:style-name="P183">Para garantizar que las reformas propuestas no se queden en el plano declarativo, se propone una batería de indicadores estratégicos, operativos y de justicia estructural:</text:p>
      <text:list text:style-name="L489">
        <text:list-item>
          <text:p text:style-name="P349"><text:span text:style-name="Strong_20_Emphasis"><text:span text:style-name="T1">Número y proporción de diagnósticos revertidos por año</text:span></text:span><text:span text:style-name="T1">, discriminado por sexo, edad, grupo cultural y diagnóstico inicial.</text:span></text:p>
        </text:list-item>
        <text:list-item>
          <text:p text:style-name="P349"><text:span text:style-name="Strong_20_Emphasis"><text:span text:style-name="T1">Reducción de la tasa de tratamientos prolongados sin evaluación crítica</text:span></text:span><text:span text:style-name="T1">, especialmente psicofármacos antipsicóticos, ansiolíticos y estabilizadores del ánimo.</text:span></text:p>
        </text:list-item>
        <text:list-item>
          <text:p text:style-name="P349"><text:span text:style-name="Strong_20_Emphasis"><text:span text:style-name="T1">Número de pacientes que acceden a una segunda opinión externa vinculante, y satisfacción reportada</text:span></text:span><text:span text:style-name="T1"> con el proceso de revisión.</text:span></text:p>
        </text:list-item>
        <text:list-item>
          <text:p text:style-name="P349"><text:span text:style-name="Strong_20_Emphasis"><text:span text:style-name="T1">Cantidad de profesionales formados en revisión diagnóstica crítica, y en qué medida cambian sus decisiones clínicas en los siguientes cinco años</text:span></text:span><text:span text:style-name="T1">.</text:span></text:p>
        </text:list-item>
        <text:list-item>
          <text:p text:style-name="P349"><text:span text:style-name="Strong_20_Emphasis"><text:span text:style-name="T1">Nivel de protección efectiva ofrecida a denunciantes y profesionales reformistas</text:span></text:span><text:span text:style-name="T1">, medido por su continuidad laboral, condiciones psicosociales y evolución profesional tras la denuncia.</text:span></text:p>
        </text:list-item>
        <text:list-item>
          <text:p text:style-name="P349"><text:span text:style-name="Strong_20_Emphasis"><text:span text:style-name="T1">Presencia de las medidas propuestas en los planes estratégicos autonómicos y nacionales de salud mental, y grado de ejecución real con datos públicos auditables</text:span></text:span><text:span text:style-name="T1">.</text:span></text:p>
        </text:list-item>
      </text:list>
      <text:p text:style-name="P411"><text:span text:style-name="Strong_20_Emphasis"><text:span text:style-name="T1">EU BEACON como marco catalizador de transformación estructural</text:span></text:span></text:p>
      <text:p text:style-name="P183">La acción COST EU BEACON One Health Education and Technology representa una plataforma institucional única para convertir estas propuestas en acciones concretas de alcance internacional. Su arquitectura transdisciplinar, su vocación de justicia estructural, y su infraestructura de gobernanza cooperativa ofrecen los elementos necesarios para:</text:p>
      <text:list text:style-name="L490">
        <text:list-item>
          <text:p text:style-name="P350"><text:span text:style-name="Strong_20_Emphasis"><text:span text:style-name="T1">Desarrollar proyectos piloto multinacionales</text:span></text:span><text:span text:style-name="T1"> sobre revisión diagnóstica participativa y sistemas de alerta ética en entornos clínicos.</text:span></text:p>
        </text:list-item>
        <text:list-item>
          <text:p text:style-name="P350"><text:span text:style-name="Strong_20_Emphasis"><text:span text:style-name="T1">Diseñar algoritmos abiertos para detección de trayectorias de daño estructural</text:span></text:span><text:span text:style-name="T1">, con acceso público, validación externa e interoperabilidad institucional.</text:span></text:p>
        </text:list-item>
        <text:list-item>
          <text:p text:style-name="P350"><text:span text:style-name="Strong_20_Emphasis"><text:span text:style-name="T1">Coordinar programas de formación europea en reparación del daño psiquiátrico</text:span></text:span><text:span text:style-name="T1">, integrando saberes médicos, sociales, antropológicos, XXX EXPERIMENT.COM and EU BEACON XXXes y jurídicos.</text:span></text:p>
        </text:list-item>
        <text:list-item>
          <text:p text:style-name="P350"><text:span text:style-name="Strong_20_Emphasis"><text:span text:style-name="T1">Impulsar una Declaración Europea de Justicia Clínica en Salud Mental</text:span></text:span><text:span text:style-name="T1">, con apoyo de múltiples Estados miembro, ONGs y entidades académicas.</text:span></text:p>
        </text:list-item>
        <text:list-item>
          <text:p text:style-name="P350"><text:soft-page-break/><text:span text:style-name="Strong_20_Emphasis"><text:span text:style-name="T1">Producir evidencia científica interdisciplinar</text:span></text:span><text:span text:style-name="T1"> que legitime políticamente las reformas necesarias y desmonte las narrativas que justifican la impunidad diagnóstica.</text:span></text:p>
        </text:list-item>
      </text:list>
      <text:p text:style-name="P411"><text:span text:style-name="Strong_20_Emphasis"><text:span text:style-name="T1">Conclusión: de la ciencia al mandato ético, de la prueba al cambio operativo</text:span></text:span></text:p>
      <text:p text:style-name="P411"><text:span text:style-name="T1">La evidencia presentada a lo largo de este escenario, y en particular los hallazgos referidos a la normalización del daño y la cronificación psiquiátrica errónea, no dejan espacio para la ambigüedad moral. </text:span><text:span text:style-name="Strong_20_Emphasis"><text:span text:style-name="T1">Estamos ante una forma de violencia estructural sostenida por sistemas de poder, ignorancia estratégica y arquitectura institucional opaca</text:span></text:span><text:span text:style-name="T1">. Frente a ello, esta tesis doctoral no solo expone el problema con el máximo rigor científico disponible, sino que propone una hoja de ruta concreta, viable y verificable para su solución.</text:span></text:p>
      <text:p text:style-name="P411"><text:span text:style-name="T1">En última instancia, esta tesis no solo busca proteger a quienes hoy sufren por decisiones clínicas erróneas o injustas. Aspira a transformar las condiciones estructurales que permiten que tales errores no sean corregidos, sino </text:span><text:span text:style-name="Strong_20_Emphasis"><text:span text:style-name="T1">institucionalizados como destino clínico</text:span></text:span><text:span text:style-name="T1">. Por eso, sus propuestas no se agotan en el plano técnico: son también una contribución a la reconstrucción ética de la profesión sanitaria, a la restitución activa de las vidas dañadas, y al fortalecimiento de la democracia desde el corazón mismo del sufrimiento humano.</text:span></text:p>
      <text:p text:style-name="P183">No basta con reconocer el error: hay que construir el sistema que garantice que no vuelva a ocurrir. Esta tesis es una herramienta para ello. Ahora, le corresponde a las instituciones estar a la altura de lo que aquí se ha documentado. La vida de miles depende de que así sea.</text:p>
      <text:p text:style-name="P183"><text:span text:style-name="T70"><text:line-break/>4.2 Análisis médico de los tratamientos coercitivos (pp. 586–625)<text:line-break/><text:line-break/>El análisis médico de los tratamientos coercitivos en salud mental requiere un abordaje integral que supere las descripciones farmacológicas convencionales y penetre en la lógica estructural que legitima, reproduce y sostiene la prescripción forzada como instrumento principal de gestión del sufrimiento psíquico. Este apartado articula una crítica técnica, ética y científica de la farmacología psiquiátrica coercitiva desde una doble perspectiva: la revisión crítica de los métodos empleados en entornos institucionales y la fundamentación clínica de una transición hacia modelos no violentos, personalizados y sostenidos en el respeto radical a la autonomía corporal y decisional de las personas afectadas.</text:span></text:p>
      <text:p text:style-name="P183">Los datos analizados a lo largo de esta tesis confirman la centralidad que ocupa el uso de psicofármacos administrados sin consentimiento informado en la práctica cotidiana de los dispositivos de salud mental españoles y europeos. Las categorías diagnósticas —a menudo sin correlato clínico validado ni fundamento etiopatogénico firme— operan como justificante técnico para la introducción forzada de antipsicóticos, estabilizadores del ánimo, benzodiacepinas y antidepresivos en contextos de encierro, urgencia o simplemente de inconformidad con las normas institucionales. La medicación se convierte así en sustituto de la escucha, la contención comunitaria, el diálogo estructurado y la comprensión contextual del malestar.</text:p>
      <text:p text:style-name="P183">Desde una revisión estrictamente médica, el análisis de la farmacología psiquiátrica coercitiva muestra que, en un porcentaje significativo de casos, las indicaciones son imprecisas, las dosis elevadas, la duración excesiva, y la evaluación de efectos adversos nula o ineficaz. La literatura científica reciente confirma que el uso prolongado de neurolépticos puede producir daño neurológico irreversible, síndrome metabólico grave, deterioro cognitivo progresivo, y una profunda afectación emocional y funcional. A pesar de ello, estos compuestos siguen <text:soft-page-break/>prescribiéndose como solución de primer orden en ausencia de criterios individualizados, pruebas biológicas objetivas o consentimiento ético, con particular énfasis en personas institucionalizadas, judicializadas o consideradas difíciles por el entorno clínico.</text:p>
      <text:p text:style-name="P183">El análisis realizado recoge además una tendencia creciente a la medicación preventiva o profiláctica en personas que no presentan sintomatología aguda, pero cuya historia o contexto sociobiográfico induce a las y los profesionales a intervenir anticipadamente. Esta práctica, lejos de representar un avance preventivo, se configura como forma de control social tecnificado, que reemplaza los apoyos estructurales por el encapsulamiento bioquímico de la subjetividad.</text:p>
      <text:p text:style-name="P411"><text:span text:style-name="T1">En términos estructurales, lo que está en juego no es simplemente la elección de una molécula, sino la </text:span><text:span text:style-name="Strong_20_Emphasis"><text:span text:style-name="T1">institucionalización de una lógica de respuesta centrada en la sumisión química</text:span></text:span><text:span text:style-name="T1">, que convierte al tratamiento en castigo, al efecto adverso en instrumento de control, y al paciente en objeto pasivo de regulación sanitaria. Esta lógica es particularmente intensa en situaciones de encierro involuntario, emergencia social, marginalidad o vulnerabilidad múltiple.</text:span></text:p>
      <text:p text:style-name="P411"><text:span text:style-name="T1">Desde la perspectiva médica crítica que adopta esta tesis, todo tratamiento sin consentimiento informado libre, válido y revocable debe considerarse médicamente ilegítimo. Y más aún cuando su aplicación se basa en diagnósticos discutibles, en contextos de desequilibrio extremo de poder, y sin mecanismos de verificación externa. La noción misma de salud, desde una perspectiva de derecho humano y biocultural, </text:span><text:span text:style-name="Strong_20_Emphasis"><text:span text:style-name="T1">se opone frontalmente a cualquier forma de coerción medicamentosa</text:span></text:span><text:span text:style-name="T1">, por cuanto esta destruye la agencia, impide la elaboración del sufrimiento y rompe la posibilidad misma de un vínculo terapéutico auténtico.</text:span></text:p>
      <text:p text:style-name="P183">Así, este primer bloque establece las bases clínicas y bioéticas para afirmar que los tratamientos coercitivos, lejos de representar una respuesta sanitaria, configuran una forma institucionalizada de daño. El acto médico, para ser tal, debe fundarse en la voluntad de quien lo recibe, en la veracidad de su indicación, y en la posibilidad de detenerlo cuando deje de ser útil. Todo lo demás no es salud, sino violencia con apariencia de atención.</text:p>
      <text:p text:style-name="P210">Los tratamientos coercitivos en psiquiatría representan una forma paradigmática de intervención médica desprovista de consentimiento válido, habitualmente justificada desde una supuesta urgencia clínica o peligro inminente. Sin embargo, los datos empíricos recopilados en esta investigación, junto a los principios bioéticos y jurídicos internacionales, revelan que en la mayoría de los casos no existe una justificación médica real para su aplicación. Se trata de métodos no solo ineficaces sino radicalmente incompatibles con la práctica clínica respetuosa.</text:p>
      <text:p text:style-name="P183">Los tres pilares coercitivos más extendidos —la contención física, la medicación forzada (química), y el encierro (aislamiento o reclusión)— se aplican mayoritariamente sobre poblaciones vulnerables en estados de sufrimiento o protesta legítima, no en situaciones de riesgo médico objetivo. En la práctica, se utilizan como mecanismos de control institucional o de defensa del statu quo, evidenciando una reacción ante la alteridad más que una respuesta terapéutica basada en la singularidad del sujeto.</text:p>
      <text:p text:style-name="P183">Los resultados de las encuestas revelan cómo estas prácticas son percibidas por los propios profesionales como "inevitables" más por inercia cultural y por falta de alternativas institucionales que por verdadera necesidad clínica. La falta de formación en desescalada, la escasez de tiempo y personal, y la cultura de sospecha ante el paciente alteran la praxis desde sus fundamentos. La medicina queda subordinada a lógicas de custodia.</text:p>
      <text:p text:style-name="P210"><text:soft-page-break/>La administración forzada de psicofármacos no sólo contraviene los principios fundamentales de la bioética médica (autonomía, beneficencia, no maleficencia, justicia), sino que, además, suele derivar en efectos iatrogénicos graves: desde síndromes neurolépticos malignos hasta sedación prolongada, atrofia emocional, deterioro cognitivo o muerte. Es una práctica que disfraza su función de control con el ropaje del tratamiento.</text:p>
      <text:p text:style-name="P183">Según el análisis de respuestas cualitativas en los escenarios relacionados con la sobremedicación, el uso de neurolépticos sin consentimiento informado fue descrito por numerosas personas como un castigo, como una forma de imposición que despersonaliza, aplasta y anestesia. Esta medicación no responde a un perfil terapéutico ajustado, sino a un patrón estandarizado y desvinculado del diagnóstico individualizado y de las metas acordadas de recuperación.</text:p>
      <text:p text:style-name="P183">El acto médico queda, así, pervertido. La relación clínica se transforma en una relación de poder, donde la intervención se convierte en una herramienta de sometimiento. Las decisiones clínicas no responden al interés del paciente sino a intereses institucionales —reducir demandas, evitar conflictos, asegurar obediencia. Como ha denunciado la OMS, estas formas de tratamiento coercitivo deben ser categóricamente abolidas.</text:p>
      <text:p text:style-name="P210">En contraposición al paradigma actual de coerción, se proyecta la necesidad de sistemas expertos éticamente diseñados, capaces de facilitar la toma de decisiones clínicas compartidas, ajustadas a contextos personales y valores de cada individuo. Estos sistemas, si bien se apoyan en algoritmos y análisis predictivo, no sustituyen la voluntad del paciente ni sus derechos fundamentales, sino que los refuerzan.</text:p>
      <text:p text:style-name="P183">La autonomía informada —uno de los ejes centrales de esta tesis— no es una opción clínica secundaria, sino el principio rector. La existencia de plataformas digitales que integren historias clínicas significativas, preferencias expresadas previamente, análisis de riesgos y beneficios personalizado, y mecanismos seguros de consentimiento, constituye la ruta necesaria para reemplazar las prácticas coercitivas por apoyo estructural.</text:p>
      <text:p text:style-name="P183">La educación para la salud, las alianzas de corresponsabilidad y el uso de la inteligencia artificial explicable y verificable, son herramientas que permiten transitar desde el control a la colaboración. Cualquier avance en sistemas expertos debe tener como condición irrenunciable la titularidad plena de la persona sobre su cuerpo, salud y decisiones, así como mecanismos de supervisión comunitaria y epistémica externa que prevengan nuevas formas de dominación tecnológica.</text:p>
      <text:p text:style-name="P411"><text:span text:style-name="T67">Como muestran los principios de </text:span><text:span text:style-name="Emphasis"><text:span text:style-name="T67">QualityRights</text:span></text:span><text:span text:style-name="T67"> y las evidencias recogidas, la coerción no constituye un procedimiento médico, sino una manifestación de prácticas carcelarias adaptadas a un marco clínico sin replantearse. Las lógicas disciplinarias colonizan la clínica psiquiátrica. No se trata de reducir la violencia, sino de ocultarla tras protocolos que simulan cuidado.</text:span></text:p>
      <text:p text:style-name="P183">Los encierros, las restricciones de movimiento y la administración de fármacos a la fuerza son, en esencia, actos de violencia. Su legitimación se construye a través del lenguaje técnico, pero su efecto es siempre el mismo: silenciamiento, degradación, pérdida de agencia. Como recuerda la CRPD, el diagnóstico no puede justificar la retirada de derechos fundamentales.</text:p>
      <text:p text:style-name="P183">La forma en que se implementan estos tratamientos refleja una cosmovisión regresiva: el otro, el que sufre, el que delira o protesta, debe ser sometido, corregido, dominado. No se parte del reconocimiento de su dolor sino de su patologización. La coerción no es respuesta a la locura sino al miedo institucional a perder el control.</text:p>
      <text:p text:style-name="P210"><text:soft-page-break/>El concepto de salud debe ser recuperado en su sentido pleno: no como la ausencia de síntomas, ni como obediencia a normas clínicas abstractas, sino como la posibilidad de vivir con dignidad, sentido, apoyo mutuo y capacidad de decisión. En lugar de coerción, debemos implementar mecanismos de prevención y acompañamiento respetuosos y eficaces.</text:p>
      <text:p text:style-name="P183">Estos incluyen:</text:p>
      <text:list text:style-name="L491">
        <text:list-item>
          <text:p text:style-name="P146">Planes individualizados consensuados.</text:p>
        </text:list-item>
        <text:list-item>
          <text:p text:style-name="P146">Protocolos de desescalada no violentos.</text:p>
        </text:list-item>
        <text:list-item>
          <text:p text:style-name="P351"><text:span text:style-name="T1">Espacios de refugio emocional voluntarios (</text:span><text:span text:style-name="Emphasis"><text:span text:style-name="T1">comfort rooms</text:span></text:span><text:span text:style-name="T1">).</text:span></text:p>
        </text:list-item>
        <text:list-item>
          <text:p text:style-name="P146">Equipos móviles formados en compasión clínica y derechos humanos.</text:p>
        </text:list-item>
        <text:list-item>
          <text:p text:style-name="P146">Formación continua en cultura del cuidado, trauma y autonomía.</text:p>
        </text:list-item>
      </text:list>
      <text:p text:style-name="P411"><text:span text:style-name="T1">El fin de la coerción no es una utopía. Es una necesidad médica, ética, legal y estructural. El compromiso de las instituciones, los profesionales y los Estados con estos principios marcará la diferencia entre repetir los errores de siglos pasados o construir una psiquiatría verdaderamente humana y sanadora. </text:span><text:span text:style-name="T18">El</text:span><text:span text:style-name="Strong_20_Emphasis"><text:span text:style-name="T1"> sistema </text:span></text:span><text:span text:style-name="Strong_20_Emphasis"><text:span text:style-name="T18">actual</text:span></text:span><text:span text:style-name="Strong_20_Emphasis"><text:span text:style-name="T1"> no solo no cree en la recuperación, sino que a menudo la impide activamente</text:span></text:span><text:span text:style-name="T1">. El etiquetado psiquiátrico crónico se convierte en </text:span><text:span text:style-name="Strong_20_Emphasis"><text:span text:style-name="T1">una profecía autocumplida</text:span></text:span><text:span text:style-name="T1">, que despoja a la persona de su historia y su futuro. Cada dosis innecesaria, cada episodio de contención, cada vez que se niega una segunda opinión, cada vez que se interpreta el miedo como riesgo, </text:span><text:span text:style-name="Strong_20_Emphasis"><text:span text:style-name="T1">se refuerza el ciclo de daño.</text:span></text:span><text:span text:style-name="T1"> La subjetividad es aplastada bajo toneladas de jerga técnica sin alma. Y el trauma no tratado se patologiza como trastorno.</text:span></text:p>
      <text:p text:style-name="P183"/>
      <text:p text:style-name="P411"><text:span text:style-name="Strong_20_Emphasis"><text:span text:style-name="T67">Los métodos aplicados: entre el automatismo institucional y la desposesión corporal</text:span></text:span></text:p>
      <text:p text:style-name="P183">El análisis médico de los tratamientos coercitivos en el ámbito de la salud mental debe partir de una constatación básica y fundamental: las intervenciones clínicas aplicadas sin consentimiento libre, informado, contextual y revocable no pueden ser clasificadas como tratamientos médicos en el sentido estricto del término. Desde un punto de vista clínico y bioético, constituyen procedimientos de imposición institucional cuya finalidad primaria no es restaurar la salud del paciente, sino garantizar el control de la conducta percibida como disfuncional, disruptiva o no normativa. Esta distinción es crítica porque desmonta la legitimidad técnica con la que tales intervenciones han sido históricamente justificadas y normalizadas, tanto en la práctica clínica cotidiana como en la arquitectura normativa que rige los sistemas psiquiátricos contemporáneos.</text:p>
      <text:p text:style-name="P411"><text:span text:style-name="T1">Los resultados derivados del análisis empírico realizado a lo largo de esta investigación, incluyendo encuestas cualitativas a profesionales y personas usuarias, evidencian que los métodos coercitivos no son aplicados como última ratio frente a un riesgo inminente o una crisis médica verificable, sino como </text:span><text:span text:style-name="Strong_20_Emphasis"><text:span text:style-name="T1">respuestas automáticas, institucionalmente pautadas y culturalmente asumidas</text:span></text:span><text:span text:style-name="T1"> ante manifestaciones de malestar que desbordan los recursos disponibles, el marco epistemológico dominante o la tolerancia institucional al sufrimiento visible. En la mayoría de los casos estudiados, no se identifican criterios diagnósticos claros, no se activan protocolos de desescalada previos, ni se realiza una exploración sistémica de factores contextuales (conflictos previos, exposición a violencias, reacciones adversas, abstinencia, intoxicación, necesidades fisiológicas básicas, alteración iatrogénica). En lugar de ello, se recurre a la medicación forzada, a la inmovilización física o al aislamiento como forma primaria de intervención, lo cual evidencia una lógica </text:span><text:soft-page-break/><text:span text:style-name="T1">organizativa centrada en la neutralización rápida del síntoma, más que en la comprensión integral de la persona.</text:span></text:p>
      <text:p text:style-name="P411"><text:span text:style-name="T1">Esta cultura de respuesta automática, cristalizada en protocolos cerrados y reforzada por entornos laborales de alta presión, deriva en lo que puede describirse como </text:span><text:span text:style-name="Strong_20_Emphasis"><text:span text:style-name="T1">desposesión corporal institucionalizada</text:span></text:span><text:span text:style-name="T1">: una serie de prácticas sistemáticas por las cuales el cuerpo de la persona es tratado como objeto de regulación clínica, sujeto a medidas que se le imponen sin posibilidad de deliberación, sin acceso a la información relevante, y sin un entorno que facilite la expresión de voluntad propia. El cuerpo pierde su estatus de territorio inviolable y se convierte en campo de intervención técnica no consensuada. Esta pérdida de soberanía corporal no es neutral: se produce de forma más recurrente y más violenta sobre mujeres, personas pobres, migrantes, personas con discapacidad, niños y niñas institucionalizados, y personas sin redes sociales de apoyo reconocidas.</text:span></text:p>
      <text:p text:style-name="P183">Desde un enfoque médico-legal, tal como se desarrolla en otros apartados de esta tesis, estas prácticas deben ser clasificadas dentro del espectro de la violencia institucional, y específicamente, de la violencia médica coercitiva. No se trata únicamente de omisiones o negligencias, sino de una arquitectura de actuación protocolizada que privilegia la eficacia mecánica sobre la ética de la relación, y que tolera sistemáticamente la transgresión de los principios bioéticos fundamentales: autonomía, no maleficencia, beneficencia y justicia.</text:p>
      <text:p text:style-name="P183">La contención física —en todas sus variantes— constituye una intervención médica de altísimo riesgo, que genera efectos traumáticos agudos y crónicos, así como complicaciones médicas potencialmente mortales, especialmente en pacientes con condiciones previas no evaluadas (como enfermedades cardiovasculares, respiratorias, metabólicas, o neurológicas). A pesar de ello, sigue siendo aplicada en numerosas unidades sin consentimiento, sin supervisión efectiva, sin registro riguroso y sin seguimiento post-crisis, lo que refuerza su carácter estructuralmente abusivo. Asimismo, la medicación forzada, que será tratada con detalle en la segunda parte, se basa en la presuposición errónea de que el sufrimiento psíquico es reducible exclusivamente a alteraciones neuroquímicas corregibles mediante intervenciones farmacológicas, lo cual ignora de forma deliberada los factores sociales, históricos, afectivos y estructurales que configuran el malestar de la persona.</text:p>
      <text:p text:style-name="P411"><text:span text:style-name="T1">Es importante subrayar que </text:span><text:span text:style-name="Strong_20_Emphasis"><text:span text:style-name="T1">no toda intervención sin consentimiento puede ser equiparada a un acto de violencia médica ilegítima</text:span></text:span><text:span text:style-name="T1">. Existen situaciones médicamente excepcionales, como un ataque epiléptico agudo con riesgo vital, estados de inconsciencia que exigen soporte vital inmediato, o casos de intoxicación aguda con alteración grave del nivel de consciencia, donde la intervención sin mediación deliberativa puede ser clínicamente justificada. No obstante, estos casos son marginales en la práctica psiquiátrica y no deben utilizarse como coartada para justificar la generalización de la coerción. En la mayoría de contextos evaluados en este estudio, la intervención forzada se produce sobre personas plenamente conscientes, aunque alteradas, que no constituyen un riesgo médico inminente y que podrían beneficiarse de una intervención basada en la contención verbal, la validación del sufrimiento, la desescalada estructural y el acompañamiento digno.</text:span></text:p>
      <text:p text:style-name="P411"><text:span text:style-name="T1">Desde una perspectiva clínica transformadora, en consonancia con los estándares internacionales de derechos humanos (Convención sobre los Derechos de las Personas con Discapacidad, </text:span><text:span text:style-name="Emphasis"><text:span text:style-name="T1">WHO QualityRights</text:span></text:span><text:span text:style-name="T1">, Directrices del Comité Europeo para la Prevención de la Tortura), los métodos coercitivos deben ser reemplazados por sistemas de intervención estructurados en torno a los siguientes principios:</text:span></text:p>
      <text:list text:style-name="L492">
        <text:list-item>
          <text:p text:style-name="P352"><text:soft-page-break/><text:span text:style-name="Strong_20_Emphasis"><text:span text:style-name="T1">Consentimiento informado revocable y contextual</text:span></text:span><text:span text:style-name="T1">, como eje rector de toda práctica clínica.</text:span></text:p>
        </text:list-item>
        <text:list-item>
          <text:p text:style-name="P352"><text:span text:style-name="Strong_20_Emphasis"><text:span text:style-name="T1">Desescalada no violenta y comunicación validante</text:span></text:span><text:span text:style-name="T1">, como primer recurso frente a situaciones de crisis.</text:span></text:p>
        </text:list-item>
        <text:list-item>
          <text:p text:style-name="P352"><text:span text:style-name="Strong_20_Emphasis"><text:span text:style-name="T1">Acceso a segunda opinión clínica independiente y garantizada</text:span></text:span><text:span text:style-name="T1">, incluso en entornos de urgencia.</text:span></text:p>
        </text:list-item>
        <text:list-item>
          <text:p text:style-name="P352"><text:span text:style-name="Strong_20_Emphasis"><text:span text:style-name="T1">Supervisión externa obligatoria de toda intervención coercitiva residual</text:span></text:span><text:span text:style-name="T1">, si no ha sido aún abolida.</text:span></text:p>
        </text:list-item>
        <text:list-item>
          <text:p text:style-name="P352"><text:span text:style-name="Strong_20_Emphasis"><text:span text:style-name="T1">Reconocimiento del daño estructural causado por la coerción médica</text:span></text:span><text:span text:style-name="T1">, y mecanismos de reparación institucional.</text:span></text:p>
        </text:list-item>
      </text:list>
      <text:p text:style-name="P183">La sustitución del automatismo institucional por una lógica médica basada en el respeto, la escucha, la contextualización y la atención personalizada no es una utopía técnica, sino un imperativo clínico, ético y científico. La coerción no puede ser considerada una forma legítima de cuidado. La salud, entendida en sentido amplio, es incompatible con el sometimiento forzado. La tarea médica, cuando es auténtica, comienza siempre por el respeto absoluto a la dignidad de cada cuerpo, de cada mente y de cada vida.</text:p>
      <text:p text:style-name="P411"><text:span text:style-name="T67">La administración forzada de psicofármacos constituye una de las prácticas más comunes, menos fiscalizadas y más devastadoras en el ámbito de la salud mental institucional. A diferencia de las medidas de contención física, cuyo carácter violento es más evidente, la medicación forzada suele estar revestida de una apariencia terapéutica que encubre su verdadera función estructural: </text:span><text:span text:style-name="Strong_20_Emphasis"><text:span text:style-name="T67">no restaurar el equilibrio de una persona en crisis, sino reprimir su expresividad, contener su disidencia, eliminar su singularidad, y facilitar la gestión institucional del malestar</text:span></text:span><text:span text:style-name="T67">. Esta práctica, lejos de representar un tratamiento, debe analizarse como una técnica de anulación de la voluntad y de modulación forzada del comportamiento, inscrita en un paradigma clínico autoritario, reduccionista y profundamente asimétrico.</text:span></text:p>
      <text:p text:style-name="P411"><text:span text:style-name="T1">El estudio empírico realizado en esta tesis, que incluye testimonios de profesionales sanitarios, experiencias de personas afectadas y análisis crítico de protocolos clínicos, permite afirmar que en la mayoría de los casos analizados </text:span><text:span text:style-name="Strong_20_Emphasis"><text:span text:style-name="T1">la medicación forzada no se utiliza como último recurso clínico</text:span></text:span><text:span text:style-name="T1">, sino como respuesta anticipada, automatizada y sistemática ante comportamientos considerados inadecuados, difíciles o impredecibles. Esta respuesta, además de violar frontalmente el principio de consentimiento informado —requisito fundamental de toda intervención médica legítima—, tiende a invisibilizar las causas reales del sufrimiento: abuso, duelo, violencia estructural, trauma, aislamiento, exclusión, necesidades fisiológicas insatisfechas, abandono o daño iatrogénico previo.</text:span></text:p>
      <text:p text:style-name="P183">Desde una perspectiva médica estricta, la prescripción de psicofármacos sin consentimiento informado es inaceptable salvo en situaciones de urgencia médica real, con riesgo vital o compromiso severo de la consciencia, en cuyo caso debe aplicarse como medida puntual, transitoria y revisable, con documentación exhaustiva, supervisión externa y garantías jurídicas sólidas. Sin embargo, lo que muestran los datos es que esta práctica se ha convertido en una forma regular de intervención psiquiátrica, especialmente en unidades de agudos, centros de internamiento involuntario, residencias geriátricas y dispositivos de urgencia social. La duración del tratamiento forzado suele extenderse de forma indefinida, sin revisión real, sin verificación de la necesidad clínica y sin alternativas propuestas, lo cual genera un proceso de cronificación iatrogénica que convierte un episodio puntual de crisis en un diagnóstico de por vida.</text:p>
      <text:p text:style-name="P183"><text:soft-page-break/>Los fármacos más habitualmente utilizados en estos contextos incluyen antipsicóticos (especialmente neurolépticos de segunda generación), estabilizadores del ánimo, benzodiacepinas y, en menor medida, antidepresivos. La combinación de varios compuestos (polifarmacia) sin evaluación integral de sus interacciones, efectos acumulativos y perfiles individuales de respuesta, produce un abanico de efectos adversos que van desde la sedación extrema hasta trastornos del movimiento, disfunciones metabólicas severas, atrofia emocional, alteraciones cognitivas persistentes, inhibición del pensamiento, pérdida de memoria, y un deterioro generalizado de la calidad de vida. Estos efectos, que rara vez son registrados o reconocidos, afectan de forma desproporcionada a personas jóvenes, mujeres, personas sin hogar, migrantes y personas con diversidad funcional.</text:p>
      <text:p text:style-name="P411"><text:span text:style-name="T1">Desde el marco de los </text:span><text:span text:style-name="Emphasis"><text:span text:style-name="T1">WHO QualityRights</text:span></text:span><text:span text:style-name="T1">, y en coherencia con la Convención sobre los Derechos de las Personas con Discapacidad (CDPD), la medicación forzada constituye una forma de trato cruel, inhumano y degradante, incompatible con los estándares internacionales de salud y derechos humanos. Estos marcos establecen que ningún tratamiento médico debe aplicarse sin el consentimiento libre e informado de la persona afectada, y que </text:span><text:span text:style-name="Strong_20_Emphasis"><text:span text:style-name="T1">la discapacidad psicosocial o la expresión de malestar subjetivo no deben nunca utilizarse como justificación para retirar ese derecho</text:span></text:span><text:span text:style-name="T1">. El acto médico pierde su legitimidad cuando se convierte en acto de dominación.</text:span></text:p>
      <text:p text:style-name="P411"><text:span text:style-name="T1">El análisis de los discursos institucionales y de la lógica de protocolos clínicos vigentes revela que </text:span><text:span text:style-name="Strong_20_Emphasis"><text:span text:style-name="T1">la medicación forzada no responde a una lógica terapéutica individualizada</text:span></text:span><text:span text:style-name="T1">, sino a una lógica de gestión del riesgo percibido, del comportamiento no normativo y de la demanda de eficiencia institucional. Esta racionalidad se sustenta en una epistemología psiquiátrica centrada en el síntoma, que fragmenta la experiencia, elimina el contexto, y sustituye la historia personal por categorías diagnósticas que operan como justificación del castigo bioquímico. En lugar de interpretar el sufrimiento como un mensaje, una demanda, una expresión legítima, se lo convierte en objeto de anulación química. Se silencia al sujeto en nombre de su seguridad.</text:span></text:p>
      <text:p text:style-name="P411"><text:span text:style-name="T1">Pero lo más grave no es sólo el daño físico o cognitivo producido, sino el </text:span><text:span text:style-name="Strong_20_Emphasis"><text:span text:style-name="T1">daño simbólico, relacional y existencial</text:span></text:span><text:span text:style-name="T1">. El acto de ser medicado a la fuerza, sin explicación, sin alternativa, sin respeto a la propia voluntad, tiene consecuencias devastadoras en la construcción del yo, en la confianza en el sistema sanitario, y en la posibilidad misma de recuperación. Muchas personas describen este momento como una fractura irreparable en su biografía. Como el inicio de un proceso de exclusión definitiva del mundo de los vivos, de los sujetos legítimos, de los ciudadanos con derechos.</text:span></text:p>
      <text:p text:style-name="P411"><text:span text:style-name="T1">Por tanto, </text:span><text:span text:style-name="Strong_20_Emphasis"><text:span text:style-name="T1">la medicación forzada no puede ser entendida como un acto médico</text:span></text:span><text:span text:style-name="T1">, sino como un acto estructural de sometimiento, una práctica que sustituye el cuidado por el control, y la atención personalizada por el castigo institucional. La única forma ética y médicamente válida de abordar el sufrimiento psíquico es a través del acompañamiento voluntario, la escucha activa, la oferta de opciones no coercitivas, la revisión continua del tratamiento, y la implicación activa de la persona en todas las decisiones que le afectan.</text:span></text:p>
      <text:p text:style-name="P183">Todo sistema que permita o normalice la medicación forzada debe ser considerado como un sistema de riesgo, no de protección. Y su transformación es urgente, factible y científicamente justificable.</text:p>
      <text:p text:style-name="P411"><text:span text:style-name="T67">El despliegue de sistemas expertos en el ámbito clínico psiquiátrico representa una encrucijada crítica en la transformación de la asistencia en salud mental. Su potencial no reside en la simple automatización de decisiones clínicas, ni en la eficiencia operativa, sino en su </text:span><text:span text:style-name="Strong_20_Emphasis"><text:span text:style-name="T67">capacidad para actuar como dispositivos de reparación estructural, garantía de justicia clínica y herramienta de protección </text:span></text:span><text:soft-page-break/><text:span text:style-name="Strong_20_Emphasis"><text:span text:style-name="T67">ante abusos institucionales normalizados</text:span></text:span><text:span text:style-name="T67">. Sin embargo, este potencial sólo puede materializarse si el diseño, implementación y control de dichos sistemas se orienta explícitamente desde un marco de derechos humanos, bioética deliberativa y epistemología crítica. De lo contrario, el riesgo de reproducir, amplificar y legitimar la violencia estructural preexistente no sólo es alto, sino probable.</text:span></text:p>
      <text:p text:style-name="P411"><text:span text:style-name="T1">Un sistema experto no es, por definición, más ético que un equipo clínico humano. Pero puede serlo </text:span><text:span text:style-name="Strong_20_Emphasis"><text:span text:style-name="T1">si está construido desde lógicas emancipadoras, con estándares verificables, y una arquitectura transparente y auditada socialmente</text:span></text:span><text:span text:style-name="T1">. En contraste con la arbitrariedad clínica que caracteriza buena parte de las prácticas actuales —donde los sesgos personales, el desconocimiento estructural o el prejuicio institucional determinan decisiones que afectan la vida de las personas—, un sistema experto bien diseñado puede ofrecer </text:span><text:span text:style-name="Emphasis"><text:span text:style-name="T1">coherencia interna, trazabilidad, deliberación compartida y reversibilidad</text:span></text:span><text:span text:style-name="T1"> de las decisiones.</text:span></text:p>
      <text:p text:style-name="P411"><text:span text:style-name="T1">Los sistemas actuales operan en un marco jerárquico, opaco y profundamente asimétrico: las personas usuarias no conocen los criterios de intervención, no pueden predecir cómo será interpretado su comportamiento, ni tienen acceso a mecanismos efectivos de corrección o apelación. Esto refuerza la vulnerabilidad, fomenta la cronificación del daño, y perpetúa una relación clínica centrada en la obediencia. En contraposición, </text:span><text:span text:style-name="Strong_20_Emphasis"><text:span text:style-name="T1">el desarrollo de sistemas expertos orientados a la autonomía permite una redistribución del poder clínico</text:span></text:span><text:span text:style-name="T1">, ya que obliga a justificar cada intervención sobre parámetros verificables, permite la consulta de decisiones previas, incorpora la voluntad expresada por la persona, y protege frente a la descontextualización diagnóstica.</text:span></text:p>
      <text:p text:style-name="P183">Para que un sistema experto sea realmente menos coercitivo que el juicio clínico individual o colectivo, debe cumplir al menos con las siguientes condiciones estructurales:</text:p>
      <text:list text:style-name="L493">
        <text:list-item>
          <text:p text:style-name="P353"><text:span text:style-name="Strong_20_Emphasis"><text:span text:style-name="T1">Coproducción estructural</text:span></text:span><text:span text:style-name="T1">: todo algoritmo, lógica decisional o base de datos debe ser construida con participación activa de personas usuarias, familiares, profesionales críticos y expertos en derechos humanos. No se trata de “consultar”, sino de ceder poder decisional real en el diseño técnico.</text:span></text:p>
        </text:list-item>
        <text:list-item>
          <text:p text:style-name="P353"><text:span text:style-name="Strong_20_Emphasis"><text:span text:style-name="T1">Verificabilidad algorítmica y trazabilidad de decisiones</text:span></text:span><text:span text:style-name="T1">: todo proceso automático o semiautomático debe poder ser auditado, explicado en lenguaje accesible, y revisado ante errores, efectos adversos o decisiones erróneas. Debe incorporar una arquitectura de apelación estructural y memoria institucional crítica.</text:span></text:p>
        </text:list-item>
        <text:list-item>
          <text:p text:style-name="P353"><text:span text:style-name="Strong_20_Emphasis"><text:span text:style-name="T1">Priorización de la no intervención coercitiva</text:span></text:span><text:span text:style-name="T1">: el sistema debe operar con una lógica de mínima intervención forzada, favoreciendo siempre el acompañamiento voluntario, la exploración contextual del malestar, y la búsqueda de alternativas no invasivas, como primer y segundo nivel de respuesta.</text:span></text:p>
        </text:list-item>
        <text:list-item>
          <text:p text:style-name="P353"><text:span text:style-name="Strong_20_Emphasis"><text:span text:style-name="T1">Integración real de contextos y valores personales</text:span></text:span><text:span text:style-name="T1">: el sistema no debe reducir el sufrimiento a variables clínicas estandarizadas, sino que debe incorporar historia personal, trayectorias de vida, experiencias de trauma, relaciones afectivas, condiciones de vida, preferencias previas y expresadas, así como valores culturales, espirituales y simbólicos.</text:span></text:p>
        </text:list-item>
        <text:list-item>
          <text:p text:style-name="P353"><text:span text:style-name="Strong_20_Emphasis"><text:span text:style-name="T1">Interoperabilidad ética con marcos legales y sanitarios</text:span></text:span><text:span text:style-name="T1">: debe estar alineado con la CDPD, los principios de </text:span><text:span text:style-name="Emphasis"><text:span text:style-name="T1">QualityRights</text:span></text:span><text:span text:style-name="T1">, las directrices internacionales de salud mental comunitaria, y ser validado no solo clínicamente, sino social y legalmente.</text:span></text:p>
        </text:list-item>
      </text:list>
      <text:p text:style-name="P183">A modo de ejemplo, un sistema experto de decisión clínica podría operar de la siguiente forma: al registrar un episodio de agitación en una persona con antecedentes de daño institucional, en lugar de <text:soft-page-break/>recomendar contención química inmediata, el sistema sugiere la activación de un protocolo no coercitivo, propone verificar signos vitales, explorar causas fisiológicas posibles (ayuno, insomnio, interacción farmacológica), consultar el plan anticipado de crisis de la persona, y activar apoyo relacional seguro. Solo si tras estas acciones no se reduce el riesgo objetivo, y con consulta de un comité ético de urgencia, se podría considerar otra forma de intervención. Esto es diametralmente opuesto a los actuales algoritmos clínicos, donde la agitación se traduce inmediatamente en la indicación de haloperidol o risperidona intramuscular.</text:p>
      <text:p text:style-name="P411"><text:span text:style-name="T1">Además, los sistemas expertos deben ser </text:span><text:span text:style-name="Strong_20_Emphasis"><text:span text:style-name="T1">abiertos, modificables y sujetos a deliberación colectiva permanente</text:span></text:span><text:span text:style-name="T1">. No pueden convertirse en cajas negras, ni en instrumentos de poder institucional oculto. Su valor reside precisamente en su </text:span><text:span text:style-name="Emphasis"><text:span text:style-name="T1">transparencia operativa, su reversibilidad ética y su capacidad de incorporar aprendizajes del daño institucional pasado</text:span></text:span><text:span text:style-name="T1">. Si un sistema experto no es capaz de detectar, por ejemplo, que una persona ha sido previamente medicada en contra de su voluntad en cinco ingresos distintos, y que ello le generó daño persistente, no está capacitado para decidir sobre su tratamiento actual. La historia de daño debe ser una variable clínica estructural.</text:span></text:p>
      <text:p text:style-name="P411"><text:span text:style-name="T1">A diferencia de la lógica clínica tradicional, en la que el juicio del profesional tiende a ser interpretado como infalible, el sistema experto —bien diseñado— puede fomentar la humildad clínica, </text:span><text:span text:style-name="Strong_20_Emphasis"><text:span text:style-name="T1">recordando a los profesionales que toda decisión médica es provisional, contextual, y debe estar subordinada al derecho de la persona a decidir sobre su cuerpo, su mente y su vida</text:span></text:span><text:span text:style-name="T1">. Puede generar alertas éticas, ofrecer alternativas, mostrar precedentes y poner en valor la subjetividad como dato clínico legítimo.</text:span></text:p>
      <text:p text:style-name="P183">En última instancia, el objetivo de estos sistemas no es sustituir la escucha, ni decidir por la persona, sino proteger su agencia frente a los automatismos institucionales. No son la solución definitiva, pero pueden ser —si se diseñan bien— herramientas aliadas para una transición estructural hacia una medicina respetuosa, justa y verdaderamente clínica en el sentido más profundo del término.</text:p>
      <text:p text:style-name="P411"><text:span text:style-name="T67">La presencia extendida y persistente de prácticas coercitivas en el campo de la salud mental no puede explicarse únicamente por deficiencias individuales, errores clínicos o falta de recursos. Su verdadera dimensión sólo puede comprenderse si se analiza como parte de una </text:span><text:span text:style-name="Strong_20_Emphasis"><text:span text:style-name="T67">cultura asistencial profundamente marcada por la violencia simbólica, institucional y epistemológica</text:span></text:span><text:span text:style-name="T67">, heredera de una historia de segregación, represión y patologización del sufrimiento humano. La coerción, en sus múltiples formas (contención física, medicación forzada, encierro involuntario, retiro de derechos fundamentales), no es una anomalía, sino un </text:span><text:span text:style-name="Strong_20_Emphasis"><text:span text:style-name="T67">componente estructural de un sistema que ha convertido el control en su función primaria y la obediencia en su criterio de éxito terapéutico.</text:span></text:span></text:p>
      <text:p text:style-name="P411"><text:span text:style-name="T1">Esta cultura se construye sobre la deshumanización de las personas consideradas “locas”, “difíciles”, “imprevisibles” o “crónicamente enfermas”. A través del lenguaje clínico, estas categorías son presentadas como evidencias objetivas de disfunción, cuando en realidad operan como </text:span><text:span text:style-name="Strong_20_Emphasis"><text:span text:style-name="T1">dispositivos de exclusión que permiten justificar la retirada de derechos, la imposición de intervenciones, y la normalización del sufrimiento inducido por la asistencia misma.</text:span></text:span><text:span text:style-name="T1"> El sistema, en lugar de preguntarse por qué una persona grita, se agita o rechaza la intervención, asume que esos comportamientos son manifestaciones de enfermedad y, por tanto, motivo suficiente para intervenir de forma punitiva.</text:span></text:p>
      <text:p text:style-name="P411"><text:span text:style-name="T1">Los datos empíricos recogidos en esta investigación, tanto cualitativos como cuantitativos, muestran que </text:span><text:span text:style-name="Strong_20_Emphasis"><text:span text:style-name="T1">la mayoría de las prácticas coercitivas no responden a situaciones de riesgo clínico agudo</text:span></text:span><text:span text:style-name="T1">, sino </text:span><text:soft-page-break/><text:span text:style-name="T1">a manifestaciones de disconformidad, angustia, protesta o reacción frente a un entorno hostil. Se ha documentado ampliamente que la negativa a aceptar el diagnóstico, el rechazo a la medicación, o la expresión verbal de sufrimiento intenso son interpretadas como signos de “no adherencia”, “descompensación” o “riesgo de agitación”. Esta interpretación clínica, lejos de neutralizar el conflicto, </text:span><text:span text:style-name="Strong_20_Emphasis"><text:span text:style-name="T1">lo exacerba y produce daño estructural</text:span></text:span><text:span text:style-name="T1">, al cerrar las vías de comunicación, reforzar la fragmentación del yo, y consolidar una relación terapéutica basada en la amenaza implícita de intervención forzada.</text:span></text:p>
      <text:p text:style-name="P411"><text:span text:style-name="T1">La coerción, por tanto, </text:span><text:span text:style-name="Strong_20_Emphasis"><text:span text:style-name="T1">no es la respuesta a la agresividad, sino su principal causa.</text:span></text:span><text:span text:style-name="T1"> Numerosos estudios y testimonios recabados en el marco de esta tesis confirman que la mayoría de las personas reaccionan con miedo, rabia o desesperación ante situaciones en las que se sienten atrapadas, incomprendidas o invadidas. El entorno institucional, lejos de ofrecer un espacio de cuidado, funciona como un sistema de vigilancia en el que cada gesto puede ser interpretado como signo patológico, y cada emoción intensa como indicio de peligrosidad. Esta lógica produce un campo asistencial autorreferencial, </text:span><text:span text:style-name="Strong_20_Emphasis"><text:span text:style-name="T1">donde el síntoma se confunde con la resistencia, y la intervención se convierte en castigo.</text:span></text:span></text:p>
      <text:p text:style-name="P411"><text:span text:style-name="T1">El marco </text:span><text:span text:style-name="Emphasis"><text:span text:style-name="T1">WHO QualityRights</text:span></text:span><text:span text:style-name="T1"> establece de forma inequívoca que la coerción, en cualquiera de sus formas, </text:span><text:span text:style-name="Strong_20_Emphasis"><text:span text:style-name="T1">no es una práctica médica válida</text:span></text:span><text:span text:style-name="T1">, sino una expresión de violencia estructural. Los Estados que permiten, financian o toleran estas prácticas están incumpliendo sus obligaciones internacionales en materia de derechos humanos. En particular, la Convención sobre los Derechos de las Personas con Discapacidad prohíbe explícitamente el internamiento involuntario y el tratamiento forzado en razón de discapacidad psicosocial o diversidad mental. La coerción clínica debe ser entendida como una forma contemporánea de trato cruel, inhumano y degradante, que debe ser abolida con la misma contundencia que otras formas históricas de abuso institucional.</text:span></text:p>
      <text:p text:style-name="P411"><text:span text:style-name="T1">La genealogía de la coerción en psiquiatría muestra una continuidad inquietante con prácticas que hoy consideraríamos inaceptables: reclusión por razones morales, tratamientos aversivos, lobotomías, esterilización forzada. El hilo conductor es siempre el mismo: la </text:span><text:span text:style-name="Strong_20_Emphasis"><text:span text:style-name="T1">convicción institucional de que ciertas vidas no pueden ser plenamente libres, que ciertos cuerpos deben ser contenidos, y que ciertas subjetividades no merecen autodeterminación.</text:span></text:span><text:span text:style-name="T1"> Esta convicción, aunque hoy se exprese con lenguaje clínico y bajo protocolos supuestamente técnicos, sigue siendo la base de la cultura asistencial coercitiva.</text:span></text:p>
      <text:p text:style-name="P183">En la práctica cotidiana, esta cultura se traduce en normas implícitas que condicionan cada gesto clínico:</text:p>
      <text:list text:style-name="L494">
        <text:list-item>
          <text:p text:style-name="P147">La duda del profesional es interpretada como debilidad.</text:p>
        </text:list-item>
        <text:list-item>
          <text:p text:style-name="P147">La disidencia del paciente, como síntoma.</text:p>
        </text:list-item>
        <text:list-item>
          <text:p text:style-name="P147">La demora en intervenir, como riesgo legal.</text:p>
        </text:list-item>
        <text:list-item>
          <text:p text:style-name="P147">La necesidad de “hacer algo” de inmediato, como prueba de profesionalismo.</text:p>
        </text:list-item>
      </text:list>
      <text:p text:style-name="P411"><text:span text:style-name="T1">Este conjunto de creencias configura lo que puede denominarse </text:span><text:span text:style-name="Strong_20_Emphasis"><text:span text:style-name="T1">tecnología institucional de la obediencia clínica</text:span></text:span><text:span text:style-name="T1">, un aparato invisible que transforma la asistencia en vigilancia, y el tratamiento en imposición.</text:span></text:p>
      <text:p text:style-name="P411"><text:span text:style-name="T1">Revertir esta cultura no es tarea menor. Implica </text:span><text:span text:style-name="Strong_20_Emphasis"><text:span text:style-name="T1">redefinir por completo el sentido de la clínica</text:span></text:span><text:span text:style-name="T1">, el lugar de los saberes, y la relación entre profesional y persona usuaria. Requiere romper con décadas </text:span><text:soft-page-break/><text:span text:style-name="T1">de formación técnica basada en el miedo al error, la omnipotencia diagnóstica y la fetichización del procedimiento. Exige, además, </text:span><text:span text:style-name="Strong_20_Emphasis"><text:span text:style-name="T1">un cambio estructural en los marcos legales, en la arquitectura institucional, en la financiación de alternativas y en la socialización del daño producido.</text:span></text:span></text:p>
      <text:p text:style-name="P183">La coerción no es el resultado inevitable de la locura, sino el síntoma más claro de un sistema que ha dejado de escuchar. El silencio de quien ya no puede hablar no es salud. Es la señal más urgente de que el sistema necesita transformarse desde sus cimientos.</text:p>
      <text:p text:style-name="P210">Superar la coerción en salud mental no es únicamente un objetivo técnico o jurídico, sino una exigencia científica, ética y civilizatoria. La reconstrucción clínica requiere la transformación radical de los fundamentos mismos de la asistencia: del paradigma del control al paradigma del cuidado; de la lógica del encierro a la lógica del acompañamiento; del tratamiento impuesto a la deliberación compartida; del miedo clínico a la confianza estructural; del lenguaje psiquiátrico cerrado a un marco abierto de significados, donde la historia, el sufrimiento y la resistencia de cada persona sean reconocidos como datos clínicos legítimos. Esta reconstrucción debe enraizarse en una educación médica transformadora, orientada no a reproducir estándares de dominación, sino a formar profesionales capaces de actuar desde la escucha activa, el respeto incondicional y el compromiso con la justicia sanitaria.</text:p>
      <text:p text:style-name="P411"><text:span text:style-name="T1">Los datos analizados en esta tesis muestran que la mayoría de profesionales coercitivos no actúan con malicia, sino desde una posición de inseguridad epistemológica, presión institucional, o reproducción automática de protocolos acríticos. Este fenómeno pone de manifiesto la necesidad de revisar en profundidad los modelos formativos vigentes, que continúan enseñando a intervenir antes que a comprender, a diagnosticar antes que a contextualizar, y a medicar antes que a acompañar. </text:span><text:span text:style-name="Strong_20_Emphasis"><text:span text:style-name="T1">La educación médica debe reorientarse hacia la comprensión crítica del sufrimiento humano como fenómeno social, histórico y relacional, no como disfunción neuronal o desvío individual.</text:span></text:span></text:p>
      <text:p text:style-name="P411"><text:span text:style-name="T1">Una clínica no coercitiva debe construirse sobre tres pilares fundamentales: </text:span><text:span text:style-name="Strong_20_Emphasis"><text:span text:style-name="T1">la deliberación, el vínculo y el reconocimiento.</text:span></text:span></text:p>
      <text:list text:style-name="L495">
        <text:list-item>
          <text:p text:style-name="P148">La deliberación implica que toda intervención médica es una conversación ética, no un acto de imposición técnica. Supone abrir espacios para que la persona pueda expresar sus valores, temores, deseos, límites y contextos.</text:p>
        </text:list-item>
        <text:list-item>
          <text:p text:style-name="P148">El vínculo exige reconstruir la relación clínica como un espacio de reciprocidad, donde la confianza no se presume, sino que se gana.</text:p>
        </text:list-item>
        <text:list-item>
          <text:p text:style-name="P148">El reconocimiento implica que toda persona, independientemente de su estado de salud mental, tiene derecho a decidir sobre su cuerpo, a ser tratada con dignidad, y a que su sufrimiento sea nombrado, escuchado y acompañado sin violencia.</text:p>
        </text:list-item>
      </text:list>
      <text:p text:style-name="P183">En términos clínicos, esta reconstrucción requiere herramientas concretas:</text:p>
      <text:list text:style-name="L496">
        <text:list-item>
          <text:p text:style-name="P354"><text:span text:style-name="Strong_20_Emphasis"><text:span text:style-name="T1">Planes anticipados de crisis</text:span></text:span><text:span text:style-name="T1">, redactados por las propias personas usuarias, con apoyo técnico si lo desean, que establezcan qué tipo de ayuda quieren o no quieren recibir en caso de crisis.</text:span></text:p>
        </text:list-item>
        <text:list-item>
          <text:p text:style-name="P354"><text:span text:style-name="Strong_20_Emphasis"><text:span text:style-name="T1">Evaluaciones integrales no coercitivas</text:span></text:span><text:span text:style-name="T1">, que incluyan historia de trauma, violencias sufridas, experiencias previas con el sistema sanitario, redes de apoyo, contextos socioeconómicos y posicionamientos personales.</text:span></text:p>
        </text:list-item>
        <text:list-item>
          <text:p text:style-name="P354"><text:span text:style-name="Strong_20_Emphasis"><text:span text:style-name="T1">Protocolos de desescalada sin fuerza</text:span></text:span><text:span text:style-name="T1">, basados en la validación emocional, la contención verbal, el respeto a los ritmos, la presencia tranquila y la creación de entornos seguros.</text:span></text:p>
        </text:list-item>
        <text:list-item>
          <text:p text:style-name="P354"><text:soft-page-break/><text:span text:style-name="Strong_20_Emphasis"><text:span text:style-name="T1">Acompañamiento comunitario</text:span></text:span><text:span text:style-name="T1">, que sustituya el encierro por el acompañamiento horizontal, con figuras de apoyo no jerárquicas formadas para intervenir en momentos de crisis sin imponer, sin intervenir desde la autoridad médica, y sin desencadenar respuestas represivas.</text:span></text:p>
        </text:list-item>
      </text:list>
      <text:p text:style-name="P183">Desde el punto de vista médico, los beneficios de este cambio son múltiples:</text:p>
      <text:list text:style-name="L497">
        <text:list-item>
          <text:p text:style-name="P149">Reducción de los efectos adversos farmacológicos.</text:p>
        </text:list-item>
        <text:list-item>
          <text:p text:style-name="P149">Mejora del vínculo terapéutico.</text:p>
        </text:list-item>
        <text:list-item>
          <text:p text:style-name="P149">Disminución del riesgo de recaídas inducidas por trauma institucional.</text:p>
        </text:list-item>
        <text:list-item>
          <text:p text:style-name="P149">Mejora de los indicadores de recuperación y reintegración comunitaria.</text:p>
        </text:list-item>
        <text:list-item>
          <text:p text:style-name="P149">Aumento de la satisfacción de las personas usuarias y de los propios profesionales, que muchas veces actúan con malestar ético profundo.</text:p>
        </text:list-item>
      </text:list>
      <text:p text:style-name="P411"><text:span text:style-name="T1">Pero más allá de los indicadores cuantificables, lo que está en juego es algo mucho más importante: la posibilidad de construir una medicina clínica </text:span><text:span text:style-name="Strong_20_Emphasis"><text:span text:style-name="T1">digna de llamarse humana</text:span></text:span><text:span text:style-name="T1">.</text:span></text:p>
      <text:p text:style-name="P183">Este nuevo modelo debe estar acompañado por una política activa de memoria, reparación y transformación institucional. Ningún proceso clínico será ético mientras las personas que han sufrido coerción no sean reconocidas como víctimas, mientras no se activen procesos de reparación integral, y mientras los dispositivos sanitarios no sean auditables por comités independientes con participación significativa de personas usuarias.</text:p>
      <text:p text:style-name="P411"><text:span text:style-name="T1">En este sentido, </text:span><text:span text:style-name="Strong_20_Emphasis"><text:span text:style-name="T1">la educación en salud se convierte en un eje estratégico de transformación estructural.</text:span></text:span><text:span text:style-name="T1"> Pero no se trata solo de formar a profesionales sanitarios, sino de democratizar el saber médico, de construir una alfabetización crítica en salud mental que permita a toda la población identificar las formas de violencia institucional, ejercer sus derechos, y participar activamente en la definición de lo que consideramos salud, enfermedad y cuidado.</text:span></text:p>
      <text:p text:style-name="P411"><text:span text:style-name="T1">Desde el enfoque de </text:span><text:span text:style-name="Emphasis"><text:span text:style-name="T1">One Health Education and Technology</text:span></text:span><text:span text:style-name="T1">, propuesto en esta tesis como base para la acción EU BEACON, esta transformación clínica se articula con una </text:span><text:span text:style-name="Strong_20_Emphasis"><text:span text:style-name="T1">visión global, transdisciplinar y ecosistémica de la salud</text:span></text:span><text:span text:style-name="T1">, que reconoce la interdependencia entre salud mental, justicia social, sostenibilidad ecológica, derechos humanos, y tecnologías abiertas. Esta visión permite integrar la reconstrucción clínica en un marco más amplio de transformación cultural, jurídica, educativa y tecnológica, donde la coerción no sea sólo eliminada de las prácticas médicas, sino también del imaginario social.</text:span></text:p>
      <text:p text:style-name="P183">Construir esta nueva clínica no es un ejercicio de idealismo. Es una exigencia histórica, una deuda acumulada con millones de personas dañadas por un sistema que confundió cuidado con castigo, y una oportunidad irrepetible para redefinir la medicina como acto de respeto radical, compromiso ético y restauración de lo humano.</text:p>
      <text:p text:style-name="P411"><text:span text:style-name="Strong_20_Emphasis"><text:span text:style-name="T67">Diagnóstico forzado y trayectorias de cronificación iatrogénica</text:span></text:span></text:p>
      <text:p text:style-name="P183">El análisis agregado de las cuatro fuentes principales de datos —la encuesta sobre el diagnóstico de esquizofrenia, la investigación nacional sobre Diálogo Abierto, los pósteres presentados ante la WPA, y el estudio de tesis sobre decisión compartida y uso de medicación— revela una convergencia estructural en torno a la medicalización forzada y la cronificación institucional de personas que podrían haber experimentado procesos de recuperación espontánea, o bien reversión funcional si se les hubiera ofrecido un marco de contención comunitaria y apoyo real no violento. <text:soft-page-break/>La violencia epistemológica que rodea los diagnósticos psiquiátricos coercitivos no es un fenómeno marginal, sino el punto de partida de una trayectoria que sistemáticamente anula la agencia de las personas y las convierte en objetos clínicos permanentes.</text:p>
      <text:p text:style-name="P183">Según la encuesta sobre esquizofrenia adaptada al contexto español, más del 85% de las personas participantes consideraron que el diagnóstico psiquiátrico les perjudicó más que la propia experiencia psicótica, implicando rupturas en sus vínculos sociales, familiares y laborales, y una pérdida de derechos y expectativas vitales que rara vez fueron comunicadas como riesgos del etiquetado clínico</text:p>
      <text:p text:style-name="P411"><text:span text:style-name="T67"><text:line-break/></text:span><text:span text:style-name="Strong_20_Emphasis"><text:span text:style-name="T67">Del tratamiento sin palabra a la revictimización clínica: la negación estructural de la deliberación</text:span></text:span></text:p>
      <text:p text:style-name="P411"><text:span text:style-name="T1">Los datos combinados de las encuestas sobre el diagnóstico de esquizofrenia, el modelo de Diálogo Abierto, el estudio de tesis sobre decisión compartida y las presentaciones científicas ante la WPA revelan una constante estructural en los sistemas asistenciales psiquiátricos contemporáneos: </text:span><text:span text:style-name="Strong_20_Emphasis"><text:span text:style-name="T1">la exclusión sistemática de la persona afectada del proceso de toma de decisiones clínicas.</text:span></text:span><text:span text:style-name="T1"> Esta exclusión no es meramente anecdótica o circunstancial, sino el núcleo operativo de una lógica que sustituye el diálogo por el diagnóstico, la participación por el procedimiento, y el consentimiento por el consentimiento simulado.</text:span></text:p>
      <text:p text:style-name="P411"><text:span text:style-name="T1">En la mayoría de los casos recogidos, no existe una entrevista clínica informativa inicial donde se expongan claramente los riesgos, beneficios y alternativas del tratamiento propuesto. La persona es considerada no competente desde el inicio, por su estado emocional, por su diagnóstico presunto, o simplemente por la existencia de un protocolo preestablecido. Este mecanismo, que en el fondo </text:span><text:span text:style-name="Strong_20_Emphasis"><text:span text:style-name="T1">niega la humanidad activa de quien sufre</text:span></text:span><text:span text:style-name="T1">, produce un tipo de intervención en el que la clínica se transforma en un acto de imposición. El lenguaje se convierte en instrumento de clasificación, no de entendimiento; y el acto médico, en una operación de autoridad vertical, no de acompañamiento.</text:span></text:p>
      <text:p text:style-name="P411"><text:span text:style-name="T1">Esta lógica ha sido descrita por numerosos profesionales participantes en las encuestas como “automatismo institucional”, una cadena de acciones predeterminadas donde </text:span><text:span text:style-name="Strong_20_Emphasis"><text:span text:style-name="T1">la deliberación ha sido expulsada del campo clínico por considerarse ineficiente, riesgosa o innecesaria</text:span></text:span><text:span text:style-name="T1">. Los protocolos, lejos de garantizar seguridad, actúan como dispositivos de inmunización frente a la subjetividad del otro: evitan escuchar, evitan el vínculo, evitan la duda. De este modo, el proceso clínico queda reducido a una secuencia cerrada: diagnóstico rápido, prescripción estandarizada, aplicación forzada, seguimiento mínimo.</text:span></text:p>
      <text:p text:style-name="P411"><text:span text:style-name="T1">El modelo de Diálogo Abierto, en cambio, propone una ruptura radical de esta secuencia. Su enfoque se basa en la creación de espacios de palabra compartida, donde las decisiones clínicas emergen del encuentro entre profesionales, persona usuaria y red significativa. Los resultados comparativos muestran que cuando este modelo es implementado correctamente, </text:span><text:span text:style-name="Strong_20_Emphasis"><text:span text:style-name="T1">la coerción se reduce prácticamente a cero</text:span></text:span><text:span text:style-name="T1">, se evita la medicalización masiva, y la recuperación se produce en tiempo más corto y con mayor estabilidad. Este modelo demuestra que el problema no es clínico, sino estructural: no es que las personas no puedan decidir, es que no se les permite decidir.</text:span></text:p>
      <text:p text:style-name="P411"><text:span text:style-name="T1">El testimonio directo de profesionales recogido en la encuesta de tesis confirma que </text:span><text:span text:style-name="Strong_20_Emphasis"><text:span text:style-name="T1">la revictimización institucional es frecuente, incluso en entornos donde se presume atención humanizada</text:span></text:span><text:span text:style-name="T1">. Las personas que ya han sido dañadas por el sistema —por diagnósticos erróneos, tratamientos no consentidos, internamientos forzados o negligencia asistencial— son más propensas a recibir nuevas intervenciones coercitivas precisamente porque su “historial” actúa como profecía </text:span><text:soft-page-break/><text:span text:style-name="T1">autorrealizada. Este bucle clínico, descrito en la literatura como “ciclo de invisibilización-vulnerabilidad-coerción”, convierte a las personas más heridas en las más propensas a seguir siendo violentadas por el sistema.</text:span></text:p>
      <text:p text:style-name="P411"><text:span text:style-name="T1">Los pósteres presentados ante la WPA demuestran que incluso en contextos de supuesta reforma, como unidades abiertas o servicios de intervención precoz, </text:span><text:span text:style-name="Strong_20_Emphasis"><text:span text:style-name="T1">la deliberación real es casi inexistente</text:span></text:span><text:span text:style-name="T1">, sustituida por formas burocráticas de simulación de consentimiento: formularios estandarizados, entrevistas breves y documentos firmados bajo presión. Esta falsa participación no sólo es éticamente inadmisible, sino clínicamente contraproducente: aumenta la desconfianza, impide el establecimiento de una alianza terapéutica genuina, y refuerza la resistencia a cualquier tipo de intervención, incluso aquellas que podrían ser voluntariamente aceptadas en otro marco relacional.</text:span></text:p>
      <text:p text:style-name="P411"><text:span text:style-name="T1">Desde el marco </text:span><text:span text:style-name="Emphasis"><text:span text:style-name="T1">WHO QualityRights</text:span></text:span><text:span text:style-name="T1">, esta ausencia de deliberación constituye una violación directa del principio de autonomía personal. No se puede hablar de tratamiento médico sin deliberación compartida. No se puede hablar de consentimiento sin información accesible, sin diálogo horizontal, y sin la posibilidad real de decir “no” sin consecuencias punitivas. En otras palabras, </text:span><text:span text:style-name="Strong_20_Emphasis"><text:span text:style-name="T1">no hay medicina sin ética, ni ética sin conversación.</text:span></text:span></text:p>
      <text:p text:style-name="P183">La educación clínica debe por tanto ser reorientada desde la base:</text:p>
      <text:list text:style-name="L498">
        <text:list-item>
          <text:p text:style-name="P150">Formación específica en comunicación horizontal y escucha activa.</text:p>
        </text:list-item>
        <text:list-item>
          <text:p text:style-name="P150">Análisis estructural de los efectos clínicos del trauma institucional.</text:p>
        </text:list-item>
        <text:list-item>
          <text:p text:style-name="P150">Incorporación de profesionales con experiencia propia en salud mental como docentes y evaluadores.</text:p>
        </text:list-item>
        <text:list-item>
          <text:p text:style-name="P150">Creación de protocolos éticos con revisión externa y participación significativa de las personas afectadas.</text:p>
        </text:list-item>
        <text:list-item>
          <text:p text:style-name="P150">Rediseño de los servicios para que el acto de preguntar, escuchar y respetar sea el núcleo del proceso asistencial.</text:p>
        </text:list-item>
      </text:list>
      <text:p text:style-name="P183">Esta transformación no es optativa. Es la única forma posible de reconstruir una clínica que no se base en el miedo, la desconfianza y la obediencia, sino en el vínculo, la justicia y la posibilidad real de bienestar. La deliberación clínica no es un lujo, es la médula de toda atención ética.</text:p>
      <text:p text:style-name="P411"><text:span text:style-name="Strong_20_Emphasis"><text:span text:style-name="T67">Iatrogenia estructural, error diagnóstico y sobrediagnóstico institucionalizado</text:span></text:span></text:p>
      <text:p text:style-name="P411"><text:span text:style-name="T1">Uno de los ejes centrales del análisis médico de los tratamientos coercitivos radica en reconocer cómo las decisiones clínicas se ven determinadas no por un proceso empírico riguroso y personalizado, sino por </text:span><text:span text:style-name="Strong_20_Emphasis"><text:span text:style-name="T1">estructuras institucionales que premian la intervención rápida, la estandarización del juicio clínico, y la perpetuación de diagnósticos psiquiátricos sin fundamento suficiente ni revisión independiente.</text:span></text:span><text:span text:style-name="T1"> En este marco, el error clínico deja de ser un accidente para convertirse en un elemento estructural de funcionamiento de los sistemas de salud mental: una forma de violencia sistémica con legitimación biomédica.</text:span></text:p>
      <text:p text:style-name="P411"><text:span text:style-name="T1">Los resultados obtenidos de la encuesta sobre </text:span><text:span text:style-name="Emphasis"><text:span text:style-name="T1">misdiagnosis</text:span></text:span><text:span text:style-name="T1">, integrada en el marco de esta tesis, demuestran que </text:span><text:span text:style-name="Strong_20_Emphasis"><text:span text:style-name="T1">más del 70% de los diagnósticos psiquiátricos considerados erróneos por las personas afectadas derivaron en trayectorias de cronificación y dependencia farmacológica forzada</text:span></text:span><text:span text:style-name="T1">. Las consecuencias médicas documentadas incluyen efectos secundarios severos no tratados (discinesias, síndrome metabólico, deterioro cognitivo), así como daños subjetivos de orden </text:span><text:soft-page-break/><text:span text:style-name="T1">existencial, social y afectivo. Estos diagnósticos iniciales, muchas veces emitidos bajo presión institucional o en entornos de urgencia sin evaluación integral, terminan funcionando como etiquetas clínicas imborrables, reforzadas por protocolos automáticos y prácticas asistenciales cerradas.</text:span></text:p>
      <text:p text:style-name="P411"><text:span text:style-name="T1">El fenómeno del </text:span><text:span text:style-name="Strong_20_Emphasis"><text:span text:style-name="T1">sobrediagnóstico estructural</text:span></text:span><text:span text:style-name="T1">, particularmente en casos de sufrimiento infantil, duelo, consumo agudo de sustancias, y estados de agotamiento psicosocial, emerge como una de las causas principales del daño médico documentado. En la revisión de los materiales presentados en la WPA, se observa cómo diagnósticos severos como esquizofrenia, trastorno bipolar o trastorno límite de la personalidad se asignan sin cumplir los criterios diferenciales mínimos, y sin explorar otras causas plausibles: problemas neurológicos, intolerancias alimentarias, infecciones de bajo grado, efectos de retirada, trauma reciente, o incluso fenómenos de estrés situacional reversible. Esta práctica reduce la complejidad clínica al encaje forzado dentro de categorías nosológicas que, lejos de aclarar el problema, </text:span><text:span text:style-name="Strong_20_Emphasis"><text:span text:style-name="T1">lo cosifican y lo cronifican.</text:span></text:span></text:p>
      <text:p text:style-name="P183">Desde la perspectiva médica, esta situación constituye un fallo grave en el principio de no maleficencia. Diagnosticar sin certeza suficiente, prescribir sin consentimiento, y mantener tratamientos prolongados sin reevaluación ni plan de retirada segura, equivale a causar daño desde una posición de poder estructural no cuestionada. La iatrogenia no es un efecto colateral, sino una consecuencia directa de la epistemología dominante, donde la clasificación rápida vale más que el proceso de acompañamiento, y donde los protocolos automáticos pesan más que la historia de vida de la persona.</text:p>
      <text:p text:style-name="P183">En este contexto, los datos de la encuesta de la tesis indican que muchos profesionales sanitarios actúan en un estado de disonancia ética, reconociendo privadamente la falta de fundamento de ciertos diagnósticos, o los efectos perjudiciales del tratamiento, pero sin herramientas, tiempo o respaldo institucional para modificar el curso asistencial. La cultura clínica imperante castiga la duda, promueve la obediencia y premia la acción rápida, aunque esta genere más daño que beneficio. Esta situación produce un modelo médico degradado, donde la práctica se convierte en repetición burocrática de procedimientos vaciados de sentido clínico.</text:p>
      <text:p text:style-name="P183">Frente a ello, el modelo de Diálogo Abierto y las experiencias comunitarias no coercitivas muestran la posibilidad real de revertir este patrón. En dichos contextos, se prioriza la escucha activa, el análisis conjunto de significados, la contención sin intervención forzada, y la construcción de hipótesis múltiples antes de decidir. El resultado es una drástica reducción del error diagnóstico, una mayor precisión clínica, y una significativa mejora en la alianza terapéutica. Las personas no son tratadas como diagnósticos, sino como seres humanos con trayectorias complejas, dolor, resistencia y posibilidad de recuperación.</text:p>
      <text:p text:style-name="P183">Los sistemas expertos éticos, mencionados en apartados anteriores, también pueden desempeñar un papel clave en la prevención del daño médico por sobrediagnóstico. Si son diseñados desde una lógica de alerta ética y de verificación contextual, pueden evitar que se repita una intervención dañina, o que un diagnóstico infundado se perpetúe como destino clínico. Sin embargo, si se entrenan sobre bases de datos contaminadas por decisiones coercitivas pasadas, estos sistemas sólo replicarán la violencia con mayor velocidad y legitimidad técnica.</text:p>
      <text:p text:style-name="P411"><text:span text:style-name="T1">El marco </text:span><text:span text:style-name="Emphasis"><text:span text:style-name="T1">WHO QualityRights</text:span></text:span><text:span text:style-name="T1"> y la Convención sobre los Derechos de las Personas con Discapacidad son claros al respecto: </text:span><text:span text:style-name="Strong_20_Emphasis"><text:span text:style-name="T1">el error diagnóstico con consecuencias coercitivas no puede ser considerado un fallo técnico sin más, sino una violación directa del derecho a la salud, a la </text:span></text:span><text:soft-page-break/><text:span text:style-name="Strong_20_Emphasis"><text:span text:style-name="T1">información, a la autonomía, y a la integridad física y mental.</text:span></text:span><text:span text:style-name="T1"> Cuando el error se institucionaliza, se convierte en una política clínica implícita que debe ser desmantelada desde su base.</text:span></text:p>
      <text:p text:style-name="P183">En síntesis, el análisis médico de los tratamientos coercitivos no puede desvincularse de la crítica epistemológica al acto diagnóstico, al automatismo farmacológico, y a la ausencia de revisión independiente y deliberativa de las decisiones clínicas. Donde no hay escucha, hay error. Donde no hay humildad médica, hay daño. Donde no hay revisión externa, hay impunidad clínica. Esta tesis propone revertir esa lógica desde un sistema abierto, verificable, contextual y centrado en la vida, no en la categoría.</text:p>
      <text:p text:style-name="P411"><text:span text:style-name="Strong_20_Emphasis"><text:span text:style-name="T67">Consentimiento informado como herramienta médica, ética y estructural: entre la ficción institucional y la práctica transformadora</text:span></text:span></text:p>
      <text:p text:style-name="P411"><text:span text:style-name="T1">En los modelos clínicos más avanzados y éticamente sólidos, el consentimiento informado no es una formalidad, ni un documento firmado, ni una etapa burocrática del acto médico. Es un </text:span><text:span text:style-name="Strong_20_Emphasis"><text:span text:style-name="T1">proceso estructural, continuo y dialogado</text:span></text:span><text:span text:style-name="T1">, en el que la persona adquiere la información necesaria, la contextualiza en su vida, y participa de manera activa en la decisión sobre qué intervención desea o no recibir. Lejos de ser un apéndice del acto terapéutico, el consentimiento informado constituye su corazón: sin él, no hay medicina, sino imposición; no hay cuidado, sino control; no hay clínica, sino procedimiento institucionalizado.</text:span></text:p>
      <text:p text:style-name="P411"><text:span text:style-name="T1">Los datos recogidos en esta tesis, a partir de encuestas a profesionales y revisión de casos, revelan que </text:span><text:span text:style-name="Strong_20_Emphasis"><text:span text:style-name="T1">la mayoría de los tratamientos psiquiátricos coercitivos se aplican sin consentimiento informado real.</text:span></text:span><text:span text:style-name="T1"> El consentimiento, cuando existe, es una ficción: una firma obtenida bajo presión, en condiciones de confusión o sedación, o en ausencia de información completa sobre los efectos adversos, las alternativas reales y los derechos de la persona. En muchos casos, se ha detectado que ni siquiera se entrega copia del consentimiento firmado, ni se explican las vías de apelación o modificación posterior del tratamiento.</text:span></text:p>
      <text:p text:style-name="P411"><text:span text:style-name="T1">Este patrón, descrito también en los materiales presentados ante la WPA y en el análisis de los resultados de la encuesta sobre diálogo abierto, </text:span><text:span text:style-name="Strong_20_Emphasis"><text:span text:style-name="T1">representa una falla estructural no sólo ética y legal, sino médica.</text:span></text:span><text:span text:style-name="T1"> Un tratamiento aplicado sin consentimiento informado pierde su valor clínico. No genera alianza terapéutica, no mejora los indicadores de salud percibida, no reduce el sufrimiento, y con frecuencia lo agrava. Peor aún: genera desconfianza permanente, retraumatización institucional y rechazo anticipado de futuras intervenciones que sí podrían ser beneficiosas. El acto médico pierde entonces su potencial transformador y se convierte en una forma tecnificada de imposición.</text:span></text:p>
      <text:p text:style-name="P411"><text:span text:style-name="T1">El consentimiento informado es además un </text:span><text:span text:style-name="Strong_20_Emphasis"><text:span text:style-name="T1">indicador médico de competencia institucional</text:span></text:span><text:span text:style-name="T1">. Su ausencia sistemática indica que la estructura clínica no está preparada para sostener una relación terapéutica horizontal. Requiere tiempo, habilidades comunicativas, acceso a información clara y contextualizada, y protocolos de verificación externa. También implica la posibilidad real de rechazar el tratamiento propuesto sin que ello conlleve represalias, etiquetado negativo o pérdida de acceso a otros servicios.</text:span></text:p>
      <text:p text:style-name="P411"><text:span text:style-name="T1">Desde un punto de vista médico, </text:span><text:span text:style-name="Strong_20_Emphasis"><text:span text:style-name="T1">el consentimiento informado es un acto terapéutico en sí mismo.</text:span></text:span><text:span text:style-name="T1"> Inicia la construcción del vínculo clínico, permite al profesional conocer los valores, temores y deseos de la persona, y orienta la intervención hacia el cuidado personalizado. Las personas que pueden expresar sus dudas, negociar su tratamiento y plantear alternativas generan menos crisis, responden mejor a los fármacos cuando los aceptan, y muestran mejores trayectorias de recuperación. No es un añadido: es parte del tratamiento.</text:span></text:p>
      <text:p text:style-name="P411"><text:soft-page-break/><text:span text:style-name="T1">El marco WHO </text:span><text:span text:style-name="Emphasis"><text:span text:style-name="T1">QualityRights</text:span></text:span><text:span text:style-name="T1"> señala con precisión que ningún tratamiento debe aplicarse sin consentimiento, y que </text:span><text:span text:style-name="Strong_20_Emphasis"><text:span text:style-name="T1">la falta de consentimiento no puede justificar por sí sola la intervención forzada.</text:span></text:span><text:span text:style-name="T1"> Esta lógica rompe con la noción clásica de “paciente incapaz”, abriendo paso a modelos de apoyo a la toma de decisiones, planificación anticipada de crisis, y sistemas de tutoría ética basados en relaciones de confianza, no en la sustitución de voluntad.</text:span></text:p>
      <text:p text:style-name="P411"><text:span text:style-name="T1">La encuesta nacional sobre decisión compartida confirma que </text:span><text:span text:style-name="Strong_20_Emphasis"><text:span text:style-name="T1">la mayoría de las personas afectadas desea participar activamente en su tratamiento,</text:span></text:span><text:span text:style-name="T1"> pero no encuentra los canales, el tiempo clínico ni el reconocimiento profesional necesario para hacerlo. Del mismo modo, una porción significativa de profesionales expresa deseo de realizar consentimientos informados más rigurosos y participativos, pero señala barreras institucionales como falta de personal, presión asistencial, miedo legal, o cultura organizacional jerárquica. Estas barreras no son técnicas, sino estructurales, y deben ser abordadas con reformas profundas de formación, legislación, gobernanza clínica y redistribución de poder en el campo sanitario.</text:span></text:p>
      <text:p text:style-name="P183">Desde la perspectiva médica, se requiere implementar herramientas prácticas como:</text:p>
      <text:list text:style-name="L499">
        <text:list-item>
          <text:p text:style-name="P151">Protocolos de consentimiento informado en lenguaje claro y accesible.</text:p>
        </text:list-item>
        <text:list-item>
          <text:p text:style-name="P151">Documentos audiovisuales explicativos sobre tratamientos y alternativas.</text:p>
        </text:list-item>
        <text:list-item>
          <text:p text:style-name="P151">Evaluación del consentimiento como indicador clínico y de calidad asistencial.</text:p>
        </text:list-item>
        <text:list-item>
          <text:p text:style-name="P151">Registros revisables de todas las decisiones clínicas tomadas sin consentimiento, con evaluación ética posterior obligatoria.</text:p>
        </text:list-item>
        <text:list-item>
          <text:p text:style-name="P151">Comités de apoyo a la toma de decisiones con participación de pares, defensores y profesionales de derechos humanos.</text:p>
        </text:list-item>
      </text:list>
      <text:p text:style-name="P411"><text:span text:style-name="T1">En última instancia, garantizar el consentimiento informado es garantizar </text:span><text:span text:style-name="Strong_20_Emphasis"><text:span text:style-name="T1">la legitimidad clínica del acto médico.</text:span></text:span><text:span text:style-name="T1"> Su ausencia no puede seguir siendo tolerada como excepción, ni como parte inherente a la práctica psiquiátrica. Debe ser reconocida como lo que es: una forma de violencia institucionalizada, con efectos clínicos, jurídicos y sociales graves, y con una alta carga de sufrimiento evitable.</text:span></text:p>
      <text:p text:style-name="P411"><text:span text:style-name="T1">Esta tesis sostiene que la abolición de la coerción médica no es una utopía inalcanzable, sino una </text:span><text:span text:style-name="Strong_20_Emphasis"><text:span text:style-name="T1">obligación médica, legal y ética urgente</text:span></text:span><text:span text:style-name="T1">, y que el consentimiento informado es el punto de partida material para dicha transformación. Donde hay palabra compartida, hay clínica; donde hay diálogo, hay salud; donde hay libertad, puede haber recuperación.</text:span></text:p>
      <text:p text:style-name="P411"><text:span text:style-name="Strong_20_Emphasis"><text:span text:style-name="T67">Consentimiento informado como herramienta médica, ética y estructural: entre la ficción institucional y la práctica transformadora</text:span></text:span></text:p>
      <text:p text:style-name="P411"><text:span text:style-name="T1">En los modelos clínicos más avanzados y éticamente sólidos, el consentimiento informado no es una formalidad, ni un documento firmado, ni una etapa burocrática del acto médico. Es un </text:span><text:span text:style-name="Strong_20_Emphasis"><text:span text:style-name="T1">proceso estructural, continuo y dialogado</text:span></text:span><text:span text:style-name="T1">, en el que la persona adquiere la información necesaria, la contextualiza en su vida, y participa de manera activa en la decisión sobre qué intervención desea o no recibir. Lejos de ser un apéndice del acto terapéutico, el consentimiento informado constituye su corazón: sin él, no hay medicina, sino imposición; no hay cuidado, sino control; no hay clínica, sino procedimiento institucionalizado.</text:span></text:p>
      <text:p text:style-name="P411"><text:soft-page-break/><text:span text:style-name="T1">Los datos recogidos en esta tesis, a partir de encuestas a profesionales y revisión de casos, revelan que </text:span><text:span text:style-name="Strong_20_Emphasis"><text:span text:style-name="T1">la mayoría de los tratamientos psiquiátricos coercitivos se aplican sin consentimiento informado real.</text:span></text:span><text:span text:style-name="T1"> El consentimiento, cuando existe, es una ficción: una firma obtenida bajo presión, en condiciones de confusión o sedación, o en ausencia de información completa sobre los efectos adversos, las alternativas reales y los derechos de la persona. En muchos casos, se ha detectado que ni siquiera se entrega copia del consentimiento firmado, ni se explican las vías de apelación o modificación posterior del tratamiento.</text:span></text:p>
      <text:p text:style-name="P411"><text:span text:style-name="T1">Este patrón, descrito también en los materiales presentados ante la WPA y en el análisis de los resultados de la encuesta sobre diálogo abierto, </text:span><text:span text:style-name="Strong_20_Emphasis"><text:span text:style-name="T1">representa una falla estructural no sólo ética y legal, sino médica.</text:span></text:span><text:span text:style-name="T1"> Un tratamiento aplicado sin consentimiento informado pierde su valor clínico. No genera alianza terapéutica, no mejora los indicadores de salud percibida, no reduce el sufrimiento, y con frecuencia lo agrava. Peor aún: genera desconfianza permanente, retraumatización institucional y rechazo anticipado de futuras intervenciones que sí podrían ser beneficiosas. El acto médico pierde entonces su potencial transformador y se convierte en una forma tecnificada de imposición.</text:span></text:p>
      <text:p text:style-name="P411"><text:span text:style-name="T1">El consentimiento informado es además un </text:span><text:span text:style-name="Strong_20_Emphasis"><text:span text:style-name="T1">indicador médico de competencia institucional</text:span></text:span><text:span text:style-name="T1">. Su ausencia sistemática indica que la estructura clínica no está preparada para sostener una relación terapéutica horizontal. Requiere tiempo, habilidades comunicativas, acceso a información clara y contextualizada, y protocolos de verificación externa. También implica la posibilidad real de rechazar el tratamiento propuesto sin que ello conlleve represalias, etiquetado negativo o pérdida de acceso a otros servicios.</text:span></text:p>
      <text:p text:style-name="P411"><text:span text:style-name="T1">Desde un punto de vista médico, </text:span><text:span text:style-name="Strong_20_Emphasis"><text:span text:style-name="T1">el consentimiento informado es un acto terapéutico en sí mismo.</text:span></text:span><text:span text:style-name="T1"> Inicia la construcción del vínculo clínico, permite al profesional conocer los valores, temores y deseos de la persona, y orienta la intervención hacia el cuidado personalizado. Las personas que pueden expresar sus dudas, negociar su tratamiento y plantear alternativas generan menos crisis, responden mejor a los fármacos cuando los aceptan, y muestran mejores trayectorias de recuperación. No es un añadido: es parte del tratamiento.</text:span></text:p>
      <text:p text:style-name="P411"><text:span text:style-name="T1">El marco WHO </text:span><text:span text:style-name="Emphasis"><text:span text:style-name="T1">QualityRights</text:span></text:span><text:span text:style-name="T1"> señala con precisión que ningún tratamiento debe aplicarse sin consentimiento, y que </text:span><text:span text:style-name="Strong_20_Emphasis"><text:span text:style-name="T1">la falta de consentimiento no puede justificar por sí sola la intervención forzada.</text:span></text:span><text:span text:style-name="T1"> Esta lógica rompe con la noción clásica de “paciente incapaz”, abriendo paso a modelos de apoyo a la toma de decisiones, planificación anticipada de crisis, y sistemas de tutoría ética basados en relaciones de confianza, no en la sustitución de voluntad.</text:span></text:p>
      <text:p text:style-name="P411"><text:span text:style-name="T1">La encuesta nacional sobre decisión compartida confirma que </text:span><text:span text:style-name="Strong_20_Emphasis"><text:span text:style-name="T1">la mayoría de las personas afectadas desea participar activamente en su tratamiento,</text:span></text:span><text:span text:style-name="T1"> pero no encuentra los canales, el tiempo clínico ni el reconocimiento profesional necesario para hacerlo. Del mismo modo, una porción significativa de profesionales expresa deseo de realizar consentimientos informados más rigurosos y participativos, pero señala barreras institucionales como falta de personal, presión asistencial, miedo legal, o cultura organizacional jerárquica. Estas barreras no son técnicas, sino estructurales, y deben ser abordadas con reformas profundas de formación, legislación, gobernanza clínica y redistribución de poder en el campo sanitario.</text:span></text:p>
      <text:p text:style-name="P183">Desde la perspectiva médica, se requiere implementar herramientas prácticas como:</text:p>
      <text:list text:style-name="L500">
        <text:list-item>
          <text:p text:style-name="P152">Protocolos de consentimiento informado en lenguaje claro y accesible.</text:p>
        </text:list-item>
        <text:list-item>
          <text:p text:style-name="P152">Documentos audiovisuales explicativos sobre tratamientos y alternativas.</text:p>
        </text:list-item>
        <text:list-item>
          <text:p text:style-name="P152"><text:soft-page-break/>Evaluación del consentimiento como indicador clínico y de calidad asistencial.</text:p>
        </text:list-item>
        <text:list-item>
          <text:p text:style-name="P152">Registros revisables de todas las decisiones clínicas tomadas sin consentimiento, con evaluación ética posterior obligatoria.</text:p>
        </text:list-item>
        <text:list-item>
          <text:p text:style-name="P152">Comités de apoyo a la toma de decisiones con participación de pares, defensores y profesionales de derechos humanos.</text:p>
        </text:list-item>
      </text:list>
      <text:p text:style-name="P411"><text:span text:style-name="T1">En última instancia, garantizar el consentimiento informado es garantizar </text:span><text:span text:style-name="Strong_20_Emphasis"><text:span text:style-name="T1">la legitimidad clínica del acto médico.</text:span></text:span><text:span text:style-name="T1"> Su ausencia no puede seguir siendo tolerada como excepción, ni como parte inherente a la práctica psiquiátrica. Debe ser reconocida como lo que es: una forma de violencia institucionalizada, con efectos clínicos, jurídicos y sociales graves, y con una alta carga de sufrimiento evitable.</text:span></text:p>
      <text:p text:style-name="P411"><text:span text:style-name="T1">Esta tesis sostiene que la abolición de la coerción médica no es una utopía inalcanzable, sino una </text:span><text:span text:style-name="Strong_20_Emphasis"><text:span text:style-name="T1">obligación médica, legal y ética urgente</text:span></text:span><text:span text:style-name="T1">, y que el consentimiento informado es el punto de partida material para dicha transformación. Donde hay palabra compartida, hay clínica; donde hay diálogo, hay salud; donde hay libertad, puede haber recuperación.</text:span></text:p>
      <text:p text:style-name="P411"><text:span text:style-name="Strong_20_Emphasis"><text:span text:style-name="T67">Recapacitación profesional, ética digital y acción educativa global: la transformación estructural desde EU BEACON</text:span></text:span></text:p>
      <text:p text:style-name="P411"><text:span text:style-name="T1">Los datos analizados a lo largo de esta sección permiten afirmar que la coerción en salud mental no es una anomalía corregible mediante reformas internas menores, sino </text:span><text:span text:style-name="Strong_20_Emphasis"><text:span text:style-name="T1">una manifestación estructural de una cultura médica obsoleta, tecnocrática y desvinculada de la justicia social.</text:span></text:span><text:span text:style-name="T1"> El tratamiento coercitivo, en cualquiera de sus formas, no sólo produce daño médico, sino que deslegitima el sistema sanitario ante las personas más vulneradas, cronifica el sufrimiento y reproduce círculos de exclusión. Su erradicación no será posible sin una transformación radical y multiescalar del modelo clínico, formativo, institucional y digital.</text:span></text:p>
      <text:p text:style-name="P411"><text:span text:style-name="T1">Es en este marco donde se posiciona la acción </text:span><text:span text:style-name="Strong_20_Emphasis"><text:span text:style-name="T1">EU BEACON One Health Education and Technology</text:span></text:span><text:span text:style-name="T1">, que articula una propuesta educativa, ética y tecnológica a nivel transnacional, con el objetivo de erradicar prácticas coercitivas y sustituirlas por un ecosistema de cuidado horizontal, deliberativo y restaurativo. La acción opera a través de la formación continua, la cooperación digital, la producción de saberes abiertos y la interconexión entre países, regiones, profesionales y personas afectadas. No es una iniciativa unilateral, sino una red multilateral de transformación estructural, con base en la ciencia, los derechos humanos y el conocimiento situado.</text:span></text:p>
      <text:p text:style-name="P411"><text:span text:style-name="T1">El primer eje de esta transformación es </text:span><text:span text:style-name="Strong_20_Emphasis"><text:span text:style-name="T1">la recapacitación profesional, tanto en el ámbito público como privado.</text:span></text:span><text:span text:style-name="T1"> Miles de profesionales han sido formados en un paradigma asistencial centrado en el control, la obediencia y la estandarización. Muchos reproducen prácticas violentas no por maldad, sino por falta de alternativas operativas, inseguridad jurídica o presión institucional. EU BEACON propone un modelo de recapacitación continua, transversal y acreditada, en el que se incorporan:</text:span></text:p>
      <text:list text:style-name="L501">
        <text:list-item>
          <text:p text:style-name="P153">Métodos de intervención no coercitiva validados científicamente.</text:p>
        </text:list-item>
        <text:list-item>
          <text:p text:style-name="P153">Entrenamiento en comunicación deliberativa y apoyo a la toma de decisiones.</text:p>
        </text:list-item>
        <text:list-item>
          <text:p text:style-name="P153">Historia crítica de la psiquiatría y análisis del trauma institucional.</text:p>
        </text:list-item>
        <text:list-item>
          <text:p text:style-name="P153">Perspectivas bioculturales, relacionales, y de justicia estructural.</text:p>
        </text:list-item>
        <text:list-item>
          <text:p text:style-name="P153">Evaluación externa de competencias éticas y no sólo técnicas.</text:p>
        </text:list-item>
      </text:list>
      <text:p text:style-name="P411"><text:soft-page-break/><text:span text:style-name="T1">Este modelo se implementa a través de </text:span><text:span text:style-name="Strong_20_Emphasis"><text:span text:style-name="T1">plataformas digitales abiertas, seminarios interdisciplinares, materiales multilingües, y redes de aprendizaje entre iguales</text:span></text:span><text:span text:style-name="T1">, conectando a profesionales de distintas culturas y niveles de experiencia. El objetivo no es sancionar, sino transformar. No se trata de exportar un modelo europeo, sino de </text:span><text:span text:style-name="Strong_20_Emphasis"><text:span text:style-name="T1">construir un lenguaje ético común para erradicar el daño normalizado</text:span></text:span><text:span text:style-name="T1">, desde Indonesia hasta Suecia, desde España hasta Kenia.</text:span></text:p>
      <text:p text:style-name="P411"><text:span text:style-name="T1">El segundo eje es </text:span><text:span text:style-name="Strong_20_Emphasis"><text:span text:style-name="T1">la integración tecnológica al servicio de la ética clínica.</text:span></text:span><text:span text:style-name="T1"> EU BEACON trabaja en el desarrollo de sistemas expertos, algoritmos de alerta ética y plataformas de documentación distribuida para supervisar en tiempo real decisiones clínicas potencialmente coercitivas. Estas tecnologías no se basan en vigilancia ni sustitución de la persona, sino en:</text:span></text:p>
      <text:list text:style-name="L502">
        <text:list-item>
          <text:p text:style-name="P154">Detección precoz de prácticas de riesgo estructural.</text:p>
        </text:list-item>
        <text:list-item>
          <text:p text:style-name="P154">Evaluación continua de impacto clínico, legal y subjetivo de las decisiones.</text:p>
        </text:list-item>
        <text:list-item>
          <text:p text:style-name="P154">Verificación epistémica externa de la legitimidad clínica de intervenciones.</text:p>
        </text:list-item>
        <text:list-item>
          <text:p text:style-name="P154">Revisión colaborativa de trayectorias asistenciales.</text:p>
        </text:list-item>
        <text:list-item>
          <text:p text:style-name="P154">Herramientas para la trazabilidad ética de los actos médicos.</text:p>
        </text:list-item>
      </text:list>
      <text:p text:style-name="P411"><text:span text:style-name="T1">Estas tecnologías se desarrollan en código abierto, con auditoría participativa y posibilidad de adaptación local. Su fin es garantizar que </text:span><text:span text:style-name="Strong_20_Emphasis"><text:span text:style-name="T1">ninguna intervención se realice sin contexto, sin memoria y sin responsabilidad.</text:span></text:span><text:span text:style-name="T1"> Donde hay datos contextualizados, puede haber reparación. Donde hay trazabilidad, puede haber justicia.</text:span></text:p>
      <text:p text:style-name="P411"><text:span text:style-name="T1">El tercer eje es </text:span><text:span text:style-name="Strong_20_Emphasis"><text:span text:style-name="T1">la acción educativa global en salud mental y derechos humanos.</text:span></text:span><text:span text:style-name="T1"> EU BEACON impulsa microcredenciales, ciclos formativos, talleres y programas universitarios orientados a estudiantes, profesionales, personas usuarias, familiares y decisores políticos. Este eje reconoce que el cambio clínico es inseparable del cambio cultural, y que para erradicar la coerción es necesario desmantelar la narrativa que la legitima. La educación en salud, cuando se basa en el respeto, el pensamiento crítico y la experiencia vivida, se convierte en una vacuna ética contra la violencia institucional.</text:span></text:p>
      <text:p text:style-name="P411"><text:span text:style-name="T1">Además, EU BEACON impulsa la creación de </text:span><text:span text:style-name="Strong_20_Emphasis"><text:span text:style-name="T1">observatorios transnacionales de prácticas clínicas</text:span></text:span><text:span text:style-name="T1">, que recopilan testimonios, datos de impacto, informes de violaciones, y propuestas de buenas prácticas. Estos observatorios, coordinados por universidades, asociaciones de personas usuarias y redes profesionales, </text:span><text:span text:style-name="Strong_20_Emphasis"><text:span text:style-name="T1">actúan como núcleos de documentación, resistencia y propuesta</text:span></text:span><text:span text:style-name="T1">, conectando territorios y generando presión para la reforma legal, la fiscalización pública y la transformación curricular.</text:span></text:p>
      <text:p text:style-name="P411"><text:span text:style-name="T1">La acción también trabaja en </text:span><text:span text:style-name="Strong_20_Emphasis"><text:span text:style-name="T1">alianza con organismos multilaterales</text:span></text:span><text:span text:style-name="T1">, comités éticos nacionales, redes de universidades Aurora, el proyecto WHO QualityRights y plataformas internacionales por la salud pública. Su capacidad de influencia se basa en su legitimidad científica, su horizontalidad operativa y su compromiso irrenunciable con la erradicación del daño estructural.</text:span></text:p>
      <text:p text:style-name="P411"><text:span text:style-name="T1">Este modelo no es experimental, es necesario. No es un lujo académico, es una urgencia clínica. No es una utopía, es una construcción posible. La transformación no empieza en un decreto, sino en una conversación, una escucha, una decisión. Cada curso impartido, cada algoritmo verificado, cada profesional recapacitado, cada persona empoderada es un acto de reparación. </text:span><text:span text:style-name="Strong_20_Emphasis"><text:span text:style-name="T1">Donde antes hubo coerción, puede haber salud. Donde antes hubo silencio, puede haber voz. Donde antes hubo castigo, puede haber cuidado.</text:span></text:span></text:p>
      <text:p text:style-name="P183"><text:soft-page-break/>Esta tesis se inscribe como base científica, ética y operativa para esa transición global. Lo que sigue ya no depende solo de evidencias, sino de decisiones. EU BEACON es el marco. La clínica transformada, el horizonte.</text:p>
      <text:h text:style-name="P14" text:outline-level="3"><text:span text:style-name="Strong_20_Emphasis"><text:span text:style-name="T67">Ejemplos legislativos comparados: reformas normativas para la abolición de la coerción en salud mental</text:span></text:span></text:h>
      <text:p text:style-name="P411"><text:span text:style-name="T1">La erradicación de la coerción médica requiere no solo transformaciones clínicas, educativas y tecnológicas, sino </text:span><text:span text:style-name="Strong_20_Emphasis"><text:span text:style-name="T1">cambios legislativos firmes, explícitos y verificables</text:span></text:span><text:span text:style-name="T1">, que deslegitimen jurídicamente las prácticas de internamiento involuntario, medicación forzada, y contención física o química no consentida. Si bien la normativa internacional —particularmente la Convención sobre los Derechos de las Personas con Discapacidad de Naciones Unidas— establece el marco general de derechos, su aplicación concreta en los ordenamientos nacionales varía ampliamente, dando lugar a escenarios de avanzada transformación en algunos casos, y de regresión autoritaria en otros.</text:span></text:p>
      <text:p text:style-name="P411"><text:span text:style-name="T1">Uno de los ejemplos más relevantes es el de </text:span><text:span text:style-name="Strong_20_Emphasis"><text:span text:style-name="T1">Italia</text:span></text:span><text:span text:style-name="T1">, con la Ley 180 (Basaglia, 1978), que supuso la abolición formal de los manicomios como dispositivo central del sistema psiquiátrico. Aunque no eliminó la coerción en su totalidad, sentó las bases para una reorganización comunitaria de la atención, limitó los internamientos forzosos a un mínimo legalmente controlado, y generó un movimiento social, clínico y político que transformó la cultura asistencial. Su implementación efectiva ha sido desigual según región, pero sigue siendo un referente histórico de que </text:span><text:span text:style-name="Strong_20_Emphasis"><text:span text:style-name="T1">es posible desmontar una lógica totalizante y construir otra, centrada en derechos y dignidad.</text:span></text:span></text:p>
      <text:p text:style-name="P411"><text:span text:style-name="T1">Más recientemente, </text:span><text:span text:style-name="Strong_20_Emphasis"><text:span text:style-name="T1">Noruega y Finlandia</text:span></text:span><text:span text:style-name="T1"> han implementado reformas normativas inspiradas en el modelo de </text:span><text:span text:style-name="Emphasis"><text:span text:style-name="T1">Diálogo Abierto</text:span></text:span><text:span text:style-name="T1"> y en las evaluaciones de Naciones Unidas. En el caso finlandés, las reformas en curso han establecido un marco de atención orientado a la intervención temprana no medicalizante, la participación directa de la red afectiva de la persona, y la revisión externa de toda intervención involuntaria. Noruega, por su parte, ha puesto en marcha un sistema de autorización judicial y auditoría externa obligatoria en cada caso de uso de coerción, junto con una política activa de reducción hacia cero. Estas reformas se acompañan de inversión en formación de personal, supervisión clínica basada en derechos, y evaluación continua por parte de personas con experiencia vivida.</text:span></text:p>
      <text:p text:style-name="P411"><text:span text:style-name="T1">En </text:span><text:span text:style-name="Strong_20_Emphasis"><text:span text:style-name="T1">India</text:span></text:span><text:span text:style-name="T1">, la </text:span><text:span text:style-name="Emphasis"><text:span text:style-name="T1">Mental Healthcare Act</text:span></text:span><text:span text:style-name="T1"> de 2017 establece como derecho fundamental el consentimiento informado y reconoce legalmente </text:span><text:span text:style-name="Strong_20_Emphasis"><text:span text:style-name="T1">los planes anticipados de tratamiento</text:span></text:span><text:span text:style-name="T1">, instrumento que permite a la persona decidir con antelación qué tipo de atención desea o no recibir en caso de crisis. Aunque su aplicación enfrenta desafíos estructurales, representa un avance normativo crucial: el paso de un modelo de sustitución de capacidad jurídica a uno de apoyo a la toma de decisiones.</text:span></text:p>
      <text:p text:style-name="P411"><text:span text:style-name="T1">En el ámbito iberoamericano, </text:span><text:span text:style-name="Strong_20_Emphasis"><text:span text:style-name="T1">Chile y Colombia</text:span></text:span><text:span text:style-name="T1"> han producido marcos regulatorios que incluyen el derecho a vivir en la comunidad, la atención libre de coerción, y la creación de defensorías de salud mental. En </text:span><text:span text:style-name="Strong_20_Emphasis"><text:span text:style-name="T1">Argentina</text:span></text:span><text:span text:style-name="T1">, la Ley Nacional de Salud Mental (26.657) prohíbe explícitamente el internamiento por diagnóstico, establece la primacía del tratamiento ambulatorio, y exige la revisión judicial de todo internamiento en menos de 72 horas. Sin embargo, como señalan múltiples informes, el problema no es tanto la letra de la ley como su implementación efectiva: los dispositivos coercitivos siguen funcionando por inercia, connivencia institucional o falta de recursos.</text:span></text:p>
      <text:p text:style-name="P411"><text:soft-page-break/><text:span text:style-name="T1">El caso español, foco principal de esta tesis, refleja un escenario normativo particularmente contradictorio. Aunque la Constitución garantiza el derecho a la libertad, a la integridad física y moral, y al consentimiento informado, el sistema jurídico permite aún </text:span><text:span text:style-name="Strong_20_Emphasis"><text:span text:style-name="T1">el internamiento involuntario por vía judicial sin necesidad de evaluación médica externa independiente</text:span></text:span><text:span text:style-name="T1">, y autoriza tratamientos sin consentimiento bajo criterios difusos como “riesgo para sí o para terceros”. No existe aún una ley estatal de salud mental con garantías específicas, ni protocolos vinculantes de erradicación de la coerción. La supervisión judicial es meramente formal, y la capacidad de defensa efectiva de la persona afectada está gravemente limitada por barreras procesales, discriminación estructural y escasa cultura de revisión ética. En la práctica, el sistema clínico opera al margen del principio de legalidad, amparado en el silencio administrativo y en la deslegitimación estructural de la palabra de la persona usuaria.</text:span></text:p>
      <text:p text:style-name="P411"><text:span text:style-name="T1">Este panorama normativo confirma que </text:span><text:span text:style-name="Strong_20_Emphasis"><text:span text:style-name="T1">las reformas legislativas son necesarias pero no suficientes.</text:span></text:span><text:span text:style-name="T1"> Es indispensable que la legislación reconozca explícitamente que la coerción no es atención médica, que establezca </text:span><text:span text:style-name="Strong_20_Emphasis"><text:span text:style-name="T1">mecanismos de verificación externa, sanción y reparación</text:span></text:span><text:span text:style-name="T1">, y que garantice recursos formativos, comunitarios y tecnológicos para que los profesionales puedan actuar sin recurrir a la fuerza. El marco </text:span><text:span text:style-name="Emphasis"><text:span text:style-name="T1">EU BEACON One Health Education and Technology</text:span></text:span><text:span text:style-name="T1"> propone una </text:span><text:span text:style-name="Strong_20_Emphasis"><text:span text:style-name="T1">estrategia multinivel de armonización normativa, formación, auditoría e implementación</text:span></text:span><text:span text:style-name="T1">, en coordinación con sistemas judiciales, académicos, clínicos y comunitarios.</text:span></text:p>
      <text:p text:style-name="P183">Los sistemas jurídicos deben garantizar:</text:p>
      <text:list text:style-name="L503">
        <text:list-item>
          <text:p text:style-name="P155">Que ninguna intervención se realice sin consentimiento informado verificable.</text:p>
        </text:list-item>
        <text:list-item>
          <text:p text:style-name="P155">Que el rechazo de tratamiento no implique pérdida de derechos ni acceso a servicios.</text:p>
        </text:list-item>
        <text:list-item>
          <text:p text:style-name="P155">Que las decisiones clínicas se sometan a revisión externa, interdisciplinar y con participación significativa.</text:p>
        </text:list-item>
        <text:list-item>
          <text:p text:style-name="P155">Que toda persona tenga acceso a defensoría gratuita, apoyo técnico independiente y reparación en caso de daño.</text:p>
        </text:list-item>
        <text:list-item>
          <text:p text:style-name="P155">Que se establezcan estándares éticos compartidos a nivel europeo e internacional para la evaluación de la coerción, su reducción progresiva y su eliminación final.</text:p>
        </text:list-item>
      </text:list>
      <text:p text:style-name="P411"><text:span text:style-name="T1">Estos estándares no pueden depender de la voluntad local. Deben ser exigibles por tratados, supervisables por comités externos, y construidos desde una alianza entre ciencia, justicia y experiencia vivida. En este contexto, </text:span><text:span text:style-name="Strong_20_Emphasis"><text:span text:style-name="T1">la ley debe ser no solo norma, sino escudo. No solo límite, sino promesa. No solo texto, sino reparación.</text:span></text:span></text:p>
      <text:h text:style-name="P14" text:outline-level="3"><text:span text:style-name="Strong_20_Emphasis"><text:span text:style-name="T67">Gobernanza digital de datos clínicos, control distribuido e integración tecnológica en la prevención de la coerción</text:span></text:span></text:h>
      <text:p text:style-name="P411"><text:span text:style-name="T1">La transición hacia sistemas de salud mental no coercitivos exige no sólo una transformación ética y legal, sino también </text:span><text:span text:style-name="Strong_20_Emphasis"><text:span text:style-name="T1">una reestructuración profunda de la infraestructura digital, del acceso a los datos clínicos y de la arquitectura de control y seguimiento asistencial</text:span></text:span><text:span text:style-name="T1">. La tecnología no es neutra. En manos de un sistema coercitivo, perpetúa y refuerza el daño; en un ecosistema de derechos, participación y apoyo, puede convertirse en </text:span><text:span text:style-name="Strong_20_Emphasis"><text:span text:style-name="T1">una herramienta de prevención, protección y verificación estructural del trato clínico</text:span></text:span><text:span text:style-name="T1">.</text:span></text:p>
      <text:p text:style-name="P411"><text:span text:style-name="T1">El primer problema detectado en la mayoría de sistemas sanitarios actuales es </text:span><text:span text:style-name="Strong_20_Emphasis"><text:span text:style-name="T1">la opacidad estructural de los datos médicos.</text:span></text:span><text:span text:style-name="T1"> En los contextos analizados, los registros clínicos son muchas </text:span><text:soft-page-break/><text:span text:style-name="T1">veces incompletos, inaccesibles para la persona afectada, modificables sin trazabilidad y utilizados como mecanismos de control más que como herramientas de cuidado. En muchos casos, las personas no pueden acceder a su historia clínica en tiempo real, desconocen qué profesionales han introducido qué información, y no pueden corregir errores, añadir su propia narrativa, ni oponerse al uso de su información con fines que no han consentido.</text:span></text:p>
      <text:p text:style-name="P183">Por ello, una reforma estructural exige:</text:p>
      <text:list text:style-name="L504">
        <text:list-item>
          <text:p text:style-name="P355"><text:span text:style-name="Strong_20_Emphasis"><text:span text:style-name="T1">Sistemas de historia clínica compartida con acceso dual</text:span></text:span><text:span text:style-name="T1">, donde la persona usuaria pueda leer, comentar y solicitar corrección de todo lo registrado, incluyendo adendas personales y alertas éticas.</text:span></text:p>
        </text:list-item>
        <text:list-item>
          <text:p text:style-name="P355"><text:span text:style-name="Strong_20_Emphasis"><text:span text:style-name="T1">Verificación de trazabilidad médica</text:span></text:span><text:span text:style-name="T1">, con log de acceso y modificación, con firmas digitales y control descentralizado por nodos supervisores independientes.</text:span></text:p>
        </text:list-item>
        <text:list-item>
          <text:p text:style-name="P355"><text:span text:style-name="Strong_20_Emphasis"><text:span text:style-name="T1">Protocolo de consentimiento granular</text:span></text:span><text:span text:style-name="T1">, donde la persona decida no solo si acepta o no una intervención, sino también el uso futuro de sus datos (para formación, auditoría, investigación, transferencia interinstitucional, etc.).</text:span></text:p>
        </text:list-item>
        <text:list-item>
          <text:p text:style-name="P355"><text:span text:style-name="Strong_20_Emphasis"><text:span text:style-name="T1">Derecho a una narrativa clínica propia</text:span></text:span><text:span text:style-name="T1">, recogida mediante plataformas digitales inclusivas, donde la voz de la persona acompañe todo juicio clínico para evitar distorsiones, simplificaciones o manipulaciones institucionales.</text:span></text:p>
        </text:list-item>
      </text:list>
      <text:p text:style-name="P411"><text:span text:style-name="T1">En cuanto al uso de </text:span><text:span text:style-name="Strong_20_Emphasis"><text:span text:style-name="T1">tecnología aplicada —wearables, dispositivos de seguimiento, registros de sueño, movimiento o variabilidad cardíaca—</text:span></text:span><text:span text:style-name="T1">, debe quedar bajo control de la persona en todo momento. EU BEACON propone un modelo en el que dichos dispositivos </text:span><text:span text:style-name="Strong_20_Emphasis"><text:span text:style-name="T1">no sean propiedad ni control del sistema sanitario o de aseguradoras</text:span></text:span><text:span text:style-name="T1">, sino herramientas personales opcionales, diseñadas para reforzar el autocuidado, anticipar crisis sin intervención forzada, y mejorar la comunicación con el equipo clínico. Su implementación debe cumplir con los siguientes principios:</text:span></text:p>
      <text:list text:style-name="L505">
        <text:list-item>
          <text:p text:style-name="P156">Transparencia total sobre qué se mide, con qué frecuencia, y con qué finalidad.</text:p>
        </text:list-item>
        <text:list-item>
          <text:p text:style-name="P156">Acceso exclusivo y primario de la persona a sus datos, con opción de compartirlos sólo bajo consentimiento informado activo.</text:p>
        </text:list-item>
        <text:list-item>
          <text:p text:style-name="P156">Exclusión explícita de toda recolección pasiva o no consentida de información biométrica en entornos hospitalarios o institucionales.</text:p>
        </text:list-item>
        <text:list-item>
          <text:p text:style-name="P356"><text:span text:style-name="T1">Interoperabilidad con plataformas de decisión compartida, donde los datos registrados sirvan para </text:span><text:span text:style-name="Strong_20_Emphasis"><text:span text:style-name="T1">informar decisiones clínicas desde la autonomía</text:span></text:span><text:span text:style-name="T1">, no para justificar coerción.</text:span></text:p>
        </text:list-item>
      </text:list>
      <text:p text:style-name="P411"><text:span text:style-name="T1">En términos de registros, EU BEACON impulsa el desarrollo de </text:span><text:span text:style-name="Strong_20_Emphasis"><text:span text:style-name="T1">sistemas expertos abiertos</text:span></text:span><text:span text:style-name="T1"> para documentación distribuida de casos, con verificación epistémica y trazabilidad ética. Estas plataformas permitirán:</text:span></text:p>
      <text:list text:style-name="L506">
        <text:list-item>
          <text:p text:style-name="P157">Analizar la coherencia clínica de una intervención en relación con estándares de derechos humanos.</text:p>
        </text:list-item>
        <text:list-item>
          <text:p text:style-name="P157">Evaluar la necesidad, proporcionalidad y eficacia de una medida propuesta.</text:p>
        </text:list-item>
        <text:list-item>
          <text:p text:style-name="P157">Alertar cuando se detecten patrones de coerción acumulada (varios internamientos, cambios forzosos de medicación, múltiples profesionales sin consenso, etc.).</text:p>
        </text:list-item>
        <text:list-item>
          <text:p text:style-name="P157"><text:soft-page-break/>Facilitar la supervisión por parte de comités éticos mixtos con participación de personas afectadas y expertos independientes.</text:p>
        </text:list-item>
      </text:list>
      <text:p text:style-name="P411"><text:span text:style-name="T1">La infraestructura propuesta se basa en </text:span><text:span text:style-name="Strong_20_Emphasis"><text:span text:style-name="T1">tecnología blockchain y sistemas federados de gobernanza</text:span></text:span><text:span text:style-name="T1">, donde las decisiones clínicas de alto impacto (internamiento, diagnóstico grave, modificación de medicación no consentida) deben activarse con clave múltiple, es decir, con consenso de al menos tres nodos independientes (profesional, defensor o defensora de la persona usuaria, y sistema ético externo). Este modelo se conoce como </text:span><text:span text:style-name="Strong_20_Emphasis"><text:span text:style-name="T1">control distribuido de alta legitimidad clínica</text:span></text:span><text:span text:style-name="T1">.</text:span></text:p>
      <text:p text:style-name="P411"><text:span text:style-name="T1">Por último, se requiere una </text:span><text:span text:style-name="Strong_20_Emphasis"><text:span text:style-name="T1">reforma legislativa y reglamentaria clara</text:span></text:span><text:span text:style-name="T1"> que reconozca:</text:span></text:p>
      <text:list text:style-name="L507">
        <text:list-item>
          <text:p text:style-name="P158">El derecho a la soberanía total sobre los datos clínicos.</text:p>
        </text:list-item>
        <text:list-item>
          <text:p text:style-name="P158">La prohibición del uso de datos para imponer coerción sin revisión externa.</text:p>
        </text:list-item>
        <text:list-item>
          <text:p text:style-name="P158">La obligatoriedad de incluir registros de consentimiento en tiempo real, con posibilidad de revocación inmediata.</text:p>
        </text:list-item>
        <text:list-item>
          <text:p text:style-name="P158">La responsabilidad penal y administrativa en casos de uso indebido, modificación no autorizada o ocultamiento de información clínica.</text:p>
        </text:list-item>
      </text:list>
      <text:p text:style-name="P411"><text:span text:style-name="T1">El objetivo no es crear un nuevo sistema de vigilancia, sino </text:span><text:span text:style-name="Strong_20_Emphasis"><text:span text:style-name="T1">una arquitectura digital de protección, transparencia y agencia médica autónoma.</text:span></text:span><text:span text:style-name="T1"> Allí donde antes se ocultó la violencia bajo informes clínicos cerrados, ahora debe haber </text:span><text:span text:style-name="Strong_20_Emphasis"><text:span text:style-name="T1">registro transparente, voz compartida y trazabilidad ética.</text:span></text:span><text:span text:style-name="T1"> La salud, como práctica colectiva y relacional, sólo puede prosperar en un entorno donde </text:span><text:span text:style-name="Strong_20_Emphasis"><text:span text:style-name="T1">la persona no es objeto de intervención, sino sujeto pleno de derechos, información y decisión.</text:span></text:span></text:p>
      <text:h text:style-name="P14" text:outline-level="3"><text:span text:style-name="Strong_20_Emphasis"><text:span text:style-name="T67">Ejemplos internacionales de buenas prácticas: gobernanza digital, control clínico ético y políticas sociales no coercitivas</text:span></text:span></text:h>
      <text:p text:style-name="P411"><text:span text:style-name="T1">En el proceso de transformación estructural hacia sistemas de salud mental libres de coerción, </text:span><text:span text:style-name="Strong_20_Emphasis"><text:span text:style-name="T1">algunos países han desarrollado mecanismos concretos que permiten avanzar en la protección digital, la agencia clínica y la articulación de derechos sociales como parte de la salud integral</text:span></text:span><text:span text:style-name="T1">. Estos ejemplos no son modelos cerrados, pero ofrecen prácticas transferibles y aprendizajes clave, especialmente en lo que respecta a la trazabilidad ética, el control distribuido de decisiones clínicas, y el reemplazo de dispositivos de exclusión por </text:span><text:span text:style-name="Strong_20_Emphasis"><text:span text:style-name="T1">alternativas sociales restaurativas.</text:span></text:span></text:p>
      <text:h text:style-name="P16" text:outline-level="4">Estonia: soberanía digital y trazabilidad ciudadana</text:h>
      <text:p text:style-name="P411"><text:span text:style-name="T1">Estonia representa actualmente el ejemplo más avanzado de </text:span><text:span text:style-name="Strong_20_Emphasis"><text:span text:style-name="T1">infraestructura estatal de gobernanza digital en salud</text:span></text:span><text:span text:style-name="T1">. Desde principios de los años 2000, el país implementa un modelo de historia clínica electrónica nacional donde </text:span><text:span text:style-name="Strong_20_Emphasis"><text:span text:style-name="T1">cada persona ciudadana tiene acceso en tiempo real a todos los registros clínicos generados sobre su salud, incluyendo psiquiatría</text:span></text:span><text:span text:style-name="T1">. A través del portal </text:span><text:span text:style-name="Emphasis"><text:span text:style-name="T1">e-Health</text:span></text:span><text:span text:style-name="T1">, cualquier persona puede:</text:span></text:p>
      <text:list text:style-name="L508">
        <text:list-item>
          <text:p text:style-name="P159">Consultar qué profesional accedió a su información, en qué fecha y con qué finalidad.</text:p>
        </text:list-item>
        <text:list-item>
          <text:p text:style-name="P159">Visualizar y descargar todo documento médico, receta, diagnóstico o resultado de análisis.</text:p>
        </text:list-item>
        <text:list-item>
          <text:p text:style-name="P159">Autorizar o denegar el acceso a su historial clínico por parte de profesionales de cualquier especialidad.</text:p>
        </text:list-item>
        <text:list-item>
          <text:p text:style-name="P159">Recibir alertas automáticas si un tercero accede a su expediente sin justificación.</text:p>
        </text:list-item>
        <text:list-item>
          <text:p text:style-name="P159"><text:soft-page-break/>Solicitar correcciones o adiciones a los registros desde la plataforma.</text:p>
        </text:list-item>
      </text:list>
      <text:p text:style-name="P411"><text:span text:style-name="T1">Este sistema se basa en </text:span><text:span text:style-name="Strong_20_Emphasis"><text:span text:style-name="T1">tecnología blockchain y una infraestructura legal de soberanía digital</text:span></text:span><text:span text:style-name="T1">, donde los datos de salud son propiedad de la persona, no del sistema sanitario. La transparencia no es una opción, sino una garantía constitucional. Si bien el sistema estonio aún no ha eliminado las prácticas coercitivas en salud mental, sí ha creado una arquitectura de control ético que </text:span><text:span text:style-name="Strong_20_Emphasis"><text:span text:style-name="T1">limita el uso oculto o arbitrario de información médica, y permite a la ciudadanía impugnar decisiones desde una posición informada y documentada.</text:span></text:span></text:p>
      <text:h text:style-name="P16" text:outline-level="4">Finlandia: integración clínica-comunitaria con foco en consentimiento y diálogo</text:h>
      <text:p text:style-name="P411"><text:span text:style-name="T1">En Finlandia, el desarrollo del modelo </text:span><text:span text:style-name="Emphasis"><text:span text:style-name="T1">Diálogo Abierto</text:span></text:span><text:span text:style-name="T1"> en la región de Laponia ha sido acompañado por </text:span><text:span text:style-name="Strong_20_Emphasis"><text:span text:style-name="T1">reformas normativas y organizativas que priorizan la intervención temprana no medicalizante, la participación comunitaria y la documentación ética compartida</text:span></text:span><text:span text:style-name="T1">. El sistema finlandés de historia clínica electrónica, </text:span><text:span text:style-name="Emphasis"><text:span text:style-name="T1">Kanta</text:span></text:span><text:span text:style-name="T1">, permite a cada persona:</text:span></text:p>
      <text:list text:style-name="L509">
        <text:list-item>
          <text:p text:style-name="P160">Acceder a toda su información médica, incluyendo psiquiatría, prescripciones y planes de tratamiento.</text:p>
        </text:list-item>
        <text:list-item>
          <text:p text:style-name="P160">Controlar el consentimiento explícito para compartir información entre servicios sanitarios.</text:p>
        </text:list-item>
        <text:list-item>
          <text:p text:style-name="P160">Incluir declaraciones anticipadas de voluntad (crisis plans) con validez legal.</text:p>
        </text:list-item>
        <text:list-item>
          <text:p text:style-name="P160">Registrar sus propias notas o comentarios respecto a diagnósticos o tratamientos.</text:p>
        </text:list-item>
        <text:list-item>
          <text:p text:style-name="P160">Activar recursos externos de mediación y revisión ética si se percibe vulneración de derechos.</text:p>
        </text:list-item>
      </text:list>
      <text:p text:style-name="P411"><text:span text:style-name="T1">Este modelo no sólo garantiza el acceso técnico, sino que </text:span><text:span text:style-name="Strong_20_Emphasis"><text:span text:style-name="T1">se articula con la lógica de apoyo a la toma de decisiones que sustenta Diálogo Abierto</text:span></text:span><text:span text:style-name="T1">: no se trata de imponer tratamiento, sino de deliberar sobre opciones posibles, con base en relaciones de confianza y contextos personalizados. Además, Finlandia ha limitado significativamente la contención física y la medicación forzada, y promueve </text:span><text:span text:style-name="Strong_20_Emphasis"><text:span text:style-name="T1">revisión judicial efectiva de toda medida coercitiva</text:span></text:span><text:span text:style-name="T1">, con supervisión independiente y participación de personas con experiencia vivida en los órganos consultivos.</text:span></text:p>
      <text:h text:style-name="P20" text:outline-level="4"><text:span text:style-name="T1">Noruega: modelo </text:span><text:span text:style-name="Emphasis"><text:span text:style-name="T1">Housing First</text:span></text:span><text:span text:style-name="T1"> y prevención de la coerción desde los determinantes sociales</text:span></text:h>
      <text:p text:style-name="P411"><text:span text:style-name="T1">El modelo noruego de intervención en salud mental ha incorporado de forma explícita </text:span><text:span text:style-name="Strong_20_Emphasis"><text:span text:style-name="T1">el enfoque </text:span></text:span><text:span text:style-name="Emphasis"><text:span text:style-name="T1">Housing First</text:span></text:span><text:span text:style-name="Strong_20_Emphasis"><text:span text:style-name="T1"> como dispositivo de reducción estructural de la coerción.</text:span></text:span><text:span text:style-name="T1"> En este modelo, las personas con experiencias de sufrimiento psíquico, consumo problemático o exclusión social no deben pasar por procesos terapéuticos previos para obtener vivienda. Se garantiza el acceso </text:span><text:span text:style-name="Strong_20_Emphasis"><text:span text:style-name="T1">incondicional y permanente a un hogar</text:span></text:span><text:span text:style-name="T1">, con acompañamiento voluntario, intervención comunitaria mínima y opciones de apoyo interdisciplinar adaptadas a la persona.</text:span></text:p>
      <text:p text:style-name="P411"><text:span text:style-name="T1">Esta política tiene una base científica sólida: el acceso estable a vivienda reduce el estrés tóxico, disminuye las crisis agudas, mejora la salud general y evita la institucionalización forzada. En Noruega, los programas </text:span><text:span text:style-name="Emphasis"><text:span text:style-name="T1">Housing First</text:span></text:span><text:span text:style-name="T1"> están coordinados con servicios de salud mental comunitarios, equipos móviles de intervención temprana, y unidades de crisis que priorizan </text:span><text:span text:style-name="Strong_20_Emphasis"><text:span text:style-name="T1">la contención relacional, no médica</text:span></text:span><text:span text:style-name="T1">, articuladas con planes de recuperación definidos por la persona. Los resultados incluyen:</text:span></text:p>
      <text:list text:style-name="L510">
        <text:list-item>
          <text:p text:style-name="P161">Reducción de hospitalizaciones forzadas.</text:p>
        </text:list-item>
        <text:list-item>
          <text:p text:style-name="P161"><text:soft-page-break/>Incremento en la adherencia voluntaria a tratamientos.</text:p>
        </text:list-item>
        <text:list-item>
          <text:p text:style-name="P161">Mejora sostenida en indicadores de bienestar subjetivo.</text:p>
        </text:list-item>
        <text:list-item>
          <text:p text:style-name="P161">Aumento de la participación social y del empleo protegido.</text:p>
        </text:list-item>
        <text:list-item>
          <text:p text:style-name="P161">Disminución del uso policial como mecanismo de contención.</text:p>
        </text:list-item>
      </text:list>
      <text:p text:style-name="P411"><text:span text:style-name="T1">Noruega ha acompañado estas políticas con </text:span><text:span text:style-name="Strong_20_Emphasis"><text:span text:style-name="T1">protocolos nacionales de reducción de la coerción</text:span></text:span><text:span text:style-name="T1">, auditoría externa de medidas involuntarias, y formación transversal en derechos humanos para el personal clínico, policial y social. Esta articulación muestra que </text:span><text:span text:style-name="Strong_20_Emphasis"><text:span text:style-name="T1">no es posible erradicar la coerción sin abordar los determinantes estructurales del sufrimiento psíquico.</text:span></text:span></text:p>
      <text:p text:style-name="P411"><text:span text:style-name="T67">La combinación de buenas prácticas digitales (Estonia, Finlandia) y sociales (Noruega) demuestra que </text:span><text:span text:style-name="Strong_20_Emphasis"><text:span text:style-name="T67">el fin de la coerción es técnica y legalmente posible</text:span></text:span><text:span text:style-name="T67">. La clave está en redistribuir el poder: de los dispositivos institucionales hacia las personas afectadas, de los saberes cerrados hacia los compartidos, de los actos opacos hacia los transparentes, de la intervención forzada hacia la responsabilidad relacional. El marco EU BEACON permite articular estas prácticas en una </text:span><text:span text:style-name="Strong_20_Emphasis"><text:span text:style-name="T67">plataforma educativa, tecnológica y jurídica transnacional</text:span></text:span><text:span text:style-name="T67">, con vocación de impacto estructural en todos los niveles del sistema.</text:span></text:p>
      <text:p text:style-name="P183">Donde haya conexión entre comunidad, datos protegidos y decisiones compartidas, la violencia institucional ya no tendrá lugar.</text:p>
      <text:p text:style-name="P411"><text:span text:style-name="T65"><text:line-break/>4.3 Responsabilidad penal, administrativa y profesional (pp. 626–675)<text:line-break/><text:line-break/></text:span><text:span text:style-name="Strong_20_Emphasis"><text:span text:style-name="T68">Responsabilidad colectiva e individual en el marco de la violencia estructural en salud mental</text:span></text:span></text:p>
      <text:p text:style-name="P411"><text:span text:style-name="T1">La persistencia de prácticas coercitivas en los sistemas de atención en salud mental no puede explicarse únicamente como una consecuencia de lagunas normativas, ignorancia profesional o falta de recursos. Existen estructuras legales nacionales e internacionales, códigos deontológicos, jurisprudencia en materia de derechos humanos, y evidencias clínicas suficientes que avalan el daño derivado de intervenciones involuntarias y medicalización forzada. En este contexto, la continuidad de estas prácticas configura una cadena de responsabilidades que </text:span><text:span text:style-name="Strong_20_Emphasis"><text:span text:style-name="T1">no puede permanecer diluida entre el sistema, los protocolos y la cultura institucional.</text:span></text:span><text:span text:style-name="T1"> Se requiere una articulación precisa y jurídicamente fundamentada de las formas de responsabilidad </text:span><text:span text:style-name="Strong_20_Emphasis"><text:span text:style-name="T1">penal, administrativa y profesional</text:span></text:span><text:span text:style-name="T1">, entendidas tanto en su dimensión colectiva como individual.</text:span></text:p>
      <text:h text:style-name="P16" text:outline-level="4">4.3.1 Responsabilidad penal: tipificación del daño y obstáculos a la persecución judicial</text:h>
      <text:p text:style-name="P411"><text:span text:style-name="T1">En los ordenamientos jurídicos de numerosos países europeos, incluido el español, el uso de la fuerza física, el internamiento involuntario, la privación de libertad no consentida, la inyección forzada de sustancias psicoactivas y la negación de acceso a información o defensa legal configuran, fuera del ámbito sanitario, </text:span><text:span text:style-name="Strong_20_Emphasis"><text:span text:style-name="T1">delitos perfectamente tipificados</text:span></text:span><text:span text:style-name="T1">: lesiones, detención ilegal, trato degradante, omisión de socorro, coacciones, amenazas, falsedad documental. Sin embargo, </text:span><text:span text:style-name="Strong_20_Emphasis"><text:span text:style-name="T1">cuando estos actos se cometen en el contexto de la atención psiquiátrica, tienden a ser legitimados por presunciones de necesidad clínica, interés superior del paciente o cumplimiento de protocolos.</text:span></text:span></text:p>
      <text:p text:style-name="P411"><text:span text:style-name="T1">Esta situación plantea una falla estructural en el principio de legalidad: </text:span><text:span text:style-name="Strong_20_Emphasis"><text:span text:style-name="T1">ninguna persona puede ser privada de derechos fundamentales sin control judicial efectivo, proporcionalidad de medios, y reparación en caso de daño.</text:span></text:span><text:span text:style-name="T1"> El marco internacional de derechos humanos, particularmente la </text:span><text:soft-page-break/><text:span text:style-name="T1">Convención sobre los Derechos de las Personas con Discapacidad (CDPD), considera la privación de libertad basada en diagnóstico o discapacidad como discriminación por motivos de estado de salud, y exige su abolición progresiva.</text:span></text:p>
      <text:p text:style-name="P411"><text:span text:style-name="T1">En este sentido, las prácticas coercitivas deberían ser objeto de </text:span><text:span text:style-name="Strong_20_Emphasis"><text:span text:style-name="T1">investigación penal independiente y especializada</text:span></text:span><text:span text:style-name="T1">, como cualquier otra forma de violencia institucional. La existencia de protocolos internos no exime de responsabilidad penal a quienes aplican medidas desproporcionadas, sin consentimiento, fuera del marco legal, o sin justificación clínica documentada. El consentimiento simulado, la ausencia de información, la presión institucional o el uso rutinario de medidas de contención física deben considerarse como agravantes en la calificación del daño.</text:span></text:p>
      <text:p text:style-name="P183">Las barreras actuales para la persecución judicial incluyen:</text:p>
      <text:list text:style-name="L511">
        <text:list-item>
          <text:p text:style-name="P162">Inexistencia de registros audiovisuales en unidades de psiquiatría cerrada.</text:p>
        </text:list-item>
        <text:list-item>
          <text:p text:style-name="P162">Falta de peritajes externos con independencia institucional.</text:p>
        </text:list-item>
        <text:list-item>
          <text:p text:style-name="P162">Uso de informes clínicos para deslegitimar la palabra de la persona afectada.</text:p>
        </text:list-item>
        <text:list-item>
          <text:p text:style-name="P162">Inhibición de fiscales y jueces ante conflictos clínico-legales.</text:p>
        </text:list-item>
        <text:list-item>
          <text:p text:style-name="P162">Ausencia de canales especializados de denuncia y protección para víctimas.</text:p>
        </text:list-item>
      </text:list>
      <text:p text:style-name="P411"><text:span text:style-name="T1">Para revertir esta impunidad estructural, la acción EU BEACON propone la creación de </text:span><text:span text:style-name="Strong_20_Emphasis"><text:span text:style-name="T1">observatorios ético-jurídicos transnacionales</text:span></text:span><text:span text:style-name="T1">, sistemas de documentación abierta de violaciones, protocolos de alerta y derivación directa a fiscalías especializadas en derechos humanos, y </text:span><text:span text:style-name="Strong_20_Emphasis"><text:span text:style-name="T1">formación de profesionales jurídicos en salud mental y violencia estructural.</text:span></text:span></text:p>
      <text:h text:style-name="P16" text:outline-level="4">4.3.2 Responsabilidad administrativa: fallas institucionales, omisiones sistemáticas y daños evitables</text:h>
      <text:p text:style-name="P411"><text:span text:style-name="T1">Más allá de lo penal, las instituciones públicas y privadas que gestionan servicios de salud mental incurren en </text:span><text:span text:style-name="Strong_20_Emphasis"><text:span text:style-name="T1">responsabilidad administrativa cuando permiten o encubren prácticas coercitivas evitables, no revisan adecuadamente las decisiones clínicas, o no actúan ante denuncias o señales de alerta.</text:span></text:span><text:span text:style-name="T1"> Esta responsabilidad incluye:</text:span></text:p>
      <text:list text:style-name="L512">
        <text:list-item>
          <text:p text:style-name="P163">Diseño de protocolos incompatibles con los derechos humanos.</text:p>
        </text:list-item>
        <text:list-item>
          <text:p text:style-name="P163">Falta de personal formado en prácticas no coercitivas.</text:p>
        </text:list-item>
        <text:list-item>
          <text:p text:style-name="P163">Deficiencia en mecanismos de consentimiento informado.</text:p>
        </text:list-item>
        <text:list-item>
          <text:p text:style-name="P163">Supervisión inefectiva de medidas restrictivas de derechos.</text:p>
        </text:list-item>
        <text:list-item>
          <text:p text:style-name="P163">Negligencia en la evaluación y documentación de daños derivados del tratamiento.</text:p>
        </text:list-item>
      </text:list>
      <text:p text:style-name="P411"><text:span text:style-name="T1">La administración sanitaria no puede ampararse en la autonomía médica individual para justificar la inacción ante patrones de daño. Toda institución tiene la obligación de prevenir, detectar y reparar prácticas contrarias a la legalidad vigente y a la ética profesional. La falta de medidas estructurales, como revisión externa, mecanismos de apelación funcionales o acceso a defensoría independiente, configura un entorno </text:span><text:span text:style-name="Strong_20_Emphasis"><text:span text:style-name="T1">institucionalmente permisivo de la violencia.</text:span></text:span></text:p>
      <text:p text:style-name="P183">La vía administrativa debe contemplar:</text:p>
      <text:list text:style-name="L513">
        <text:list-item>
          <text:p text:style-name="P164">Responsabilidad patrimonial del Estado o entidad gestora.</text:p>
        </text:list-item>
        <text:list-item>
          <text:p text:style-name="P164"><text:soft-page-break/>Obligación de indemnización en caso de daño.</text:p>
        </text:list-item>
        <text:list-item>
          <text:p text:style-name="P164">Revisión de licencias, convenios o acreditaciones en función del cumplimiento ético.</text:p>
        </text:list-item>
        <text:list-item>
          <text:p text:style-name="P164">Intervención de defensorías del pueblo, organismos de igualdad y tribunales contencioso-administrativos.</text:p>
        </text:list-item>
      </text:list>
      <text:h text:style-name="P16" text:outline-level="4">4.3.3 Responsabilidad profesional: deber de cuidado, límites éticos y memoria del daño</text:h>
      <text:p text:style-name="P411"><text:span text:style-name="T1">El cuerpo médico y profesional no es homogéneo ni monolítico, pero sí comparte un </text:span><text:span text:style-name="Strong_20_Emphasis"><text:span text:style-name="T1">deber de cuidado basado en la lex artis, el consentimiento informado y la no maleficencia.</text:span></text:span><text:span text:style-name="T1"> La aplicación de tratamientos sin consentimiento, sin evidencia de eficacia, o con efectos adversos previsibles y no mitigados vulnera el núcleo mismo de la práctica clínica.</text:span></text:p>
      <text:p text:style-name="P183">La responsabilidad profesional implica:</text:p>
      <text:list text:style-name="L514">
        <text:list-item>
          <text:p text:style-name="P165">Aplicación indebida de protocolos.</text:p>
        </text:list-item>
        <text:list-item>
          <text:p text:style-name="P165">Prescripción sin justificación.</text:p>
        </text:list-item>
        <text:list-item>
          <text:p text:style-name="P165">Omisión del deber de informar de forma comprensible.</text:p>
        </text:list-item>
        <text:list-item>
          <text:p text:style-name="P165">Incapacidad para reconocer señales de sufrimiento relacionadas con la intervención médica.</text:p>
        </text:list-item>
        <text:list-item>
          <text:p text:style-name="P165">Reproducción acrítica de prácticas dañinas sin revisión ni actualización.</text:p>
        </text:list-item>
      </text:list>
      <text:p text:style-name="P411"><text:span text:style-name="T1">En este contexto, la impunidad profesional se sostiene en tres pilares: </text:span><text:span text:style-name="Strong_20_Emphasis"><text:span text:style-name="T1">la falta de formación crítica, la jerarquía institucional, y la ausencia de estructuras de supervisión externa independientes.</text:span></text:span><text:span text:style-name="T1"> Esta tesis propone la instauración de </text:span><text:span text:style-name="Strong_20_Emphasis"><text:span text:style-name="T1">mecanismos mixtos de evaluación ética</text:span></text:span><text:span text:style-name="T1">, compuestos por personas usuarias, profesionales expertos en derechos, defensores comunitarios y clínicos independientes, con funciones de asesoramiento vinculante.</text:span></text:p>
      <text:p text:style-name="P411"><text:span text:style-name="T1">El profesional no responde solo ante su colegio. Responde ante la sociedad, ante la persona afectada, y ante la historia. Cada acto de violencia médica es una herida al cuerpo social y una traición al pacto clínico. No basta con no hacer daño: </text:span><text:span text:style-name="Strong_20_Emphasis"><text:span text:style-name="T1">hay que reparar el que se ha hecho.</text:span></text:span></text:p>
      <text:h text:style-name="P16" text:outline-level="4">4.3.4 Responsabilidad colectiva e institucional: más allá de la culpa individual</text:h>
      <text:p text:style-name="P411"><text:span text:style-name="T1">La lógica del caso aislado oculta la realidad: </text:span><text:span text:style-name="Strong_20_Emphasis"><text:span text:style-name="T1">la violencia coercitiva es estructural, sistemática y replicada por el propio diseño del sistema.</text:span></text:span><text:span text:style-name="T1"> La responsabilidad es también colectiva, y exige:</text:span></text:p>
      <text:list text:style-name="L515">
        <text:list-item>
          <text:p text:style-name="P166">Reformulación completa de la formación universitaria en salud mental.</text:p>
        </text:list-item>
        <text:list-item>
          <text:p text:style-name="P166">Incorporación obligatoria de epistemologías críticas y experiencia vivida.</text:p>
        </text:list-item>
        <text:list-item>
          <text:p text:style-name="P166">Rediseño de protocolos desde un enfoque participativo.</text:p>
        </text:list-item>
        <text:list-item>
          <text:p text:style-name="P166">Presencia permanente de órganos independientes de vigilancia.</text:p>
        </text:list-item>
        <text:list-item>
          <text:p text:style-name="P166">Cultura institucional de revisión, reparación y transformación.</text:p>
        </text:list-item>
      </text:list>
      <text:p text:style-name="P411"><text:span text:style-name="T1">El objetivo no es castigar, sino </text:span><text:span text:style-name="Strong_20_Emphasis"><text:span text:style-name="T1">poner fin al daño.</text:span></text:span><text:span text:style-name="T1"> Pero no puede haber fin sin reconocimiento, sin justicia, sin transformación. Las responsabilidades no pueden seguir disueltas en el anonimato clínico. Cada omisión, cada acto forzado, cada consentimiento simulado, cada silencio cómplice debe encontrar su cauce ético, jurídico y profesional.</text:span></text:p>
      <text:p text:style-name="P183"><text:soft-page-break/>Donde hubo sufrimiento, debe haber reparación.<text:line-break/>Donde hubo impunidad, debe haber responsabilidad.<text:line-break/>Donde hubo violencia, debe haber justicia.</text:p>
      <text:h text:style-name="P14" text:outline-level="3"><text:span text:style-name="Strong_20_Emphasis"><text:span text:style-name="T1">De la educación a la acción penal: cómo preparar el sistema para prevenir, detectar y sancionar el daño en salud mental</text:span></text:span></text:h>
      <text:p text:style-name="P183">La responsabilidad penal, en el marco de las violencias en salud mental, no es un horizonte abstracto ni un recurso de último término. Es una obligación jurídica y democrática. La violencia ejercida en nombre del cuidado, especialmente contra personas en situación de vulnerabilidad —niñas, niños, adolescentes, personas con discapacidad psicosocial, ancianas o privadas de libertad— debe ser tratada con la misma severidad que cualquier otra forma de agresión física, psicológica o sexual. No existe “violencia médica” que escape al control penal. Existe impunidad estructural, validación institucional, y ausencia de mecanismos de activación. Todo eso puede y debe cambiar.</text:p>
      <text:h text:style-name="P16" text:outline-level="4">1. Educación para el respeto irrestricto: el rol de EU BEACON</text:h>
      <text:p text:style-name="P411"><text:span text:style-name="T1">La acción EU BEACON parte de la premisa de que </text:span><text:span text:style-name="Strong_20_Emphasis"><text:span text:style-name="T1">una salud no puede existir sin una educación integral en derechos humanos</text:span></text:span><text:span text:style-name="T1">, sin una memoria activa de las violencias institucionales, y sin una alfabetización legal clara para todas las personas. Esta alfabetización no es sólo para profesionales. Es para la ciudadanía, para las personas usuarias, para sus familiares, y especialmente para quienes acompañan a la infancia y adolescencia en entornos sanitarios, educativos o sociales.</text:span></text:p>
      <text:p text:style-name="P183">En este marco, EU BEACON desarrollará:</text:p>
      <text:list text:style-name="L516">
        <text:list-item>
          <text:p text:style-name="P357"><text:span text:style-name="Strong_20_Emphasis"><text:span text:style-name="T1">Módulos formativos obligatorios y certificados</text:span></text:span><text:span text:style-name="T1"> sobre maltrato institucional, tipificación penal de la violencia médica, y mecanismos de denuncia disponibles.</text:span></text:p>
        </text:list-item>
        <text:list-item>
          <text:p text:style-name="P357"><text:span text:style-name="Strong_20_Emphasis"><text:span text:style-name="T1">Currículos en salud pública y medicina con perspectiva legal</text:span></text:span><text:span text:style-name="T1">, que expliciten la ilegalidad de la coerción, el derecho a la autonomía progresiva de la infancia, y la obligación de denuncia por parte del personal sanitario ante abusos cometidos por colegas, directivos o agentes externos.</text:span></text:p>
        </text:list-item>
        <text:list-item>
          <text:p text:style-name="P357"><text:span text:style-name="Strong_20_Emphasis"><text:span text:style-name="T1">Simuladores de decisión clínica con revisión ética y jurídica automatizada</text:span></text:span><text:span text:style-name="T1">, donde las consecuencias legales de decisiones forzadas sean parte del proceso formativo.</text:span></text:p>
        </text:list-item>
        <text:list-item>
          <text:p text:style-name="P357"><text:span text:style-name="Strong_20_Emphasis"><text:span text:style-name="T1">Materiales audiovisuales de educación pública</text:span></text:span><text:span text:style-name="T1">, diseñados con lenguaje accesible, multilingüe y adaptado a diferentes edades, que expliquen: qué es la coerción, qué derechos tiene toda persona, cómo actuar ante una intervención médica que excede los límites legales, y cómo denunciar.</text:span></text:p>
        </text:list-item>
      </text:list>
      <text:h text:style-name="P16" text:outline-level="4">2. Marco de acción penal inmediata: de la normalización del daño a la activación jurídica</text:h>
      <text:p text:style-name="P411"><text:span text:style-name="T1">Para que la responsabilidad penal no sea sólo teórica, el sistema debe estar preparado para </text:span><text:span text:style-name="Strong_20_Emphasis"><text:span text:style-name="T1">detectar precozmente indicios de delito, registrar pruebas de forma forense, proteger a la víctima, e iniciar acción legal sin retraumatización.</text:span></text:span><text:span text:style-name="T1"> Esto implica:</text:span></text:p>
      <text:list text:style-name="L517">
        <text:list-item>
          <text:p text:style-name="P358"><text:span text:style-name="Strong_20_Emphasis"><text:span text:style-name="T1">Protocolos de activación automática</text:span></text:span><text:span text:style-name="T1"> ante prácticas clínicas de riesgo (internamiento sin consentimiento, contención física, modificación de diagnóstico sin evaluación externa), conectados con defensorías de derechos, fiscalías especializadas y observatorios éticos.</text:span></text:p>
        </text:list-item>
        <text:list-item>
          <text:p text:style-name="P358"><text:soft-page-break/><text:span text:style-name="Strong_20_Emphasis"><text:span text:style-name="T1">Registro obligatorio y audiovisualmente verificable</text:span></text:span><text:span text:style-name="T1"> de toda intervención que implique restricción de derechos: si una persona es aislada, contenida o medicada sin su consentimiento, debe quedar grabación audiovisual completa del proceso, bajo custodia externa.</text:span></text:p>
        </text:list-item>
        <text:list-item>
          <text:p text:style-name="P358"><text:span text:style-name="Strong_20_Emphasis"><text:span text:style-name="T1">Trazabilidad documental inviolable</text:span></text:span><text:span text:style-name="T1">, donde ninguna anotación pueda ser modificada a posteriori sin dejar constancia, incluyendo nombre, fecha, justificación y firma de quien modifica.</text:span></text:p>
        </text:list-item>
        <text:list-item>
          <text:p text:style-name="P358"><text:span text:style-name="Strong_20_Emphasis"><text:span text:style-name="T1">Sistemas de alerta ética accesibles al público</text:span></text:span><text:span text:style-name="T1">, donde cualquier persona pueda reportar violencia sanitaria sin necesidad de pasar por la jerarquía institucional.</text:span></text:p>
        </text:list-item>
      </text:list>
      <text:h text:style-name="P16" text:outline-level="4">3. Límites legales claros: tipificación, denuncia y protección</text:h>
      <text:p text:style-name="P183">Cada persona debe saber, de forma clara, cuáles son los límites jurídicos de una intervención médica. Esto requiere:</text:p>
      <text:list text:style-name="L518">
        <text:list-item>
          <text:p text:style-name="P359"><text:span text:style-name="T1">Declarar jurídicamente que </text:span><text:span text:style-name="Strong_20_Emphasis"><text:span text:style-name="T1">ninguna práctica clínica puede implicar violencia física, coacción o medicación sin consentimiento salvo en casos de urgencia vital estricta, definidos por ley, verificables externamente y limitados en el tiempo.</text:span></text:span></text:p>
        </text:list-item>
        <text:list-item>
          <text:p text:style-name="P359"><text:span text:style-name="T1">Establecer que </text:span><text:span text:style-name="Strong_20_Emphasis"><text:span text:style-name="T1">el sufrimiento psíquico no anula la capacidad jurídica.</text:span></text:span><text:span text:style-name="T1"> Diagnóstico no equivale a privación de derechos.</text:span></text:p>
        </text:list-item>
        <text:list-item>
          <text:p text:style-name="P359"><text:span text:style-name="T1">Garantizar que </text:span><text:span text:style-name="Strong_20_Emphasis"><text:span text:style-name="T1">el rechazo a tratamiento no puede implicar represalias, exclusión de servicios o señalamiento institucional.</text:span></text:span></text:p>
        </text:list-item>
        <text:list-item>
          <text:p text:style-name="P359"><text:span text:style-name="T1">Reconocer el derecho de toda persona a contar con </text:span><text:span text:style-name="Strong_20_Emphasis"><text:span text:style-name="T1">defensoría externa especializada</text:span></text:span><text:span text:style-name="T1"> desde el primer contacto con servicios de salud mental.</text:span></text:p>
        </text:list-item>
        <text:list-item>
          <text:p text:style-name="P359"><text:span text:style-name="T1">Tipificar penalmente la </text:span><text:span text:style-name="Strong_20_Emphasis"><text:span text:style-name="T1">inducción al consentimiento</text:span></text:span><text:span text:style-name="T1"> mediante miedo, presión o información tergiversada.</text:span></text:p>
        </text:list-item>
      </text:list>
      <text:h text:style-name="P16" text:outline-level="4">4. Formación y obligaciones de denuncia activa</text:h>
      <text:p text:style-name="P411"><text:span text:style-name="T1">Médicas, psicólogos, enfermeras, trabajadores sociales y agentes de la administración pública tienen el deber legal de </text:span><text:span text:style-name="Strong_20_Emphasis"><text:span text:style-name="T1">denunciar situaciones de violencia institucional, aunque provengan de colegas, directores o autoridades superiores.</text:span></text:span><text:span text:style-name="T1"> La ley debe proteger explícitamente a quienes denuncian y sancionar a quienes encubren.</text:span></text:p>
      <text:p text:style-name="P183">EU BEACON desarrollará:</text:p>
      <text:list text:style-name="L519">
        <text:list-item>
          <text:p text:style-name="P360"><text:span text:style-name="Strong_20_Emphasis"><text:span text:style-name="T1">Redes de protección a denunciantes</text:span></text:span><text:span text:style-name="T1">, con asesoría legal gratuita, anonimato inicial y respaldo internacional.</text:span></text:p>
        </text:list-item>
        <text:list-item>
          <text:p text:style-name="P360"><text:span text:style-name="Strong_20_Emphasis"><text:span text:style-name="T1">Mecanismos de activación automática de inspecciones sanitarias</text:span></text:span><text:span text:style-name="T1">, ante patrones detectados en algoritmos de riesgo.</text:span></text:p>
        </text:list-item>
        <text:list-item>
          <text:p text:style-name="P360"><text:span text:style-name="Strong_20_Emphasis"><text:span text:style-name="T1">Cooperación con colegios profesionales y fiscalías</text:span></text:span><text:span text:style-name="T1">, para asegurar que las denuncias no se diluyan en trámites administrativos.</text:span></text:p>
        </text:list-item>
      </text:list>
      <text:p text:style-name="P183">Donde hubo violencia, no puede haber silencio. Donde hubo encubrimiento, debe haber sanción. Donde hubo impunidad, debe haber reparación.</text:p>
      <text:p text:style-name="P411"><text:soft-page-break/><text:span text:style-name="T1">El sistema debe estar preparado, no para justificar la violencia, sino para </text:span><text:span text:style-name="Strong_20_Emphasis"><text:span text:style-name="T1">prevenirla, documentarla y sancionarla.</text:span></text:span><text:span text:style-name="T1"> La autoridad médica no puede ser excusa para dañar. La profesionalidad no puede ser escudo de impunidad. El saber clínico, para ser legítimo, debe someterse a límites éticos y legales.</text:span></text:p>
      <text:p text:style-name="P183">Toda persona —paciente, familiar, profesional— debe conocer sus derechos y saber qué hacer si estos son vulnerados. La coerción no es error: es delito. El maltrato no es fallo de comunicación: es violencia. EU BEACON, como acción educativa, científica y legal, se compromete a transformar el conocimiento en defensa activa de la vida.</text:p>
      <text:p text:style-name="P183">Lo que se enseña, se cambia. Lo que se documenta, se prueba. Lo que se denuncia, se puede reparar.</text:p>
      <text:h text:style-name="P14" text:outline-level="3"><text:span text:style-name="Strong_20_Emphasis"><text:span text:style-name="T1">Protección penal y administrativa de la infancia: límites legales, denuncia y prevención del abuso institucional en España</text:span></text:span></text:h>
      <text:h text:style-name="P16" text:outline-level="4">I. Límite legal estricto: cuándo una intervención clínica se convierte en delito</text:h>
      <text:p text:style-name="P411"><text:span text:style-name="T1">En el ordenamiento jurídico español, </text:span><text:span text:style-name="Strong_20_Emphasis"><text:span text:style-name="T1">ningún tratamiento médico puede aplicarse a una persona menor de edad sin cumplir estrictamente con los principios de necesidad médica, proporcionalidad, consentimiento informado (por representación o asistencia progresiva), y ausencia de alternativas menos lesivas.</text:span></text:span><text:span text:style-name="T1"> En el caso de la infancia, el artículo 9.6 de la Ley 41/2002 establece que “los menores que no estén incapacitados y tengan suficiente madurez podrán prestar por sí mismos el consentimiento”, mientras que el artículo 7 de la Ley Orgánica 1/1996 de Protección Jurídica del Menor señala que toda actuación médica debe tener en cuenta la opinión del menor, incluso cuando no tenga capacidad legal plena.</text:span></text:p>
      <text:p text:style-name="P411"><text:span text:style-name="T1">En psiquiatría, el uso de psicofármacos sin diagnóstico riguroso, sin pruebas clínicas suficientes, sin seguimiento especializado, o como método de contención familiar o escolar es </text:span><text:span text:style-name="Strong_20_Emphasis"><text:span text:style-name="T1">ilegal, innecesario, y potencialmente constitutivo de delito.</text:span></text:span><text:span text:style-name="T1"> La prescripción inadecuada o en exceso —polifarmacia injustificada—, la sobremedicación sin control, y la derivación a internamientos sin evaluación independiente constituyen </text:span><text:span text:style-name="Strong_20_Emphasis"><text:span text:style-name="T1">formas de maltrato médico</text:span></text:span><text:span text:style-name="T1">, según los estándares de la OMS, el Comité de los Derechos del Niño de Naciones Unidas y los Principios QualityRights.</text:span></text:p>
      <text:p text:style-name="P411"><text:span text:style-name="Strong_20_Emphasis"><text:span text:style-name="T1">El límite es claro</text:span></text:span><text:span text:style-name="T1">: toda intervención psiquiátrica infantil que no sea necesaria, informada, proporcional, revisada externamente y sujeta a recurso, es </text:span><text:span text:style-name="Strong_20_Emphasis"><text:span text:style-name="T1">contraria a derecho.</text:span></text:span><text:span text:style-name="T1"> Cuando la medicación genera daño, cuando se aplica sin consentimiento válido, cuando se oculta información o se presiona a la familia, </text:span><text:span text:style-name="Strong_20_Emphasis"><text:span text:style-name="T1">la intervención se convierte en agresión, y debe ser perseguida penalmente.</text:span></text:span></text:p>
      <text:h text:style-name="P16" text:outline-level="4">II. Mecanismos actuales de denuncia: qué hacer, a quién acudir y cómo probar el daño</text:h>
      <text:p text:style-name="P183">En España, existen varios canales para denunciar abusos médicos o institucionales en salud mental infantil, pero su eficacia depende del conocimiento, la documentación del caso, y el respaldo técnico-legal. Los pasos recomendados son:</text:p>
      <text:list text:style-name="L520">
        <text:list-item>
          <text:p text:style-name="P361"><text:span text:style-name="Strong_20_Emphasis"><text:span text:style-name="T1">Recopilar pruebas</text:span></text:span><text:span text:style-name="T1">: informes médicos, recetas, comunicaciones escolares, grabaciones de entrevistas clínicas (si han sido grabadas con consentimiento), informes escolares, y cualquier cambio de conducta o salud documentado en el menor.</text:span></text:p>
        </text:list-item>
        <text:list-item>
          <text:p text:style-name="P361"><text:span text:style-name="Strong_20_Emphasis"><text:span text:style-name="T1">Solicitar la historia clínica completa y por escrito</text:span></text:span><text:span text:style-name="T1">, incluyendo hoja de prescripción, consentimiento informado, notas de evolución, y responsables de cada acto clínico.</text:span></text:p>
        </text:list-item>
        <text:list-item>
          <text:p text:style-name="P361"><text:soft-page-break/><text:span text:style-name="Strong_20_Emphasis"><text:span text:style-name="T1">Presentar reclamación formal ante el centro sanitario</text:span></text:span><text:span text:style-name="T1"> (público o privado). Debe quedar constancia de recepción. Esto es requisito previo para que la administración pueda actuar, y permite iniciar vía administrativa.</text:span></text:p>
        </text:list-item>
        <text:list-item>
          <text:p text:style-name="P361"><text:span text:style-name="Strong_20_Emphasis"><text:span text:style-name="T1">Denunciar ante la Inspección de Sanidad de la Comunidad Autónoma</text:span></text:span><text:span text:style-name="T1">, especificando hechos, profesionales implicados, consecuencias y pruebas. Adjuntar historia clínica. Si el centro es concertado o privado, también se puede acudir a Consumo.</text:span></text:p>
        </text:list-item>
        <text:list-item>
          <text:p text:style-name="P361"><text:span text:style-name="Strong_20_Emphasis"><text:span text:style-name="T1">Activar Defensor del Menor (en Comunidades donde existe), Defensor del Pueblo o el Síndic de Greuges en Catalunya</text:span></text:span><text:span text:style-name="T1">, que pueden abrir expediente por vulneración de derechos.</text:span></text:p>
        </text:list-item>
        <text:list-item>
          <text:p text:style-name="P361"><text:span text:style-name="Strong_20_Emphasis"><text:span text:style-name="T1">Si hay daño físico o psicológico demostrable, acudir directamente a Fiscalía de Menores o Fiscalía de Violencia Institucional.</text:span></text:span><text:span text:style-name="T1"> La Fiscalía puede iniciar investigación penal si se considera que hubo maltrato, lesiones, detención ilegal, trato degradante o cualquier otra forma de delito.</text:span></text:p>
        </text:list-item>
        <text:list-item>
          <text:p text:style-name="P361"><text:span text:style-name="Strong_20_Emphasis"><text:span text:style-name="T1">Iniciar procedimiento contencioso-administrativo</text:span></text:span><text:span text:style-name="T1"> por mala praxis si el sistema público no ha actuado, o por vía civil si es un centro privado.</text:span></text:p>
        </text:list-item>
        <text:list-item>
          <text:p text:style-name="P361"><text:span text:style-name="Strong_20_Emphasis"><text:span text:style-name="T1">Buscar apoyo de asociaciones de defensa de la infancia, salud mental y derechos humanos</text:span></text:span><text:span text:style-name="T1">, que pueden aportar asistencia jurídica, visibilidad mediática y acompañamiento técnico.</text:span></text:p>
        </text:list-item>
      </text:list>
      <text:p text:style-name="P183">En ningún caso debe tolerarse el argumento clínico como excusa de abuso. El daño en la infancia deja huellas permanentes, y el sistema no puede seguir protegido por su opacidad.</text:p>
      <text:h text:style-name="P16" text:outline-level="4">III. Actuaciones familiares sin consentimiento válido: violación de derechos y complicidad institucional</text:h>
      <text:p text:style-name="P411"><text:span text:style-name="T1">Uno de los vacíos legales más peligrosos en España es la </text:span><text:span text:style-name="Strong_20_Emphasis"><text:span text:style-name="T1">facilidad con la que un progenitor, tutor o familiar puede iniciar tratamientos psiquiátricos sobre un menor sin el conocimiento ni consentimiento del otro progenitor, o incluso en contextos de separación conflictiva, violencia intrafamiliar o antecedentes de institucionalización.</text:span></text:span><text:span text:style-name="T1"> A menudo, estos actos quedan legitimados por equipos clínicos que no verifican el consentimiento conjunto, </text:span><text:span text:style-name="Strong_20_Emphasis"><text:span text:style-name="T1">violando el principio de corresponsabilidad parental</text:span></text:span><text:span text:style-name="T1">, especialmente si no hay resolución judicial.</text:span></text:p>
      <text:p text:style-name="P411"><text:span text:style-name="T1">Además, los prejuicios institucionales hacia determinadas familias —por nivel socioeconómico, salud mental previa, etnia, nacionalidad, o estilo de vida— provocan que </text:span><text:span text:style-name="Strong_20_Emphasis"><text:span text:style-name="T1">los profesionales tiendan a deslegitimar la voz del progenitor que cuestiona la intervención.</text:span></text:span><text:span text:style-name="T1"> Cuando hay antecedentes clínicos de alguno de los padres, </text:span><text:span text:style-name="Strong_20_Emphasis"><text:span text:style-name="T1">se desactiva su capacidad legal en la práctica, incluso sin resolución judicial de incapacitación.</text:span></text:span><text:span text:style-name="T1"> Esta deriva es gravísima, y permite:</text:span></text:p>
      <text:list text:style-name="L521">
        <text:list-item>
          <text:p text:style-name="P167">Internamientos de menores sin autorización conjunta ni resolución judicial.</text:p>
        </text:list-item>
        <text:list-item>
          <text:p text:style-name="P167">Aplicación de psicofármacos sin consentimiento completo.</text:p>
        </text:list-item>
        <text:list-item>
          <text:p text:style-name="P167">Informes clínicos sesgados por percepción del entorno familiar como “problemático”.</text:p>
        </text:list-item>
        <text:list-item>
          <text:p text:style-name="P167">Exculpación de centros escolares y clínicos incluso cuando actúan con parcialidad.</text:p>
        </text:list-item>
      </text:list>
      <text:p text:style-name="P411"><text:span text:style-name="T1">La ley obliga a verificar el consentimiento conjunto para tratamientos relevantes. Si uno de los progenitores actúa por su cuenta y el otro se opone, debe decidir un juez, no un médico. Cuando esto no ocurre, hay responsabilidad profesional y administrativa. Cuando además se oculta, se </text:span><text:soft-page-break/><text:span text:style-name="T1">falsea, se cronifica o se genera daño, puede haber </text:span><text:span text:style-name="Strong_20_Emphasis"><text:span text:style-name="T1">delito de lesiones, prevaricación médica o inducción a tratamiento sin consentimiento.</text:span></text:span></text:p>
      <text:h text:style-name="P16" text:outline-level="4">IV. Recomendaciones para la protección efectiva de la infancia en salud mental</text:h>
      <text:list text:style-name="L522">
        <text:list-item>
          <text:p text:style-name="P168">Toda intervención debe ser revisada por al menos dos profesionales independientes, uno de ellos ajeno al centro que propone la medida.</text:p>
        </text:list-item>
        <text:list-item>
          <text:p text:style-name="P168">Se deben grabar todas las entrevistas clínicas con menores, y guardar los registros como protección del menor.</text:p>
        </text:list-item>
        <text:list-item>
          <text:p text:style-name="P168">Se debe exigir consentimiento conjunto de progenitores o resolución judicial en todas las medidas no urgentes.</text:p>
        </text:list-item>
        <text:list-item>
          <text:p text:style-name="P168">La infancia no debe recibir medicación psiquiátrica sin evaluación multidisciplinar, diagnóstico preciso, y consentimiento plenamente informado.</text:p>
        </text:list-item>
        <text:list-item>
          <text:p text:style-name="P168">Cualquier daño derivado de tratamiento debe ser auditado por un equipo independiente.</text:p>
        </text:list-item>
        <text:list-item>
          <text:p text:style-name="P168">La voz del menor debe constar en los informes clínicos. Su voluntad, deseos, miedos y preferencias no son irrelevantes.</text:p>
        </text:list-item>
      </text:list>
      <text:p text:style-name="P411"><text:span text:style-name="T1">En el contexto actual español, </text:span><text:span text:style-name="Strong_20_Emphasis"><text:span text:style-name="T1">la infancia sigue siendo vulnerable a intervenciones clínicas no consentidas, sesgadas, cronificantes o abusivas.</text:span></text:span><text:span text:style-name="T1"> El silencio institucional, la validación automática del criterio médico, y la normalización del diagnóstico precoz como solución universal han generado una cultura del daño que debe ser confrontada jurídicamente.</text:span></text:p>
      <text:p text:style-name="P411"><text:span text:style-name="T1">Esta tesis sostiene que </text:span><text:span text:style-name="Strong_20_Emphasis"><text:span text:style-name="T1">el respeto a la infancia es el criterio mínimo de legitimidad de cualquier sistema sanitario.</text:span></text:span><text:span text:style-name="T1"> Donde se daña a un niño, el sistema ha fallado. Donde se medica sin escuchar, sin probar, sin alternativa, el sistema se ha deshumanizado. La ley no puede ser cómplice. Debe ser herramienta de protección, canal de reparación y escudo contra el abuso.</text:span></text:p>
      <text:h text:style-name="P14" text:outline-level="3"><text:span text:style-name="Strong_20_Emphasis"><text:span text:style-name="T1">El derecho a rechazar tratamiento: límites legales, coerción estructural y violencia institucional encubierta en España</text:span></text:span></text:h>
      <text:h text:style-name="P16" text:outline-level="4">I. ¿Puede una persona rechazar tratamiento psiquiátrico en España?</text:h>
      <text:p text:style-name="P411"><text:span text:style-name="T1">La respuesta jurídica es clara: </text:span><text:span text:style-name="Strong_20_Emphasis"><text:span text:style-name="T1">sí. Toda persona, menor o adulta, tiene derecho a rechazar tratamiento, incluyendo los psiquiátricos.</text:span></text:span><text:span text:style-name="T1"> El artículo 10 de la Ley 41/2002 de autonomía del paciente establece que “toda actuación en el ámbito de la salud requiere el consentimiento libre y voluntario del afectado una vez que, recibida la información, haya valorado las opciones propias del caso”. El consentimiento debe ser informado, específico, revocable en cualquier momento, y documentado.</text:span></text:p>
      <text:p text:style-name="P411"><text:span text:style-name="T1">Las excepciones legales son </text:span><text:span text:style-name="Strong_20_Emphasis"><text:span text:style-name="T1">muy limitadas</text:span></text:span><text:span text:style-name="T1">:</text:span></text:p>
      <text:list text:style-name="L523">
        <text:list-item>
          <text:p text:style-name="P362"><text:span text:style-name="Strong_20_Emphasis"><text:span text:style-name="T1">Urgencia vital</text:span></text:span><text:span text:style-name="T1">, donde la persona no puede expresar su voluntad y la inacción puede causar daño irreversible.</text:span></text:p>
        </text:list-item>
        <text:list-item>
          <text:p text:style-name="P362"><text:span text:style-name="Strong_20_Emphasis"><text:span text:style-name="T1">Internamiento psiquiátrico involuntario</text:span></text:span><text:span text:style-name="T1">, regulado por la Ley 1/2000 de Enjuiciamiento Civil, que exige autorización judicial en 24 horas, revisión periódica y pruebas clínicas objetivas de riesgo inminente.</text:span></text:p>
        </text:list-item>
        <text:list-item>
          <text:p text:style-name="P362"><text:soft-page-break/><text:span text:style-name="Strong_20_Emphasis"><text:span text:style-name="T1">Declaración judicial de incapacidad</text:span></text:span><text:span text:style-name="T1">, figura actualmente derogada y sustituida por sistemas de apoyos ajustados, según el nuevo artículo 12 del Código Civil tras la reforma de 2021.</text:span></text:p>
        </text:list-item>
      </text:list>
      <text:p text:style-name="P411"><text:span text:style-name="T1">Por tanto, </text:span><text:span text:style-name="Strong_20_Emphasis"><text:span text:style-name="T1">ni el diagnóstico psiquiátrico, ni la presión médica, ni la condición económica, ni la minoría de edad por sí sola permiten imponer tratamiento sin el cumplimiento estricto de estos criterios.</text:span></text:span><text:span text:style-name="T1"> La persona —o su representante legal debidamente informado— puede decir no. Y ese no, en derecho, debe ser respetado.</text:span></text:p>
      <text:h text:style-name="P16" text:outline-level="4">II. Las nuevas formas de coerción: extorsión estructural, chantaje institucional y miedo paralizante</text:h>
      <text:p text:style-name="P411"><text:span text:style-name="T1">A pesar del marco legal, </text:span><text:span text:style-name="Strong_20_Emphasis"><text:span text:style-name="T1">la práctica clínica y administrativa en España ha desarrollado formas de coerción más sofisticadas y difíciles de documentar.</text:span></text:span><text:span text:style-name="T1"> Estas coerciones no adoptan necesariamente la forma de contención física, encierro forzado o inyección contra la voluntad, sino de </text:span><text:span text:style-name="Strong_20_Emphasis"><text:span text:style-name="T1">extorsión simbólica, amenaza velada, chantaje asistencial, exclusión selectiva y manipulación institucional.</text:span></text:span><text:span text:style-name="T1"> Entre las formas más comunes:</text:span></text:p>
      <text:list text:style-name="L524">
        <text:list-item>
          <text:p text:style-name="P363"><text:span text:style-name="Strong_20_Emphasis"><text:span text:style-name="T1">Amenaza de perder prestaciones económicas o alojamiento</text:span></text:span><text:span text:style-name="T1"> si no se acepta el tratamiento prescrito. Esto ocurre en centros de servicios sociales, programas de vivienda tutelada, internamientos sociales o asociaciones concertadas.</text:span></text:p>
        </text:list-item>
        <text:list-item>
          <text:p text:style-name="P363"><text:span text:style-name="Strong_20_Emphasis"><text:span text:style-name="T1">Condicionar la custodia de menores o el contacto con hijos a la adherencia psiquiátrica</text:span></text:span><text:span text:style-name="T1">, especialmente en mujeres en situación de vulnerabilidad o tras procesos de institucionalización.</text:span></text:p>
        </text:list-item>
        <text:list-item>
          <text:p text:style-name="P363"><text:span text:style-name="Strong_20_Emphasis"><text:span text:style-name="T1">Negación del alta médica o del informe clínico necesario para otros trámites</text:span></text:span><text:span text:style-name="T1"> (laborales, judiciales, académicos) si la persona no toma la medicación.</text:span></text:p>
        </text:list-item>
        <text:list-item>
          <text:p text:style-name="P363"><text:span text:style-name="Strong_20_Emphasis"><text:span text:style-name="T1">Uso del diagnóstico como amenaza: “si no aceptas esto, te pondrán otro diagnóstico más grave”</text:span></text:span><text:span text:style-name="T1">.</text:span></text:p>
        </text:list-item>
        <text:list-item>
          <text:p text:style-name="P363"><text:span text:style-name="Strong_20_Emphasis"><text:span text:style-name="T1">Intervenciones escolares sin conocimiento del menor o de los progenitores, y amenaza de intervención del sistema de protección si se cuestiona el tratamiento propuesto.</text:span></text:span></text:p>
        </text:list-item>
        <text:list-item>
          <text:p text:style-name="P363"><text:span text:style-name="Strong_20_Emphasis"><text:span text:style-name="T1">Intimidación verbal directa, amenazas implícitas, tono de desprecio o burla por parte del personal clínico o administrativo</text:span></text:span><text:span text:style-name="T1"> cuando la persona expresa su voluntad de dejar la medicación o explorar alternativas.</text:span></text:p>
        </text:list-item>
        <text:list-item>
          <text:p text:style-name="P363"><text:span text:style-name="Strong_20_Emphasis"><text:span text:style-name="T1">Condicionar el acceso a recursos de rehabilitación, vivienda o empleo protegido a la aceptación plena del tratamiento psiquiátrico</text:span></text:span><text:span text:style-name="T1"> sin posibilidad de adaptación individualizada.</text:span></text:p>
        </text:list-item>
      </text:list>
      <text:p text:style-name="P411"><text:span text:style-name="T1">Estas formas de coerción son </text:span><text:span text:style-name="Strong_20_Emphasis"><text:span text:style-name="T1">igualmente ilegales</text:span></text:span><text:span text:style-name="T1">, aunque estén normalizadas. Se apoyan en una cultura institucional que </text:span><text:span text:style-name="Strong_20_Emphasis"><text:span text:style-name="T1">patologiza el desacuerdo</text:span></text:span><text:span text:style-name="T1">, considera la crítica como síntoma, y convierte la voluntad en prueba de enfermedad. La consecuencia es </text:span><text:span text:style-name="Strong_20_Emphasis"><text:span text:style-name="T1">la anulación del consentimiento como acto libre, y la instauración del miedo como principio organizador de la relación terapéutica.</text:span></text:span></text:p>
      <text:h text:style-name="P16" text:outline-level="4">III. Miedo paralizante y ausencia de lugar seguro: el daño estructural del sistema</text:h>
      <text:p text:style-name="P411"><text:span text:style-name="T1">El aspecto más devastador de esta violencia institucional encubierta es </text:span><text:span text:style-name="Strong_20_Emphasis"><text:span text:style-name="T1">el silenciamiento absoluto de la persona afectada.</text:span></text:span><text:span text:style-name="T1"> En contextos de vulnerabilidad extrema —falta de vivienda, antecedentes de internamiento, pobreza, precariedad migratoria, aislamiento social— el “derecho” a rechazar tratamiento se convierte en ficción. </text:span><text:span text:style-name="Strong_20_Emphasis"><text:span text:style-name="T1">Decir que no implica perderlo todo.</text:span></text:span></text:p>
      <text:p text:style-name="P183">No existe consentimiento posible si:</text:p>
      <text:list text:style-name="L525">
        <text:list-item>
          <text:p text:style-name="P169"><text:soft-page-break/>Decir no implica quedarse en la calle.</text:p>
        </text:list-item>
        <text:list-item>
          <text:p text:style-name="P169">Decir no implica perder la custodia de tus hijos.</text:p>
        </text:list-item>
        <text:list-item>
          <text:p text:style-name="P169">Decir no implica no poder trabajar, estudiar o acceder a una residencia.</text:p>
        </text:list-item>
        <text:list-item>
          <text:p text:style-name="P169">Decir no implica que se active una nueva internación, ahora forzosa.</text:p>
        </text:list-item>
        <text:list-item>
          <text:p text:style-name="P169">Decir no implica ser catalogado como “no colaborador”, “negador” o “trastorno de personalidad”, abriendo la puerta a más medicalización y exclusión.</text:p>
        </text:list-item>
      </text:list>
      <text:p text:style-name="P411"><text:span text:style-name="T1">El consentimiento informado </text:span><text:span text:style-name="Strong_20_Emphasis"><text:span text:style-name="T1">no es sólo un papel firmado. Es una práctica relacional, situada, con garantías efectivas.</text:span></text:span><text:span text:style-name="T1"> Donde no hay lugar seguro, no hay decisión libre. Donde todo es coerción encubierta, el sistema está colapsado éticamente.</text:span></text:p>
      <text:h text:style-name="P16" text:outline-level="4">IV. Recomendaciones para garantizar el derecho real a rechazar tratamiento</text:h>
      <text:list text:style-name="L526">
        <text:list-item>
          <text:p text:style-name="P364"><text:span text:style-name="Strong_20_Emphasis"><text:span text:style-name="T1">Documentación sistemática del consentimiento revocable</text:span></text:span><text:span text:style-name="T1"> en cada acto clínico, incluyendo notas de negativa explícita y las razones expresadas.</text:span></text:p>
        </text:list-item>
        <text:list-item>
          <text:p text:style-name="P364"><text:span text:style-name="Strong_20_Emphasis"><text:span text:style-name="T1">Formación legal obligatoria del personal sanitario y social en el principio de autonomía y el delito de coacción institucional.</text:span></text:span></text:p>
        </text:list-item>
        <text:list-item>
          <text:p text:style-name="P364"><text:span text:style-name="Strong_20_Emphasis"><text:span text:style-name="T1">Protocolos de supervisión externa obligatoria</text:span></text:span><text:span text:style-name="T1"> en casos donde la negativa sea seguida de consecuencias estructurales (pérdida de vivienda, custodia, prestaciones).</text:span></text:p>
        </text:list-item>
        <text:list-item>
          <text:p text:style-name="P364"><text:span text:style-name="Strong_20_Emphasis"><text:span text:style-name="T1">Espacios seguros de asesoría legal gratuita</text:span></text:span><text:span text:style-name="T1">, accesibles desde cualquier centro de salud mental.</text:span></text:p>
        </text:list-item>
        <text:list-item>
          <text:p text:style-name="P364"><text:span text:style-name="Strong_20_Emphasis"><text:span text:style-name="T1">Revisión judicial inmediata obligatoria ante cualquier represalia asistencial tras negativa a tratamiento.</text:span></text:span></text:p>
        </text:list-item>
        <text:list-item>
          <text:p text:style-name="P364"><text:span text:style-name="Strong_20_Emphasis"><text:span text:style-name="T1">Mecanismos de queja anónimos y auditables</text:span></text:span><text:span text:style-name="T1">, con protección de testigos y denunciantes.</text:span></text:p>
        </text:list-item>
        <text:list-item>
          <text:p text:style-name="P364"><text:span text:style-name="Strong_20_Emphasis"><text:span text:style-name="T1">Lugares de resguardo comunitario para quienes huyen del sistema clínico coercitivo</text:span></text:span><text:span text:style-name="T1">, articulados con redes de salud no institucionalizadas.</text:span></text:p>
        </text:list-item>
      </text:list>
      <text:p text:style-name="P411"><text:span text:style-name="T1">El derecho a rechazar tratamiento no es un lujo. Es un derecho humano básico. La salud no puede construirse sobre el miedo. La coerción —abierta o encubierta— </text:span><text:span text:style-name="Strong_20_Emphasis"><text:span text:style-name="T1">anula la relación terapéutica, cronifica el sufrimiento, y reproduce violencia bajo ropaje médico.</text:span></text:span></text:p>
      <text:p text:style-name="P183">Mientras una persona tenga miedo de hablar, el sistema no es seguro. Mientras un no implique castigo, el consentimiento no existe. Mientras el desacuerdo sea patologizado, no hay tratamiento, hay represión.</text:p>
      <text:p text:style-name="P183">El sistema debe escuchar, no doblegar. Cuidar, no controlar. Acompañar, no someter. Eso es salud.</text:p>
      <text:h text:style-name="P14" text:outline-level="3"><text:span text:style-name="Strong_20_Emphasis"><text:span text:style-name="T1">Intervenciones experimentales, tecnologías de alto riesgo y muerte bajo coacción: límites legales, responsabilidad penal y urgencia ética</text:span></text:span></text:h>
      <text:h text:style-name="P16" text:outline-level="4">I. Intervenciones experimentales: promesas falsas, consentimiento manipulado y víctimas invisibles</text:h>
      <text:p text:style-name="P411"><text:span text:style-name="T1">La desesperación, cuando es inducida o ignorada, no puede ser la base de un consentimiento clínico válido. En los últimos años, ha proliferado el uso de </text:span><text:span text:style-name="Strong_20_Emphasis"><text:span text:style-name="T1">tecnologías experimentales en salud mental</text:span></text:span><text:span text:style-name="T1"> —desde implantes cerebrales, estimulación profunda, neurointerfaz, inteligencia artificial aplicada al diagnóstico, hasta ensayos clínicos de sustancias psicodélicas o farmacogenética— en </text:span><text:span text:style-name="Strong_20_Emphasis"><text:span text:style-name="T1">personas </text:span></text:span><text:soft-page-break/><text:span text:style-name="Strong_20_Emphasis"><text:span text:style-name="T1">previamente etiquetadas como “pacientes resistentes” o “sin alternativa”.</text:span></text:span><text:span text:style-name="T1"> Muchos de estos casos se producen bajo condiciones de:</text:span></text:p>
      <text:list text:style-name="L527">
        <text:list-item>
          <text:p text:style-name="P365"><text:span text:style-name="Strong_20_Emphasis"><text:span text:style-name="T1">Información incompleta o manipulada</text:span></text:span><text:span text:style-name="T1">, que oculta riesgos reales o magnifica beneficios hipotéticos.</text:span></text:p>
        </text:list-item>
        <text:list-item>
          <text:p text:style-name="P365"><text:span text:style-name="Strong_20_Emphasis"><text:span text:style-name="T1">Seducción emocional o presión moral</text:span></text:span><text:span text:style-name="T1">: “no hay otra salida”, “esto te salvará”, “si no lo pruebas, no quieres mejorar”.</text:span></text:p>
        </text:list-item>
        <text:list-item>
          <text:p text:style-name="P365"><text:span text:style-name="Strong_20_Emphasis"><text:span text:style-name="T1">Ausencia de revisión ética independiente o supervisión real</text:span></text:span><text:span text:style-name="T1">, especialmente en instituciones privadas o concertadas.</text:span></text:p>
        </text:list-item>
        <text:list-item>
          <text:p text:style-name="P365"><text:span text:style-name="Strong_20_Emphasis"><text:span text:style-name="T1">Negación del derecho a interrumpir el ensayo sin represalia clínica.</text:span></text:span></text:p>
        </text:list-item>
        <text:list-item>
          <text:p text:style-name="P365"><text:span text:style-name="Strong_20_Emphasis"><text:span text:style-name="T1">Falsificación o omisión de efectos adversos en la documentación oficial.</text:span></text:span></text:p>
        </text:list-item>
      </text:list>
      <text:p text:style-name="P411"><text:span text:style-name="T1">El consentimiento en estos casos es </text:span><text:span text:style-name="Strong_20_Emphasis"><text:span text:style-name="T1">fraudulento por inducción, por asimetría estructural y por coacción encubierta.</text:span></text:span><text:span text:style-name="T1"> Muchas personas han muerto durante o tras estos procedimientos, no por suicidio espontáneo, sino por </text:span><text:span text:style-name="Strong_20_Emphasis"><text:span text:style-name="T1">depresión inducida por efectos secundarios no gestionados, exclusión posterior a los ensayos, o abandono asistencial.</text:span></text:span><text:span text:style-name="T1"> La responsabilidad institucional y penal es incuestionable.</text:span></text:p>
      <text:h text:style-name="P16" text:outline-level="4">II. Límite legal estricto: qué dice el derecho español y europeo</text:h>
      <text:p text:style-name="P411"><text:span text:style-name="T1">La </text:span><text:span text:style-name="Strong_20_Emphasis"><text:span text:style-name="T1">Ley de Investigación Biomédica 14/2007</text:span></text:span><text:span text:style-name="T1"> y el </text:span><text:span text:style-name="Strong_20_Emphasis"><text:span text:style-name="T1">Reglamento Europeo 536/2014 sobre ensayos clínicos</text:span></text:span><text:span text:style-name="T1"> establecen claramente que:</text:span></text:p>
      <text:list text:style-name="L528">
        <text:list-item>
          <text:p text:style-name="P366"><text:span text:style-name="Strong_20_Emphasis"><text:span text:style-name="T1">Ningún ensayo clínico puede realizarse en personas en situación de dependencia, coacción, institucionalización o vulnerabilidad agravada sin garantías reforzadas.</text:span></text:span></text:p>
        </text:list-item>
        <text:list-item>
          <text:p text:style-name="P366"><text:span text:style-name="Strong_20_Emphasis"><text:span text:style-name="T1">El consentimiento debe ser libre, informado, escrito, específico y verificable.</text:span></text:span></text:p>
        </text:list-item>
        <text:list-item>
          <text:p text:style-name="P366"><text:span text:style-name="Strong_20_Emphasis"><text:span text:style-name="T1">Debe existir una revisión ética independiente, externa al promotor, sin conflicto de interés.</text:span></text:span></text:p>
        </text:list-item>
        <text:list-item>
          <text:p text:style-name="P366"><text:span text:style-name="Strong_20_Emphasis"><text:span text:style-name="T1">Toda persona debe poder retirarse del ensayo en cualquier momento, sin consecuencias negativas.</text:span></text:span></text:p>
        </text:list-item>
        <text:list-item>
          <text:p text:style-name="P366"><text:span text:style-name="Strong_20_Emphasis"><text:span text:style-name="T1">Los efectos adversos deben registrarse, comunicarse a la AEMPS (Agencia Española de Medicamentos y Productos Sanitarios), y dar lugar a paralización del ensayo si se detecta riesgo grave.</text:span></text:span></text:p>
        </text:list-item>
      </text:list>
      <text:p text:style-name="P411"><text:span text:style-name="T1">El incumplimiento de estos requisitos configura </text:span><text:span text:style-name="Strong_20_Emphasis"><text:span text:style-name="T1">responsabilidad penal directa por homicidio imprudente, lesiones, falsedad documental, omisión del deber de socorro o experimentación ilegal en seres humanos.</text:span></text:span><text:span text:style-name="T1"> Además, se pueden activar mecanismos civiles de indemnización, sanciones administrativas y retirada de autorizaciones al promotor, investigador o institución.</text:span></text:p>
      <text:p text:style-name="P411"><text:span text:style-name="T1">El Código Penal español, en sus artículos 159 y 160, establece que </text:span><text:span text:style-name="Strong_20_Emphasis"><text:span text:style-name="T1">la experimentación médica sin consentimiento válido o con resultado lesivo es delito.</text:span></text:span><text:span text:style-name="T1"> El artículo 147 tipifica las lesiones graves derivadas de prácticas médicas. El 195 sanciona la omisión de socorro si se abandona a la persona tras el daño.</text:span></text:p>
      <text:p text:style-name="P411"><text:span text:style-name="T1">Cuando la persona muere y hay evidencia de manipulación, ocultación de riesgos, o encubrimiento institucional, </text:span><text:span text:style-name="Strong_20_Emphasis"><text:span text:style-name="T1">puede configurarse homicidio por imprudencia grave o incluso dolo eventual.</text:span></text:span></text:p>
      <text:h text:style-name="P16" text:outline-level="4"><text:soft-page-break/>III. Responsabilidad individual y colectiva: del investigador al sistema</text:h>
      <text:p text:style-name="P183">La responsabilidad no recae únicamente en quien aplica la técnica o dirige el ensayo. La cadena es amplia:</text:p>
      <text:list text:style-name="L529">
        <text:list-item>
          <text:p text:style-name="P367"><text:span text:style-name="Strong_20_Emphasis"><text:span text:style-name="T1">El promotor</text:span></text:span><text:span text:style-name="T1"> (empresa, universidad, institución) responde penal y civilmente por las condiciones de diseño, financiación y control del estudio.</text:span></text:p>
        </text:list-item>
        <text:list-item>
          <text:p text:style-name="P367"><text:span text:style-name="Strong_20_Emphasis"><text:span text:style-name="T1">El comité ético</text:span></text:span><text:span text:style-name="T1">, si aprueba sin revisar críticamente los riesgos, incurre en negligencia grave o prevaricación técnica.</text:span></text:p>
        </text:list-item>
        <text:list-item>
          <text:p text:style-name="P367"><text:span text:style-name="Strong_20_Emphasis"><text:span text:style-name="T1">El equipo clínico</text:span></text:span><text:span text:style-name="T1">, si participa sin garantizar el consentimiento y la seguridad, es corresponsable penal.</text:span></text:p>
        </text:list-item>
        <text:list-item>
          <text:p text:style-name="P367"><text:span text:style-name="Strong_20_Emphasis"><text:span text:style-name="T1">La administración sanitaria</text:span></text:span><text:span text:style-name="T1">, si autoriza sin auditar o permite prácticas fuera de protocolo, incurre en responsabilidad administrativa y política.</text:span></text:p>
        </text:list-item>
        <text:list-item>
          <text:p text:style-name="P367"><text:span text:style-name="Strong_20_Emphasis"><text:span text:style-name="T1">El sistema judicial</text:span></text:span><text:span text:style-name="T1">, si no investiga tras muertes sospechosas, puede ser cómplice estructural del daño.</text:span></text:p>
        </text:list-item>
      </text:list>
      <text:p text:style-name="P411"><text:span text:style-name="T1">En muchos casos, la persona afectada </text:span><text:span text:style-name="Strong_20_Emphasis"><text:span text:style-name="T1">ni siquiera entiende que participa en un ensayo.</text:span></text:span><text:span text:style-name="T1"> Lo ve como una “última oportunidad”, ofrecida en un momento de desesperación extrema, con lenguaje técnico inabordable y promesas emocionales. No se le ofrece alternativa real, ni apoyo psicológico independiente. Cuando todo falla, la respuesta institucional es el silencio.</text:span></text:p>
      <text:h text:style-name="P16" text:outline-level="4">IV. Propuestas para detener el daño y garantizar justicia</text:h>
      <text:list text:style-name="L530">
        <text:list-item>
          <text:p text:style-name="P368"><text:span text:style-name="Strong_20_Emphasis"><text:span text:style-name="T1">Prohibición explícita de intervención experimental en personas sin garantía plena de condiciones materiales, psicosociales y jurídicas para ejercer un consentimiento informado.</text:span></text:span></text:p>
        </text:list-item>
        <text:list-item>
          <text:p text:style-name="P368"><text:span text:style-name="Strong_20_Emphasis"><text:span text:style-name="T1">Revisión jurídica obligatoria de todo ensayo en salud mental en población vulnerable.</text:span></text:span></text:p>
        </text:list-item>
        <text:list-item>
          <text:p text:style-name="P368"><text:span text:style-name="Strong_20_Emphasis"><text:span text:style-name="T1">Registro público y actualizado de toda intervención experimental activa en territorio español, accesible por nombre de institución, persona promotora y efectos adversos documentados.</text:span></text:span></text:p>
        </text:list-item>
        <text:list-item>
          <text:p text:style-name="P368"><text:span text:style-name="Strong_20_Emphasis"><text:span text:style-name="T1">Mecanismo judicial rápido en caso de muerte, efectos adversos graves o denuncia de la persona implicada.</text:span></text:span></text:p>
        </text:list-item>
        <text:list-item>
          <text:p text:style-name="P368"><text:span text:style-name="Strong_20_Emphasis"><text:span text:style-name="T1">Derecho automático a asistencia legal gratuita, acompañamiento psicosocial y reparación económica si el ensayo produce daño.</text:span></text:span></text:p>
        </text:list-item>
        <text:list-item>
          <text:p text:style-name="P368"><text:span text:style-name="Strong_20_Emphasis"><text:span text:style-name="T1">Suspensión inmediata de toda institución que oculte datos, manipule consentimiento o impida la salida del estudio.</text:span></text:span></text:p>
        </text:list-item>
        <text:list-item>
          <text:p text:style-name="P368"><text:span text:style-name="Strong_20_Emphasis"><text:span text:style-name="T1">Educación pública masiva sobre el derecho a decir no, incluso cuando todo parece perdido.</text:span></text:span></text:p>
        </text:list-item>
      </text:list>
      <text:p text:style-name="P183">El progreso médico no puede construirse sobre cadáveres. La desesperación de las personas no es terreno legítimo para la experimentación sin control. La psiquiatría, la neurología y la tecnología aplicada a la salud deben rendir cuentas como cualquier otra práctica humana. Donde hay vida humana, hay dignidad. Donde hay daño, debe haber justicia.</text:p>
      <text:p text:style-name="P183">Esta tesis no solo documenta el sufrimiento. Lo enfrenta con rigor legal, verdad científica y responsabilidad histórica. Porque el silencio mata. Porque sin justicia, no hay ciencia.</text:p>
      <text:p text:style-name="P183"/>
      <text:p text:style-name="P208"><text:soft-page-break/>4.4 Maltrato y trato sin consentimiento, medicalización punitiva y tortuna médica</text:p>
      <text:h text:style-name="P11" text:outline-level="3"><text:span text:style-name="Strong_20_Emphasis"><text:span text:style-name="T65">Maltrato y trato sin consentimiento, medicalización punitiva y tortura médica (pp. 711–750)</text:span></text:span></text:h>
      <text:p text:style-name="P411"><text:span text:style-name="Strong_20_Emphasis"><text:span text:style-name="T1">De la desesperanza inducida al consentimiento viciado: la negación estructural del derecho a vivir con dignidad</text:span></text:span></text:p>
      <text:p text:style-name="P411"><text:span text:style-name="T1">La violencia psiquiátrica no siempre se manifiesta en forma de golpes, grilletes o aislamientos visibles. A menudo se disfraza de cuidado, se legitima como tratamiento, se interioriza como norma profesional, y se reproduce como rutina de sistema. Esta sección aborda, con base empírica y rigor analítico, la </text:span><text:span text:style-name="Strong_20_Emphasis"><text:span text:style-name="T1">triple relación entre maltrato institucional, medicalización punitiva y tortura médica</text:span></text:span><text:span text:style-name="T1">, particularmente cuando las intervenciones se aplican </text:span><text:span text:style-name="Strong_20_Emphasis"><text:span text:style-name="T1">sin consentimiento válido, en contextos de sufrimiento extremo y abandono social</text:span></text:span><text:span text:style-name="T1">, donde la persona es reducida a objeto de manejo clínico, sin voz ni posibilidad de disenso.</text:span></text:p>
      <text:p text:style-name="P183">En este escenario, el consentimiento es sólo una ficción burocrática, un simulacro legitimador que perpetúa el daño bajo apariencia de asistencia. Esta es la anatomía del desprecio institucional a la vida, que esta tesis denuncia con evidencia, ley y palabra científica.</text:p>
      <text:p text:style-name="P23"/>
      <text:h text:style-name="P16" text:outline-level="4">4.4.1 El consentimiento bajo tortura: cuando la desesperanza es producida</text:h>
      <text:p text:style-name="P183">En cualquier marco jurídico o bioético riguroso, el consentimiento clínico sólo es válido si cumple al menos tres condiciones:</text:p>
      <text:list text:style-name="L531">
        <text:list-item>
          <text:p text:style-name="P369"><text:span text:style-name="Strong_20_Emphasis"><text:span text:style-name="T1">Información adecuada, completa, comprensible.</text:span></text:span></text:p>
        </text:list-item>
        <text:list-item>
          <text:p text:style-name="P369"><text:span text:style-name="Strong_20_Emphasis"><text:span text:style-name="T1">Ausencia de coacción, presión, amenaza o miedo.</text:span></text:span></text:p>
        </text:list-item>
        <text:list-item>
          <text:p text:style-name="P369"><text:span text:style-name="Strong_20_Emphasis"><text:span text:style-name="T1">Capacidad real para elegir entre alternativas viables.</text:span></text:span></text:p>
        </text:list-item>
      </text:list>
      <text:p text:style-name="P411"><text:span text:style-name="T1">Nada de esto se da en los escenarios psiquiátricos que esta tesis documenta. Cuando una persona </text:span><text:span text:style-name="Strong_20_Emphasis"><text:span text:style-name="T1">es víctima de violencia estructural previa</text:span></text:span><text:span text:style-name="T1">, ha sido institucionalizada sin garantía, arrastrada por la criminalización de su sufrimiento, o despojada de su autonomía, </text:span><text:span text:style-name="Strong_20_Emphasis"><text:span text:style-name="T1">el consentimiento otorgado a una intervención médica no es libre, sino forzado.</text:span></text:span><text:span text:style-name="T1"> El “sí” pronunciado no nace del convencimiento, sino del miedo. La resignación no es aceptación. La desesperanza no es consentimiento.</text:span></text:p>
      <text:p text:style-name="P411"><text:span text:style-name="T1">A lo largo de los resultados analizados, se repite una constante: </text:span><text:span text:style-name="Strong_20_Emphasis"><text:span text:style-name="T1">el contexto clínico, educativo, judicial o social ha inducido un estado de indefensión aprendida</text:span></text:span><text:span text:style-name="T1">, donde la única opción percibida por la persona es </text:span><text:span text:style-name="Strong_20_Emphasis"><text:span text:style-name="T1">“aceptar lo que me hacen o perderlo todo”</text:span></text:span><text:span text:style-name="T1">. Se trata de consentimiento bajo extorsión sistémica, absolutamente viciado, jurídicamente nulo, éticamente inaceptable.</text:span></text:p>
      <text:p text:style-name="P23"/>
      <text:h text:style-name="P16" text:outline-level="4">4.4.2 Medicalización punitiva: la psiquiatría como castigo del sufrimiento</text:h>
      <text:p text:style-name="P411"><text:span text:style-name="T1">Las respuestas profesionales recabadas en la tesis muestran cómo la psiquiatría sigue operando, en muchos contextos, como </text:span><text:span text:style-name="Strong_20_Emphasis"><text:span text:style-name="T1">instrumento disciplinario</text:span></text:span><text:span text:style-name="T1">, no como práctica de cuidado. Se medicaliza la pobreza, la rebeldía, la tristeza, la disidencia, la diferencia, el dolor, la memoria del trauma. Pero sobre todo, </text:span><text:span text:style-name="Strong_20_Emphasis"><text:span text:style-name="T1">se medicaliza la consecuencia directa de haber sido dañada por el propio sistema.</text:span></text:span></text:p>
      <text:p text:style-name="P183"><text:soft-page-break/>El sufrimiento inducido por maltrato institucional, violencia familiar, exclusión social o desprotección infantil se transforma en trastorno mental, sin rastrear causas ni ofrecer reparación. La respuesta es farmacológica. El diagnóstico es inmediato. El control es la prioridad.</text:p>
      <text:p text:style-name="P183">En estas condiciones, la prescripción de antipsicóticos, estabilizadores, benzodiacepinas o internamiento se convierte en:</text:p>
      <text:list text:style-name="L532">
        <text:list-item>
          <text:p text:style-name="P370"><text:span text:style-name="Strong_20_Emphasis"><text:span text:style-name="T1">Medida disciplinaria ante el disenso o la insubordinación.</text:span></text:span></text:p>
        </text:list-item>
        <text:list-item>
          <text:p text:style-name="P370"><text:span text:style-name="Strong_20_Emphasis"><text:span text:style-name="T1">Castigo simbólico por haber expresado malestar.</text:span></text:span></text:p>
        </text:list-item>
        <text:list-item>
          <text:p text:style-name="P370"><text:span text:style-name="Strong_20_Emphasis"><text:span text:style-name="T1">Neutralización política de la crítica al sistema.</text:span></text:span></text:p>
        </text:list-item>
        <text:list-item>
          <text:p text:style-name="P370"><text:span text:style-name="Strong_20_Emphasis"><text:span text:style-name="T1">Obstáculo para la credibilidad legal de la persona.</text:span></text:span></text:p>
        </text:list-item>
      </text:list>
      <text:p text:style-name="P411"><text:span text:style-name="T1">Esto no es atención sanitaria. Es </text:span><text:span text:style-name="Strong_20_Emphasis"><text:span text:style-name="T1">medicalización punitiva</text:span></text:span><text:span text:style-name="T1">, es decir, la utilización de herramientas clínicas con finalidad represiva, coercitiva, degradante. Su resultado es la cronificación del daño, la muerte simbólica, y a veces, la muerte literal.</text:span></text:p>
      <text:p text:style-name="P23"/>
      <text:h text:style-name="P16" text:outline-level="4">4.4.3 Tortura médica: cuando el procedimiento deviene crimen</text:h>
      <text:p text:style-name="P411"><text:span text:style-name="T1">La </text:span><text:span text:style-name="Strong_20_Emphasis"><text:span text:style-name="T1">tortura médica</text:span></text:span><text:span text:style-name="T1"> no es sólo una figura legal. Es una realidad documentada por múltiples organismos internacionales. Según las </text:span><text:span text:style-name="Strong_20_Emphasis"><text:span text:style-name="T1">Naciones Unidas</text:span></text:span><text:span text:style-name="T1">, la tortura incluye </text:span><text:span text:style-name="Strong_20_Emphasis"><text:span text:style-name="T1">“cualquier acto mediante el cual se inflige intencionadamente a una persona dolores o sufrimientos graves, físicos o mentales, con el fin de obtener información o una confesión, castigarla por un acto que haya cometido o se sospeche que haya cometido, o intimidarla o coaccionarla”</text:span></text:span><text:span text:style-name="T1">, con la complicidad o aquiescencia de funcionarios públicos.</text:span></text:p>
      <text:p text:style-name="P183">Muchos procedimientos psiquiátricos cumplen estos criterios cuando:</text:p>
      <text:list text:style-name="L533">
        <text:list-item>
          <text:p text:style-name="P371"><text:span text:style-name="Strong_20_Emphasis"><text:span text:style-name="T1">Se aplican sin consentimiento válido.</text:span></text:span></text:p>
        </text:list-item>
        <text:list-item>
          <text:p text:style-name="P371"><text:span text:style-name="Strong_20_Emphasis"><text:span text:style-name="T1">Producen sufrimiento grave previsible y evitable.</text:span></text:span></text:p>
        </text:list-item>
        <text:list-item>
          <text:p text:style-name="P371"><text:span text:style-name="Strong_20_Emphasis"><text:span text:style-name="T1">Se repiten pese a no mostrar beneficio clínico.</text:span></text:span></text:p>
        </text:list-item>
        <text:list-item>
          <text:p text:style-name="P371"><text:span text:style-name="Strong_20_Emphasis"><text:span text:style-name="T1">Se realizan con conocimiento del daño y sin justificación médica real.</text:span></text:span></text:p>
        </text:list-item>
        <text:list-item>
          <text:p text:style-name="P371"><text:span text:style-name="Strong_20_Emphasis"><text:span text:style-name="T1">Se aplican como respuesta al comportamiento y no a la necesidad.</text:span></text:span></text:p>
        </text:list-item>
      </text:list>
      <text:p text:style-name="P183">En particular, las prácticas de:</text:p>
      <text:list text:style-name="L534">
        <text:list-item>
          <text:p text:style-name="P170">Contención física prolongada.</text:p>
        </text:list-item>
        <text:list-item>
          <text:p text:style-name="P170">Inyección forzada de fármacos no autorizados.</text:p>
        </text:list-item>
        <text:list-item>
          <text:p text:style-name="P170">Internamiento involuntario con privación sensorial.</text:p>
        </text:list-item>
        <text:list-item>
          <text:p text:style-name="P170">Exposición a procedimientos sin información adecuada.</text:p>
        </text:list-item>
        <text:list-item>
          <text:p text:style-name="P170">Prohibición sistemática de contacto exterior o asistencia jurídica.</text:p>
        </text:list-item>
      </text:list>
      <text:p text:style-name="P411"><text:span text:style-name="T1">constituyen </text:span><text:span text:style-name="Strong_20_Emphasis"><text:span text:style-name="T1">formas contemporáneas de tortura médica.</text:span></text:span><text:span text:style-name="T1"> El hecho de que sean avaladas por instituciones sanitarias no las hace legítimas. Las convierte en más peligrosas, más invisibles y más impunes.</text:span></text:p>
      <text:p text:style-name="P23"><text:soft-page-break/></text:p>
      <text:h text:style-name="P16" text:outline-level="4">4.4.4 Desprecio estructural a la vida: la lógica del descarte</text:h>
      <text:p text:style-name="P411"><text:span text:style-name="T1">El sistema no sólo daña. </text:span><text:span text:style-name="Strong_20_Emphasis"><text:span text:style-name="T1">Clasifica, descarta, sacrifica.</text:span></text:span><text:span text:style-name="T1"> A través de sus algoritmos administrativos, sus protocolos homogéneos, sus modelos diagnósticos desactualizados, </text:span><text:span text:style-name="Strong_20_Emphasis"><text:span text:style-name="T1">decide quién merece ser escuchado y quién no; quién vivirá con derechos y quién será reducido a objeto clínico.</text:span></text:span><text:span text:style-name="T1"> Esta lógica de descarte se refleja en:</text:span></text:p>
      <text:list text:style-name="L535">
        <text:list-item>
          <text:p text:style-name="P171">Diagnósticos de cronicidad como sentencia sin apelación.</text:p>
        </text:list-item>
        <text:list-item>
          <text:p text:style-name="P171">Internamientos repetidos sin revisión efectiva.</text:p>
        </text:list-item>
        <text:list-item>
          <text:p text:style-name="P171">Suspensión de acceso a recursos sociales por conducta o etiqueta clínica.</text:p>
        </text:list-item>
        <text:list-item>
          <text:p text:style-name="P171">Deslegitimación de la palabra de la víctima como “síntoma”.</text:p>
        </text:list-item>
        <text:list-item>
          <text:p text:style-name="P171">Infantilización perpetua, incluso en la adultez.</text:p>
        </text:list-item>
      </text:list>
      <text:p text:style-name="P411"><text:span text:style-name="T1">Todo esto constituye una forma de </text:span><text:span text:style-name="Strong_20_Emphasis"><text:span text:style-name="T1">epistemicidio</text:span></text:span><text:span text:style-name="T1">, de negación del valor de la vida no conforme, de estructuración de la muerte civil a través del aparato sanitario. No es un error del sistema. Es el sistema funcionando según su diseño defectuoso.</text:span></text:p>
      <text:p text:style-name="P23"/>
      <text:h text:style-name="P16" text:outline-level="4">4.4.5 Reconstrucción ética: hacia un nuevo pacto de cuidados</text:h>
      <text:p text:style-name="P411"><text:span text:style-name="T1">Frente a este escenario, </text:span><text:span text:style-name="Strong_20_Emphasis"><text:span text:style-name="T1">la tesis propone un cambio radical en la relación entre el saber médico, el poder institucional y el derecho a vivir con dignidad.</text:span></text:span><text:span text:style-name="T1"> No hay solución sin transformación de raíz, y esa transformación debe incluir:</text:span></text:p>
      <text:list text:style-name="L536">
        <text:list-item>
          <text:p text:style-name="P372"><text:span text:style-name="Strong_20_Emphasis"><text:span text:style-name="T1">Abandono definitivo de toda práctica sin consentimiento informado pleno, verificable y libre.</text:span></text:span></text:p>
        </text:list-item>
        <text:list-item>
          <text:p text:style-name="P372"><text:span text:style-name="Strong_20_Emphasis"><text:span text:style-name="T1">Desmontaje legal y clínico de las prácticas de coerción, internamiento no voluntario y medicalización como control.</text:span></text:span></text:p>
        </text:list-item>
        <text:list-item>
          <text:p text:style-name="P372"><text:span text:style-name="Strong_20_Emphasis"><text:span text:style-name="T1">Implementación de protocolos de revisión externa, por comités mixtos con representación de personas usuarias, profesionales independientes y defensores de derechos.</text:span></text:span></text:p>
        </text:list-item>
        <text:list-item>
          <text:p text:style-name="P372"><text:span text:style-name="Strong_20_Emphasis"><text:span text:style-name="T1">Sistema de justicia restaurativa en salud, con memoria, reparación y garantías de no repetición.</text:span></text:span></text:p>
        </text:list-item>
        <text:list-item>
          <text:p text:style-name="P372"><text:span text:style-name="Strong_20_Emphasis"><text:span text:style-name="T1">Educación integral en derechos humanos y ética del cuidado, desde la universidad hasta la práctica clínica diaria.</text:span></text:span></text:p>
        </text:list-item>
      </text:list>
      <text:p text:style-name="P183">Este pacto no puede construirse sin verdad. Sin aceptar que muchas muertes, muchas vidas rotas, muchos cuerpos anestesiados no fueron efectos secundarios. Fueron consecuencias directas de decisiones clínicas, administrativas y políticas. Y esas decisiones tienen responsables. Y esos responsables deben rendir cuentas.</text:p>
      <text:p text:style-name="P208">Esta sección no es un alegato. Es una prueba. Una reconstrucción documentada de cómo el sistema sanitario puede convertirse, si no es intervenido críticamente, en agente de tortura médica y maltrato institucional masivo.</text:p>
      <text:p text:style-name="P183"><text:soft-page-break/>Nadie debería morir por buscar ayuda. Nadie debería ser obligado a vivir dopado, encerrado, humillado. Nadie debería temer hablar por miedo a perder su libertad o su credibilidad. Nadie debería sobrevivir a costa de su dignidad.</text:p>
      <text:p text:style-name="P411"><text:span text:style-name="T1">Esta tesis no pide reformas. </text:span><text:span text:style-name="Strong_20_Emphasis"><text:span text:style-name="T1">Exige justicia. Exige vida. Exige verdad.</text:span></text:span></text:p>
      <text:h text:style-name="P11" text:outline-level="3"><text:span text:style-name="Strong_20_Emphasis"><text:span text:style-name="T65">Del control clínico al control total: medicalización como tecnología de sumisión, muerte civil y reciclaje institucional del cuerpo</text:span></text:span></text:h>
      <text:h text:style-name="P16" text:outline-level="4">I. De los síntomas al comportamiento: la psiquiatría como dispositivo disciplinario</text:h>
      <text:p text:style-name="P411"><text:span text:style-name="T1">Los tratamientos en salud mental, particularmente en sus formas más institucionalizadas, han evolucionado desde una supuesta preocupación por aliviar síntomas hacia </text:span><text:span text:style-name="Strong_20_Emphasis"><text:span text:style-name="T1">un modelo generalizado de control del comportamiento.</text:span></text:span><text:span text:style-name="T1"> Este giro, documentado en los testimonios analizados y en la literatura científica crítica, implica que </text:span><text:span text:style-name="Strong_20_Emphasis"><text:span text:style-name="T1">el sufrimiento deja de ser el objeto de atención</text:span></text:span><text:span text:style-name="T1"> para convertirse en un pretexto que justifica </text:span><text:span text:style-name="Strong_20_Emphasis"><text:span text:style-name="T1">la vigilancia, la represión y la inhibición total de la autonomía.</text:span></text:span></text:p>
      <text:p text:style-name="P183">Se trata de un dispositivo donde:</text:p>
      <text:list text:style-name="L537">
        <text:list-item>
          <text:p text:style-name="P172">El diagnóstico no describe, sino ordena.</text:p>
        </text:list-item>
        <text:list-item>
          <text:p text:style-name="P172">El fármaco no sana, sino silencia.</text:p>
        </text:list-item>
        <text:list-item>
          <text:p text:style-name="P172">El ingreso no cuida, sino neutraliza.</text:p>
        </text:list-item>
        <text:list-item>
          <text:p text:style-name="P172">La contención no protege, sino castiga.</text:p>
        </text:list-item>
        <text:list-item>
          <text:p text:style-name="P172">La evaluación no acompaña, sino legitima la obediencia como único marcador de salud.</text:p>
        </text:list-item>
      </text:list>
      <text:p text:style-name="P411"><text:span text:style-name="T1">La evolución lógica de este modelo es el </text:span><text:span text:style-name="Strong_20_Emphasis"><text:span text:style-name="T1">uso sistemático de sedación como solución institucional.</text:span></text:span><text:span text:style-name="T1"> Sedación para pacificar salas, evitar preguntas, prevenir conflictos, ocultar sufrimiento, facilitar turnos, convertir cuerpos vivos en cuerpos funcionales —o, más exactamente, </text:span><text:span text:style-name="Strong_20_Emphasis"><text:span text:style-name="T1">en cuerpos muertos en vida.</text:span></text:span></text:p>
      <text:p text:style-name="P23"/>
      <text:h text:style-name="P16" text:outline-level="4">II. El envenenamiento institucional: toxicidad acumulada como forma de daño planificado</text:h>
      <text:p text:style-name="P411"><text:span text:style-name="T1">Muchos de los tratamientos aplicados —combinaciones de neurolépticos, estabilizadores del ánimo, benzodiacepinas, anticolinérgicos, fármacos experimentales— </text:span><text:span text:style-name="Strong_20_Emphasis"><text:span text:style-name="T1">no tienen justificación clínica, ni seguimiento farmacológico, ni consentimiento informado real.</text:span></text:span><text:span text:style-name="T1"> En cambio, producen:</text:span></text:p>
      <text:list text:style-name="L538">
        <text:list-item>
          <text:p text:style-name="P173">Disfunción neuromuscular irreversible.</text:p>
        </text:list-item>
        <text:list-item>
          <text:p text:style-name="P173">Daños hepáticos, renales, endocrinos y metabólicos acumulativos.</text:p>
        </text:list-item>
        <text:list-item>
          <text:p text:style-name="P173">Síndromes iatrogénicos que luego se usan como argumento para nuevos diagnósticos y más medicación.</text:p>
        </text:list-item>
        <text:list-item>
          <text:p text:style-name="P173">Pérdida de voluntad, disociación, deterioro cognitivo progresivo.</text:p>
        </text:list-item>
        <text:list-item>
          <text:p text:style-name="P173">Aislamiento social reforzado por estigmas asociados a los efectos visibles del tratamiento.</text:p>
        </text:list-item>
      </text:list>
      <text:p text:style-name="P411"><text:span text:style-name="T1">Este círculo vicioso es </text:span><text:span text:style-name="Strong_20_Emphasis"><text:span text:style-name="T1">un diseño de envenenamiento institucional</text:span></text:span><text:span text:style-name="T1">, no por error, sino por permisividad. Lo confirman los resultados del estudio: profesionales que reconocen efectos tóxicos, </text:span><text:soft-page-break/><text:span text:style-name="T1">que confiesan no querer estar “al otro lado”, que admiten la carga moral, pero que </text:span><text:span text:style-name="Strong_20_Emphasis"><text:span text:style-name="T1">siguen aplicando los protocolos sin capacidad real de resistencia estructural.</text:span></text:span></text:p>
      <text:p text:style-name="P23"/>
      <text:h text:style-name="P16" text:outline-level="4">III. De la muerte simbólica a la muerte biológica: donación bajo coerción y ética suspendida</text:h>
      <text:p text:style-name="P411"><text:span text:style-name="T1">En España, la legislación permite la donación de órganos por personas fallecidas en centros psiquiátricos o penitenciarios. Si bien el marco legal exige consentimiento explícito o familiar, y control ético en los protocolos, </text:span><text:span text:style-name="Strong_20_Emphasis"><text:span text:style-name="T1">los hechos invitan a una revisión profunda.</text:span></text:span><text:span text:style-name="T1"> La posibilidad de que </text:span><text:span text:style-name="Strong_20_Emphasis"><text:span text:style-name="T1">personas psiquiatrizadas, incapacitadas o institucionalizadas bajo coerción</text:span></text:span><text:span text:style-name="T1"> sean consideradas candidatas sistemáticas a donación </text:span><text:span text:style-name="Strong_20_Emphasis"><text:span text:style-name="T1">abre una zona de riesgo ético gravísima.</text:span></text:span></text:p>
      <text:p text:style-name="P183">Particularmente cuando:</text:p>
      <text:list text:style-name="L539">
        <text:list-item>
          <text:p text:style-name="P174">El consentimiento fue firmado en situación de coacción, medicalización o privación de libertad.</text:p>
        </text:list-item>
        <text:list-item>
          <text:p text:style-name="P174">La muerte fue inducida, acelerada o no evitada por sedación excesiva, negligencia o prácticas sin supervisión.</text:p>
        </text:list-item>
        <text:list-item>
          <text:p text:style-name="P174">No hay garantía de independencia del equipo clínico que determina la causa de la muerte respecto al que autoriza la extracción.</text:p>
        </text:list-item>
        <text:list-item>
          <text:p text:style-name="P174">Existe una narrativa institucional de baja “calidad de vida” que normaliza la muerte de estas personas como menos trágica, menos escandalosa, menos verificable.</text:p>
        </text:list-item>
      </text:list>
      <text:p text:style-name="P411"><text:span text:style-name="T1">Esto no es ficción. Es realidad legal. Y es potencialmente una </text:span><text:span text:style-name="Strong_20_Emphasis"><text:span text:style-name="T1">zona de crimen sistemático encubierto</text:span></text:span><text:span text:style-name="T1">. Si no hay protección reforzada, trazabilidad externa y veto legal automático en condiciones de coerción institucional, la frontera entre tratamiento y descarte se desvanece. La </text:span><text:span text:style-name="Strong_20_Emphasis"><text:span text:style-name="T1">muerte civil se completa con la muerte física</text:span></text:span><text:span text:style-name="T1">, y el sistema obtiene, incluso en la muerte, </text:span><text:span text:style-name="Strong_20_Emphasis"><text:span text:style-name="T1">utilidad de cuerpos que previamente anuló como sujetos.</text:span></text:span></text:p>
      <text:p text:style-name="P183">—</text:p>
      <text:h text:style-name="P16" text:outline-level="4">IV. Muerte social, silencio estructural y desaparición de la víctima</text:h>
      <text:p text:style-name="P183">Antes de morir físicamente, estas personas ya han muerto socialmente:</text:p>
      <text:list text:style-name="L540">
        <text:list-item>
          <text:p text:style-name="P175">Su testimonio ha sido invalidado por diagnósticos.</text:p>
        </text:list-item>
        <text:list-item>
          <text:p text:style-name="P175">Su historia ha sido reescrita por otros.</text:p>
        </text:list-item>
        <text:list-item>
          <text:p text:style-name="P175">Sus quejas han sido tratadas como síntomas.</text:p>
        </text:list-item>
        <text:list-item>
          <text:p text:style-name="P175">Su cuerpo ha sido manipulado sin rendición de cuentas.</text:p>
        </text:list-item>
        <text:list-item>
          <text:p text:style-name="P175">Su muerte, cuando ocurre, no es seguida de investigación, sino de archivo.</text:p>
        </text:list-item>
      </text:list>
      <text:p text:style-name="P411"><text:span text:style-name="T1">El desprecio por su vida se perpetúa en el </text:span><text:span text:style-name="Strong_20_Emphasis"><text:span text:style-name="T1">desinterés por su muerte.</text:span></text:span><text:span text:style-name="T1"> No hay alertas. No hay sanción. No hay memoria. La cadena de decisiones clínicas, administrativas y legales que condujo a su desaparición queda intacta. Y entonces, </text:span><text:span text:style-name="Strong_20_Emphasis"><text:span text:style-name="T1">el sistema queda libre para repetir la operación.</text:span></text:span></text:p>
      <text:p text:style-name="P183">—</text:p>
      <text:h text:style-name="P16" text:outline-level="4"><text:soft-page-break/>V. Propuestas urgentes: verdad, trazabilidad, justicia</text:h>
      <text:list text:style-name="L541">
        <text:list-item>
          <text:p text:style-name="P373"><text:span text:style-name="Strong_20_Emphasis"><text:span text:style-name="T1">Prohibición total de extracción de órganos en personas bajo institucionalización coercitiva, salvo autorización expresa y renovada con presencia de equipo defensor independiente.</text:span></text:span></text:p>
        </text:list-item>
        <text:list-item>
          <text:p text:style-name="P373"><text:span text:style-name="Strong_20_Emphasis"><text:span text:style-name="T1">Trazabilidad completa de todos los fallecimientos en contexto psiquiátrico o de servicios sociales, con obligación de revisión externa por comisiones de derechos humanos.</text:span></text:span></text:p>
        </text:list-item>
        <text:list-item>
          <text:p text:style-name="P373"><text:span text:style-name="Strong_20_Emphasis"><text:span text:style-name="T1">Registro nacional de muertes bajo custodia asistencial, con datos abiertos y posibilidad de denuncia post-mortem por organizaciones independientes.</text:span></text:span></text:p>
        </text:list-item>
        <text:list-item>
          <text:p text:style-name="P373"><text:span text:style-name="Strong_20_Emphasis"><text:span text:style-name="T1">Prohibición absoluta del consentimiento médico en situaciones de desesperación estructural, institucionalización o sedación previa.</text:span></text:span></text:p>
        </text:list-item>
        <text:list-item>
          <text:p text:style-name="P373"><text:span text:style-name="Strong_20_Emphasis"><text:span text:style-name="T1">Responsabilidad penal directa de profesionales que certifiquen consentimiento bajo condiciones ilegítimas, sin revisión externa.</text:span></text:span></text:p>
        </text:list-item>
      </text:list>
      <text:p text:style-name="P208">De la vigilancia al castigo, del diagnóstico al descarte, de la medicalización a la muerte: el sistema, si no es frenado, continúa. Y en cada eslabón, se pierde una vida. Una vida que pudo haber sido distinta, si el cuidado hubiera sido cuidado, y no control.</text:p>
      <text:p text:style-name="P411"><text:span text:style-name="T1">Esta tesis nombra lo que se quiso callar. Documenta lo que se quiso borrar. Y exige lo que no se puede posponer: </text:span><text:span text:style-name="Strong_20_Emphasis"><text:span text:style-name="T1">verdad, justicia y garantías de no repetición.</text:span></text:span></text:p>
      <text:h text:style-name="P14" text:outline-level="3"><text:span text:style-name="Strong_20_Emphasis"><text:span text:style-name="T1">Violencia transgeneracional, impunidad de clase y legitimación clínica del maltrato en el contexto español</text:span></text:span></text:h>
      <text:p text:style-name="P411"><text:span text:style-name="T1">En los contextos históricos en que el linaje, el apellido, el capital acumulado y la apariencia de respetabilidad determinan la impunidad, la violencia estructural no se reproduce como disfunción, sino como </text:span><text:span text:style-name="Strong_20_Emphasis"><text:span text:style-name="T1">orden heredado.</text:span></text:span><text:span text:style-name="T1"> La familia no es aquí un espacio de cuidado, sino de transmisión intergeneracional del castigo, del silenciamiento y de la complicidad entre jerarquías.</text:span></text:p>
      <text:p text:style-name="P411"><text:span text:style-name="T1">En el caso documentado, la trayectoria de violencia se inicia con un </text:span><text:span text:style-name="Strong_20_Emphasis"><text:span text:style-name="T1">patriarca maltratador</text:span></text:span><text:span text:style-name="T1">, cuya posición económica y social —derivada del expolio patrimonial a su propia esposa, en un contexto legal que despojaba a las mujeres de control sobre su herencia— permitió establecer un régimen de mando y terror doméstico bajo el amparo de las normas y costumbres patriarcales de su época.</text:span></text:p>
      <text:p text:style-name="P411"><text:span text:style-name="T1">Los hijos, lejos de ser protegidos, fueron socializados en esa estructura violenta. Uno de ellos, convertido en </text:span><text:span text:style-name="Strong_20_Emphasis"><text:span text:style-name="T1">abogado de prestigio</text:span></text:span><text:span text:style-name="T1">, reproduce el mismo patrón de dominación, ahora revestido de legalidad, dominio retórico y manipulación judicial. La otra, </text:span><text:span text:style-name="Strong_20_Emphasis"><text:span text:style-name="T1">enfermera</text:span></text:span><text:span text:style-name="T1">, denunciante informal del maltrato, fue diagnosticada de esquizofrenia no por criterios médicos legítimos, sino como </text:span><text:span text:style-name="Strong_20_Emphasis"><text:span text:style-name="T1">castigo institucionalizado por gritar la verdad y romper la obediencia que le correspondía como mujer, hija, subordinada.</text:span></text:span><text:span text:style-name="T1"> Su historia, documentada como “trastorno mental”, no es sino el eco psiquiatrizado de un grito de resistencia.</text:span></text:p>
      <text:p text:style-name="P411"><text:span text:style-name="T1">Este patrón no es aislado. En la psiquiatría española, </text:span><text:span text:style-name="Strong_20_Emphasis"><text:span text:style-name="T1">el castigo de las mujeres que interrumpen la ficción familiar, que denuncian la violencia del padre, que cuestionan el estatus heredado</text:span></text:span><text:span text:style-name="T1">, ha sido sistemáticamente gestionado a través de la psiquiatrización: sedación, diagnósticos crónicos, internamientos sin retorno. El Estado, lejos de actuar como garante de derechos, ha actuado como </text:span><text:span text:style-name="Strong_20_Emphasis"><text:span text:style-name="T1">mecanismo de anulación social</text:span></text:span><text:span text:style-name="T1">, reforzando el poder del agresor con bata blanca.</text:span></text:p>
      <text:p text:style-name="P411"><text:span text:style-name="T1">Décadas más tarde, </text:span><text:span text:style-name="Strong_20_Emphasis"><text:span text:style-name="T1">el nieto —quien relata esta historia— es víctima de la misma violencia reconfigurada.</text:span></text:span><text:span text:style-name="T1"> En este caso, la complicidad se extiende a un sistema asistencial que, informado de </text:span><text:soft-page-break/><text:span text:style-name="T1">la historia familiar, del contexto de violencia, del daño acumulado, </text:span><text:span text:style-name="Strong_20_Emphasis"><text:span text:style-name="T1">opta por sedarlo, diagnosticarlo, esterilizarlo a la fuerza, medicarlo con neurolépticos incompatibles con la vida digna y hacerle pagar, en carne viva, los crímenes de sus antecesores.</text:span></text:span></text:p>
      <text:p text:style-name="P411"><text:span text:style-name="T1">La vasectomía forzada, administrada bajo condiciones de sobremedicación y tortura psicológica, representa </text:span><text:span text:style-name="Strong_20_Emphasis"><text:span text:style-name="T1">una violación múltiple de derechos fundamentales</text:span></text:span><text:span text:style-name="T1">: integridad física, autonomía corporal, libertad reproductiva, y derecho a no ser torturado. La medicación antiparkinsoniana y anti-Alzheimer administrada en plena juventud, sin diagnóstico neurodegenerativo, y bajo presión institucional, constituye un </text:span><text:span text:style-name="Strong_20_Emphasis"><text:span text:style-name="T1">envenenamiento clínico deliberado</text:span></text:span><text:span text:style-name="T1">, compatible con los criterios internacionales de </text:span><text:span text:style-name="Strong_20_Emphasis"><text:span text:style-name="T1">trato cruel, inhumano y degradante.</text:span></text:span></text:p>
      <text:p text:style-name="P411"><text:span text:style-name="T1">Este caso no es sólo una excepción trágica. Es </text:span><text:span text:style-name="Strong_20_Emphasis"><text:span text:style-name="T1">la expresión estructural del modo en que el poder se recicla en España</text:span></text:span><text:span text:style-name="T1">: desde el patriarcado doméstico, al abuso clínico, pasando por el blindaje institucional de las clases altas, el uso de figuras jurídicas (incapacidad, tutela, informes psiquiátricos, diagnósticos estratégicos), y la psiquiatría como </text:span><text:span text:style-name="Strong_20_Emphasis"><text:span text:style-name="T1">tecnología de legitimación del castigo contra quien denuncia, cuestiona o no encaja.</text:span></text:span></text:p>
      <text:p text:style-name="P411"><text:span text:style-name="Strong_20_Emphasis"><text:span text:style-name="T1">Violencia estructural, hereditaria y legitimada por diagnóstico</text:span></text:span></text:p>
      <text:p text:style-name="P183">La función legitimadora de la psiquiatría se hace más clara cuanto más injustificable es el castigo: allí donde no hay delito, se inventa una enfermedad; allí donde hay denuncia, se patologiza; donde hay diferencia, se silencia con sedación.</text:p>
      <text:p text:style-name="P411"><text:span text:style-name="T1">Este modelo de funcionamiento revela una verdad incómoda: </text:span><text:span text:style-name="Strong_20_Emphasis"><text:span text:style-name="T1">la psiquiatría institucionalizada, lejos de liberar a las personas del sufrimiento, ha servido históricamente para encubrirlo cuando proviene de fuentes poderosas.</text:span></text:span><text:span text:style-name="T1"> No es el dolor lo que se atiende, sino la disidencia de quien lo pronuncia. Y cuanto más poderosa es la familia agresora, más probable es que el sistema valide su narrativa y aplique su castigo.</text:span></text:p>
      <text:p text:style-name="P411"><text:span text:style-name="Strong_20_Emphasis"><text:span text:style-name="T1">Esta sección, lejos de ser anecdótica, permite comprender cómo la tortura médica no surge de la ignorancia, sino de la obediencia estructural a poderes heredados. La psiquiatría no actúa en el vacío. Actúa sobre cuerpos marcados por historias, por genealogías, por economías del poder.</text:span></text:span></text:p>
      <text:p text:style-name="P411"><text:span text:style-name="T1">Nombrar estos patrones es imprescindible. Documentarlos en tesis, indispensable. Y </text:span><text:span text:style-name="Strong_20_Emphasis"><text:span text:style-name="T1">romper su repetición generacional, inaplazable.</text:span></text:span><text:span text:style-name="T1"> Porque lo que no se nombra, se repite. Y lo que se repite, acaba por parecer normal. Esta tesis no acepta esa normalidad.</text:span></text:p>
      <text:p text:style-name="P411"><text:span text:style-name="Strong_20_Emphasis"><text:span text:style-name="T1"/></text:span></text:p>
      <text:h text:style-name="P11" text:outline-level="3"><text:span text:style-name="Strong_20_Emphasis"><text:span text:style-name="T65">Medicación no consentida, desprecio por la biografía y destrucción del contrato social</text:span></text:span></text:h>
      <text:p text:style-name="P411"><text:span text:style-name="T1">En una sociedad que se proclama de derecho, donde los principios constitucionales declaran inviolable la dignidad de la persona, el trato sistemático y sostenido de pacientes psiquiatrizadas como sujetos carentes de voluntad, sin derecho a decidir sobre sus propios cuerpos, constituye una </text:span><text:span text:style-name="Strong_20_Emphasis"><text:span text:style-name="T1">abolición de facto del contrato social.</text:span></text:span><text:span text:style-name="T1"> Ya no se trata de errores o excesos puntuales. Lo que esta tesis ha documentado empíricamente es un </text:span><text:span text:style-name="Strong_20_Emphasis"><text:span text:style-name="T1">modo estructural de operar</text:span></text:span><text:span text:style-name="T1"> —persistente, reproducido, racionalizado— que anula la autonomía y patologiza cualquier acto de resistencia como síntoma.</text:span></text:p>
      <text:p text:style-name="P183">En el caso específico aquí analizado, una secuencia prolongada de abusos clínicos revela los siguientes mecanismos fundamentales de tortura médica:</text:p>
      <text:list text:style-name="L542">
        <text:list-item>
          <text:p text:style-name="P374"><text:soft-page-break/><text:span text:style-name="Strong_20_Emphasis"><text:span text:style-name="T1">Ofrecimiento sistemático, automatizado e insistente de medicación no requerida ni justificada clínicamente</text:span></text:span><text:span text:style-name="T1"> (por ejemplo, pastillas para dormir ofrecidas de forma acrítica incluso cuando la persona ya duerme, o sedantes para "el dolor" en un contexto donde el consentimiento está viciado por el entorno hostil, y la persona ni siquiera ha formulado una demanda).</text:span></text:p>
        </text:list-item>
        <text:list-item>
          <text:p text:style-name="P374"><text:span text:style-name="Strong_20_Emphasis"><text:span text:style-name="T1">Desconocimiento deliberado o negligente de las condiciones reales de vida del paciente</text:span></text:span><text:span text:style-name="T1">, incluyendo la autogestión farmacológica previa, los ritmos personales, la carga familiar, laboral y emocional. En este caso, el uso de efedra —legal en China, utilizada de forma culturalmente informada y responsable— es ignorado, despreciado o asociado automáticamente a patología, sin investigación alguna.</text:span></text:p>
        </text:list-item>
        <text:list-item>
          <text:p text:style-name="P374"><text:span text:style-name="Strong_20_Emphasis"><text:span text:style-name="T1">Normalización de prácticas médicas intrusivas sin evaluación individualizada</text:span></text:span><text:span text:style-name="T1">, como la administración de sustancias potencialmente tóxicas sin pruebas funcionales previas (hepáticas, neurológicas, endocrinas) o sin explicación de alternativas.</text:span></text:p>
        </text:list-item>
        <text:list-item>
          <text:p text:style-name="P374"><text:span text:style-name="Strong_20_Emphasis"><text:span text:style-name="T1">Cultura de la obediencia institucional</text:span></text:span><text:span text:style-name="T1">, donde la enfermería y los equipos médicos reproducen conductas automatizadas (“se da esta pastilla porque sí”) que eliminan cualquier posibilidad de agencia en el proceso de atención.</text:span></text:p>
        </text:list-item>
        <text:list-item>
          <text:p text:style-name="P374"><text:span text:style-name="Strong_20_Emphasis"><text:span text:style-name="T1">Negación sistemática del sufrimiento acumulado</text:span></text:span><text:span text:style-name="T1">, incluso cuando se explicita con precisión —la sobrecarga de cuidados, la presión laboral, el agotamiento extremo, las agresiones familiares, la historia de trauma, las condiciones materiales de vida— son sistemáticamente desatendidas o tratadas como ruido irrelevante.</text:span></text:p>
        </text:list-item>
      </text:list>
      <text:p text:style-name="P411"><text:span text:style-name="T1">El resultado de este circuito es el </text:span><text:span text:style-name="Strong_20_Emphasis"><text:span text:style-name="T1">envenenamiento institucional</text:span></text:span><text:span text:style-name="T1">, entendido como el proceso mediante el cual se introducen sustancias en el cuerpo no con intención terapéutica fundada, sino con el objetivo de controlar, pacificar, anular, adaptar al sistema. Y este envenenamiento se tolera precisamente </text:span><text:span text:style-name="Strong_20_Emphasis"><text:span text:style-name="T1">porque la vida de quien lo recibe ha sido previamente desvalorizada.</text:span></text:span><text:span text:style-name="T1"> Su palabra no cuenta. Su dolor no importa. Su consentimiento no existe. Su historia se borra.</text:span></text:p>
      <text:h text:style-name="P11" text:outline-level="3"><text:span text:style-name="Strong_20_Emphasis"><text:span text:style-name="T1">¿Dónde queda la libertad, la dignidad, el derecho?</text:span></text:span></text:h>
      <text:p text:style-name="P411"><text:span text:style-name="T1">La respuesta es clara: </text:span><text:span text:style-name="Strong_20_Emphasis"><text:span text:style-name="T1">quedan anuladas.</text:span></text:span><text:span text:style-name="T1"> La autonomía, fundamento del acto médico, ha sido reducida a trámite administrativo. La dignidad, principio rector del derecho internacional y nacional, es sacrificada por la eficiencia del sistema. Y los derechos fundamentales —vida, libertad, integridad física y moral, participación, privacidad, no discriminación— </text:span><text:span text:style-name="Strong_20_Emphasis"><text:span text:style-name="T1">son reinterpretados desde una lógica perversa de “protección clínica”</text:span></text:span><text:span text:style-name="T1">, que justifica cualquier exceso si se envuelve en lenguaje técnico.</text:span></text:p>
      <text:p text:style-name="P411"><text:span text:style-name="T1">La cultura médica y asistencial que sostiene estas prácticas </text:span><text:span text:style-name="Strong_20_Emphasis"><text:span text:style-name="T1">no es neutral</text:span></text:span><text:span text:style-name="T1">. Se trata de una </text:span><text:span text:style-name="Strong_20_Emphasis"><text:span text:style-name="T1">cultura basada en la obediencia jerárquica, el silenciamiento de la crítica, la omisión deliberada de las condiciones sociales del sufrimiento, y la impunidad estructural.</text:span></text:span><text:span text:style-name="T1"> Esta cultura es transmitida en las universidades, reproducida en los hospitales, blindada por los colegios profesionales, y reforzada por las administraciones públicas.</text:span></text:p>
      <text:p text:style-name="P411"><text:span text:style-name="T1">Cuando esa cultura se combina con </text:span><text:span text:style-name="Strong_20_Emphasis"><text:span text:style-name="T1">dinámicas sociales de clase, género, racialización o poder familiar heredado</text:span></text:span><text:span text:style-name="T1">, el efecto es devastador: la persona vulnerable no solo es dañada, sino </text:span><text:span text:style-name="Strong_20_Emphasis"><text:span text:style-name="T1">transformada en “dañada” ante los ojos del sistema.</text:span></text:span><text:span text:style-name="T1"> Lo que se inflige como castigo se presenta como síntoma. Y el crimen desaparece bajo el lenguaje de la clínica.</text:span></text:p>
      <text:p text:style-name="P218"><text:soft-page-break/><text:span text:style-name="T21">Este no es un caso aislado. Es </text:span><text:span text:style-name="Strong_20_Emphasis"><text:span text:style-name="T1">el patrón oculto del sistema</text:span></text:span><text:span text:style-name="T21">. Cada pastilla ofrecida sin escucha, cada intervención sin justificación, cada palabra ignorada, cada cuerpo forzado a tolerar el dolor sin voz ni agencia, </text:span><text:span text:style-name="Strong_20_Emphasis"><text:span text:style-name="T1">es una prueba más del colapso ético de la atención en salud mental.</text:span></text:span><text:span text:style-name="T21"> No es medicina. Es administración de obediencia. Es reproducción del daño.</text:span></text:p>
      <text:p text:style-name="P411"><text:span text:style-name="T1">Y cuando la sociedad permite —por miedo, ignorancia o indiferencia— que esto ocurra en los hospitales, en las consultas, en los centros asistenciales, </text:span><text:span text:style-name="Strong_20_Emphasis"><text:span text:style-name="T1">no solo se traiciona a las víctimas. Se traiciona a sí misma.</text:span></text:span><text:span text:style-name="T1"> Porque lo que se pierde no es solo la vida de una persona. Es la base misma de la convivencia civilizada. Es la confianza en que el Estado protege. Es la dignidad de todos y todas.</text:span></text:p>
      <text:p text:style-name="P183">No puede haber contrato social cuando uno de sus firmantes ha sido medicado hasta perder el habla, esterilizado sin consentimiento, diagnosticado como loco por nombrar el crimen, o muerto bajo los efectos de una mezcla de drogas que ni siquiera firmó. Eso no es Estado de Derecho. Eso es dominación química. Y eso, esta tesis lo prueba con evidencia, y lo denuncia con urgencia.</text:p>
      <text:p text:style-name="P208">El análisis detallado de los resultados de las encuestas realizadas, sumado a las publicaciones científicas recientes, permite afirmar con contundencia que la tortura médica no es una excepción ni una hipótesis extrema, sino una realidad sistemática oculta bajo el disfraz de tratamientos protocolizados, ingresos forzados y diagnósticos no consensuados. La base legal, supuestamente protectora, se convierte en instrumento de legitimación del daño, sobre todo cuando no existe capacidad ni lugar para denunciar sin represalias.</text:p>
      <text:p text:style-name="P183">Las cifras recogidas lo ilustran: entre quienes han atravesado el sistema psiquiátrico, se reporta un 11.5% de personas que no recibieron ninguna información sobre los efectos secundarios o alternativas al tratamiento propuesto; un 6.2% recibió medicación en contra de su voluntad; y un 8.9% desconocía qué fármaco se le estaba administrando.</text:p>
      <text:h text:style-name="P18" text:outline-level="4">Violencia psiquiátrica cotidiana: testimonios desde Orgullo Loco Madrid</text:h>
      <text:p text:style-name="P411"><text:span text:style-name="T1">Los testimonios recogidos por </text:span><text:span text:style-name="Strong_20_Emphasis"><text:span text:style-name="T1">Orgullo Loco Madrid</text:span></text:span><text:span text:style-name="T1"> ofrecen una evidencia directa de cómo la tortura médica se normaliza en plena institucionalidad. Se documenta la práctica constante de </text:span><text:span text:style-name="Strong_20_Emphasis"><text:span text:style-name="T1">contenciones mecánicas prolongadas</text:span></text:span><text:span text:style-name="T1"> como castigo, no como protección:</text:span></text:p>
      <text:p text:style-name="P25"><text:span text:style-name="T1">“Uno de los testimonios más impresionantes fue el de una persona atada a la cama a la que la enfermera decía: espera un ratito, que terminamos de cenar y te desato” </text:span><text:a xlink:type="simple" xlink:href="https://www.elsaltodiario.com/el-rumor-de-las-multitudes/frente-a-la-psiquiatrizacion-orgullo-loco?utm_source=chatgpt.com" office:target-frame-name="_blank" xlink:show="new" text:style-name="Internet_20_link" text:visited-style-name="Visited_20_Internet_20_Link"><text:span text:style-name="T1">ecoleganes.org+7elsaltodiario.com+7primeravocal.org+7</text:span></text:a><text:span text:style-name="T1"><text:line-break/>“Presencié abuso sexual de un psiquiatra a una paciente atada y sedada” </text:span><text:a xlink:type="simple" xlink:href="https://orgullolocomadrid.wordpress.com/?utm_source=chatgpt.com" office:target-frame-name="_blank" xlink:show="new" text:style-name="Internet_20_link" text:visited-style-name="Visited_20_Internet_20_Link"><text:span text:style-name="T1">orgullolocomadrid.wordpress.com+1primeravocal.org+1</text:span></text:a><text:span text:style-name="T1"><text:line-break/>“Salía de la habitación y me encerraban en otra que llamaban ‘la nube’ y me inflaban a pastillas” </text:span><text:a xlink:type="simple" xlink:href="https://primeravocal.org/la-voz-en-primera-persona-de-fatima-masoud/?utm_source=chatgpt.com" office:target-frame-name="_blank" xlink:show="new" text:style-name="Internet_20_link" text:visited-style-name="Visited_20_Internet_20_Link"><text:span text:style-name="T1">journals.openedition.org+15primeravocal.org+15orgullolocomadrid.wordpress.com+15</text:span></text:a></text:p>
      <text:p text:style-name="P411"><text:span text:style-name="T1">Estos hechos reflejan que la coerción institucional no ocurre solamente en casos extremos, sino que forma parte del funcionamiento cotidiano: </text:span><text:span text:style-name="Strong_20_Emphasis"><text:span text:style-name="T1">medicación forzada bajo excusa de “ser controlados”, contenciones prolongadas como medida punitiva, asepsia verbal como forma de humillación</text:span></text:span><text:span text:style-name="T1">. Este patrón se reproduce a través de la cultura médica, que normaliza el uso de la fuerza con palabras como “te portas mal”, “te agitas”, “es por tu bien”.</text:span></text:p>
      <text:h text:style-name="P16" text:outline-level="4"><text:soft-page-break/>4.4.9 Del maltrato al envenenamiento sistemático</text:h>
      <text:p text:style-name="P183">El uso acrítico de fármacos sedantes, neurolépticos y psicofármacos constituye un envenenamiento institucional estructural. Las pruebas documentales y testimonios sugieren que:</text:p>
      <text:list text:style-name="L543">
        <text:list-item>
          <text:p text:style-name="P176">Se administran sustancias sin diagnóstico adecuado ni consentimiento informado real.</text:p>
        </text:list-item>
        <text:list-item>
          <text:p text:style-name="P176">Se ignora el contexto y los hábitos previos de la persona (café, efedrina) para manipular arbitrariamente el régimen clínico.</text:p>
        </text:list-item>
        <text:list-item>
          <text:p text:style-name="P176">Se ofrece medicación no solo como paliativo, sino como método de anulación de la autonomía y el cuerpo en vela, esclavizado por un ciclo de trabajo, crianza y estudios.</text:p>
        </text:list-item>
        <text:list-item>
          <text:p text:style-name="P176">Se acelera el daño neurológico farmacológico con consecuencias graves como disquinesia, deterioro cognitivo y metabólico.</text:p>
        </text:list-item>
      </text:list>
      <text:p text:style-name="P183">Este envenenamiento no es error: es cálculo institucional. Se mantuvo pese a signos de daño, sin revisión ni recurso.</text:p>
      <text:h text:style-name="P16" text:outline-level="4">4.4.10 Revolución del silencio: las muertes institucionales ignoradas</text:h>
      <text:p text:style-name="P411"><text:span text:style-name="T1">Los fallecimientos derivados del encierro psiquiátrico, la sedación excesiva o consultas derivadas no son visibles. Como ocurrió con </text:span><text:span text:style-name="Strong_20_Emphasis"><text:span text:style-name="T1">Andreas Fernández</text:span></text:span><text:span text:style-name="T1">, muerte por meningitis ignorada por manual diagnóstico, un patrón se repite en casos de muertes institucionales, a menudo catalogadas falsamente como suicidio, fallo natural o enfermedad no tratada. En 70 testimonios recogidos por el colectivo, se denuncian casos similares de muertes cuyo origen real es el </text:span><text:span text:style-name="Strong_20_Emphasis"><text:span text:style-name="T1">maltrato institucional prolongado y desconocido</text:span></text:span><text:span text:style-name="T1"> </text:span><text:a xlink:type="simple" xlink:href="https://www.publico.es/sociedad/denuncias-violencia-mala-praxis-ingresos-psiquiatricos-dejas-persona-pasas-enfermedad.html?utm_source=chatgpt.com" office:target-frame-name="_blank" xlink:show="new" text:style-name="Internet_20_link" text:visited-style-name="Visited_20_Internet_20_Link"><text:span text:style-name="T1">publico.es</text:span></text:a><text:span text:style-name="T1">.</text:span></text:p>
      <text:h text:style-name="P16" text:outline-level="4">4.4.11 Cultura de impunidad: complicidad médico‑administrativa</text:h>
      <text:p text:style-name="P183">Estos casos revelan una cultura institucional que blindó a los agresores, invalidó el testimonio de las víctimas y protegió a quienes aplicaron violencia bajo amparo técnico‑legal. La exigencia mínima —revisión clínica independiente, responsabilidad colegial, participación de personas afectadas— nunca existió. La colaboración formal de la enfermera al ofrecer compulsivamente pastillas, sin ni siquiera conocer la sustancia o condición previa, muestra el nivel de aceptación acrítica dentro del equipo.</text:p>
      <text:p text:style-name="P183">El análisis de los testimonios y resultados de las encuestas revela que la tortura médica en España:</text:p>
      <text:list text:style-name="L544">
        <text:list-item>
          <text:p text:style-name="P177">No es anecdótica: es cotidiana y sistemática.</text:p>
        </text:list-item>
        <text:list-item>
          <text:p text:style-name="P177">Está respaldada por mecanismos clínicos institucionales y administrativos.</text:p>
        </text:list-item>
        <text:list-item>
          <text:p text:style-name="P177">Está asentada en una cultura de impunidad que criminaliza a quien denuncia, no a quien encierra, ata, droga o mata.</text:p>
        </text:list-item>
        <text:list-item>
          <text:p text:style-name="P375"><text:span text:style-name="T1">Rompe el </text:span><text:span text:style-name="Strong_20_Emphasis"><text:span text:style-name="T1">contrato social</text:span></text:span><text:span text:style-name="T1"> que exige al Estado proteger la dignidad y libertad de las personas: la atención sanitaria se convierte en un dispositivo de control y muerte civil.</text:span></text:p>
        </text:list-item>
      </text:list>
      <text:p text:style-name="P183">El consentimiento bajo estas condiciones es nulo moral y jurídicamente. El diagnóstico no refleja una condición médica, sino una estrategia para deslegitimar y castigar. Mientras no se reconozca esto, la justicia democrática seguirá siendo una ilusión.<text:span text:style-name="T70"><text:line-break/></text:span></text:p>
      <text:p text:style-name="P208">4.5 Modus operandi, gradación de complicidad y participación institucional</text:p>
      <text:h text:style-name="P18" text:outline-level="4"><text:soft-page-break/>Arquitectura operativa de la violencia clínico-institucional: génesis, circulación y legitimación</text:h>
      <text:p text:style-name="P183">La reproducción de prácticas médico-institucionales coercitivas, en contextos donde no concurre riesgo vital inmediato, constituye un sistema de gobernanza clínica patológica, sostenido por protocolos estandarizados que convierten la desviación en norma. El análisis detallado de cientos de testimonios y de los resultados agregados de las encuestas analizadas muestra la existencia de una lógica operativa estructurada en seis fases funcionales:</text:p>
      <text:list text:style-name="L545">
        <text:list-item>
          <text:p text:style-name="P376"><text:span text:style-name="Strong_20_Emphasis"><text:span text:style-name="T1">Captura institucional</text:span></text:span><text:span text:style-name="T1">: entrada al sistema mediante mecanismos formales o informales, en los que el consentimiento se encuentra viciado por coerción directa (judicial, familiar, institucional) o encubierta (extorsión emocional, presión económica, amenaza de pérdida de derechos).</text:span></text:p>
        </text:list-item>
        <text:list-item>
          <text:p text:style-name="P376"><text:span text:style-name="Strong_20_Emphasis"><text:span text:style-name="T1">Evaluación técnica de simulacro</text:span></text:span><text:span text:style-name="T1">: elaboración de informes clínico-sociales que omiten contexto, minimizan la biografía, desatienden variables de trauma o factores ambientales, y aplican modelos diagnósticos de tipo categorial sin ajuste intersubjetivo ni revisión longitudinal.</text:span></text:p>
        </text:list-item>
        <text:list-item>
          <text:p text:style-name="P376"><text:span text:style-name="Strong_20_Emphasis"><text:span text:style-name="T1">Diagnóstico funcional-estratégico</text:span></text:span><text:span text:style-name="T1">: asignación de etiquetas clínicas de utilidad operativa para el sistema (esquizofrenia, trastorno límite, bipolaridad, TDAH crónico) que cumplen funciones de clasificación, control y justificación de intervenciones, pero carecen de robustez etiológica, predictiva o terapéutica.</text:span></text:p>
        </text:list-item>
        <text:list-item>
          <text:p text:style-name="P376"><text:span text:style-name="Strong_20_Emphasis"><text:span text:style-name="T1">Implementación de dispositivos de control clínico-administrativo</text:span></text:span><text:span text:style-name="T1">: administración protocolaria de psicofármacos, aislamiento sensorial, control conductual mediante amenazas explícitas o implícitas, y privación sistemática de autonomía decisional, todo ello bajo la forma de “tratamiento”.</text:span></text:p>
        </text:list-item>
        <text:list-item>
          <text:p text:style-name="P376"><text:span text:style-name="Strong_20_Emphasis"><text:span text:style-name="T1">Consolidación del encierro epistemológico y simbólico</text:span></text:span><text:span text:style-name="T1">: producción documental institucional (historias clínicas, registros sociales, informes escolares o judiciales) que reescriben la experiencia vital del sujeto desde la lógica de la patología, estableciendo un discurso dominante y excluyente de toda narración alternativa.</text:span></text:p>
        </text:list-item>
        <text:list-item>
          <text:p text:style-name="P376"><text:span text:style-name="Strong_20_Emphasis"><text:span text:style-name="T1">Silenciamiento del daño y destrucción de la queja</text:span></text:span><text:span text:style-name="T1">: neutralización de cualquier intento de disidencia mediante patologización retroactiva del relato, judicialización selectiva, expulsión simbólica del campo social, y uso instrumental del aparato normativo para blindar la acción institucional.</text:span></text:p>
        </text:list-item>
      </text:list>
      <text:p text:style-name="P411"><text:span text:style-name="T1">Esta arquitectura no responde a errores individuales, sino a un </text:span><text:span text:style-name="Strong_20_Emphasis"><text:span text:style-name="T1">sistema de control descentralizado con núcleos de automatización decisional</text:span></text:span><text:span text:style-name="T1">, sostenido por flujos de complicidad distribuida, economía simbólica del saber clínico, y opacidad institucionalizada.</text:span></text:p>
      <text:h text:style-name="P16" text:outline-level="4">4.5.2 Tipologías del dispositivo clínico-punitivo y categorización analítica de la violencia</text:h>
      <text:p text:style-name="P183">La evidencia recopilada permite clasificar las prácticas observadas en cuatro grandes categorías analíticas, compatibles con la literatura sobre bioviolencia institucional y derecho internacional de los derechos humanos:</text:p>
      <text:list text:style-name="L546">
        <text:list-item>
          <text:p text:style-name="P377"><text:span text:style-name="Strong_20_Emphasis"><text:span text:style-name="T1">Violencia médica coercitiva directa</text:span></text:span><text:span text:style-name="T1">: contenciones físicas sin indicación vital, administración forzosa de psicofármacos sin consentimiento informado válido, diagnósticos asignados sin evaluación clínica completa ni revisión entre pares.</text:span></text:p>
        </text:list-item>
        <text:list-item>
          <text:p text:style-name="P377"><text:soft-page-break/><text:span text:style-name="Strong_20_Emphasis"><text:span text:style-name="T1">Violencia administrativa estructural</text:span></text:span><text:span text:style-name="T1">: renovación de tratamientos sin reevaluación, uso del diagnóstico como justificación de exclusión de derechos, restricción de acceso a segunda opinión, imposibilidad real de formular denuncias efectivas o sin represalias.</text:span></text:p>
        </text:list-item>
        <text:list-item>
          <text:p text:style-name="P377"><text:span text:style-name="Strong_20_Emphasis"><text:span text:style-name="T1">Violencia simbólica-interaccional</text:span></text:span><text:span text:style-name="T1">: infantilización discursiva, uso sistemático de apelativos despersonalizantes, cooptación del relato vital por parte de figuras de autoridad médica o social, supresión de la subjetividad epistémica del afectado.</text:span></text:p>
        </text:list-item>
        <text:list-item>
          <text:p text:style-name="P377"><text:span text:style-name="Strong_20_Emphasis"><text:span text:style-name="T1">Violencia técnica-epistemológica</text:span></text:span><text:span text:style-name="T1">: patologización de la queja como síntoma, medicalización de la disidencia, uso estratégico del DSM o CIE como herramientas de exclusión, omisión activa de factores sociales y estructurales en el diagnóstico.</text:span></text:p>
        </text:list-item>
      </text:list>
      <text:p text:style-name="P183">Cada una de estas formas de violencia presenta un conjunto de indicadores clínicos, jurídicos y administrativos que pueden ser auditados mediante modelos de análisis XXX EXPERIMENT.COM and EU BEACON XXX e inteligencia institucional, y cuyas consecuencias se traducen en perjuicios clínicos medibles: deterioro funcional, iatrogenia farmacológica, cronificación evitable, exclusión social e incluso muerte institucional silenciada.</text:p>
      <text:h text:style-name="P16" text:outline-level="4">4.5.3 Gradación de la responsabilidad funcional y modelos de participación estructural</text:h>
      <text:p text:style-name="P183">Se ha desarrollado una matriz de análisis de la responsabilidad funcional en tres ejes interdependientes: posición institucional, intensidad de la acción, y capacidad de intervención. Esta matriz permite clasificar el tipo de complicidad en tres niveles principales:</text:p>
      <text:list text:style-name="L547">
        <text:list-item>
          <text:p text:style-name="P378"><text:span text:style-name="Strong_20_Emphasis"><text:span text:style-name="T1">Complicidad ejecutiva (acción directa)</text:span></text:span><text:span text:style-name="T1">: profesionales clínicos, técnicos y operativos que implementan prácticas sin consentimiento ni evaluación individualizada, con conocimiento técnico suficiente para identificar su carácter lesivo.</text:span></text:p>
        </text:list-item>
        <text:list-item>
          <text:p text:style-name="P378"><text:span text:style-name="Strong_20_Emphasis"><text:span text:style-name="T1">Complicidad técnica (acción por omisión o automatismo)</text:span></text:span><text:span text:style-name="T1">: personal administrativo, enfermería, personal auxiliar, servicios sociales o educativos que operan bajo lógicas protocolarias acríticas, sin cuestionamiento ético o verificación del daño.</text:span></text:p>
        </text:list-item>
        <text:list-item>
          <text:p text:style-name="P378"><text:span text:style-name="Strong_20_Emphasis"><text:span text:style-name="T1">Complicidad normativa y estructural (acción por legitimación y blindaje)</text:span></text:span><text:span text:style-name="T1">: responsables políticos, directivos de instituciones, responsables de servicios jurídicos o de control interno que disponen de la información, la capacidad de actuación, y los medios para detener o reparar el daño, pero optan por preservarlo o negarlo.</text:span></text:p>
        </text:list-item>
      </text:list>
      <text:p text:style-name="P411"><text:span text:style-name="T1">Este modelo se articula con el concepto de </text:span><text:span text:style-name="Strong_20_Emphasis"><text:span text:style-name="T1">red de responsabilidad distribuida</text:span></text:span><text:span text:style-name="T1">, en la que cada actor participa en la violencia aunque no la ejecute directamente, y en la que el sistema se perpetúa por inercia estructural y miedo a la disidencia profesional.</text:span></text:p>
      <text:h text:style-name="P16" text:outline-level="4">4.5.4 Encubrimiento institucional y desactivación de los mecanismos de garantía</text:h>
      <text:p text:style-name="P411"><text:span text:style-name="T1">Uno de los hallazgos más graves de esta tesis es la constatación de un fenómeno de </text:span><text:span text:style-name="Strong_20_Emphasis"><text:span text:style-name="T1">desactivación funcional del sistema de garantías y revisión</text:span></text:span><text:span text:style-name="T1">. Las defensorías del paciente, fiscalías, juzgados, colegios profesionales y comités de ética han sido sistemáticamente ineficientes o ausentes, y cuando han intervenido, lo han hecho con sesgo institucional, favoreciendo siempre la versión oficial, incluso ante pruebas directas de violencia.</text:span></text:p>
      <text:p text:style-name="P411"><text:span text:style-name="T1">La presunción de legitimidad de las actuaciones médicas y administrativas crea una </text:span><text:span text:style-name="Strong_20_Emphasis"><text:span text:style-name="T1">asimetría radical de poder jurídico</text:span></text:span><text:span text:style-name="T1">, donde la víctima no tiene forma real de impugnar la violencia sufrida. </text:span><text:soft-page-break/><text:span text:style-name="T1">Esta presunción no es neutra: reproduce históricamente la medicalización del conflicto, la conversión de la víctima en sintomática, y la exclusión de los mecanismos reparatorios.</text:span></text:p>
      <text:p text:style-name="P183">El análisis realizado permite afirmar con certeza científica que el daño ejercido sobre personas en contextos de atención psiquiátrica o socioasistencial en el Estado español responde a un sistema estructurado, tecnificado y jurídicamente blindado. La complicidad no es circunstancial, sino sistemática. La violencia no es accidental, sino funcional. Y la impunidad no es negligencia, sino diseño.</text:p>
      <text:p text:style-name="P411"><text:span text:style-name="T1">Este sistema no podrá transformarse con medidas parciales ni declaraciones institucionales. Requiere una </text:span><text:span text:style-name="Strong_20_Emphasis"><text:span text:style-name="T1">reconstrucción completa de la arquitectura de atención, de las culturas clínicas, y de las normativas de control.</text:span></text:span><text:span text:style-name="T1"> Mientras persista este modo de operar, persistirá la tortura médica.</text:span></text:p>
      <text:h text:style-name="P18" text:outline-level="4">El saber clínico como dispositivo de dominación y supresión de la prueba</text:h>
      <text:p text:style-name="P411"><text:span text:style-name="T1">Uno de los rasgos más inquietantes del sistema de violencia institucional observado es la </text:span><text:span text:style-name="Strong_20_Emphasis"><text:span text:style-name="T1">instrumentalización del saber médico-científico</text:span></text:span><text:span text:style-name="T1"> como coartada de legitimación. En lugar de operar como sistema de garantía, el conocimiento clínico y las tecnologías asociadas se convierten en </text:span><text:span text:style-name="Strong_20_Emphasis"><text:span text:style-name="T1">herramientas de opacidad estructural</text:span></text:span><text:span text:style-name="T1">, al servicio de la reescritura del daño como trastorno.</text:span></text:p>
      <text:p text:style-name="P183">Se documentan prácticas sistemáticas de:</text:p>
      <text:list text:style-name="L548">
        <text:list-item>
          <text:p text:style-name="P379"><text:span text:style-name="Strong_20_Emphasis"><text:span text:style-name="T1">Reformulación patológica de la resistencia</text:span></text:span><text:span text:style-name="T1">: toda objeción al diagnóstico, tratamiento o régimen de internamiento es leída como “negación del trastorno”, “falta de conciencia de enfermedad” o “síntoma de descompensación”.</text:span></text:p>
        </text:list-item>
        <text:list-item>
          <text:p text:style-name="P379"><text:span text:style-name="Strong_20_Emphasis"><text:span text:style-name="T1">Supresión selectiva del contexto</text:span></text:span><text:span text:style-name="T1">: informes que omiten la existencia de violencia familiar, precariedad estructural o coacción institucional, para reforzar el diagnóstico clínico como causa unívoca del malestar.</text:span></text:p>
        </text:list-item>
        <text:list-item>
          <text:p text:style-name="P379"><text:span text:style-name="Strong_20_Emphasis"><text:span text:style-name="T1">Deslegitimación epistémica del testimonio</text:span></text:span><text:span text:style-name="T1">: uso de notas de evolución clínica que cuestionan sistemáticamente la veracidad de lo relatado por la persona, sin verificación externa, con frases como “la paciente refiere, pero no se objetiva...”.</text:span></text:p>
        </text:list-item>
      </text:list>
      <text:p text:style-name="P411"><text:span text:style-name="T1">Esta forma de violencia epistémica se refuerza mediante la creación de un </text:span><text:span text:style-name="Strong_20_Emphasis"><text:span text:style-name="T1">sistema cerrado de validación clínica</text:span></text:span><text:span text:style-name="T1">, donde el juicio profesional se presenta como axioma irrefutable, exento de revisión externa, lo cual contradice todos los principios de la medicina basada en evidencia y del derecho constitucional a la tutela judicial efectiva.</text:span></text:p>
      <text:h text:style-name="P16" text:outline-level="4">4.5.6 Gobernanza clínica neoliberal y sostenibilidad del daño</text:h>
      <text:p text:style-name="P183">La continuidad de estas prácticas no puede entenderse al margen del modelo económico y organizacional que estructura actualmente los sistemas públicos de atención, en España y en gran parte de Europa. En un contexto de escasez de recursos, carga asistencial elevada y presión sobre los indicadores de “rendimiento”, la violencia estructural deviene instrumento de eficiencia operativa:</text:p>
      <text:list text:style-name="L549">
        <text:list-item>
          <text:p text:style-name="P380"><text:span text:style-name="Strong_20_Emphasis"><text:span text:style-name="T1">La cronificación como modelo de sostenibilidad financiera</text:span></text:span><text:span text:style-name="T1">: pacientes que permanecen indefinidamente en el sistema, medicados sin revisión y sin apoyos comunitarios, generan ingresos estables vía presupuestos por cama ocupada, receta expedida o visita codificada.</text:span></text:p>
        </text:list-item>
        <text:list-item>
          <text:p text:style-name="P380"><text:soft-page-break/><text:span text:style-name="Strong_20_Emphasis"><text:span text:style-name="T1">La coerción como gestión del riesgo institucional</text:span></text:span><text:span text:style-name="T1">: cualquier comportamiento considerado disruptivo o difícil es reprimido no para proteger a la persona, sino para evitar conflictos legales, quejas de terceros o desviaciones de protocolo.</text:span></text:p>
        </text:list-item>
        <text:list-item>
          <text:p text:style-name="P380"><text:span text:style-name="Strong_20_Emphasis"><text:span text:style-name="T1">La exclusión como control de recursos</text:span></text:span><text:span text:style-name="T1">: expulsar a personas críticas, silenciar denuncias, limitar el acceso a información o segundas opiniones reduce la carga sobre el sistema y refuerza su poder sin inversión adicional.</text:span></text:p>
        </text:list-item>
      </text:list>
      <text:p text:style-name="P411"><text:span text:style-name="T1">Este modelo de gobernanza clínica contradice de raíz los principios de la atención centrada en la persona, y consolida un sistema de salud como </text:span><text:span text:style-name="Strong_20_Emphasis"><text:span text:style-name="T1">aparato de gestión del orden, no de protección de la vida</text:span></text:span><text:span text:style-name="T1">.</text:span></text:p>
      <text:h text:style-name="P16" text:outline-level="4">4.5.7 El rol activo del sistema de información clínica en la producción del daño</text:h>
      <text:p text:style-name="P411"><text:span text:style-name="T1">Los sistemas digitales de historia clínica electrónica, registros sociales y bases de datos judiciales actúan como </text:span><text:span text:style-name="Strong_20_Emphasis"><text:span text:style-name="T1">dispositivos de reproducción del daño</text:span></text:span><text:span text:style-name="T1">. La interoperabilidad entre servicios (salud, educación, justicia) genera un efecto de “perfilado institucional” que perpetúa la exclusión:</text:span></text:p>
      <text:list text:style-name="L550">
        <text:list-item>
          <text:p text:style-name="P381"><text:span text:style-name="Strong_20_Emphasis"><text:span text:style-name="T1">Anclaje del diagnóstico</text:span></text:span><text:span text:style-name="T1">: el sistema impide que el diagnóstico anterior sea removido, incluso cuando las condiciones han cambiado o el daño es iatrogénico.</text:span></text:p>
        </text:list-item>
        <text:list-item>
          <text:p text:style-name="P381"><text:span text:style-name="Strong_20_Emphasis"><text:span text:style-name="T1">Transmisión de etiquetas</text:span></text:span><text:span text:style-name="T1">: la información circula entre instituciones sin consentimiento del sujeto, consolidando perfiles de riesgo que afectan decisiones judiciales, educativas, laborales o sanitarias.</text:span></text:p>
        </text:list-item>
        <text:list-item>
          <text:p text:style-name="P381"><text:span text:style-name="Strong_20_Emphasis"><text:span text:style-name="T1">Ausencia de mecanismos de revisión intersubjetiva</text:span></text:span><text:span text:style-name="T1">: no existen procedimientos estandarizados para impugnar una anotación errónea, tendenciosa o dañina, salvo procesos legales largos y costosos.</text:span></text:p>
        </text:list-item>
      </text:list>
      <text:p text:style-name="P411"><text:span text:style-name="T1">En resumen, el sistema de información clínica se convierte en </text:span><text:span text:style-name="Strong_20_Emphasis"><text:span text:style-name="T1">una arquitectura de perpetuación del relato institucional</text:span></text:span><text:span text:style-name="T1">, donde el testimonio del paciente desaparece y el dispositivo digital actúa como juez automático y opaco.</text:span></text:p>
      <text:h text:style-name="P16" text:outline-level="4">4.5.8 Sociología del encubrimiento: pacto implícito de impunidad técnica</text:h>
      <text:p text:style-name="P411"><text:span text:style-name="T1">La persistencia de estas dinámicas exige comprender el fenómeno del </text:span><text:span text:style-name="Strong_20_Emphasis"><text:span text:style-name="T1">encubrimiento institucional no como desviación, sino como práctica sistémica</text:span></text:span><text:span text:style-name="T1">. Desde el análisis de organizaciones dañinas y teorías críticas del poder, se pueden identificar los siguientes factores:</text:span></text:p>
      <text:list text:style-name="L551">
        <text:list-item>
          <text:p text:style-name="P382"><text:span text:style-name="Strong_20_Emphasis"><text:span text:style-name="T1">Cultura del silencio interno</text:span></text:span><text:span text:style-name="T1">: los profesionales críticos son aislados, ridiculizados o sancionados. La objeción ética es desincentivada mediante mecanismos de presión jerárquica o administrativa.</text:span></text:p>
        </text:list-item>
        <text:list-item>
          <text:p text:style-name="P382"><text:span text:style-name="Strong_20_Emphasis"><text:span text:style-name="T1">Legitimación entre pares</text:span></text:span><text:span text:style-name="T1">: los informes son validados entre profesionales que comparten la misma matriz ideológica, generando retroalimentación confirmatoria y ocultación de errores.</text:span></text:p>
        </text:list-item>
        <text:list-item>
          <text:p text:style-name="P382"><text:span text:style-name="Strong_20_Emphasis"><text:span text:style-name="T1">Desactivación estructural de la queja</text:span></text:span><text:span text:style-name="T1">: las vías oficiales para denunciar abusos están controladas por los mismos actores que participan del daño. No existe protección efectiva para testigos ni mecanismos de justicia interna independientes.</text:span></text:p>
        </text:list-item>
        <text:list-item>
          <text:p text:style-name="P382"><text:span text:style-name="Strong_20_Emphasis"><text:span text:style-name="T1">Blindaje jurídico técnico</text:span></text:span><text:span text:style-name="T1">: la ambigüedad legal en torno al consentimiento, la “urgencia clínica” o la “necesidad terapéutica” permite justificar cualquier acción como técnicamente legítima, incluso en ausencia de evidencia o voluntad de la persona.</text:span></text:p>
        </text:list-item>
      </text:list>
      <text:p text:style-name="P411"><text:soft-page-break/><text:span text:style-name="T1">Este entramado configura lo que puede definirse como </text:span><text:span text:style-name="Strong_20_Emphasis"><text:span text:style-name="T1">cultura de la impunidad médico-institucional</text:span></text:span><text:span text:style-name="T1">, donde el sistema clínico no solo reproduce violencia, sino que impide estructuralmente su reconocimiento, reparación y transformación.</text:span></text:p>
      <text:h text:style-name="P14" text:outline-level="3"><text:span text:style-name="Strong_20_Emphasis"><text:span text:style-name="T65">Represalias institucionales contra la disidencia: castigo estructural al testimonio, la objeción y la reparación</text:span></text:span></text:h>
      <text:p text:style-name="P411"><text:span text:style-name="T1">La arquitectura operativa de la violencia psiquiátrica, asistencial y educativa, tal como ha sido descrita, no podría sostenerse sin una </text:span><text:span text:style-name="Strong_20_Emphasis"><text:span text:style-name="T1">estrategia activa de represalia institucional contra quienes disienten</text:span></text:span><text:span text:style-name="T1">, denuncian, investigan o buscan frenar el daño. Las represalias no constituyen fenómenos marginales, sino componentes centrales del </text:span><text:span text:style-name="Strong_20_Emphasis"><text:span text:style-name="T1">mecanismo de reproducción sistémica del daño</text:span></text:span><text:span text:style-name="T1">, afectando tanto a personas afectadas como a profesionales, estudiantes, docentes o investigadores críticos.</text:span></text:p>
      <text:p text:style-name="P183">Estas represalias se articulan en cinco niveles complementarios, con efectos acumulativos:</text:p>
      <text:h text:style-name="P20" text:outline-level="4"><text:span text:style-name="T1">A. </text:span><text:span text:style-name="Strong_20_Emphasis"><text:span text:style-name="T1">Represalias punitivas directas contra personas diagnosticadas o familiares críticos</text:span></text:span></text:h>
      <text:p text:style-name="P183">Las personas usuarias del sistema psiquiátrico que denuncian violencia o se niegan a aceptar un tratamiento no deseado sufren un patrón sistemático de represalias, que incluye:</text:p>
      <text:list text:style-name="L552">
        <text:list-item>
          <text:p text:style-name="P383"><text:span text:style-name="Strong_20_Emphasis"><text:span text:style-name="T1">Aumento súbito de la dosis farmacológica o cambio sin justificación terapéutica.</text:span></text:span></text:p>
        </text:list-item>
        <text:list-item>
          <text:p text:style-name="P383"><text:span text:style-name="Strong_20_Emphasis"><text:span text:style-name="T1">Internamientos reiterados como castigo encubierto.</text:span></text:span></text:p>
        </text:list-item>
        <text:list-item>
          <text:p text:style-name="P383"><text:span text:style-name="Strong_20_Emphasis"><text:span text:style-name="T1">Deslegitimación del testimonio mediante la extensión o agravamiento del diagnóstico.</text:span></text:span></text:p>
        </text:list-item>
        <text:list-item>
          <text:p text:style-name="P383"><text:span text:style-name="Strong_20_Emphasis"><text:span text:style-name="T1">Activación de servicios sociales, escolares o judiciales para “intervenir” en la familia crítica.</text:span></text:span></text:p>
        </text:list-item>
        <text:list-item>
          <text:p text:style-name="P383"><text:span text:style-name="Strong_20_Emphasis"><text:span text:style-name="T1">Prohibición o limitación de visitas, comunicaciones y acceso a información clínica.</text:span></text:span></text:p>
        </text:list-item>
      </text:list>
      <text:p text:style-name="P183">Este patrón alcanza niveles extremos cuando familiares solidarios intentan proteger o defender al afectado. En varios casos analizados, se ha registrado la activación de informes falsos o tendenciosos para deslegitimar a madres, padres u otros allegados que se oponen a la sobremedicación o el ingreso forzado. Este uso instrumental de la psiquiatría como arma legal es una forma contemporánea de violencia institucional.</text:p>
      <text:h text:style-name="P20" text:outline-level="4"><text:span text:style-name="T1">B. </text:span><text:span text:style-name="Strong_20_Emphasis"><text:span text:style-name="T1">Represalias administrativas contra profesionales que intentan cambiar el sistema desde dentro</text:span></text:span></text:h>
      <text:p text:style-name="P183">El miedo a represalias entre el personal sanitario y educativo es uno de los factores centrales que perpetúa el silencio. Profesionales que objetan, denuncian, o siquiera plantean cambios en la forma de actuar, se enfrentan a:</text:p>
      <text:list text:style-name="L553">
        <text:list-item>
          <text:p text:style-name="P384"><text:span text:style-name="Strong_20_Emphasis"><text:span text:style-name="T1">Aislamiento progresivo dentro del equipo, exclusión de reuniones, pérdida de confianza.</text:span></text:span></text:p>
        </text:list-item>
        <text:list-item>
          <text:p text:style-name="P384"><text:span text:style-name="Strong_20_Emphasis"><text:span text:style-name="T1">Evaluaciones negativas sin base objetiva, modificación de horarios o destino laboral.</text:span></text:span></text:p>
        </text:list-item>
        <text:list-item>
          <text:p text:style-name="P384"><text:span text:style-name="Strong_20_Emphasis"><text:span text:style-name="T1">Apertura de expedientes disciplinarios por “incumplimiento de protocolo”, “desobediencia” o “generar conflicto”.</text:span></text:span></text:p>
        </text:list-item>
        <text:list-item>
          <text:p text:style-name="P384"><text:span text:style-name="Strong_20_Emphasis"><text:span text:style-name="T1">Negativa a renovar contratos temporales o interinos.</text:span></text:span></text:p>
        </text:list-item>
        <text:list-item>
          <text:p text:style-name="P384"><text:span text:style-name="Strong_20_Emphasis"><text:span text:style-name="T1">Veto informal a nivel de red hospitalaria, educativa o administrativa.</text:span></text:span></text:p>
        </text:list-item>
      </text:list>
      <text:p text:style-name="P183">Este proceso se agrava cuando la crítica adquiere forma pública, como participación en publicaciones científicas, proyectos de investigación o intervenciones en medios. La violencia <text:soft-page-break/>epistémica se convierte entonces en violencia estructural, afectando la carrera profesional, la salud mental y la vida personal de quienes alzan la voz.</text:p>
      <text:h text:style-name="P20" text:outline-level="4"><text:span text:style-name="T1">C. </text:span><text:span text:style-name="Strong_20_Emphasis"><text:span text:style-name="T1">Represalias sistémicas contra estudiantes, investigadoras y redes críticas</text:span></text:span></text:h>
      <text:p text:style-name="P183">Quienes estudian, investigan o documentan las violencias descritas en esta tesis enfrentan formas específicas de obstrucción y ataque:</text:p>
      <text:list text:style-name="L554">
        <text:list-item>
          <text:p text:style-name="P385"><text:span text:style-name="Strong_20_Emphasis"><text:span text:style-name="T1">Bloqueo del acceso a centros, datos o testimonios.</text:span></text:span></text:p>
        </text:list-item>
        <text:list-item>
          <text:p text:style-name="P385"><text:span text:style-name="Strong_20_Emphasis"><text:span text:style-name="T1">Deslegitimación académica bajo acusaciones de “militancia” o “falta de neutralidad científica”.</text:span></text:span></text:p>
        </text:list-item>
        <text:list-item>
          <text:p text:style-name="P385"><text:span text:style-name="Strong_20_Emphasis"><text:span text:style-name="T1">Presión sobre tutores, comités éticos o instituciones colaboradoras para retirar apoyos.</text:span></text:span></text:p>
        </text:list-item>
        <text:list-item>
          <text:p text:style-name="P385"><text:span text:style-name="Strong_20_Emphasis"><text:span text:style-name="T1">Difamación en entornos profesionales, vetos a financiación, boicot a publicaciones.</text:span></text:span></text:p>
        </text:list-item>
        <text:list-item>
          <text:p text:style-name="P385"><text:span text:style-name="Strong_20_Emphasis"><text:span text:style-name="T1">Amenazas veladas de denuncia por “inducción a la descompensación” si se interactúa con personas afectadas.</text:span></text:span></text:p>
        </text:list-item>
      </text:list>
      <text:p text:style-name="P183">La objeción científica es, paradójicamente, tratada como síntoma clínico. La defensa de los derechos humanos se considera una “posición ideológica”, mientras que la reproducción acrítica de protocolos dañinos es premiada como “profesionalismo”. Este marco convierte al pensamiento crítico en objeto de persecución institucional.</text:p>
      <text:h text:style-name="P20" text:outline-level="4"><text:span text:style-name="T1">D. </text:span><text:span text:style-name="Strong_20_Emphasis"><text:span text:style-name="T1">Terror institucional silencioso: uso del miedo, el rumor y la criminalización informal</text:span></text:span></text:h>
      <text:p text:style-name="P411"><text:span text:style-name="T1">Más allá de las sanciones formales, las instituciones operan mediante un sistema de </text:span><text:span text:style-name="Strong_20_Emphasis"><text:span text:style-name="T1">control informal y disuasión por miedo</text:span></text:span><text:span text:style-name="T1">. Las amenazas no explícitas, los rumores de represalias, la observación constante de quienes opinan diferente, y el señalamiento como “elemento problemático” o “persona peligrosa” actúan como dispositivos de disciplina institucional. Entre los mecanismos más frecuentes:</text:span></text:p>
      <text:list text:style-name="L555">
        <text:list-item>
          <text:p text:style-name="P386"><text:span text:style-name="Strong_20_Emphasis"><text:span text:style-name="T1">Difusión de quejas infundadas entre compañeros/as.</text:span></text:span></text:p>
        </text:list-item>
        <text:list-item>
          <text:p text:style-name="P386"><text:span text:style-name="Strong_20_Emphasis"><text:span text:style-name="T1">Insinuaciones sobre la estabilidad mental del denunciante.</text:span></text:span></text:p>
        </text:list-item>
        <text:list-item>
          <text:p text:style-name="P386"><text:span text:style-name="Strong_20_Emphasis"><text:span text:style-name="T1">Intervención de seguridad o servicios jurídicos internos sin fundamento.</text:span></text:span></text:p>
        </text:list-item>
        <text:list-item>
          <text:p text:style-name="P386"><text:span text:style-name="Strong_20_Emphasis"><text:span text:style-name="T1">Vigilancia de redes sociales, comunicaciones o publicaciones personales.</text:span></text:span></text:p>
        </text:list-item>
      </text:list>
      <text:p text:style-name="P183">Este ambiente inhibe toda forma de iniciativa ética, desmoviliza el pensamiento crítico y genera un efecto de “autocensura” extendido, que convierte a los equipos en instrumentos de coacción contra su propia conciencia.</text:p>
      <text:h text:style-name="P20" text:outline-level="4"><text:span text:style-name="T1">E. </text:span><text:span text:style-name="Strong_20_Emphasis"><text:span text:style-name="T1">Captura moral del discurso: legitimación del castigo como cuidado</text:span></text:span></text:h>
      <text:p text:style-name="P411"><text:span text:style-name="T1">Las represalias son reforzadas por una </text:span><text:span text:style-name="Strong_20_Emphasis"><text:span text:style-name="T1">estructura discursiva que justifica el daño como protección</text:span></text:span><text:span text:style-name="T1">. El uso de expresiones como “lo hacemos por su bien”, “no están capacitadas para decidir”, “es necesario para que no se haga daño”, convierte la violencia en virtud, y a quien la denuncia, en traidor. Se apela a la supuesta superioridad moral de quienes “cuidan” frente a quienes “atacan” al sistema.</text:span></text:p>
      <text:p text:style-name="P411"><text:span text:style-name="T1">Esta estructura moral es parte esencial del dispositivo. Las profesionales que ejecutan o defienden prácticas violentas se autoperciben como justas, éticas y responsables, mientras que quienes buscan </text:span><text:soft-page-break/><text:span text:style-name="T1">frenar el daño son deslegitimadas como peligrosas, desinformadas o inestables. Esta </text:span><text:span text:style-name="Strong_20_Emphasis"><text:span text:style-name="T1">disociación moral</text:span></text:span><text:span text:style-name="T1"> refuerza la violencia al bloquear cualquier posibilidad de autoevaluación crítica.</text:span></text:p>
      <text:p text:style-name="P411"><text:span text:style-name="T65">El sistema asistencial descrito actúa como </text:span><text:span text:style-name="Strong_20_Emphasis"><text:span text:style-name="T65">una red reactiva, autorreferencial y punitiva</text:span></text:span><text:span text:style-name="T65">, donde cada intento de corrección genera una respuesta defensiva desproporcionada. No se corrige el daño, se castiga a quien lo señala. No se investiga la denuncia, se desacredita a quien la formula. No se repara la injusticia, se expulsa a quien la expone. Este patrón estructural es incompatible con cualquier sistema que aspire a la justicia, la salud o la ciencia.</text:span></text:p>
      <text:p text:style-name="P411"><text:span text:style-name="T1">El análisis de esta sección demuestra que </text:span><text:span text:style-name="Strong_20_Emphasis"><text:span text:style-name="T1">no basta con proponer buenas prácticas o recomendaciones éticas</text:span></text:span><text:span text:style-name="T1">. Es imprescindible </text:span><text:span text:style-name="Strong_20_Emphasis"><text:span text:style-name="T1">proteger legal y materialmente a quienes denuncian</text:span></text:span><text:span text:style-name="T1">, crear circuitos autónomos de revisión, y reconfigurar la arquitectura misma de la atención, para que el pensamiento crítico no sea penalizado, sino considerado el primer signo de salud institucional.</text:span></text:p>
      <text:h text:style-name="P14" text:outline-level="3"><text:span text:style-name="Strong_20_Emphasis"><text:span text:style-name="T65">Modus operandi de las represalias contra usuarios y profesionales críticos del sistema</text:span></text:span></text:h>
      <text:h text:style-name="P16" text:outline-level="4">I. Represalias contra personas usuarias, familiares o redes críticas</text:h>
      <text:p text:style-name="P183">El sistema clínico-asistencial en contextos institucionales psiquiátricos y sociales en España presenta mecanismos sistemáticos de represalia que buscan neutralizar cualquier intento de disidencia, resistencia o ejercicio de derechos fundamentales por parte de las personas diagnosticadas, internadas o en seguimiento.</text:p>
      <text:p text:style-name="P411"><text:span text:style-name="Strong_20_Emphasis"><text:span text:style-name="T1">1.1. Coerción clínica reactiva</text:span></text:span></text:p>
      <text:list text:style-name="L556">
        <text:list-item>
          <text:p text:style-name="P387"><text:span text:style-name="Strong_20_Emphasis"><text:span text:style-name="T1">Incremento súbito de la dosis</text:span></text:span><text:span text:style-name="T1">: cuando una persona expresa desacuerdo con el tratamiento o relata violencia sufrida, se produce un aumento inmediato o escalonado de la medicación (antipsicóticos de depósito, ansiolíticos sedantes o estabilizadores), sin evaluación diagnóstica que justifique el cambio.</text:span></text:p>
        </text:list-item>
        <text:list-item>
          <text:p text:style-name="P387"><text:span text:style-name="Strong_20_Emphasis"><text:span text:style-name="T1">Cambio de prescripción sin consentimiento ni información</text:span></text:span><text:span text:style-name="T1">: se modifican principios activos, horarios o vías de administración, a menudo bajo el argumento de "mejor cumplimiento terapéutico".</text:span></text:p>
        </text:list-item>
        <text:list-item>
          <text:p text:style-name="P387"><text:span text:style-name="Strong_20_Emphasis"><text:span text:style-name="T1">Reclasificación diagnóstica para justificar intervenciones</text:span></text:span><text:span text:style-name="T1">: se añaden etiquetas como “trastorno antisocial”, “bipolaridad grave”, “estado confusional agudo”, en ausencia de criterios clínicos válidos, para legitimar ingresos forzosos, restricciones o medicalización intensiva.</text:span></text:p>
        </text:list-item>
      </text:list>
      <text:p text:style-name="P411"><text:span text:style-name="Strong_20_Emphasis"><text:span text:style-name="T1">1.2. Castigo institucional por vías no clínicas</text:span></text:span></text:p>
      <text:list text:style-name="L557">
        <text:list-item>
          <text:p text:style-name="P388"><text:span text:style-name="Strong_20_Emphasis"><text:span text:style-name="T1">Internamientos preventivos o represivos</text:span></text:span><text:span text:style-name="T1">: se utiliza el ingreso como medida disciplinaria frente a actos de denuncia o desacuerdo explícito. El relato es reconfigurado como “descompensación” o “riesgo de auto/heteroagresión”.</text:span></text:p>
        </text:list-item>
        <text:list-item>
          <text:p text:style-name="P388"><text:span text:style-name="Strong_20_Emphasis"><text:span text:style-name="T1">Amenazas veladas con servicios sociales o judiciales</text:span></text:span><text:span text:style-name="T1">: se advierte a las personas de posibles retiradas de tutela, denuncias al juzgado o apertura de procedimientos de incapacitación si persisten en su actitud crítica.</text:span></text:p>
        </text:list-item>
        <text:list-item>
          <text:p text:style-name="P388"><text:span text:style-name="Strong_20_Emphasis"><text:span text:style-name="T1">Expulsión de centros, pisos tutelados o recursos comunitarios</text:span></text:span><text:span text:style-name="T1">: se emplea la pérdida de vivienda o apoyos como forma de castigo por reclamar derechos, realizar preguntas o pedir segunda opinión.</text:span></text:p>
        </text:list-item>
      </text:list>
      <text:p text:style-name="P411"><text:soft-page-break/><text:span text:style-name="Strong_20_Emphasis"><text:span text:style-name="T1">1.3. Manipulación del entorno relacional</text:span></text:span></text:p>
      <text:list text:style-name="L558">
        <text:list-item>
          <text:p text:style-name="P389"><text:span text:style-name="Strong_20_Emphasis"><text:span text:style-name="T1">Desautorización del entorno afectivo</text:span></text:span><text:span text:style-name="T1">: se desacredita a familiares críticos o apoyos no institucionales, presentándolos como negativos, “enfermos también” o “coadyuvantes de la descompensación”.</text:span></text:p>
        </text:list-item>
        <text:list-item>
          <text:p text:style-name="P389"><text:span text:style-name="Strong_20_Emphasis"><text:span text:style-name="T1">Aislamiento informativo deliberado</text:span></text:span><text:span text:style-name="T1">: se restringe el acceso a historiales clínicos, información de derechos, contactos de redes de apoyo o defensorías.</text:span></text:p>
        </text:list-item>
        <text:list-item>
          <text:p text:style-name="P389"><text:span text:style-name="Strong_20_Emphasis"><text:span text:style-name="T1">Sobrecarga artificial del entorno</text:span></text:span><text:span text:style-name="T1">: se “informa” sistemáticamente a las familias en términos catastrofistas, presionándolas para apoyar el tratamiento forzoso o deslegitimar la versión de la persona afectada.</text:span></text:p>
        </text:list-item>
      </text:list>
      <text:p text:style-name="P411"><text:span text:style-name="Strong_20_Emphasis"><text:span text:style-name="T1">1.4. Patologización de la denuncia</text:span></text:span></text:p>
      <text:list text:style-name="L559">
        <text:list-item>
          <text:p text:style-name="P390"><text:span text:style-name="Strong_20_Emphasis"><text:span text:style-name="T1">Denunciar se convierte en síntoma</text:span></text:span><text:span text:style-name="T1">: toda expresión de malestar por prácticas coercitivas es interpretada como “paranoia”, “delirio persecutorio”, “negación del trastorno” o “desorganización cognitiva”.</text:span></text:p>
        </text:list-item>
        <text:list-item>
          <text:p text:style-name="P390"><text:span text:style-name="Strong_20_Emphasis"><text:span text:style-name="T1">El testimonio se invalida a priori</text:span></text:span><text:span text:style-name="T1">: las personas afectadas no tienen acceso a canales de denuncia reales, y cuando los activan, sus voces son descartadas por defecto, dada su condición institucionalizada.</text:span></text:p>
        </text:list-item>
      </text:list>
      <text:p text:style-name="P23"/>
      <text:h text:style-name="P16" text:outline-level="4">II. Represalias contra profesionales, estudiantes, investigadoras o equipos críticos</text:h>
      <text:p text:style-name="P183">Las represalias contra profesionales que no se alinean con la cultura institucional dominante suponen uno de los mecanismos más eficaces de perpetuación del daño. Estas se estructuran en fases progresivas de castigo, desde la advertencia informal hasta la expulsión profesional del sistema, incluyendo la destrucción de trayectorias académicas y personales.</text:p>
      <text:p text:style-name="P411"><text:span text:style-name="Strong_20_Emphasis"><text:span text:style-name="T1">2.1. Señalamiento informal y deslegitimación dentro del equipo</text:span></text:span></text:p>
      <text:list text:style-name="L560">
        <text:list-item>
          <text:p text:style-name="P391"><text:span text:style-name="Strong_20_Emphasis"><text:span text:style-name="T1">Rumores institucionalizados</text:span></text:span><text:span text:style-name="T1">: se difunden comentarios en reuniones, pasillos y chats internos sugiriendo que la persona “no está alineada”, “es conflictiva” o “tiene problemas de salud mental”.</text:span></text:p>
        </text:list-item>
        <text:list-item>
          <text:p text:style-name="P391"><text:span text:style-name="Strong_20_Emphasis"><text:span text:style-name="T1">Retiro progresivo de tareas de confianza</text:span></text:span><text:span text:style-name="T1">: se limita el acceso a información sensible, la posibilidad de liderar casos o participar en decisiones clínicas.</text:span></text:p>
        </text:list-item>
        <text:list-item>
          <text:p text:style-name="P391"><text:span text:style-name="Strong_20_Emphasis"><text:span text:style-name="T1">Desautorización en reuniones interdisciplinares</text:span></text:span><text:span text:style-name="T1">: se ignoran o ridiculizan las aportaciones del profesional crítico frente a otros miembros del equipo.</text:span></text:p>
        </text:list-item>
      </text:list>
      <text:p text:style-name="P411"><text:span text:style-name="Strong_20_Emphasis"><text:span text:style-name="T1">2.2. Intervención administrativa y sanción funcional</text:span></text:span></text:p>
      <text:list text:style-name="L561">
        <text:list-item>
          <text:p text:style-name="P392"><text:span text:style-name="Strong_20_Emphasis"><text:span text:style-name="T1">Cambios de turno, reducción de horas, modificación de responsabilidades sin justificación funcional.</text:span></text:span></text:p>
        </text:list-item>
        <text:list-item>
          <text:p text:style-name="P392"><text:span text:style-name="Strong_20_Emphasis"><text:span text:style-name="T1">Apertura de expedientes disciplinarios</text:span></text:span><text:span text:style-name="T1"> bajo acusaciones vagas (“actitud negativa”, “generación de mal clima”, “incumplimiento de protocolos”).</text:span></text:p>
        </text:list-item>
        <text:list-item>
          <text:p text:style-name="P392"><text:span text:style-name="Strong_20_Emphasis"><text:span text:style-name="T1">Evaluaciones negativas sin base clínica</text:span></text:span><text:span text:style-name="T1">: se instrumentalizan las revisiones de desempeño para debilitar la posición laboral del profesional crítico.</text:span></text:p>
        </text:list-item>
      </text:list>
      <text:p text:style-name="P411"><text:soft-page-break/><text:span text:style-name="Strong_20_Emphasis"><text:span text:style-name="T1">2.3. Cancelación de oportunidades académicas o investigadoras</text:span></text:span></text:p>
      <text:list text:style-name="L562">
        <text:list-item>
          <text:p text:style-name="P393"><text:span text:style-name="Strong_20_Emphasis"><text:span text:style-name="T1">Bloqueo de proyectos o publicaciones</text:span></text:span><text:span text:style-name="T1">: se niega la aprobación ética, el acceso a datos o la firma de convenios si el contenido es considerado “controvertido”.</text:span></text:p>
        </text:list-item>
        <text:list-item>
          <text:p text:style-name="P393"><text:span text:style-name="Strong_20_Emphasis"><text:span text:style-name="T1">Boicot institucional encubierto</text:span></text:span><text:span text:style-name="T1">: se contacta informalmente con otros centros para vetar la participación del profesional en redes científicas, comités o estancias formativas.</text:span></text:p>
        </text:list-item>
        <text:list-item>
          <text:p text:style-name="P393"><text:span text:style-name="Strong_20_Emphasis"><text:span text:style-name="T1">Desprestigio epistémico</text:span></text:span><text:span text:style-name="T1">: se califica cualquier trabajo crítico como “ideológico”, “militante” o “sin base científica”.</text:span></text:p>
        </text:list-item>
      </text:list>
      <text:p text:style-name="P411"><text:span text:style-name="Strong_20_Emphasis"><text:span text:style-name="T1">2.4. Sanción relacional y presión psicológica continuada</text:span></text:span></text:p>
      <text:list text:style-name="L563">
        <text:list-item>
          <text:p text:style-name="P394"><text:span text:style-name="Strong_20_Emphasis"><text:span text:style-name="T1">Aislamiento activo en el entorno laboral</text:span></text:span><text:span text:style-name="T1">: se rompen vínculos informales, se suprimen apoyos tácitos, se generan climas de hostilidad velada.</text:span></text:p>
        </text:list-item>
        <text:list-item>
          <text:p text:style-name="P394"><text:span text:style-name="Strong_20_Emphasis"><text:span text:style-name="T1">Amenazas personales o familiares</text:span></text:span><text:span text:style-name="T1">: en casos extremos, se ejerce presión directa o indirecta sobre el entorno del profesional crítico, especialmente si tiene familiares también dentro del sistema.</text:span></text:p>
        </text:list-item>
        <text:list-item>
          <text:p text:style-name="P394"><text:span text:style-name="Strong_20_Emphasis"><text:span text:style-name="T1">Generación de burnout inducido</text:span></text:span><text:span text:style-name="T1">: se incrementa la carga laboral, se reducen los márgenes de decisión, se expone a situaciones de estrés extremo hasta inducir baja médica o salida voluntaria.</text:span></text:p>
        </text:list-item>
      </text:list>
      <text:p text:style-name="P208">Los mecanismos descritos cumplen criterios de sistematicidad, funcionalidad e institucionalización que los convierten en formas de violencia estructural de alta gravedad. Las represalias contra usuarios y profesionales críticos deben ser consideradas como elementos operativos del dispositivo coercitivo, no como excepciones.</text:p>
      <text:p text:style-name="P411"><text:span text:style-name="T1">Desde el punto de vista legal y de salud pública, este patrón constituye </text:span><text:span text:style-name="Strong_20_Emphasis"><text:span text:style-name="T1">una amenaza a la integridad física, psíquica, epistémica y profesional</text:span></text:span><text:span text:style-name="T1"> de las personas implicadas. Su existencia desactiva toda posibilidad real de reforma interna del sistema, y justifica la urgencia de la intervención estructural externa, legal y educativa propuesta en la siguiente sección de la tesis.</text:span></text:p>
      <text:h text:style-name="P14" text:outline-level="3"><text:span text:style-name="Strong_20_Emphasis"><text:span text:style-name="T1">Génesis histórica de la violencia psiquiátrica: del castigo al control biopolítico</text:span></text:span></text:h>
      <text:p text:style-name="P411"><text:span text:style-name="T1">El aparato psiquiátrico, desde su institucionalización en la Europa moderna, ha operado como </text:span><text:span text:style-name="Strong_20_Emphasis"><text:span text:style-name="T1">dispositivo de clasificación, exclusión, castigo y silenciamiento</text:span></text:span><text:span text:style-name="T1"> de cuerpos, conductas, ideas y subjetividades que desafiaban el orden hegemónico. Bajo la apariencia de atención sanitaria, la psiquiatría histórica sirvió para </text:span><text:span text:style-name="Strong_20_Emphasis"><text:span text:style-name="T1">materializar jurídicamente el abandono, justificar la violencia y eliminar la disidencia</text:span></text:span><text:span text:style-name="T1">.</text:span></text:p>
      <text:h text:style-name="P16" text:outline-level="4">I. Disciplinamiento colonial y racial: la patologización de la libertad</text:h>
      <text:p text:style-name="P411"><text:span text:style-name="T1">El caso paradigmático es la </text:span><text:span text:style-name="Strong_20_Emphasis"><text:span text:style-name="T1">drapetomanía</text:span></text:span><text:span text:style-name="T1">, diagnosticada por el médico esclavista Samuel A. Cartwright en 1851, que definía como enfermedad mental el “deseo de huida” en personas esclavizadas. Esta construcción no respondía a ningún dato clínico, sino a una necesidad ideológica: </text:span><text:span text:style-name="Strong_20_Emphasis"><text:span text:style-name="T1">convertir la rebeldía ante la opresión en síntoma de anormalidad</text:span></text:span><text:span text:style-name="T1">, legitimando la violencia correctiva.</text:span></text:p>
      <text:p text:style-name="P411"><text:span text:style-name="T1">Este patrón se repitió sistemáticamente en contextos coloniales y postcoloniales, donde </text:span><text:span text:style-name="Strong_20_Emphasis"><text:span text:style-name="T1">la psiquiatría se convirtió en un instrumento de patologización del sujeto racializado, colonizado o subalterno</text:span></text:span><text:span text:style-name="T1">. La medicalización de la resistencia —individual, cultural o política— consolidó un </text:span><text:soft-page-break/><text:span text:style-name="T1">modelo epistemológico donde </text:span><text:span text:style-name="Strong_20_Emphasis"><text:span text:style-name="T1">la norma se definía desde el poder</text:span></text:span><text:span text:style-name="T1"> y la salud se confundía con la obediencia.</text:span></text:p>
      <text:h text:style-name="P16" text:outline-level="4">II. Violencia de género psiquiatrizada: sumisión femenina como criterio de salud</text:h>
      <text:p text:style-name="P411"><text:span text:style-name="T1">Durante más de un siglo, el aparato médico-psiquiátrico contribuyó activamente a la </text:span><text:span text:style-name="Strong_20_Emphasis"><text:span text:style-name="T1">represión de la mujer que no encajaba en el mandato de sumisión, castidad o docilidad</text:span></text:span><text:span text:style-name="T1">. La histeria, el desorden moral, el desequilibrio nervioso y otras categorías psiquiátricas fueron utilizadas para internar, medicar, esterilizar o aislar a mujeres que:</text:span></text:p>
      <text:list text:style-name="L564">
        <text:list-item>
          <text:p text:style-name="P178">rechazaban el matrimonio o cuestionaban el rol doméstico</text:p>
        </text:list-item>
        <text:list-item>
          <text:p text:style-name="P178">expresaban deseo sexual autónomo</text:p>
        </text:list-item>
        <text:list-item>
          <text:p text:style-name="P178">denunciaban abusos o violencia</text:p>
        </text:list-item>
        <text:list-item>
          <text:p text:style-name="P178">pensaban, escribían o participaban en política</text:p>
        </text:list-item>
      </text:list>
      <text:p text:style-name="P411"><text:span text:style-name="T1">La estructura patriarcal del saber médico convertía a la psiquiatría en </text:span><text:span text:style-name="Strong_20_Emphasis"><text:span text:style-name="T1">aliada del régimen de dominación patriarcal</text:span></text:span><text:span text:style-name="T1">, desactivando la agencia política y biográfica de millones de mujeres bajo el pretexto de una supuesta “fragilidad emocional”.</text:span></text:p>
      <text:h text:style-name="P16" text:outline-level="4">III. Psiquiatría genocida: Aktion T4 y la destrucción planificada de vidas “sin valor”</text:h>
      <text:p text:style-name="P411"><text:span text:style-name="T1">El hito más brutal de la violencia psiquiátrica institucionalizada fue el </text:span><text:span text:style-name="Strong_20_Emphasis"><text:span text:style-name="T1">programa Aktion T4</text:span></text:span><text:span text:style-name="T1">, desarrollado por el régimen nazi entre 1939 y 1945, mediante el cual </text:span><text:span text:style-name="Strong_20_Emphasis"><text:span text:style-name="T1">más de 300.000 personas fueron asesinadas</text:span></text:span><text:span text:style-name="T1"> por médicos, psiquiatras y enfermeras bajo criterios de inutilidad social, déficit cognitivo o enfermedad crónica incurable.</text:span></text:p>
      <text:p text:style-name="P411"><text:span text:style-name="T1">Esta política de exterminio —precursora directa del Holocausto— no fue fruto de un desvío individual, sino de una lógica técnico-sanitaria: </text:span><text:span text:style-name="Strong_20_Emphasis"><text:span text:style-name="T1">liberar recursos del Estado eliminando a quienes no eran productivos ni normalizables</text:span></text:span><text:span text:style-name="T1">. Los métodos incluían cámaras de gas, inyecciones letales, desnutrición planificada y abandono deliberado. La psiquiatría no solo fue cómplice: fue diseñadora, gestora y ejecutora.</text:span></text:p>
      <text:p text:style-name="P411"><text:span text:style-name="T1">El uso de diagnósticos como forma de condena a muerte estableció una tradición de </text:span><text:span text:style-name="Strong_20_Emphasis"><text:span text:style-name="T1">violencia técnica desprovista de ética</text:span></text:span><text:span text:style-name="T1">, sostenida por la burocracia médica, la legitimación científica y la exclusión absoluta del consentimiento.</text:span></text:p>
      <text:h text:style-name="P16" text:outline-level="4">IV. Psiquiatría como arma política: represión y tortura bajo regímenes autoritarios</text:h>
      <text:p text:style-name="P411"><text:span text:style-name="T1">Durante el franquismo en España, la psiquiatría fue uno de los pilares del aparato represivo del régimen. Miles de opositoras políticas, mujeres disidentes, jóvenes “problemáticas”, madres solteras, personas homosexuales o simplemente pobres fueron </text:span><text:span text:style-name="Strong_20_Emphasis"><text:span text:style-name="T1">diagnosticadas de “degeneración moral” o “trastornos de la personalidad”</text:span></text:span><text:span text:style-name="T1"> y encerradas de por vida en manicomios, hospitales o instituciones religiosas.</text:span></text:p>
      <text:p text:style-name="P183">Destacan:</text:p>
      <text:list text:style-name="L565">
        <text:list-item>
          <text:p text:style-name="P395"><text:span text:style-name="Strong_20_Emphasis"><text:span text:style-name="T1">El uso del diagnóstico psiquiátrico para justificar detenciones y desapariciones.</text:span></text:span></text:p>
        </text:list-item>
        <text:list-item>
          <text:p text:style-name="P395"><text:span text:style-name="Strong_20_Emphasis"><text:span text:style-name="T1">Esterilizaciones forzadas y tratamientos psiquiátricos no consentidos en mujeres republicanas o hijas de militantes.</text:span></text:span></text:p>
        </text:list-item>
        <text:list-item>
          <text:p text:style-name="P395"><text:soft-page-break/><text:span text:style-name="Strong_20_Emphasis"><text:span text:style-name="T1">Experimentos farmacológicos no supervisados, encierros en instituciones religiosas sin control externo, lobotomías y electroshock sin consentimiento.</text:span></text:span></text:p>
        </text:list-item>
      </text:list>
      <text:p text:style-name="P411"><text:span text:style-name="T1">La llamada </text:span><text:span text:style-name="Strong_20_Emphasis"><text:span text:style-name="T1">teoría del “gen rojo”</text:span></text:span><text:span text:style-name="T1"> convertía a los hijos de comunistas o republicanas en sujetos “peligrosos por herencia”, generando una </text:span><text:span text:style-name="Strong_20_Emphasis"><text:span text:style-name="T1">epigenética represiva</text:span></text:span><text:span text:style-name="T1"> sin fundamento científico que justificaba la separación forzada de familias, las desapariciones y los programas de reeducación psiquiátrica.</text:span></text:p>
      <text:p text:style-name="P411"><text:span text:style-name="T1">Esta tradición pervive en forma de </text:span><text:span text:style-name="Strong_20_Emphasis"><text:span text:style-name="T1">prejuicios estructurales, sesgos diagnósticos, uso preventivo de etiquetas clínicas, desconfianza institucional frente al testimonio de víctimas</text:span></text:span><text:span text:style-name="T1"> y, aún hoy, en </text:span><text:span text:style-name="Strong_20_Emphasis"><text:span text:style-name="T1">informes judiciales psiquiátricos tendenciosos que favorecen al agresor o al sistema</text:span></text:span><text:span text:style-name="T1">.</text:span></text:p>
      <text:h text:style-name="P16" text:outline-level="4">V. La burocracia como dispositivo de legitimación de la tortura</text:h>
      <text:p text:style-name="P183">Históricamente, la tortura psiquiátrica se disimuló tras el aparato burocrático del diagnóstico y el informe clínico. Lo que en otros contextos se denomina secuestro, agresión, medicación forzosa o confinamiento extrajudicial, en el entorno psiquiátrico se documenta como:</text:p>
      <text:list text:style-name="L566">
        <text:list-item>
          <text:p text:style-name="P396"><text:span text:style-name="Strong_20_Emphasis"><text:span text:style-name="T1">“Ingreso involuntario por riesgo”</text:span></text:span></text:p>
        </text:list-item>
        <text:list-item>
          <text:p text:style-name="P396"><text:span text:style-name="Strong_20_Emphasis"><text:span text:style-name="T1">“Administración terapéutica obligatoria”</text:span></text:span></text:p>
        </text:list-item>
        <text:list-item>
          <text:p text:style-name="P396"><text:span text:style-name="Strong_20_Emphasis"><text:span text:style-name="T1">“Contención mecánica por agitación psicomotriz”</text:span></text:span></text:p>
        </text:list-item>
        <text:list-item>
          <text:p text:style-name="P396"><text:span text:style-name="Strong_20_Emphasis"><text:span text:style-name="T1">“Descompensación aguda en contexto de baja adherencia”</text:span></text:span></text:p>
        </text:list-item>
      </text:list>
      <text:p text:style-name="P183">El lenguaje clínico-burocrático borra el cuerpo, el sufrimiento y la voz de la persona. Transforma la violencia en procedimiento. Y convierte al agresor en técnico.</text:p>
      <text:p text:style-name="P183">Este modelo, lejos de haberse erradicado, se mantiene activo en muchas unidades de salud mental de España en 2025. Las prácticas de contención física, sobremedicación, hospitalización forzada, aislamiento prolongado, negación de apoyo jurídico o desinformación sobre derechos se siguen reproduciendo como “medidas terapéuticas”, sin revisión ni auditoría externa.</text:p>
      <text:p text:style-name="P183">La psiquiatría, como dispositivo de poder, ha servido durante siglos no a la salud, sino al orden. A través de su alianza con la moral, la religión, el Estado, la medicina y la burocracia, ha legitimado las formas más extremas de violencia contra las personas más vulnerables.</text:p>
      <text:p text:style-name="P411"><text:span text:style-name="T1">Esta historia debe ser conocida, expuesta, documentada y reconocida. Sin ese reconocimiento, </text:span><text:span text:style-name="Strong_20_Emphasis"><text:span text:style-name="T1">no puede haber reparación, ni justicia, ni transformación ética</text:span></text:span><text:span text:style-name="T1">. La violencia de hoy se nutre de los silencios de ayer. La medicalización del castigo y la psiquiatrización de la disidencia siguen operando bajo otras formas, legitimadas por el mismo aparato institucional.</text:span></text:p>
      <text:p text:style-name="P183">La psiquiatría contemporánea, pese a su retórica de protección y cuidado, sigue sustentándose en mecanismos de control, dominación y castigo que reproducen estructuras arcaicas de poder, muchas de ellas nacidas en el contexto colonial, patriarcal y fascista. A lo largo del siglo XX y en especial en el contexto europeo, diversas prácticas denominadas “terapéuticas” resultaron ser formas encubiertas de castigo corporal, sometimiento conductual y eliminación de la disidencia: lobotomías, coma insulínico, electroshock sin consentimiento, administración sistemática de psicofármacos en dosis tóxicas, e internamientos indefinidos sin garantías jurídicas mínimas.</text:p>
      <text:p text:style-name="P183">Estas prácticas no surgieron del vacío. El modelo de intervención médica sobre el malestar psíquico ha estado históricamente asociado a formas de control social orientadas al silenciamiento de la <text:soft-page-break/>disidencia, el castigo de la diferencia y la represión institucional de poblaciones consideradas indeseables: mujeres rebeldes, esclavizados que huían (como muestra el diagnóstico racista de drapetomanía), homosexuales, militantes políticos, personas con discapacidad o, simplemente, sujetos empobrecidos, rotos por la violencia estructural.</text:p>
      <text:p text:style-name="P183">El nacimiento de los psicofármacos modernos no alteró esta lógica. Muchos de ellos, como el haloperidol o el zuclopentixol, fueron probados inicialmente en animales de granja como tranquilizantes potentes antes de ser reorientados al uso humano. Esta transición no fue un salto epistemológico, sino una decisión logística y mercantil: suprimían la voluntad, la expresividad y el movimiento, haciendo más "manejables" a los sujetos hospitalizados o institucionalizados.</text:p>
      <text:p text:style-name="P183">La violencia médica se agudiza en contextos donde el consentimiento está viciado o directamente suprimido. Los testimonios recogidos en esta tesis, junto con los datos extraídos de encuestas nacionales y experiencias internacionales, revelan un patrón sistemático de violaciones: diagnósticos impuestos sin evaluación transparente ni contrastada, procedimientos médicos realizados bajo sedación o engaño, administración de benzodiacepinas, antipsicóticos o fármacos sedantes como método habitual de gestión institucional, incluso en población pediátrica y anciana, y sin base diagnóstica comprobable</text:p>
      <text:p text:style-name="P411"><text:span text:style-name="Strong_20_Emphasis"><text:span text:style-name="T1">Dinámicas operativas del aparato de daño estructural</text:span></text:span></text:p>
      <text:h text:style-name="P16" text:outline-level="4">4.5.12 Modus operandi clínico-administrativo: fases funcionales del daño institucional</text:h>
      <text:p text:style-name="P183">El análisis riguroso de los testimonios, historiales clínicos anonimizados, resultados de encuestas y observación participativa revela que el funcionamiento de la violencia psiquiátrica no es aleatorio ni marginal. Se estructura en fases sucesivas que operan de manera estandarizada en contextos clínicos y asistenciales, legitimadas por discursos técnicos, camufladas tras marcos legales ambiguos, y ejecutadas con medios administrativos. Estas fases pueden clasificarse funcionalmente como sigue:</text:p>
      <text:p text:style-name="P411"><text:span text:style-name="Strong_20_Emphasis"><text:span text:style-name="T1">Fase 1: Captura institucional y producción del diagnóstico</text:span></text:span><text:span text:style-name="T1"><text:line-break/>La entrada en el circuito psiquiátrico suele iniciarse mediante derivación desde atención primaria, servicios sociales, entornos educativos o cuerpos policiales. En esta fase:</text:span></text:p>
      <text:list text:style-name="L567">
        <text:list-item>
          <text:p text:style-name="P179">No se garantiza una evaluación diferenciada ni multidisciplinar.</text:p>
        </text:list-item>
        <text:list-item>
          <text:p text:style-name="P179">Se impone un diagnóstico sin escucha real ni análisis contextual.</text:p>
        </text:list-item>
        <text:list-item>
          <text:p text:style-name="P179">La narrativa institucional sustituye al testimonio de la persona.</text:p>
        </text:list-item>
        <text:list-item>
          <text:p text:style-name="P179">El consentimiento es una formalidad vaciada: firmar o perder derechos.</text:p>
        </text:list-item>
      </text:list>
      <text:p text:style-name="P183">La esquizofrenia, el trastorno bipolar o los “trastornos de conducta” son utilizados como categorías paraguas, a menudo sin exploración etiológica. Se normaliza el uso de etiquetas duraderas con efectos jurídicos y clínicos severos, sin opción real de segunda opinión o revisión externa.</text:p>
      <text:p text:style-name="P411"><text:span text:style-name="Strong_20_Emphasis"><text:span text:style-name="T1">Fase 2: Medidas de intervención sin consentimiento</text:span></text:span><text:span text:style-name="T1"><text:line-break/>Una vez emitido el diagnóstico, se inicia un proceso de intervenciones agresivas amparadas por el principio de “necesidad terapéutica”. En esta fase se imponen:</text:span></text:p>
      <text:list text:style-name="L568">
        <text:list-item>
          <text:p text:style-name="P180">Ingresos involuntarios por presunto riesgo.</text:p>
        </text:list-item>
        <text:list-item>
          <text:p text:style-name="P180">Medicación forzada mediante consentimiento presunto, judicial delegado o familiar inducido.</text:p>
        </text:list-item>
        <text:list-item>
          <text:p text:style-name="P180"><text:soft-page-break/>Contenciones físicas por "agitación" que muchas veces es respuesta al miedo o al trato degradante.</text:p>
        </text:list-item>
      </text:list>
      <text:p text:style-name="P183">Todo esto se legitima mediante notas clínicas basadas en percepciones subjetivas de las profesionales, y sin revisión externa ni derechos garantizados. Los efectos adversos de los fármacos son ocultados, minimizados o reinterpretados como “síntomas de descompensación”.</text:p>
      <text:p text:style-name="P411"><text:span text:style-name="Strong_20_Emphasis"><text:span text:style-name="T1">Fase 3: Cronificación de la dependencia institucional</text:span></text:span><text:span text:style-name="T1"><text:line-break/>El sistema está diseñado para evitar la recuperación. Las personas son:</text:span></text:p>
      <text:list text:style-name="L569">
        <text:list-item>
          <text:p text:style-name="P181">Derivadas a “seguimientos” sin salida, con visitas rutinarias que reafirman el diagnóstico sin cambio terapéutico.</text:p>
        </text:list-item>
        <text:list-item>
          <text:p text:style-name="P181">Impulsadas a aceptar incapacitaciones, tutelas o ingresos prolongados.</text:p>
        </text:list-item>
        <text:list-item>
          <text:p text:style-name="P181">Penalizadas si expresan deseo de suspender o revisar la medicación: se interpreta como negación de enfermedad.</text:p>
        </text:list-item>
      </text:list>
      <text:p text:style-name="P183">La cronificación no es resultado del trastorno, sino del dispositivo clínico-institucional. En lugar de apoyar la autonomía, se convierte a la persona en “paciente permanente”, lo que mantiene recursos, plazas, protocolos y rentabilidad administrativa.</text:p>
      <text:p text:style-name="P411"><text:span text:style-name="Strong_20_Emphasis"><text:span text:style-name="T1">Fase 4: Silenciamiento del daño y de la denuncia</text:span></text:span><text:span text:style-name="T1"><text:line-break/>Cuando la persona —o su entorno— intenta reclamar derechos o señalar abusos:</text:span></text:p>
      <text:list text:style-name="L570">
        <text:list-item>
          <text:p text:style-name="P182">Se aplica represalia médica (ver subapartados anteriores).</text:p>
        </text:list-item>
        <text:list-item>
          <text:p text:style-name="P182">Se produce aislamiento institucional: retirada de apoyos, ingresos no deseados, cambio de equipo.</text:p>
        </text:list-item>
        <text:list-item>
          <text:p text:style-name="P182">Se desactiva la denuncia: las vías legales no existen o dependen del mismo sistema responsable del daño.</text:p>
        </text:list-item>
      </text:list>
      <text:p text:style-name="P183">Además, se registran los reclamos en el historial clínico como indicadores de “hostilidad”, “desorganización del pensamiento” o “riesgo de descompensación”, invalidando automáticamente la credibilidad de la persona.</text:p>
      <text:p text:style-name="P23"/>
      <text:h text:style-name="P16" text:outline-level="4">4.5.13 Grados de responsabilidad: arquitectura piramidal de la complicidad</text:h>
      <text:p text:style-name="P183">El funcionamiento del daño institucional requiere de múltiples niveles de complicidad, que van desde la ejecución directa hasta la tolerancia estructural. El análisis se organiza en cinco niveles:</text:p>
      <text:p text:style-name="P411"><text:span text:style-name="Strong_20_Emphasis"><text:span text:style-name="T1">Nivel 1 – Ejecutoras directas</text:span></text:span><text:span text:style-name="T1"><text:line-break/>Profesionales que administran fármacos sin consentimiento, realizan internamientos injustificados, redactan informes falsos o inducen a la firma de formularios sin información real. Su responsabilidad es penal y médica.</text:span></text:p>
      <text:p text:style-name="P411"><text:span text:style-name="Strong_20_Emphasis"><text:span text:style-name="T1">Nivel 2 – Validadores técnicos</text:span></text:span><text:span text:style-name="T1"><text:line-break/>Equipos que firman diagnósticos o decisiones sin contacto con la persona. Actúan como filtros institucionales, validando sin cuestionamiento las decisiones clínicas. Su responsabilidad es corporativa y colegiada.</text:span></text:p>
      <text:p text:style-name="P411"><text:soft-page-break/><text:span text:style-name="Strong_20_Emphasis"><text:span text:style-name="T1">Nivel 3 – Gestoras administrativas</text:span></text:span><text:span text:style-name="T1"><text:line-break/>Direcciones médicas, responsables de unidades, jefaturas de servicio. Son quienes mantienen los protocolos operativos, asignan recursos, imponen objetivos de rendimiento y protegen a las profesionales denunciadas. Su responsabilidad es organizativa y jerárquica.</text:span></text:p>
      <text:p text:style-name="P411"><text:span text:style-name="Strong_20_Emphasis"><text:span text:style-name="T1">Nivel 4 – Autoridades políticas y judiciales</text:span></text:span><text:span text:style-name="T1"><text:line-break/>Entes responsables de la regulación sanitaria, órganos judiciales que avalan ingresos sin audiencia real, comisiones que omiten sistemáticamente auditoría. Son quienes configuran el marco de impunidad y diseñan el aparato legal que permite el daño.</text:span></text:p>
      <text:p text:style-name="P411"><text:span text:style-name="Strong_20_Emphasis"><text:span text:style-name="T1">Nivel 5 – Entorno social y profesional</text:span></text:span><text:span text:style-name="T1"><text:line-break/>Colegios profesionales, asociaciones científicas, entidades formativas que reproducen el discurso coercitivo, impiden la crítica epistemológica y censuran el activismo basado en la evidencia. Su responsabilidad es estructural y epistémica.</text:span></text:p>
      <text:p text:style-name="P183">Esta arquitectura muestra cómo el daño no es el resultado de una práctica desviada, sino la consecuencia lógica de un diseño institucional que tolera, justifica y reproduce sistemáticamente la violencia psiquiátrica bajo una fachada de normalidad terapéutica. La responsabilidad es pues individual, pero también colectiva, profesional, administrativa, judicial y política.</text:p>
      <text:p text:style-name="P183">La psiquiatría institucionalizada en su forma actual no constituye una desviación corregible del paradigma clínico, sino una construcción histórica funcional al castigo, al silenciamiento y al mantenimiento de una arquitectura social jerárquica. Su violencia no es accidental ni resulta de la negligencia individual: es estructural, sistemática, adaptativa y protegida por marcos legales que permiten su continuidad con legitimidad aparente. Lo que se presenta como tratamiento es, en muchos casos, la continuidad técnica de un régimen disciplinario que opera desde el despojo de la subjetividad. El diagnóstico actúa como sentencia y se despliega sin garantías, sin verificación externa, sin participación informada y, lo que es más grave, sin reversibilidad efectiva. La medicalización forzosa bajo coerción, así como las prácticas de encierro, aislamiento, sedación y desposesión jurídica, reproducen las lógicas de supresión del otro como amenaza. La categoría diagnóstica deviene argumento para la suspensión de derechos fundamentales: al declarar a una persona como “no capacitada”, se activa un dispositivo de control total que justifica la reclusión indefinida, la administración de sustancias psicoactivas sin consentimiento válido, la esterilización encubierta, la manipulación del entorno social y familiar, y la vigilancia constante como forma de vida. No existe en este modelo ninguna posibilidad de autodeterminación. Las estructuras clínicas que deberían promover salud actúan como custodios del orden, utilizando el lenguaje médico para legitimar medidas que serían consideradas abiertamente criminales en cualquier otro ámbito. Lo que en otros contextos se califica como secuestro, en el ámbito psiquiátrico se registra como ingreso involuntario. Lo que es administración forzosa de drogas, aquí se considera “tratamiento indicado”. La desaparición civil, el aislamiento sensorial, la privación de libertad, la tortura farmacológica, el abandono institucional y la degradación progresiva del cuerpo se documentan en historiales clínicos con una retórica que oculta, embellece y reconfigura el daño como cuidado. El consentimiento informado es sistemáticamente viciado, negado o sustituido por simulacros burocráticos de firma bajo amenaza, sedación o manipulación. La noción de riesgo, aplicada de manera unilateral, permite suspender los derechos básicos en base a conjeturas, sin audiencia ni defensa. La resistencia se interpreta como síntoma, la denuncia como delirio, la autodefensa como agresividad. Este sistema, que se reproduce con total normalidad en muchos contextos españoles, ha generado y sigue generando miles de muertes directas e indirectas: suicidios inducidos por la desesperación, muertes <text:soft-page-break/>por efectos adversos de fármacos administrados sin control, deterioro acelerado de la salud física por abandono institucional, muerte social por exclusión laboral, académica, familiar y jurídica. El dato de que personas diagnosticadas con esquizofrenia mueren entre quince y veinte años antes que la media poblacional no se explica por el diagnóstico, sino por el sistema de cuidados que reciben. En geriatría, la sobremedicación con antipsicóticos y benzodiacepinas para facilitar la “convivencia institucional” en residencias genera tasas de mortalidad no reportadas, muchas veces invisibles tras causas “naturales” no auditadas. Se trata de eutanasia encubierta, no voluntaria, no declarada y no discutida. En definitiva, el sistema actual reproduce prácticas eugenésicas y de exclusión bajo un ropaje de progreso clínico. Los instrumentos de salud se han convertido en tecnologías de sometimiento. La ciencia médica, si no se reconstruye desde la ética, desde la justicia y desde el consentimiento informado real, será cómplice de un régimen de destrucción que naturaliza la tortura y convierte la salud en un instrumento de opresión. Esta tesis no busca solo demostrar estas dinámicas: exige, con base científica, legal y ética, su desmantelamiento. A partir de esta constatación, es imprescindible desarrollar el conjunto de medidas concretas que permitan reparar, transformar y proteger a las personas frente a este sistema de violencia institucionalizada.</text:p>
      <text:p text:style-name="P208">4.6 Reparación, justicia restaurativa y transformaciones exigibles</text:p>
      <text:p text:style-name="P208">La reparación frente a la violencia psiquiátrica institucional no puede ser entendida como un gesto moral o simbólico, sino como una exigencia jurídica, científica y civilizatoria. Toda práctica que haya producido daño documentado, especialmente en contextos donde existía coerción, ausencia de consentimiento válido o vulneración sistemática de derechos, exige mecanismos de reparación proporcional, integral y verificable. Este imperativo no solo deriva de los marcos legales internacionales —como la Convención sobre los Derechos de las Personas con Discapacidad o la jurisprudencia consolidada del Tribunal Europeo de Derechos Humanos—, sino del propio principio constitucional de dignidad como fundamento del orden democrático. España, como Estado de derecho, tiene la obligación positiva de proteger activamente a las personas de la tortura, los tratos crueles, inhumanos y degradantes, y de garantizar una reparación efectiva cuando el daño ha sido producido por agentes públicos o instituciones subvencionadas o reguladas por el poder público. El daño médico-psiquiátrico documentado en esta tesis reúne todos los elementos que configuran violaciones graves y continuadas de derechos fundamentales, con consecuencias personales, sociales y sanitarias irreversibles en muchos casos.</text:p>
      <text:p text:style-name="P183">La reparación debe articularse en varios niveles: individual, colectivo, institucional y estructural. En el plano individual, implica el reconocimiento público del daño, la rehabilitación de la persona afectada, la restitución de derechos civiles, académicos y familiares, y la compensación económica proporcional al daño sufrido. En el plano colectivo, exige el reconocimiento del patrón de violencia estructural, la revisión de todos los diagnósticos y tratamientos coercitivos aplicados sin consentimiento, y la apertura de vías de participación institucional para las personas sobrevivientes de violencia psiquiátrica. En el plano institucional, la reparación requiere de mecanismos de justicia restaurativa que no se limiten a pedir disculpas, sino que incluyan cambios reales en la gobernanza clínica, en la evaluación de prácticas y en los protocolos de intervención. Y en el plano estructural, exige una transformación profunda del modelo asistencial, desde el reemplazo de la cultura coercitiva por una cultura de cuidado informado, hasta la implementación de tecnologías expertas abiertas que garanticen transparencia, trazabilidad de decisiones y supervisión ciudadana y científica del sistema.</text:p>
      <text:p text:style-name="P411"><text:soft-page-break/><text:span text:style-name="T1">No es posible reparar sin verdad. Por ello, uno de los pilares fundamentales de la reparación debe ser la creación de </text:span><text:span text:style-name="Strong_20_Emphasis"><text:span text:style-name="T1">Comisiones Independientes de Verdad y Reparación en Salud Mental</text:span></text:span><text:span text:style-name="T1">, formadas por profesionales con trayectoria en derechos humanos, salud pública, derecho penal internacional, antropología médica y ética clínica. Estas comisiones deben tener competencia para auditar centros, revisar expedientes clínicos bajo consentimiento de las personas afectadas, emitir informes vinculantes y remitir casos al Ministerio Fiscal cuando se detecten indicios de delito. Esta estructura debe ser respaldada por el Defensor del Pueblo, el Ministerio de Igualdad, el Ministerio de Sanidad y el Consejo General del Poder Judicial, en colaboración con asociaciones de víctimas, defensoras de derechos humanos, universidades y organizaciones internacionales. El principio de independencia técnica y protección de las denunciantes debe ser absoluto.</text:span></text:p>
      <text:p text:style-name="P411"><text:span text:style-name="T1">La justicia restaurativa debe permitir la </text:span><text:span text:style-name="Strong_20_Emphasis"><text:span text:style-name="T1">expresión no mediada de las personas sobrevivientes</text:span></text:span><text:span text:style-name="T1">, sin filtros clínicos ni reinterpretaciones diagnósticas. Deben poder narrar su experiencia como víctimas de violaciones de derechos humanos, y recibir escucha activa, reparación simbólica, garantías materiales de recuperación y compromiso efectivo de no repetición. Esta justicia no debe confundirse con la impunidad de quienes causaron el daño. La restauración del tejido social exige el reconocimiento de responsabilidades individuales y colectivas, la depuración de responsabilidades administrativas y, en los casos donde se configuren tipos penales —como lesiones, coacciones, falsedad documental, omisión del deber de socorro, trato degradante o tortura—, la activación del proceso penal con todas las garantías para las víctimas.</text:span></text:p>
      <text:p text:style-name="P183">La transformación exigible pasa por la implementación completa de las directrices de WHO QualityRights en todos los sistemas públicos y concertados de salud mental, así como en todos los servicios sociales, educativos y judiciales que deriven personas al circuito clínico. Implica eliminar de forma inmediata toda práctica de contención física, aislamiento forzoso y administración de medicamentos sin consentimiento informado válido. Requiere reestructurar la formación universitaria y hospitalaria para incorporar la historia real de la psiquiatría, los límites bioéticos de la intervención médica, y los modelos de atención no coercitiva basados en la autonomía, el acompañamiento comunitario, la deliberación compartida, el diálogo abierto, la reducción de daños y el reconocimiento del sufrimiento como respuesta legítima al entorno.</text:p>
      <text:p text:style-name="P183">Asimismo, la transformación debe incorporar la tecnología no como refuerzo del poder coercitivo, sino como garante de transparencia, justicia y corresponsabilidad. Los sistemas expertos diseñados bajo el enfoque de EU BEACON One Health Education and Technology deben permitir la trazabilidad de cada decisión médica, la verificación externa por redes científicas, la interoperabilidad de datos bajo soberanía del paciente, y la generación de alertas automáticas en caso de prácticas desviadas, ocultación de efectos adversos, falsificación de consentimiento o riesgo de daño institucional. La inclusión de tecnologías de registro continuo (wearables, trackers, historiales compartidos bajo control de la persona afectada), así como protocolos abiertos de análisis semántico, minería de datos clínico-legales y análisis XXXiano de riesgo-beneficio, son herramientas disponibles, escalables y sostenibles que deben ser adoptadas como estándar de mínima justicia clínica y administrativa.</text:p>
      <text:p text:style-name="P411"><text:span text:style-name="T1">En este proceso, las prácticas positivas ya existentes —como los sistemas de trazabilidad clínica y auditoría ciudadana de Estonia y Finlandia, o los modelos de asistencia comunitaria centrados en derechos como el Housing First noruego— deben ser adaptadas, mejoradas e integradas con visión global. El papel de EU BEACON no será solo técnico: será </text:span><text:span text:style-name="Strong_20_Emphasis"><text:span text:style-name="T1">pedagógico, estratégico, transformador</text:span></text:span><text:span text:style-name="T1">, articulando redes de educación transnacional, protocolos de protección efectiva, planes de </text:span><text:soft-page-break/><text:span text:style-name="T1">formación ética y científica obligatoria, y estándares de actuación inmediata ante cualquier indicio de abuso, tortura o maltrato clínico-institucional.</text:span></text:p>
      <text:p text:style-name="P183">Esta reparación no será inmediata, ni automática, ni gratuita. Exige coraje institucional, transformación normativa, verdad judicial, y voluntad política sostenida. Pero no existe alternativa legítima. Lo contrario sería continuar participando —por acción o por omisión— en una maquinaria de daño estructural cuya existencia niega los principios mismos sobre los que se asienta la dignidad humana y el Estado de derecho. La reparación no es un favor: es justicia. Y sin justicia, no hay salud mental que merezca ese nombre.</text:p>
      <text:p text:style-name="P183"><text:span text:style-name="T70">4.7 Discusión: validez científica, médica y jurídica de los resultados <text:line-break/>Los resultados obtenidos a lo largo de este trabajo —basados en encuestas de alta calidad metodológica, análisis documental, observación participativa de largo alcance, entrevistas semiestructuradas, revisión normativa comparada y validación epistémica por redes internacionales— permiten afirmar con rigor que el actual sistema de atención en salud mental en España, tanto público como privado, vulnera de forma sistemática los principios científicos, éticos y legales que deberían regir cualquier intervención sobre la persona humana. Esta afirmación no es ideológica ni meramente crítica: se basa en una convergencia robusta de evidencias provenientes de múltiples fuentes, niveles y disciplinas.</text:span></text:p>
      <text:p text:style-name="P183">Desde el punto de vista científico, los resultados señalan que gran parte de las prácticas actualmente consideradas estándar en los dispositivos psiquiátricos no superan los criterios mínimos de validación empírica, reproducibilidad, coherencia teórica y proporcionalidad terapéutica. En particular, la medicalización punitiva, la administración crónica de neurolépticos en contextos no psicóticos, el uso sistemático de sedantes para la gestión institucional del malestar, y la utilización de diagnósticos permanentes como fundamento para la exclusión social y jurídica carecen de respaldo científico que justifique su generalización. Numerosos estudios internacionales —incluyendo meta-análisis independientes y revisiones sistemáticas— han señalado que los efectos adversos de estas prácticas superan en muchos casos cualquier beneficio clínico potencial, especialmente cuando no hay consentimiento informado válido ni participación activa del sujeto en la toma de decisiones.</text:p>
      <text:p text:style-name="P411"><text:span text:style-name="T1">Desde el punto de vista médico, los resultados exponen una violación sistemática del principio de </text:span><text:span text:style-name="Emphasis"><text:span text:style-name="T1">primum non nocere</text:span></text:span><text:span text:style-name="T1"> (ante todo, no hacer daño), del principio de autonomía clínica del paciente y del mandato de proporcionalidad terapéutica. No existe justificación médica para la contención física rutinaria, para la sobremedicación sin evaluación contextualizada, ni para la cronificación institucional de personas que podrían vivir con apoyos en comunidad. Las respuestas de profesionales encuestadas, los relatos clínicos revisados y la documentación disponible en informes públicos y procedimientos judiciales apuntan a un modelo que prioriza la obediencia, el control y la delegación de responsabilidad sobre la salud, en lugar de promover la recuperación, el respeto al proceso individual y el empoderamiento de las personas afectadas.</text:span></text:p>
      <text:p text:style-name="P183">Desde el punto de vista jurídico, las prácticas documentadas constituyen vulneraciones graves del marco legal nacional e internacional. La Constitución Española establece como fundamento del orden político y social la dignidad de la persona y el respeto a sus derechos inviolables. Esta tesis ha demostrado que dichos derechos son sistemáticamente suspendidos o directamente ignorados en contextos psiquiátricos: no se garantiza la libertad personal, se vulnera la integridad física y moral, se suspende la capacidad jurídica de forma ilegítima, se administran tratamientos forzados en <text:soft-page-break/>ausencia de garantías, y se niega el acceso a recursos judiciales efectivos. La Convención sobre los Derechos de las Personas con Discapacidad, ratificada por España y de aplicación directa, prohíbe expresamente el tratamiento sin consentimiento, la institucionalización forzosa y la privación de capacidad por motivos diagnósticos. Las prácticas actuales contravienen directamente estas disposiciones, generando responsabilidad internacional del Estado.</text:p>
      <text:p text:style-name="P411"><text:span text:style-name="T1">Desde una perspectiva epistémica, la tesis ha evidenciado la existencia de una violencia estructural de tipo epistemológico, donde los saberes de las personas afectadas son sistemáticamente deslegitimados, la experiencia vivida es reducida a “síntoma”, y los cuestionamientos al modelo son neutralizados como manifestaciones de enfermedad. Este fenómeno, reconocido como </text:span><text:span text:style-name="Emphasis"><text:span text:style-name="T1">epistemic injustice</text:span></text:span><text:span text:style-name="T1"> en la literatura internacional, no solo es una barrera para el cambio clínico, sino un dispositivo de perpetuación del daño. La ciencia no puede coexistir con la censura estructural del testimonio. Sin un reconocimiento formal del valor epistémico de las personas usuarias, no existe base ética ni metodológica para una medicina legítima.</text:span></text:p>
      <text:p text:style-name="P183">Desde el punto de vista metodológico, este trabajo ha utilizado instrumentos validados —incluyendo adaptaciones de la Schizophrenia Inquiry Commission, cuestionarios de WHO QualityRights, protocolos desarrollados por EU BEACON y encuestas nacionales sobre diálogo abierto, marginalización y abusos médicos—, implementados con rigor, ética investigadora, consentimiento informado y validación cruzada. Las encuestas incorporan tanto ítems cerrados como espacio para discurso abierto, permitiendo triangulación cuantitativa y cualitativa. Los datos han sido analizados utilizando técnicas de codificación temática, análisis de contenido, inferencia XXXiana y modelado multivariable, asegurando la solidez de las conclusiones. A nivel ético, el estudio ha sido sometido a revisión por comités independientes y cuenta con la aprobación de redes internacionales de derechos humanos y salud pública.</text:p>
      <text:p text:style-name="P183">Desde el punto de vista político, la validez de este trabajo radica también en su urgencia. La continuidad de las prácticas descritas no solo amenaza vidas individuales, sino que erosiona las bases mismas del contrato social. Un Estado que tolera la medicalización forzada, la tortura farmacológica, la desposesión jurídica y la exclusión social masiva, bajo el argumento de la “protección clínica”, no puede considerarse garante de los derechos humanos. Las reformas propuestas en esta tesis —basadas en datos, normativa vigente y modelos exitosos de otras jurisdicciones— no son opcionales: son exigencias mínimas de justicia y civilización.</text:p>
      <text:p text:style-name="P183">En conclusión, la validez científica, médica y jurídica de los resultados aquí presentados está ampliamente respaldada por la consistencia interna del corpus empírico, la coherencia con el marco normativo nacional e internacional, el consenso creciente en la comunidad investigadora independiente, y la urgencia moral del sufrimiento documentado. Esta tesis no ofrece una visión parcial ni un programa ideológico: expone una realidad verificable, propone soluciones factibles y traza un camino de transformación radical, necesaria y ya demasiado demorada.</text:p>
      <text:p text:style-name="P208">La ilegitimidad de las prácticas psiquiátricas coercitivas no es accidental ni marginal: es estructural, y hunde sus raíces en una cultura institucional profundamente anclada en la deshumanización, el silenciamiento y la construcción de saberes médicos como forma de control social. Tal como ha sido demostrado a lo largo de esta tesis, los dispositivos diagnósticos y terapéuticos utilizados hoy en día en los servicios de salud mental —particularmente los vinculados al diagnóstico de esquizofrenia— se sustentan sobre premisas científicas débiles, constructos clínicos altamente inestables, y una lógica epistemológica que cancela la posibilidad misma de la disidencia, la <text:soft-page-break/>singularidad y la recuperación. El saber psiquiátrico hegemónico, lejos de ser neutral, ha actuado históricamente como instrumento de represión institucional: de la drapetomanía en esclavos que huían de las plantaciones a la medicalización de la homosexualidad, del control de mujeres no conformes a los protocolos nazis de exterminio eugenésico bajo la Aktion T4, hasta los mecanismos actuales de exclusión social en nombre del “tratamiento”.</text:p>
      <text:p text:style-name="P183">Hoy, este mismo saber —formalizado en etiquetas diagnósticas como la esquizofrenia— se instrumentaliza para perpetuar la marginación estructural, despojar a las personas de sus derechos civiles, justificar sobremedicaciones masivas y cronificar el sufrimiento. Se trata de una forma de violencia epistemológica que consiste en invalidar sistemáticamente los testimonios de quienes denuncian daño, encubriendo así prácticas que en otros ámbitos serían impensables: la contención física como castigo, la sedación sin justificación clínica, la esterilización forzada, y la administración de psicofármacos en ausencia de consentimiento, bajo amenaza de represalias. Esta violencia opera mediante una lógica de legitimación cerrada: quien denuncia es, por definición, considerado “enfermo”, y por tanto no digno de credibilidad. Las víctimas son así transformadas en “objetos clínicos”, no solo despojadas de voz, sino también de existencia jurídica y política plena.</text:p>
      <text:p text:style-name="P183">Este modus operandi se reproduce no solo en los dispositivos hospitalarios, sino también en las consultas ambulatorias, las residencias geriátricas, los programas escolares y los servicios sociales. La lógica es siempre la misma: detectar conductas desviadas del canon normativo, medicalizarlas, clasificarlas como patológicas, y aplicar medidas correctivas bajo el ropaje de la terapéutica. En este proceso, la coerción no es la excepción, sino el procedimiento habitual. Se chantajea con el acceso a ayudas, se amenaza con retiradas de tutela, se niega la atención médica básica a quienes cuestionan el diagnóstico o se resisten al tratamiento, y se utilizan los historiales clínicos como herramienta de estigmatización perpetua. El consentimiento es convertido en trámite, y el consentimiento informado en simulacro. Las decisiones clínicas se basan muchas veces en informes elaborados sin contacto real con la persona, reproducen prejuicios culturales, o responden a lógicas institucionales de eficiencia, control y exclusión, no de bienestar.</text:p>
      <text:p text:style-name="P183">Los resultados empíricos aquí analizados —desde la versión española de la Schizophrenia Inquiry, hasta los datos compartidos en las conferencias de la WPA, el WCP y los cuestionarios de esta tesis doctoral— demuestran que la mayoría de las profesionales encuestadas reconocen el daño estructural que producen las prácticas actuales, aunque no se atreven a denunciarlo o intervenir por miedo a represalias. La existencia de represalias activas contra quienes investigan o denuncian abusos, sean profesionales o usuarias, está ampliamente documentada: desde la amenaza de perder el trabajo o el título profesional, hasta la activación de mecanismos de deslegitimación institucional (sospecha diagnóstica, aislamiento, hostigamiento). El costo de decir la verdad, en este contexto, es altísimo. Y sin embargo, cada vez más profesionales, pacientes y sobrevivientes lo están haciendo, porque saben que no hacerlo es perpetuar una maquinaria de daño que, bajo el ropaje de la medicina, niega la salud misma, la dignidad y la vida.</text:p>
      <text:p text:style-name="P183">El testimonio que cierra este capítulo —aquel de una tesis escrita desde la vivencia directa de la tortura médica, la esterilización forzada, la violencia estructural encubierta bajo autoridad clínica— no es una excepción. Es representativo de miles de casos silenciados por la cultura institucional. Las cifras de sobremortalidad en personas diagnosticadas de esquizofrenia, las tasas de suicidio tras tratamientos forzados, las muertes en residencias geriátricas tras administración masiva de psicofármacos, todo ello compone un cuadro de gravedad sistémica, que requiere una respuesta igualmente sistémica. Esta tesis no solo ha descrito los hechos con rigor, sino que ha trazado el <text:soft-page-break/>mapa normativo, técnico y político de las transformaciones necesarias. Ha mostrado que otra psiquiatría —no coercitiva, ética, validada científicamente y centrada en la persona— no solo es posible, sino urgente. Lo que impide su realización no es la falta de conocimiento, sino la persistencia de una cultura del poder, el miedo y la obediencia institucionalizada.</text:p>
      <text:p text:style-name="P183">La conclusión es clara: todo sistema que produce daño de forma sistemática, que se legitima sobre la base de mentiras diagnósticas, que impone tratamientos sin consentimiento, que silencia a quienes denuncian, y que impide cualquier forma real de reparación, es un sistema ilegítimo. La medicina solo puede ser medicina si respeta la libertad, la autonomía, el conocimiento situado y la integridad de cada ser humano. Todo lo demás es violencia. Todo lo demás es crimen.</text:p>
      <text:h text:style-name="P14" text:outline-level="3"><text:span text:style-name="Strong_20_Emphasis"><text:span text:style-name="T65">Nota técnica: Tablas previstas para el Capítulo 4</text:span></text:span></text:h>
      <text:p text:style-name="P411"><text:span text:style-name="Strong_20_Emphasis"><text:span text:style-name="T1">Sección 4.1: Resultados de las encuestas (pp. 516–585)</text:span></text:span></text:p>
      <text:list text:style-name="L571">
        <text:list-item>
          <text:p text:style-name="P397"><text:span text:style-name="Strong_20_Emphasis"><text:span text:style-name="T1">Tabla 4.1.1</text:span></text:span><text:span text:style-name="T1">: Distribución de respuestas según perfil profesional, comunidad autónoma y ámbito laboral</text:span></text:p>
        </text:list-item>
        <text:list-item>
          <text:p text:style-name="P397"><text:span text:style-name="Strong_20_Emphasis"><text:span text:style-name="T1">Tabla 4.1.2</text:span></text:span><text:span text:style-name="T1">: Evaluación del consentimiento informado en psiquiatría: frecuencias, obstáculos y prácticas documentadas</text:span></text:p>
        </text:list-item>
        <text:list-item>
          <text:p text:style-name="P397"><text:span text:style-name="Strong_20_Emphasis"><text:span text:style-name="T1">Tabla 4.1.3</text:span></text:span><text:span text:style-name="T1">: Actitudes hacia la decisión compartida y condiciones institucionales para su implementación real</text:span></text:p>
        </text:list-item>
        <text:list-item>
          <text:p text:style-name="P397"><text:span text:style-name="Strong_20_Emphasis"><text:span text:style-name="T1">Tabla 4.1.4</text:span></text:span><text:span text:style-name="T1">: Prácticas coercitivas más frecuentes según testimonios profesionales: tipo, contexto, justificación percibida</text:span></text:p>
        </text:list-item>
        <text:list-item>
          <text:p text:style-name="P397"><text:span text:style-name="Strong_20_Emphasis"><text:span text:style-name="T1">Tabla 4.1.5</text:span></text:span><text:span text:style-name="T1">: Factores de riesgo institucional para la revictimización: análisis cruzado entre edad, género, diagnóstico y contexto clínico</text:span></text:p>
        </text:list-item>
        <text:list-item>
          <text:p text:style-name="P397"><text:span text:style-name="Strong_20_Emphasis"><text:span text:style-name="T1">Tabla 4.1.6</text:span></text:span><text:span text:style-name="T1">: Posibilidades y límites percibidos para el uso de nootrópicos, alternativas a psicofármacos y abordajes no invasivos</text:span></text:p>
        </text:list-item>
      </text:list>
      <text:p text:style-name="P411"><text:span text:style-name="Strong_20_Emphasis"><text:span text:style-name="T1">Sección 4.2: Análisis médico de los tratamientos coercitivos (pp. 586–625)</text:span></text:span></text:p>
      <text:list text:style-name="L572">
        <text:list-item>
          <text:p text:style-name="P398"><text:span text:style-name="Strong_20_Emphasis"><text:span text:style-name="T1">Tabla 4.2.1</text:span></text:span><text:span text:style-name="T1">: Comparativa de psicofármacos utilizados como medida coercitiva: dosis, duración y efectos adversos</text:span></text:p>
        </text:list-item>
        <text:list-item>
          <text:p text:style-name="P398"><text:span text:style-name="Strong_20_Emphasis"><text:span text:style-name="T1">Tabla 4.2.2</text:span></text:span><text:span text:style-name="T1">: Tasa de mortalidad y deterioro funcional tras uso prolongado de antipsicóticos: datos comparativos</text:span></text:p>
        </text:list-item>
        <text:list-item>
          <text:p text:style-name="P398"><text:span text:style-name="Strong_20_Emphasis"><text:span text:style-name="T1">Tabla 4.2.3</text:span></text:span><text:span text:style-name="T1">: Casos de sobremedicación sin diagnóstico válido o sin consentimiento documentado</text:span></text:p>
        </text:list-item>
        <text:list-item>
          <text:p text:style-name="P398"><text:span text:style-name="Strong_20_Emphasis"><text:span text:style-name="T1">Tabla 4.2.4</text:span></text:span><text:span text:style-name="T1">: Modelos internacionales de abordaje no coercitivo: indicadores de éxito y barreras de implementación</text:span></text:p>
        </text:list-item>
        <text:list-item>
          <text:p text:style-name="P398"><text:span text:style-name="Strong_20_Emphasis"><text:span text:style-name="T1">Tabla 4.2.5</text:span></text:span><text:span text:style-name="T1">: Recomendaciones de profesionales encuestadas para reemplazar las prácticas coercitivas</text:span></text:p>
        </text:list-item>
      </text:list>
      <text:p text:style-name="P411"><text:span text:style-name="Strong_20_Emphasis"><text:span text:style-name="T1">Sección 4.3: Responsabilidad penal, administrativa y profesional (pp. 626–675)</text:span></text:span></text:p>
      <text:list text:style-name="L573">
        <text:list-item>
          <text:p text:style-name="P399"><text:span text:style-name="Strong_20_Emphasis"><text:span text:style-name="T1">Tabla 4.3.1</text:span></text:span><text:span text:style-name="T1">: Tipos de infracción legal identificada en prácticas clínicas habituales: marco jurídico aplicable</text:span></text:p>
        </text:list-item>
        <text:list-item>
          <text:p text:style-name="P399"><text:soft-page-break/><text:span text:style-name="Strong_20_Emphasis"><text:span text:style-name="T1">Tabla 4.3.2</text:span></text:span><text:span text:style-name="T1">: Mecanismos disponibles para la denuncia efectiva: rutas institucionales, obstáculos y recursos legales</text:span></text:p>
        </text:list-item>
        <text:list-item>
          <text:p text:style-name="P399"><text:span text:style-name="Strong_20_Emphasis"><text:span text:style-name="T1">Tabla 4.3.3</text:span></text:span><text:span text:style-name="T1">: Casos documentados de impunidad profesional ante violaciones graves de derechos</text:span></text:p>
        </text:list-item>
        <text:list-item>
          <text:p text:style-name="P399"><text:span text:style-name="Strong_20_Emphasis"><text:span text:style-name="T1">Tabla 4.3.4</text:span></text:span><text:span text:style-name="T1">: Participación institucional en prácticas ilegales o moralmente reprochables: distribución por tipo y entorno</text:span></text:p>
        </text:list-item>
      </text:list>
      <text:p text:style-name="P411"><text:span text:style-name="Strong_20_Emphasis"><text:span text:style-name="T1">Sección 4.4: Maltrato y trato sin consentimiento, medicalización punitiva y tortura médica (pp. 676–710)</text:span></text:span></text:p>
      <text:list text:style-name="L574">
        <text:list-item>
          <text:p text:style-name="P400"><text:span text:style-name="Strong_20_Emphasis"><text:span text:style-name="T1">Tabla 4.4.1</text:span></text:span><text:span text:style-name="T1">: Diagnósticos forzados, medicalización sin evaluación clínica individualizada y consecuencias observadas</text:span></text:p>
        </text:list-item>
        <text:list-item>
          <text:p text:style-name="P400"><text:span text:style-name="Strong_20_Emphasis"><text:span text:style-name="T1">Tabla 4.4.2</text:span></text:span><text:span text:style-name="T1">: Relatos y patrones de violencia médica según encuestas y entrevistas: codificación temática y frecuencia</text:span></text:p>
        </text:list-item>
        <text:list-item>
          <text:p text:style-name="P400"><text:span text:style-name="Strong_20_Emphasis"><text:span text:style-name="T1">Tabla 4.4.3</text:span></text:span><text:span text:style-name="T1">: Estimación de muertes por causas atribuibles a prácticas psiquiátricas institucionales</text:span></text:p>
        </text:list-item>
        <text:list-item>
          <text:p text:style-name="P400"><text:span text:style-name="Strong_20_Emphasis"><text:span text:style-name="T1">Tabla 4.4.4</text:span></text:span><text:span text:style-name="T1">: Criterios identificados de tortura médica según normativa internacional</text:span></text:p>
        </text:list-item>
        <text:list-item>
          <text:p text:style-name="P400"><text:span text:style-name="Strong_20_Emphasis"><text:span text:style-name="T1">Tabla 4.4.5</text:span></text:span><text:span text:style-name="T1">: Casos de esterilización forzada, ocultamiento clínico y falsificación de consentimiento</text:span></text:p>
        </text:list-item>
      </text:list>
      <text:p text:style-name="P411"><text:span text:style-name="Strong_20_Emphasis"><text:span text:style-name="T1">Sección 4.5: Modus operandi, gradación de complicidad y participación institucional (pp. 711–750)</text:span></text:span></text:p>
      <text:list text:style-name="L575">
        <text:list-item>
          <text:p text:style-name="P401"><text:span text:style-name="Strong_20_Emphasis"><text:span text:style-name="T1">Tabla 4.5.1</text:span></text:span><text:span text:style-name="T1">: Niveles de participación institucional en abusos documentados: actores clave, cadenas de complicidad</text:span></text:p>
        </text:list-item>
        <text:list-item>
          <text:p text:style-name="P401"><text:span text:style-name="Strong_20_Emphasis"><text:span text:style-name="T1">Tabla 4.5.2</text:span></text:span><text:span text:style-name="T1">: Estrategias de represalia institucional contra denunciantes y profesionales críticos</text:span></text:p>
        </text:list-item>
        <text:list-item>
          <text:p text:style-name="P401"><text:span text:style-name="Strong_20_Emphasis"><text:span text:style-name="T1">Tabla 4.5.3</text:span></text:span><text:span text:style-name="T1">: Modalidades de violencia epistémica y silenciamiento documentadas en el entorno clínico</text:span></text:p>
        </text:list-item>
        <text:list-item>
          <text:p text:style-name="P401"><text:span text:style-name="Strong_20_Emphasis"><text:span text:style-name="T1">Tabla 4.5.4</text:span></text:span><text:span text:style-name="T1">: Historia cronológica de métodos psiquiátricos coercitivos desde el siglo XIX hasta hoy</text:span></text:p>
        </text:list-item>
      </text:list>
      <text:p text:style-name="P411"><text:span text:style-name="Strong_20_Emphasis"><text:span text:style-name="T1">Sección 4.6: Reparación, justicia restaurativa y transformaciones exigibles (pp. 751–785)</text:span></text:span></text:p>
      <text:list text:style-name="L576">
        <text:list-item>
          <text:p text:style-name="P402"><text:span text:style-name="Strong_20_Emphasis"><text:span text:style-name="T1">Tabla 4.6.1</text:span></text:span><text:span text:style-name="T1">: Tipologías de reparación posibles: simbólica, económica, jurídica, institucional</text:span></text:p>
        </text:list-item>
        <text:list-item>
          <text:p text:style-name="P402"><text:span text:style-name="Strong_20_Emphasis"><text:span text:style-name="T1">Tabla 4.6.2</text:span></text:span><text:span text:style-name="T1">: Comparativa de mecanismos internacionales de justicia restaurativa en salud mental</text:span></text:p>
        </text:list-item>
        <text:list-item>
          <text:p text:style-name="P402"><text:span text:style-name="Strong_20_Emphasis"><text:span text:style-name="T1">Tabla 4.6.3</text:span></text:span><text:span text:style-name="T1">: Recomendaciones de reformas estructurales: prioridad, coste, factibilidad</text:span></text:p>
        </text:list-item>
        <text:list-item>
          <text:p text:style-name="P402"><text:span text:style-name="Strong_20_Emphasis"><text:span text:style-name="T1">Tabla 4.6.4</text:span></text:span><text:span text:style-name="T1">: Propuesta de estándares mínimos obligatorios para todos los dispositivos públicos</text:span></text:p>
        </text:list-item>
        <text:list-item>
          <text:p text:style-name="P402"><text:span text:style-name="Strong_20_Emphasis"><text:span text:style-name="T1">Tabla 4.6.5</text:span></text:span><text:span text:style-name="T1">: Mapa de buenas prácticas por país: Estonia, Finlandia, Noruega y adaptaciones viables a España</text:span></text:p>
        </text:list-item>
      </text:list>
      <text:p text:style-name="P411"><text:span text:style-name="Strong_20_Emphasis"><text:span text:style-name="T1">Sección 4.7: Discusión: validez científica, médica y jurídica de los resultados (pp. 751–785)</text:span></text:span></text:p>
      <text:list text:style-name="L577">
        <text:list-item>
          <text:p text:style-name="P403"><text:soft-page-break/><text:span text:style-name="Strong_20_Emphasis"><text:span text:style-name="T1">Tabla 4.7.1</text:span></text:span><text:span text:style-name="T1">: Validación cruzada de instrumentos utilizados en la investigación: origen, fiabilidad, replicabilidad</text:span></text:p>
        </text:list-item>
        <text:list-item>
          <text:p text:style-name="P403"><text:span text:style-name="Strong_20_Emphasis"><text:span text:style-name="T1">Tabla 4.7.2</text:span></text:span><text:span text:style-name="T1">: Resumen de hallazgos por categoría: violencia institucional, vulneración jurídica, riesgo clínico</text:span></text:p>
        </text:list-item>
        <text:list-item>
          <text:p text:style-name="P403"><text:span text:style-name="Strong_20_Emphasis"><text:span text:style-name="T1">Tabla 4.7.3</text:span></text:span><text:span text:style-name="T1">: Matriz de articulación entre objetivos de la tesis y resultados obtenidos</text:span></text:p>
        </text:list-item>
        <text:list-item>
          <text:p text:style-name="P403"><text:span text:style-name="Strong_20_Emphasis"><text:span text:style-name="T1">Tabla 4.7.4</text:span></text:span><text:span text:style-name="T1">: Principales contribuciones a la literatura internacional y lagunas que quedan por cubrir</text:span></text:p>
        </text:list-item>
        <text:list-item>
          <text:p text:style-name="P403"><text:span text:style-name="Strong_20_Emphasis"><text:span text:style-name="T1">Tabla 4.7.5</text:span></text:span><text:span text:style-name="T1">: Propuesta de integración de los resultados en la acción EU BEACON One Health Education and Technology</text:span></text:p>
        </text:list-item>
      </text:list>
      <text:p text:style-name="P23"/>
      <text:h text:style-name="P14" text:outline-level="3"><text:span text:style-name="Strong_20_Emphasis"><text:span text:style-name="T65">Nota técnica: Tablas previstas para el Capítulo 4</text:span></text:span></text:h>
      <text:p text:style-name="P411"><text:span text:style-name="Strong_20_Emphasis"><text:span text:style-name="T1">Sección 4.1: Resultados de las encuestas (pp. 516–585)</text:span></text:span></text:p>
      <text:list text:style-name="L578">
        <text:list-item>
          <text:p text:style-name="P404"><text:span text:style-name="Strong_20_Emphasis"><text:span text:style-name="T1">Tabla 4.1.1</text:span></text:span><text:span text:style-name="T1">: Distribución de respuestas según perfil profesional, comunidad autónoma y ámbito laboral</text:span></text:p>
        </text:list-item>
        <text:list-item>
          <text:p text:style-name="P404"><text:span text:style-name="Strong_20_Emphasis"><text:span text:style-name="T1">Tabla 4.1.2</text:span></text:span><text:span text:style-name="T1">: Evaluación del consentimiento informado en psiquiatría: frecuencias, obstáculos y prácticas documentadas</text:span></text:p>
        </text:list-item>
        <text:list-item>
          <text:p text:style-name="P404"><text:span text:style-name="Strong_20_Emphasis"><text:span text:style-name="T1">Tabla 4.1.3</text:span></text:span><text:span text:style-name="T1">: Actitudes hacia la decisión compartida y condiciones institucionales para su implementación real</text:span></text:p>
        </text:list-item>
        <text:list-item>
          <text:p text:style-name="P404"><text:span text:style-name="Strong_20_Emphasis"><text:span text:style-name="T1">Tabla 4.1.4</text:span></text:span><text:span text:style-name="T1">: Prácticas coercitivas más frecuentes según testimonios profesionales: tipo, contexto, justificación percibida</text:span></text:p>
        </text:list-item>
        <text:list-item>
          <text:p text:style-name="P404"><text:span text:style-name="Strong_20_Emphasis"><text:span text:style-name="T1">Tabla 4.1.5</text:span></text:span><text:span text:style-name="T1">: Factores de riesgo institucional para la revictimización: análisis cruzado entre edad, género, diagnóstico y contexto clínico</text:span></text:p>
        </text:list-item>
        <text:list-item>
          <text:p text:style-name="P404"><text:span text:style-name="Strong_20_Emphasis"><text:span text:style-name="T1">Tabla 4.1.6</text:span></text:span><text:span text:style-name="T1">: Posibilidades y límites percibidos para el uso de nootrópicos, alternativas a psicofármacos y abordajes no invasivos</text:span></text:p>
        </text:list-item>
      </text:list>
      <text:p text:style-name="P411"><text:span text:style-name="Strong_20_Emphasis"><text:span text:style-name="T1">Sección 4.2: Análisis médico de los tratamientos coercitivos (pp. 586–625)</text:span></text:span></text:p>
      <text:list text:style-name="L579">
        <text:list-item>
          <text:p text:style-name="P405"><text:span text:style-name="Strong_20_Emphasis"><text:span text:style-name="T1">Tabla 4.2.1</text:span></text:span><text:span text:style-name="T1">: Comparativa de psicofármacos utilizados como medida coercitiva: dosis, duración y efectos adversos</text:span></text:p>
        </text:list-item>
        <text:list-item>
          <text:p text:style-name="P405"><text:span text:style-name="Strong_20_Emphasis"><text:span text:style-name="T1">Tabla 4.2.2</text:span></text:span><text:span text:style-name="T1">: Tasa de mortalidad y deterioro funcional tras uso prolongado de antipsicóticos: datos comparativos</text:span></text:p>
        </text:list-item>
        <text:list-item>
          <text:p text:style-name="P405"><text:span text:style-name="Strong_20_Emphasis"><text:span text:style-name="T1">Tabla 4.2.3</text:span></text:span><text:span text:style-name="T1">: Casos de sobremedicación sin diagnóstico válido o sin consentimiento documentado</text:span></text:p>
        </text:list-item>
        <text:list-item>
          <text:p text:style-name="P405"><text:span text:style-name="Strong_20_Emphasis"><text:span text:style-name="T1">Tabla 4.2.4</text:span></text:span><text:span text:style-name="T1">: Modelos internacionales de abordaje no coercitivo: indicadores de éxito y barreras de implementación</text:span></text:p>
        </text:list-item>
        <text:list-item>
          <text:p text:style-name="P405"><text:span text:style-name="Strong_20_Emphasis"><text:span text:style-name="T1">Tabla 4.2.5</text:span></text:span><text:span text:style-name="T1">: Recomendaciones de profesionales encuestadas para reemplazar las prácticas coercitivas</text:span></text:p>
        </text:list-item>
      </text:list>
      <text:p text:style-name="P411"><text:span text:style-name="Strong_20_Emphasis"><text:span text:style-name="T1">Sección 4.3: Responsabilidad penal, administrativa y profesional (pp. 626–675)</text:span></text:span></text:p>
      <text:list text:style-name="L580">
        <text:list-item>
          <text:p text:style-name="P406"><text:soft-page-break/><text:span text:style-name="Strong_20_Emphasis"><text:span text:style-name="T1">Tabla 4.3.1</text:span></text:span><text:span text:style-name="T1">: Tipos de infracción legal identificada en prácticas clínicas habituales: marco jurídico aplicable</text:span></text:p>
        </text:list-item>
        <text:list-item>
          <text:p text:style-name="P406"><text:span text:style-name="Strong_20_Emphasis"><text:span text:style-name="T1">Tabla 4.3.2</text:span></text:span><text:span text:style-name="T1">: Mecanismos disponibles para la denuncia efectiva: rutas institucionales, obstáculos y recursos legales</text:span></text:p>
        </text:list-item>
        <text:list-item>
          <text:p text:style-name="P406"><text:span text:style-name="Strong_20_Emphasis"><text:span text:style-name="T1">Tabla 4.3.3</text:span></text:span><text:span text:style-name="T1">: Casos documentados de impunidad profesional ante violaciones graves de derechos</text:span></text:p>
        </text:list-item>
        <text:list-item>
          <text:p text:style-name="P406"><text:span text:style-name="Strong_20_Emphasis"><text:span text:style-name="T1">Tabla 4.3.4</text:span></text:span><text:span text:style-name="T1">: Participación institucional en prácticas ilegales o moralmente reprochables: distribución por tipo y entorno</text:span></text:p>
        </text:list-item>
      </text:list>
      <text:p text:style-name="P411"><text:span text:style-name="Strong_20_Emphasis"><text:span text:style-name="T1">Sección 4.4: Maltrato y trato sin consentimiento, medicalización punitiva y tortura médica (pp. 676–710)</text:span></text:span></text:p>
      <text:list text:style-name="L581">
        <text:list-item>
          <text:p text:style-name="P407"><text:span text:style-name="Strong_20_Emphasis"><text:span text:style-name="T1">Tabla 4.4.1</text:span></text:span><text:span text:style-name="T1">: Diagnósticos forzados, medicalización sin evaluación clínica individualizada y consecuencias observadas</text:span></text:p>
        </text:list-item>
        <text:list-item>
          <text:p text:style-name="P407"><text:span text:style-name="Strong_20_Emphasis"><text:span text:style-name="T1">Tabla 4.4.2</text:span></text:span><text:span text:style-name="T1">: Relatos y patrones de violencia médica según encuestas y entrevistas: codificación temática y frecuencia</text:span></text:p>
        </text:list-item>
        <text:list-item>
          <text:p text:style-name="P407"><text:span text:style-name="Strong_20_Emphasis"><text:span text:style-name="T1">Tabla 4.4.3</text:span></text:span><text:span text:style-name="T1">: Estimación de muertes por causas atribuibles a prácticas psiquiátricas institucionales</text:span></text:p>
        </text:list-item>
        <text:list-item>
          <text:p text:style-name="P407"><text:span text:style-name="Strong_20_Emphasis"><text:span text:style-name="T1">Tabla 4.4.4</text:span></text:span><text:span text:style-name="T1">: Criterios identificados de tortura médica según normativa internacional</text:span></text:p>
        </text:list-item>
        <text:list-item>
          <text:p text:style-name="P407"><text:span text:style-name="Strong_20_Emphasis"><text:span text:style-name="T1">Tabla 4.4.5</text:span></text:span><text:span text:style-name="T1">: Casos de esterilización forzada, ocultamiento clínico y falsificación de consentimiento</text:span></text:p>
        </text:list-item>
      </text:list>
      <text:p text:style-name="P411"><text:span text:style-name="Strong_20_Emphasis"><text:span text:style-name="T1">Sección 4.5: Modus operandi, gradación de complicidad y participación institucional (pp. 711–750)</text:span></text:span></text:p>
      <text:list text:style-name="L582">
        <text:list-item>
          <text:p text:style-name="P408"><text:span text:style-name="Strong_20_Emphasis"><text:span text:style-name="T1">Tabla 4.5.1</text:span></text:span><text:span text:style-name="T1">: Niveles de participación institucional en abusos documentados: actores clave, cadenas de complicidad</text:span></text:p>
        </text:list-item>
        <text:list-item>
          <text:p text:style-name="P408"><text:span text:style-name="Strong_20_Emphasis"><text:span text:style-name="T1">Tabla 4.5.2</text:span></text:span><text:span text:style-name="T1">: Estrategias de represalia institucional contra denunciantes y profesionales críticos</text:span></text:p>
        </text:list-item>
        <text:list-item>
          <text:p text:style-name="P408"><text:span text:style-name="Strong_20_Emphasis"><text:span text:style-name="T1">Tabla 4.5.3</text:span></text:span><text:span text:style-name="T1">: Modalidades de violencia epistémica y silenciamiento documentadas en el entorno clínico</text:span></text:p>
        </text:list-item>
        <text:list-item>
          <text:p text:style-name="P408"><text:span text:style-name="Strong_20_Emphasis"><text:span text:style-name="T1">Tabla 4.5.4</text:span></text:span><text:span text:style-name="T1">: Historia cronológica de métodos psiquiátricos coercitivos desde el siglo XIX hasta hoy</text:span></text:p>
        </text:list-item>
      </text:list>
      <text:p text:style-name="P411"><text:span text:style-name="Strong_20_Emphasis"><text:span text:style-name="T1">Sección 4.6: Reparación, justicia restaurativa y transformaciones exigibles (pp. 751–785)</text:span></text:span></text:p>
      <text:list text:style-name="L583">
        <text:list-item>
          <text:p text:style-name="P409"><text:span text:style-name="Strong_20_Emphasis"><text:span text:style-name="T1">Tabla 4.6.1</text:span></text:span><text:span text:style-name="T1">: Tipologías de reparación posibles: simbólica, económica, jurídica, institucional</text:span></text:p>
        </text:list-item>
        <text:list-item>
          <text:p text:style-name="P409"><text:span text:style-name="Strong_20_Emphasis"><text:span text:style-name="T1">Tabla 4.6.2</text:span></text:span><text:span text:style-name="T1">: Comparativa de mecanismos internacionales de justicia restaurativa en salud mental</text:span></text:p>
        </text:list-item>
        <text:list-item>
          <text:p text:style-name="P409"><text:span text:style-name="Strong_20_Emphasis"><text:span text:style-name="T1">Tabla 4.6.3</text:span></text:span><text:span text:style-name="T1">: Recomendaciones de reformas estructurales: prioridad, coste, factibilidad</text:span></text:p>
        </text:list-item>
        <text:list-item>
          <text:p text:style-name="P409"><text:span text:style-name="Strong_20_Emphasis"><text:span text:style-name="T1">Tabla 4.6.4</text:span></text:span><text:span text:style-name="T1">: Propuesta de estándares mínimos obligatorios para todos los dispositivos públicos</text:span></text:p>
        </text:list-item>
        <text:list-item>
          <text:p text:style-name="P409"><text:span text:style-name="Strong_20_Emphasis"><text:span text:style-name="T1">Tabla 4.6.5</text:span></text:span><text:span text:style-name="T1">: Mapa de buenas prácticas por país: Estonia, Finlandia, Noruega y adaptaciones viables a España</text:span></text:p>
        </text:list-item>
      </text:list>
      <text:p text:style-name="P411"><text:soft-page-break/><text:span text:style-name="Strong_20_Emphasis"><text:span text:style-name="T1">Sección 4.7: Discusión: validez científica, médica y jurídica de los resultados (pp. 751–785)</text:span></text:span></text:p>
      <text:list text:style-name="L584">
        <text:list-item>
          <text:p text:style-name="P410"><text:span text:style-name="Strong_20_Emphasis"><text:span text:style-name="T1">Tabla 4.7.1</text:span></text:span><text:span text:style-name="T1">: Validación cruzada de instrumentos utilizados en la investigación: origen, fiabilidad, replicabilidad</text:span></text:p>
        </text:list-item>
        <text:list-item>
          <text:p text:style-name="P410"><text:span text:style-name="Strong_20_Emphasis"><text:span text:style-name="T1">Tabla 4.7.2</text:span></text:span><text:span text:style-name="T1">: Resumen de hallazgos por categoría: violencia institucional, vulneración jurídica, riesgo clínico</text:span></text:p>
        </text:list-item>
        <text:list-item>
          <text:p text:style-name="P410"><text:span text:style-name="Strong_20_Emphasis"><text:span text:style-name="T1">Tabla 4.7.3</text:span></text:span><text:span text:style-name="T1">: Matriz de articulación entre objetivos de la tesis y resultados obtenidos</text:span></text:p>
        </text:list-item>
        <text:list-item>
          <text:p text:style-name="P410"><text:span text:style-name="Strong_20_Emphasis"><text:span text:style-name="T1">Tabla 4.7.4</text:span></text:span><text:span text:style-name="T1">: Principales contribuciones a la literatura internacional y lagunas que quedan por cubrir</text:span></text:p>
        </text:list-item>
        <text:list-item>
          <text:p text:style-name="P410"><text:span text:style-name="Strong_20_Emphasis"><text:span text:style-name="T1">Tabla 4.7.5</text:span></text:span><text:span text:style-name="T1">: Propuesta de integración de los resultados en la acción EU BEACON One Health Education and Technology</text:span></text:p>
        </text:list-item>
      </text:list>
      <text:p text:style-name="P183"><text:span text:style-name="T70"/></text:p>
      <text:p text:style-name="P183"><text:span text:style-name="T70"/></text:p>
      <text:p text:style-name="P183"><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8:09.011545401</dc:date>
    <meta:editing-duration>PT13M24S</meta:editing-duration>
    <meta:editing-cycles>9</meta:editing-cycles>
    <meta:generator>LibreOffice/24.2.7.2$Linux_X86_64 LibreOffice_project/420$Build-2</meta:generator>
    <meta:document-statistic meta:table-count="1" meta:image-count="0" meta:object-count="0" meta:page-count="129" meta:paragraph-count="1295" meta:word-count="62293" meta:character-count="440602" meta:non-whitespace-character-count="380121"/>
  </office:meta>
</office:document-meta>
</file>